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line-height="0.1666in"/>
      <style:text-properties style:font-name="Consolas" style:font-name-asian="Consolas" style:font-name-complex="Consolas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line-height="0.1666in"/>
      <style:text-properties style:font-name="Consolas" style:font-name-asian="Consolas" style:font-name-complex="Consolas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line-height="0.1666in"/>
      <style:text-properties style:font-name="Consolas" style:font-name-asian="Consolas" style:font-name-complex="Consolas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/>
    </style:style>
    <style:style style:name="P5" style:parent-style-name="Normal" style:family="paragraph">
      <style:paragraph-properties fo:line-height="0.1666in"/>
      <style:text-properties style:font-name="Consolas" style:font-name-asian="Consolas" style:font-name-complex="Consolas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line-height="0.1666in"/>
    </style:style>
    <style:style style:name="T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" style:parent-style-name="Normal" style:family="paragraph">
      <style:paragraph-properties fo:line-height="0.1666in"/>
      <style:text-properties style:font-name="Consolas" style:font-name-asian="Consolas" style:font-name-complex="Consolas" fo:font-weight="bold" style:font-weight-asian="bold" style:font-weight-complex="bold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18" style:parent-style-name="Normal" style:family="paragraph">
      <style:paragraph-properties fo:line-height="0.1666in"/>
    </style:style>
    <style:style style:name="T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" style:parent-style-name="Normal" style:family="paragraph">
      <style:paragraph-properties fo:line-height="0.1666in"/>
    </style:style>
    <style:style style:name="T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" style:parent-style-name="Normal" style:family="paragraph">
      <style:paragraph-properties fo:line-height="0.1666in"/>
    </style:style>
    <style:style style:name="T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" style:parent-style-name="Normal" style:family="paragraph">
      <style:paragraph-properties fo:line-height="0.1666in"/>
    </style:style>
    <style:style style:name="T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" style:parent-style-name="Normal" style:family="paragraph">
      <style:paragraph-properties fo:line-height="0.1666in"/>
    </style:style>
    <style:style style:name="T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" style:parent-style-name="Normal" style:family="paragraph">
      <style:paragraph-properties fo:line-height="0.1666in"/>
    </style:style>
    <style:style style:name="T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" style:parent-style-name="Normal" style:family="paragraph">
      <style:paragraph-properties fo:line-height="0.1666in"/>
    </style:style>
    <style:style style:name="T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" style:parent-style-name="Normal" style:family="paragraph">
      <style:paragraph-properties fo:line-height="0.1666in"/>
    </style:style>
    <style:style style:name="T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" style:parent-style-name="Normal" style:family="paragraph">
      <style:paragraph-properties fo:line-height="0.1666in"/>
    </style:style>
    <style:style style:name="T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" style:parent-style-name="Normal" style:family="paragraph">
      <style:paragraph-properties fo:line-height="0.1666in"/>
    </style:style>
    <style:style style:name="T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1" style:parent-style-name="Normal" style:family="paragraph">
      <style:paragraph-properties fo:line-height="0.1666in"/>
    </style:style>
    <style:style style:name="T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" style:parent-style-name="Normal" style:family="paragraph">
      <style:paragraph-properties fo:line-height="0.1666in"/>
    </style:style>
    <style:style style:name="T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" style:parent-style-name="Normal" style:family="paragraph">
      <style:paragraph-properties fo:line-height="0.1666in"/>
    </style:style>
    <style:style style:name="T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" style:parent-style-name="Normal" style:family="paragraph">
      <style:paragraph-properties fo:line-height="0.1666in"/>
    </style:style>
    <style:style style:name="T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5" style:parent-style-name="Normal" style:family="paragraph">
      <style:paragraph-properties fo:line-height="0.1666in"/>
    </style:style>
    <style:style style:name="T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78" style:parent-style-name="Normal" style:family="paragraph">
      <style:paragraph-properties fo:line-height="0.1666in"/>
    </style:style>
    <style:style style:name="T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0" style:parent-style-name="Normal" style:family="paragraph">
      <style:paragraph-properties fo:line-height="0.1666in"/>
    </style:style>
    <style:style style:name="T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4" style:parent-style-name="Normal" style:family="paragraph">
      <style:paragraph-properties fo:line-height="0.1666in"/>
    </style:style>
    <style:style style:name="T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0" style:parent-style-name="Normal" style:family="paragraph">
      <style:paragraph-properties fo:line-height="0.1666in"/>
    </style:style>
    <style:style style:name="T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6" style:parent-style-name="Normal" style:family="paragraph">
      <style:paragraph-properties fo:line-height="0.1666in"/>
    </style:style>
    <style:style style:name="T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0" style:parent-style-name="Normal" style:family="paragraph">
      <style:paragraph-properties fo:line-height="0.1666in"/>
    </style:style>
    <style:style style:name="T1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6" style:parent-style-name="Normal" style:family="paragraph">
      <style:paragraph-properties fo:line-height="0.1666in"/>
    </style:style>
    <style:style style:name="T1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2" style:parent-style-name="Normal" style:family="paragraph">
      <style:paragraph-properties fo:line-height="0.1666in"/>
    </style:style>
    <style:style style:name="T1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17" style:parent-style-name="Normal" style:family="paragraph">
      <style:paragraph-properties fo:line-height="0.1666in"/>
    </style:style>
    <style:style style:name="T1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9" style:parent-style-name="Normal" style:family="paragraph">
      <style:paragraph-properties fo:line-height="0.1666in"/>
    </style:style>
    <style:style style:name="T1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1" style:parent-style-name="Normal" style:family="paragraph">
      <style:paragraph-properties fo:line-height="0.1666in"/>
    </style:style>
    <style:style style:name="T1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7" style:parent-style-name="Normal" style:family="paragraph">
      <style:paragraph-properties fo:line-height="0.1666in"/>
    </style:style>
    <style:style style:name="T1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3" style:parent-style-name="Normal" style:family="paragraph">
      <style:paragraph-properties fo:line-height="0.1666in"/>
    </style:style>
    <style:style style:name="T1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9" style:parent-style-name="Normal" style:family="paragraph">
      <style:paragraph-properties fo:line-height="0.1666in"/>
    </style:style>
    <style:style style:name="T1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5" style:parent-style-name="Normal" style:family="paragraph">
      <style:paragraph-properties fo:line-height="0.1666in"/>
    </style:style>
    <style:style style:name="T1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1" style:parent-style-name="Normal" style:family="paragraph">
      <style:paragraph-properties fo:line-height="0.1666in"/>
    </style:style>
    <style:style style:name="T1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56" style:parent-style-name="Normal" style:family="paragraph">
      <style:paragraph-properties fo:line-height="0.1666in"/>
    </style:style>
    <style:style style:name="T1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8" style:parent-style-name="Normal" style:family="paragraph">
      <style:paragraph-properties fo:line-height="0.1666in"/>
    </style:style>
    <style:style style:name="T1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0" style:parent-style-name="Normal" style:family="paragraph">
      <style:paragraph-properties fo:line-height="0.1666in"/>
    </style:style>
    <style:style style:name="T1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6" style:parent-style-name="Normal" style:family="paragraph">
      <style:paragraph-properties fo:line-height="0.1666in"/>
    </style:style>
    <style:style style:name="T1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2" style:parent-style-name="Normal" style:family="paragraph">
      <style:paragraph-properties fo:line-height="0.1666in"/>
    </style:style>
    <style:style style:name="T1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8" style:parent-style-name="Normal" style:family="paragraph">
      <style:paragraph-properties fo:line-height="0.1666in"/>
    </style:style>
    <style:style style:name="T1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4" style:parent-style-name="Normal" style:family="paragraph">
      <style:paragraph-properties fo:line-height="0.1666in"/>
    </style:style>
    <style:style style:name="T1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8" style:parent-style-name="Normal" style:family="paragraph">
      <style:paragraph-properties fo:line-height="0.1666in"/>
    </style:style>
    <style:style style:name="T1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2" style:parent-style-name="Normal" style:family="paragraph">
      <style:paragraph-properties fo:line-height="0.1666in"/>
    </style:style>
    <style:style style:name="T1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6" style:parent-style-name="Normal" style:family="paragraph">
      <style:paragraph-properties fo:line-height="0.1666in"/>
    </style:style>
    <style:style style:name="T1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99" style:parent-style-name="Normal" style:family="paragraph">
      <style:paragraph-properties fo:line-height="0.1666in"/>
    </style:style>
    <style:style style:name="T2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1" style:parent-style-name="Normal" style:family="paragraph">
      <style:paragraph-properties fo:line-height="0.1666in"/>
    </style:style>
    <style:style style:name="T2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5" style:parent-style-name="Normal" style:family="paragraph">
      <style:paragraph-properties fo:line-height="0.1666in"/>
    </style:style>
    <style:style style:name="T2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9" style:parent-style-name="Normal" style:family="paragraph">
      <style:paragraph-properties fo:line-height="0.1666in"/>
    </style:style>
    <style:style style:name="T2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3" style:parent-style-name="Normal" style:family="paragraph">
      <style:paragraph-properties fo:line-height="0.1666in"/>
    </style:style>
    <style:style style:name="T2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16" style:parent-style-name="Normal" style:family="paragraph">
      <style:paragraph-properties fo:line-height="0.1666in"/>
    </style:style>
    <style:style style:name="T2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8" style:parent-style-name="Normal" style:family="paragraph">
      <style:paragraph-properties fo:line-height="0.1666in"/>
    </style:style>
    <style:style style:name="T2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2" style:parent-style-name="Normal" style:family="paragraph">
      <style:paragraph-properties fo:line-height="0.1666in"/>
    </style:style>
    <style:style style:name="T2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8" style:parent-style-name="Normal" style:family="paragraph">
      <style:paragraph-properties fo:line-height="0.1666in"/>
    </style:style>
    <style:style style:name="T2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4" style:parent-style-name="Normal" style:family="paragraph">
      <style:paragraph-properties fo:line-height="0.1666in"/>
    </style:style>
    <style:style style:name="T2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8" style:parent-style-name="Normal" style:family="paragraph">
      <style:paragraph-properties fo:line-height="0.1666in"/>
    </style:style>
    <style:style style:name="T2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4" style:parent-style-name="Normal" style:family="paragraph">
      <style:paragraph-properties fo:line-height="0.1666in"/>
    </style:style>
    <style:style style:name="T2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0" style:parent-style-name="Normal" style:family="paragraph">
      <style:paragraph-properties fo:line-height="0.1666in"/>
    </style:style>
    <style:style style:name="T2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55" style:parent-style-name="Normal" style:family="paragraph">
      <style:paragraph-properties fo:line-height="0.1666in"/>
    </style:style>
    <style:style style:name="T2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7" style:parent-style-name="Normal" style:family="paragraph">
      <style:paragraph-properties fo:line-height="0.1666in"/>
    </style:style>
    <style:style style:name="T2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9" style:parent-style-name="Normal" style:family="paragraph">
      <style:paragraph-properties fo:line-height="0.1666in"/>
    </style:style>
    <style:style style:name="T2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5" style:parent-style-name="Normal" style:family="paragraph">
      <style:paragraph-properties fo:line-height="0.1666in"/>
    </style:style>
    <style:style style:name="T2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1" style:parent-style-name="Normal" style:family="paragraph">
      <style:paragraph-properties fo:line-height="0.1666in"/>
    </style:style>
    <style:style style:name="T2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7" style:parent-style-name="Normal" style:family="paragraph">
      <style:paragraph-properties fo:line-height="0.1666in"/>
    </style:style>
    <style:style style:name="T2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3" style:parent-style-name="Normal" style:family="paragraph">
      <style:paragraph-properties fo:line-height="0.1666in"/>
    </style:style>
    <style:style style:name="T2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9" style:parent-style-name="Normal" style:family="paragraph">
      <style:paragraph-properties fo:line-height="0.1666in"/>
    </style:style>
    <style:style style:name="T2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94" style:parent-style-name="Normal" style:family="paragraph">
      <style:paragraph-properties fo:line-height="0.1666in"/>
    </style:style>
    <style:style style:name="T2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6" style:parent-style-name="Normal" style:family="paragraph">
      <style:paragraph-properties fo:line-height="0.1666in"/>
    </style:style>
    <style:style style:name="T2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8" style:parent-style-name="Normal" style:family="paragraph"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2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0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301" style:parent-style-name="Normal" style:family="paragraph">
      <style:paragraph-properties fo:line-height="0.1666in"/>
    </style:style>
    <style:style style:name="T30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4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8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2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15" style:parent-style-name="Normal" style:family="paragraph">
      <style:paragraph-properties fo:line-height="0.1666in"/>
    </style:style>
    <style:style style:name="T31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7" style:parent-style-name="Normal" style:family="paragraph">
      <style:paragraph-properties fo:line-height="0.1666in"/>
    </style:style>
    <style:style style:name="T3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9" style:parent-style-name="Normal" style:family="paragraph">
      <style:paragraph-properties fo:line-height="0.1666in"/>
    </style:style>
    <style:style style:name="T3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1" style:parent-style-name="Normal" style:family="paragraph">
      <style:paragraph-properties fo:line-height="0.1666in"/>
    </style:style>
    <style:style style:name="T3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7" style:parent-style-name="Normal" style:family="paragraph">
      <style:paragraph-properties fo:line-height="0.1666in"/>
    </style:style>
    <style:style style:name="T3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3" style:parent-style-name="Normal" style:family="paragraph">
      <style:paragraph-properties fo:line-height="0.1666in"/>
    </style:style>
    <style:style style:name="T3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9" style:parent-style-name="Normal" style:family="paragraph">
      <style:paragraph-properties fo:line-height="0.1666in"/>
    </style:style>
    <style:style style:name="T3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5" style:parent-style-name="Normal" style:family="paragraph">
      <style:paragraph-properties fo:line-height="0.1666in"/>
    </style:style>
    <style:style style:name="T3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9" style:parent-style-name="Normal" style:family="paragraph">
      <style:paragraph-properties fo:line-height="0.1666in"/>
    </style:style>
    <style:style style:name="T3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3" style:parent-style-name="Normal" style:family="paragraph">
      <style:paragraph-properties fo:line-height="0.1666in"/>
    </style:style>
    <style:style style:name="T3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7" style:parent-style-name="Normal" style:family="paragraph">
      <style:paragraph-properties fo:line-height="0.1666in"/>
    </style:style>
    <style:style style:name="T3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60" style:parent-style-name="Normal" style:family="paragraph">
      <style:paragraph-properties fo:line-height="0.1666in"/>
    </style:style>
    <style:style style:name="T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2" style:parent-style-name="Normal" style:family="paragraph">
      <style:paragraph-properties fo:line-height="0.1666in"/>
    </style:style>
    <style:style style:name="T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6" style:parent-style-name="Normal" style:family="paragraph">
      <style:paragraph-properties fo:line-height="0.1666in"/>
    </style:style>
    <style:style style:name="T3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0" style:parent-style-name="Normal" style:family="paragraph">
      <style:paragraph-properties fo:line-height="0.1666in"/>
    </style:style>
    <style:style style:name="T3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4" style:parent-style-name="Normal" style:family="paragraph">
      <style:paragraph-properties fo:line-height="0.1666in"/>
    </style:style>
    <style:style style:name="T3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77" style:parent-style-name="Normal" style:family="paragraph">
      <style:paragraph-properties fo:line-height="0.1666in"/>
    </style:style>
    <style:style style:name="T3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9" style:parent-style-name="Normal" style:family="paragraph">
      <style:paragraph-properties fo:line-height="0.1666in"/>
    </style:style>
    <style:style style:name="T3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3" style:parent-style-name="Normal" style:family="paragraph">
      <style:paragraph-properties fo:line-height="0.1666in"/>
    </style:style>
    <style:style style:name="T3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9" style:parent-style-name="Normal" style:family="paragraph">
      <style:paragraph-properties fo:line-height="0.1666in"/>
    </style:style>
    <style:style style:name="T3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5" style:parent-style-name="Normal" style:family="paragraph">
      <style:paragraph-properties fo:line-height="0.1666in"/>
    </style:style>
    <style:style style:name="T3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9" style:parent-style-name="Normal" style:family="paragraph">
      <style:paragraph-properties fo:line-height="0.1666in"/>
    </style:style>
    <style:style style:name="T4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5" style:parent-style-name="Normal" style:family="paragraph">
      <style:paragraph-properties fo:line-height="0.1666in"/>
    </style:style>
    <style:style style:name="T4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1" style:parent-style-name="Normal" style:family="paragraph">
      <style:paragraph-properties fo:line-height="0.1666in"/>
    </style:style>
    <style:style style:name="T4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16" style:parent-style-name="Normal" style:family="paragraph">
      <style:paragraph-properties fo:line-height="0.1666in"/>
    </style:style>
    <style:style style:name="T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8" style:parent-style-name="Normal" style:family="paragraph">
      <style:paragraph-properties fo:line-height="0.1666in"/>
    </style:style>
    <style:style style:name="T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0" style:parent-style-name="Normal" style:family="paragraph">
      <style:paragraph-properties fo:line-height="0.1666in"/>
    </style:style>
    <style:style style:name="T4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6" style:parent-style-name="Normal" style:family="paragraph">
      <style:paragraph-properties fo:line-height="0.1666in"/>
    </style:style>
    <style:style style:name="T4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2" style:parent-style-name="Normal" style:family="paragraph">
      <style:paragraph-properties fo:line-height="0.1666in"/>
    </style:style>
    <style:style style:name="T4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8" style:parent-style-name="Normal" style:family="paragraph">
      <style:paragraph-properties fo:line-height="0.1666in"/>
    </style:style>
    <style:style style:name="T4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4" style:parent-style-name="Normal" style:family="paragraph">
      <style:paragraph-properties fo:line-height="0.1666in"/>
    </style:style>
    <style:style style:name="T4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0" style:parent-style-name="Normal" style:family="paragraph">
      <style:paragraph-properties fo:line-height="0.1666in"/>
    </style:style>
    <style:style style:name="T4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55" style:parent-style-name="Normal" style:family="paragraph">
      <style:paragraph-properties fo:line-height="0.1666in"/>
    </style:style>
    <style:style style:name="T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7" style:parent-style-name="Normal" style:family="paragraph">
      <style:paragraph-properties fo:line-height="0.1666in"/>
    </style:style>
    <style:style style:name="T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9" style:parent-style-name="Normal" style:family="paragraph">
      <style:paragraph-properties fo:line-height="0.1666in"/>
    </style:style>
    <style:style style:name="T4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5" style:parent-style-name="Normal" style:family="paragraph">
      <style:paragraph-properties fo:line-height="0.1666in"/>
    </style:style>
    <style:style style:name="T4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1" style:parent-style-name="Normal" style:family="paragraph">
      <style:paragraph-properties fo:line-height="0.1666in"/>
    </style:style>
    <style:style style:name="T4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7" style:parent-style-name="Normal" style:family="paragraph">
      <style:paragraph-properties fo:line-height="0.1666in"/>
    </style:style>
    <style:style style:name="T4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3" style:parent-style-name="Normal" style:family="paragraph">
      <style:paragraph-properties fo:line-height="0.1666in"/>
    </style:style>
    <style:style style:name="T4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7" style:parent-style-name="Normal" style:family="paragraph">
      <style:paragraph-properties fo:line-height="0.1666in"/>
    </style:style>
    <style:style style:name="T4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1" style:parent-style-name="Normal" style:family="paragraph">
      <style:paragraph-properties fo:line-height="0.1666in"/>
    </style:style>
    <style:style style:name="T4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5" style:parent-style-name="Normal" style:family="paragraph">
      <style:paragraph-properties fo:line-height="0.1666in"/>
    </style:style>
    <style:style style:name="T4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98" style:parent-style-name="Normal" style:family="paragraph">
      <style:paragraph-properties fo:line-height="0.1666in"/>
    </style:style>
    <style:style style:name="T4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0" style:parent-style-name="Normal" style:family="paragraph">
      <style:paragraph-properties fo:line-height="0.1666in"/>
    </style:style>
    <style:style style:name="T5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4" style:parent-style-name="Normal" style:family="paragraph">
      <style:paragraph-properties fo:line-height="0.1666in"/>
    </style:style>
    <style:style style:name="T5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8" style:parent-style-name="Normal" style:family="paragraph">
      <style:paragraph-properties fo:line-height="0.1666in"/>
    </style:style>
    <style:style style:name="T5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2" style:parent-style-name="Normal" style:family="paragraph">
      <style:paragraph-properties fo:line-height="0.1666in"/>
    </style:style>
    <style:style style:name="T5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15" style:parent-style-name="Normal" style:family="paragraph">
      <style:paragraph-properties fo:line-height="0.1666in"/>
    </style:style>
    <style:style style:name="T5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7" style:parent-style-name="Normal" style:family="paragraph">
      <style:paragraph-properties fo:line-height="0.1666in"/>
    </style:style>
    <style:style style:name="T5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1" style:parent-style-name="Normal" style:family="paragraph">
      <style:paragraph-properties fo:line-height="0.1666in"/>
    </style:style>
    <style:style style:name="T5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7" style:parent-style-name="Normal" style:family="paragraph">
      <style:paragraph-properties fo:line-height="0.1666in"/>
    </style:style>
    <style:style style:name="T5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3" style:parent-style-name="Normal" style:family="paragraph">
      <style:paragraph-properties fo:line-height="0.1666in"/>
    </style:style>
    <style:style style:name="T5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7" style:parent-style-name="Normal" style:family="paragraph">
      <style:paragraph-properties fo:line-height="0.1666in"/>
    </style:style>
    <style:style style:name="T5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3" style:parent-style-name="Normal" style:family="paragraph">
      <style:paragraph-properties fo:line-height="0.1666in"/>
    </style:style>
    <style:style style:name="T5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9" style:parent-style-name="Normal" style:family="paragraph">
      <style:paragraph-properties fo:line-height="0.1666in"/>
    </style:style>
    <style:style style:name="T5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54" style:parent-style-name="Normal" style:family="paragraph">
      <style:paragraph-properties fo:line-height="0.1666in"/>
    </style:style>
    <style:style style:name="T5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6" style:parent-style-name="Normal" style:family="paragraph">
      <style:paragraph-properties fo:line-height="0.1666in"/>
    </style:style>
    <style:style style:name="T5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8" style:parent-style-name="Normal" style:family="paragraph">
      <style:paragraph-properties fo:line-height="0.1666in"/>
    </style:style>
    <style:style style:name="T5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4" style:parent-style-name="Normal" style:family="paragraph">
      <style:paragraph-properties fo:line-height="0.1666in"/>
    </style:style>
    <style:style style:name="T5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0" style:parent-style-name="Normal" style:family="paragraph">
      <style:paragraph-properties fo:line-height="0.1666in"/>
    </style:style>
    <style:style style:name="T5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6" style:parent-style-name="Normal" style:family="paragraph">
      <style:paragraph-properties fo:line-height="0.1666in"/>
    </style:style>
    <style:style style:name="T5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2" style:parent-style-name="Normal" style:family="paragraph">
      <style:paragraph-properties fo:line-height="0.1666in"/>
    </style:style>
    <style:style style:name="T5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8" style:parent-style-name="Normal" style:family="paragraph">
      <style:paragraph-properties fo:line-height="0.1666in"/>
    </style:style>
    <style:style style:name="T5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93" style:parent-style-name="Normal" style:family="paragraph">
      <style:paragraph-properties fo:line-height="0.1666in"/>
    </style:style>
    <style:style style:name="T5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5" style:parent-style-name="Normal" style:family="paragraph">
      <style:paragraph-properties fo:line-height="0.1666in"/>
    </style:style>
    <style:style style:name="T5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7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T5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9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600" style:parent-style-name="Normal" style:family="paragraph">
      <style:paragraph-properties fo:line-height="0.1666in"/>
    </style:style>
    <style:style style:name="T60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3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6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9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6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1" style:parent-style-name="Normal" style:family="paragraph">
      <style:paragraph-properties fo:line-height="0.1666in"/>
    </style:style>
    <style:style style:name="T6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613" style:parent-style-name="Normal" style:family="paragraph">
      <style:paragraph-properties fo:line-height="0.1666in"/>
    </style:style>
    <style:style style:name="T6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5" style:parent-style-name="Normal" style:family="paragraph">
      <style:paragraph-properties fo:line-height="0.1666in"/>
    </style:style>
    <style:style style:name="T6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7" style:parent-style-name="Normal" style:family="paragraph">
      <style:paragraph-properties fo:line-height="0.1666in"/>
    </style:style>
    <style:style style:name="T6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3" style:parent-style-name="Normal" style:family="paragraph">
      <style:paragraph-properties fo:line-height="0.1666in"/>
    </style:style>
    <style:style style:name="T6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9" style:parent-style-name="Normal" style:family="paragraph">
      <style:paragraph-properties fo:line-height="0.1666in"/>
    </style:style>
    <style:style style:name="T6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5" style:parent-style-name="Normal" style:family="paragraph">
      <style:paragraph-properties fo:line-height="0.1666in"/>
    </style:style>
    <style:style style:name="T6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1" style:parent-style-name="Normal" style:family="paragraph">
      <style:paragraph-properties fo:line-height="0.1666in"/>
    </style:style>
    <style:style style:name="T6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5" style:parent-style-name="Normal" style:family="paragraph">
      <style:paragraph-properties fo:line-height="0.1666in"/>
    </style:style>
    <style:style style:name="T6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9" style:parent-style-name="Normal" style:family="paragraph">
      <style:paragraph-properties fo:line-height="0.1666in"/>
    </style:style>
    <style:style style:name="T6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3" style:parent-style-name="Normal" style:family="paragraph">
      <style:paragraph-properties fo:line-height="0.1666in"/>
    </style:style>
    <style:style style:name="T6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56" style:parent-style-name="Normal" style:family="paragraph">
      <style:paragraph-properties fo:line-height="0.1666in"/>
    </style:style>
    <style:style style:name="T6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8" style:parent-style-name="Normal" style:family="paragraph">
      <style:paragraph-properties fo:line-height="0.1666in"/>
    </style:style>
    <style:style style:name="T6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2" style:parent-style-name="Normal" style:family="paragraph">
      <style:paragraph-properties fo:line-height="0.1666in"/>
    </style:style>
    <style:style style:name="T6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6" style:parent-style-name="Normal" style:family="paragraph">
      <style:paragraph-properties fo:line-height="0.1666in"/>
    </style:style>
    <style:style style:name="T6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0" style:parent-style-name="Normal" style:family="paragraph">
      <style:paragraph-properties fo:line-height="0.1666in"/>
    </style:style>
    <style:style style:name="T6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73" style:parent-style-name="Normal" style:family="paragraph">
      <style:paragraph-properties fo:line-height="0.1666in"/>
    </style:style>
    <style:style style:name="T6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5" style:parent-style-name="Normal" style:family="paragraph">
      <style:paragraph-properties fo:line-height="0.1666in"/>
    </style:style>
    <style:style style:name="T6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9" style:parent-style-name="Normal" style:family="paragraph">
      <style:paragraph-properties fo:line-height="0.1666in"/>
    </style:style>
    <style:style style:name="T6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5" style:parent-style-name="Normal" style:family="paragraph">
      <style:paragraph-properties fo:line-height="0.1666in"/>
    </style:style>
    <style:style style:name="T6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1" style:parent-style-name="Normal" style:family="paragraph">
      <style:paragraph-properties fo:line-height="0.1666in"/>
    </style:style>
    <style:style style:name="T6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5" style:parent-style-name="Normal" style:family="paragraph">
      <style:paragraph-properties fo:line-height="0.1666in"/>
    </style:style>
    <style:style style:name="T6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1" style:parent-style-name="Normal" style:family="paragraph">
      <style:paragraph-properties fo:line-height="0.1666in"/>
    </style:style>
    <style:style style:name="T7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7" style:parent-style-name="Normal" style:family="paragraph">
      <style:paragraph-properties fo:line-height="0.1666in"/>
    </style:style>
    <style:style style:name="T7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712" style:parent-style-name="Normal" style:family="paragraph">
      <style:paragraph-properties fo:line-height="0.1666in"/>
    </style:style>
    <style:style style:name="T7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4" style:parent-style-name="Normal" style:family="paragraph">
      <style:paragraph-properties fo:line-height="0.1666in"/>
    </style:style>
    <style:style style:name="T7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6" style:parent-style-name="Normal" style:family="paragraph">
      <style:paragraph-properties fo:line-height="0.1666in"/>
    </style:style>
    <style:style style:name="T7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2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22" style:parent-style-name="Normal" style:family="paragraph">
      <style:paragraph-properties fo:line-height="0.1666in"/>
    </style:style>
    <style:style style:name="T7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2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28" style:parent-style-name="Normal" style:family="paragraph">
      <style:paragraph-properties fo:line-height="0.1666in"/>
    </style:style>
    <style:style style:name="T7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3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34" style:parent-style-name="Normal" style:family="paragraph">
      <style:paragraph-properties fo:line-height="0.1666in"/>
    </style:style>
    <style:style style:name="T7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3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40" style:parent-style-name="Normal" style:family="paragraph">
      <style:paragraph-properties fo:line-height="0.1666in"/>
    </style:style>
    <style:style style:name="T7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4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46" style:parent-style-name="Normal" style:family="paragraph">
      <style:paragraph-properties fo:line-height="0.1666in"/>
    </style:style>
    <style:style style:name="T7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5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751" style:parent-style-name="Normal" style:family="paragraph">
      <style:paragraph-properties fo:line-height="0.1666in"/>
    </style:style>
    <style:style style:name="T7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53" style:parent-style-name="Normal" style:family="paragraph">
      <style:paragraph-properties fo:line-height="0.1666in"/>
    </style:style>
    <style:style style:name="T7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55" style:parent-style-name="Normal" style:family="paragraph">
      <style:paragraph-properties fo:line-height="0.1666in"/>
    </style:style>
    <style:style style:name="T7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61" style:parent-style-name="Normal" style:family="paragraph">
      <style:paragraph-properties fo:line-height="0.1666in"/>
    </style:style>
    <style:style style:name="T7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6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67" style:parent-style-name="Normal" style:family="paragraph">
      <style:paragraph-properties fo:line-height="0.1666in"/>
    </style:style>
    <style:style style:name="T7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73" style:parent-style-name="Normal" style:family="paragraph">
      <style:paragraph-properties fo:line-height="0.1666in"/>
    </style:style>
    <style:style style:name="T7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7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79" style:parent-style-name="Normal" style:family="paragraph">
      <style:paragraph-properties fo:line-height="0.1666in"/>
    </style:style>
    <style:style style:name="T7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83" style:parent-style-name="Normal" style:family="paragraph">
      <style:paragraph-properties fo:line-height="0.1666in"/>
    </style:style>
    <style:style style:name="T7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87" style:parent-style-name="Normal" style:family="paragraph">
      <style:paragraph-properties fo:line-height="0.1666in"/>
    </style:style>
    <style:style style:name="T7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91" style:parent-style-name="Normal" style:family="paragraph">
      <style:paragraph-properties fo:line-height="0.1666in"/>
    </style:style>
    <style:style style:name="T7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794" style:parent-style-name="Normal" style:family="paragraph">
      <style:paragraph-properties fo:line-height="0.1666in"/>
    </style:style>
    <style:style style:name="T7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96" style:parent-style-name="Normal" style:family="paragraph">
      <style:paragraph-properties fo:line-height="0.1666in"/>
    </style:style>
    <style:style style:name="T7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00" style:parent-style-name="Normal" style:family="paragraph">
      <style:paragraph-properties fo:line-height="0.1666in"/>
    </style:style>
    <style:style style:name="T8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04" style:parent-style-name="Normal" style:family="paragraph">
      <style:paragraph-properties fo:line-height="0.1666in"/>
    </style:style>
    <style:style style:name="T8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08" style:parent-style-name="Normal" style:family="paragraph">
      <style:paragraph-properties fo:line-height="0.1666in"/>
    </style:style>
    <style:style style:name="T8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811" style:parent-style-name="Normal" style:family="paragraph">
      <style:paragraph-properties fo:line-height="0.1666in"/>
    </style:style>
    <style:style style:name="T8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13" style:parent-style-name="Normal" style:family="paragraph">
      <style:paragraph-properties fo:line-height="0.1666in"/>
    </style:style>
    <style:style style:name="T8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17" style:parent-style-name="Normal" style:family="paragraph">
      <style:paragraph-properties fo:line-height="0.1666in"/>
    </style:style>
    <style:style style:name="T8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23" style:parent-style-name="Normal" style:family="paragraph">
      <style:paragraph-properties fo:line-height="0.1666in"/>
    </style:style>
    <style:style style:name="T8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2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29" style:parent-style-name="Normal" style:family="paragraph">
      <style:paragraph-properties fo:line-height="0.1666in"/>
    </style:style>
    <style:style style:name="T8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33" style:parent-style-name="Normal" style:family="paragraph">
      <style:paragraph-properties fo:line-height="0.1666in"/>
    </style:style>
    <style:style style:name="T8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3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8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39" style:parent-style-name="Normal" style:family="paragraph">
      <style:paragraph-properties fo:line-height="0.1666in"/>
    </style:style>
    <style:style style:name="T8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4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8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45" style:parent-style-name="Normal" style:family="paragraph">
      <style:paragraph-properties fo:line-height="0.1666in"/>
    </style:style>
    <style:style style:name="T8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4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850" style:parent-style-name="Normal" style:family="paragraph">
      <style:paragraph-properties fo:line-height="0.1666in"/>
    </style:style>
    <style:style style:name="T8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52" style:parent-style-name="Normal" style:family="paragraph">
      <style:paragraph-properties fo:line-height="0.1666in"/>
    </style:style>
    <style:style style:name="T8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54" style:parent-style-name="Normal" style:family="paragraph">
      <style:paragraph-properties fo:line-height="0.1666in"/>
    </style:style>
    <style:style style:name="T8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5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60" style:parent-style-name="Normal" style:family="paragraph">
      <style:paragraph-properties fo:line-height="0.1666in"/>
    </style:style>
    <style:style style:name="T8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6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66" style:parent-style-name="Normal" style:family="paragraph">
      <style:paragraph-properties fo:line-height="0.1666in"/>
    </style:style>
    <style:style style:name="T8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7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72" style:parent-style-name="Normal" style:family="paragraph">
      <style:paragraph-properties fo:line-height="0.1666in"/>
    </style:style>
    <style:style style:name="T8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7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78" style:parent-style-name="Normal" style:family="paragraph">
      <style:paragraph-properties fo:line-height="0.1666in"/>
    </style:style>
    <style:style style:name="T8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8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8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84" style:parent-style-name="Normal" style:family="paragraph">
      <style:paragraph-properties fo:line-height="0.1666in"/>
    </style:style>
    <style:style style:name="T8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8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88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889" style:parent-style-name="Normal" style:family="paragraph">
      <style:paragraph-properties fo:line-height="0.1666in"/>
    </style:style>
    <style:style style:name="T8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91" style:parent-style-name="Normal" style:family="paragraph">
      <style:paragraph-properties fo:line-height="0.1666in"/>
    </style:style>
    <style:style style:name="T8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893" style:parent-style-name="Normal" style:family="paragraph">
      <style:paragraph-properties fo:line-height="0.1666in"/>
    </style:style>
    <style:style style:name="P894" style:parent-style-name="Normal" style:family="paragraph">
      <style:paragraph-properties fo:line-height="0.1666in"/>
    </style:style>
    <style:style style:name="P895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896" style:parent-style-name="Normal" style:family="paragraph">
      <style:paragraph-properties fo:line-height="0.1666in"/>
    </style:style>
    <style:style style:name="P897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898" style:parent-style-name="Normal" style:family="paragraph">
      <style:paragraph-properties fo:line-height="0.1666in"/>
    </style:style>
    <style:style style:name="T899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9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01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9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0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9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0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9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07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9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09" style:parent-style-name="Normal" style:family="paragraph">
      <style:paragraph-properties fo:line-height="0.1666in"/>
    </style:style>
    <style:style style:name="T9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911" style:parent-style-name="Normal" style:family="paragraph">
      <style:paragraph-properties fo:line-height="0.1666in"/>
    </style:style>
    <style:style style:name="T9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13" style:parent-style-name="Normal" style:family="paragraph">
      <style:paragraph-properties fo:line-height="0.1666in"/>
    </style:style>
    <style:style style:name="T9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15" style:parent-style-name="Normal" style:family="paragraph">
      <style:paragraph-properties fo:line-height="0.1666in"/>
    </style:style>
    <style:style style:name="T9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1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9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21" style:parent-style-name="Normal" style:family="paragraph">
      <style:paragraph-properties fo:line-height="0.1666in"/>
    </style:style>
    <style:style style:name="T9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2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9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27" style:parent-style-name="Normal" style:family="paragraph">
      <style:paragraph-properties fo:line-height="0.1666in"/>
    </style:style>
    <style:style style:name="T9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3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9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33" style:parent-style-name="Normal" style:family="paragraph">
      <style:paragraph-properties fo:line-height="0.1666in"/>
    </style:style>
    <style:style style:name="T9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3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9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39" style:parent-style-name="Normal" style:family="paragraph">
      <style:paragraph-properties fo:line-height="0.1666in"/>
    </style:style>
    <style:style style:name="T9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43" style:parent-style-name="Normal" style:family="paragraph">
      <style:paragraph-properties fo:line-height="0.1666in"/>
    </style:style>
    <style:style style:name="T9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47" style:parent-style-name="Normal" style:family="paragraph">
      <style:paragraph-properties fo:line-height="0.1666in"/>
    </style:style>
    <style:style style:name="T9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51" style:parent-style-name="Normal" style:family="paragraph">
      <style:paragraph-properties fo:line-height="0.1666in"/>
    </style:style>
    <style:style style:name="T9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954" style:parent-style-name="Normal" style:family="paragraph">
      <style:paragraph-properties fo:line-height="0.1666in"/>
    </style:style>
    <style:style style:name="T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56" style:parent-style-name="Normal" style:family="paragraph">
      <style:paragraph-properties fo:line-height="0.1666in"/>
    </style:style>
    <style:style style:name="T9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60" style:parent-style-name="Normal" style:family="paragraph">
      <style:paragraph-properties fo:line-height="0.1666in"/>
    </style:style>
    <style:style style:name="T9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64" style:parent-style-name="Normal" style:family="paragraph">
      <style:paragraph-properties fo:line-height="0.1666in"/>
    </style:style>
    <style:style style:name="T9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68" style:parent-style-name="Normal" style:family="paragraph">
      <style:paragraph-properties fo:line-height="0.1666in"/>
    </style:style>
    <style:style style:name="T9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971" style:parent-style-name="Normal" style:family="paragraph">
      <style:paragraph-properties fo:line-height="0.1666in"/>
    </style:style>
    <style:style style:name="T9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73" style:parent-style-name="Normal" style:family="paragraph">
      <style:paragraph-properties fo:line-height="0.1666in"/>
    </style:style>
    <style:style style:name="T9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77" style:parent-style-name="Normal" style:family="paragraph">
      <style:paragraph-properties fo:line-height="0.1666in"/>
    </style:style>
    <style:style style:name="T9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8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9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83" style:parent-style-name="Normal" style:family="paragraph">
      <style:paragraph-properties fo:line-height="0.1666in"/>
    </style:style>
    <style:style style:name="T9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8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9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89" style:parent-style-name="Normal" style:family="paragraph">
      <style:paragraph-properties fo:line-height="0.1666in"/>
    </style:style>
    <style:style style:name="T9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93" style:parent-style-name="Normal" style:family="paragraph">
      <style:paragraph-properties fo:line-height="0.1666in"/>
    </style:style>
    <style:style style:name="T9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9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99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9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999" style:parent-style-name="Normal" style:family="paragraph">
      <style:paragraph-properties fo:line-height="0.1666in"/>
    </style:style>
    <style:style style:name="T10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0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0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05" style:parent-style-name="Normal" style:family="paragraph">
      <style:paragraph-properties fo:line-height="0.1666in"/>
    </style:style>
    <style:style style:name="T10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0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010" style:parent-style-name="Normal" style:family="paragraph">
      <style:paragraph-properties fo:line-height="0.1666in"/>
    </style:style>
    <style:style style:name="T10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12" style:parent-style-name="Normal" style:family="paragraph">
      <style:paragraph-properties fo:line-height="0.1666in"/>
    </style:style>
    <style:style style:name="T10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14" style:parent-style-name="Normal" style:family="paragraph">
      <style:paragraph-properties fo:line-height="0.1666in"/>
    </style:style>
    <style:style style:name="T10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1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20" style:parent-style-name="Normal" style:family="paragraph">
      <style:paragraph-properties fo:line-height="0.1666in"/>
    </style:style>
    <style:style style:name="T10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2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26" style:parent-style-name="Normal" style:family="paragraph">
      <style:paragraph-properties fo:line-height="0.1666in"/>
    </style:style>
    <style:style style:name="T10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3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32" style:parent-style-name="Normal" style:family="paragraph">
      <style:paragraph-properties fo:line-height="0.1666in"/>
    </style:style>
    <style:style style:name="T10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3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38" style:parent-style-name="Normal" style:family="paragraph">
      <style:paragraph-properties fo:line-height="0.1666in"/>
    </style:style>
    <style:style style:name="T10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4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44" style:parent-style-name="Normal" style:family="paragraph">
      <style:paragraph-properties fo:line-height="0.1666in"/>
    </style:style>
    <style:style style:name="T10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4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049" style:parent-style-name="Normal" style:family="paragraph">
      <style:paragraph-properties fo:line-height="0.1666in"/>
    </style:style>
    <style:style style:name="T10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51" style:parent-style-name="Normal" style:family="paragraph">
      <style:paragraph-properties fo:line-height="0.1666in"/>
    </style:style>
    <style:style style:name="T10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53" style:parent-style-name="Normal" style:family="paragraph">
      <style:paragraph-properties fo:line-height="0.1666in"/>
    </style:style>
    <style:style style:name="T10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59" style:parent-style-name="Normal" style:family="paragraph">
      <style:paragraph-properties fo:line-height="0.1666in"/>
    </style:style>
    <style:style style:name="T10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6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0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65" style:parent-style-name="Normal" style:family="paragraph">
      <style:paragraph-properties fo:line-height="0.1666in"/>
    </style:style>
    <style:style style:name="T10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6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0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71" style:parent-style-name="Normal" style:family="paragraph">
      <style:paragraph-properties fo:line-height="0.1666in"/>
    </style:style>
    <style:style style:name="T10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7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0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77" style:parent-style-name="Normal" style:family="paragraph">
      <style:paragraph-properties fo:line-height="0.1666in"/>
    </style:style>
    <style:style style:name="T10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81" style:parent-style-name="Normal" style:family="paragraph">
      <style:paragraph-properties fo:line-height="0.1666in"/>
    </style:style>
    <style:style style:name="T10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85" style:parent-style-name="Normal" style:family="paragraph">
      <style:paragraph-properties fo:line-height="0.1666in"/>
    </style:style>
    <style:style style:name="T10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89" style:parent-style-name="Normal" style:family="paragraph">
      <style:paragraph-properties fo:line-height="0.1666in"/>
    </style:style>
    <style:style style:name="T10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092" style:parent-style-name="Normal" style:family="paragraph">
      <style:paragraph-properties fo:line-height="0.1666in"/>
    </style:style>
    <style:style style:name="T10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94" style:parent-style-name="Normal" style:family="paragraph">
      <style:paragraph-properties fo:line-height="0.1666in"/>
    </style:style>
    <style:style style:name="T10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0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0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098" style:parent-style-name="Normal" style:family="paragraph">
      <style:paragraph-properties fo:line-height="0.1666in"/>
    </style:style>
    <style:style style:name="T10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02" style:parent-style-name="Normal" style:family="paragraph">
      <style:paragraph-properties fo:line-height="0.1666in"/>
    </style:style>
    <style:style style:name="T11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06" style:parent-style-name="Normal" style:family="paragraph">
      <style:paragraph-properties fo:line-height="0.1666in"/>
    </style:style>
    <style:style style:name="T11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109" style:parent-style-name="Normal" style:family="paragraph">
      <style:paragraph-properties fo:line-height="0.1666in"/>
    </style:style>
    <style:style style:name="T11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11" style:parent-style-name="Normal" style:family="paragraph">
      <style:paragraph-properties fo:line-height="0.1666in"/>
    </style:style>
    <style:style style:name="T11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15" style:parent-style-name="Normal" style:family="paragraph">
      <style:paragraph-properties fo:line-height="0.1666in"/>
    </style:style>
    <style:style style:name="T11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1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21" style:parent-style-name="Normal" style:family="paragraph">
      <style:paragraph-properties fo:line-height="0.1666in"/>
    </style:style>
    <style:style style:name="T11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27" style:parent-style-name="Normal" style:family="paragraph">
      <style:paragraph-properties fo:line-height="0.1666in"/>
    </style:style>
    <style:style style:name="T11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31" style:parent-style-name="Normal" style:family="paragraph">
      <style:paragraph-properties fo:line-height="0.1666in"/>
    </style:style>
    <style:style style:name="T11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3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1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37" style:parent-style-name="Normal" style:family="paragraph">
      <style:paragraph-properties fo:line-height="0.1666in"/>
    </style:style>
    <style:style style:name="T11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4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1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43" style:parent-style-name="Normal" style:family="paragraph">
      <style:paragraph-properties fo:line-height="0.1666in"/>
    </style:style>
    <style:style style:name="T11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4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148" style:parent-style-name="Normal" style:family="paragraph">
      <style:paragraph-properties fo:line-height="0.1666in"/>
    </style:style>
    <style:style style:name="T11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50" style:parent-style-name="Normal" style:family="paragraph">
      <style:paragraph-properties fo:line-height="0.1666in"/>
    </style:style>
    <style:style style:name="T11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52" style:parent-style-name="Normal" style:family="paragraph">
      <style:paragraph-properties fo:line-height="0.1666in"/>
    </style:style>
    <style:style style:name="T11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5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58" style:parent-style-name="Normal" style:family="paragraph">
      <style:paragraph-properties fo:line-height="0.1666in"/>
    </style:style>
    <style:style style:name="T11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6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64" style:parent-style-name="Normal" style:family="paragraph">
      <style:paragraph-properties fo:line-height="0.1666in"/>
    </style:style>
    <style:style style:name="T11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6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70" style:parent-style-name="Normal" style:family="paragraph">
      <style:paragraph-properties fo:line-height="0.1666in"/>
    </style:style>
    <style:style style:name="T11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7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76" style:parent-style-name="Normal" style:family="paragraph">
      <style:paragraph-properties fo:line-height="0.1666in"/>
    </style:style>
    <style:style style:name="T11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8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82" style:parent-style-name="Normal" style:family="paragraph">
      <style:paragraph-properties fo:line-height="0.1666in"/>
    </style:style>
    <style:style style:name="T11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8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187" style:parent-style-name="Normal" style:family="paragraph">
      <style:paragraph-properties fo:line-height="0.1666in"/>
    </style:style>
    <style:style style:name="T11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89" style:parent-style-name="Normal" style:family="paragraph">
      <style:paragraph-properties fo:line-height="0.1666in"/>
    </style:style>
    <style:style style:name="T11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91" style:parent-style-name="Normal" style:family="paragraph">
      <style:paragraph-properties fo:line-height="0.1666in"/>
    </style:style>
    <style:style style:name="T11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1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1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197" style:parent-style-name="Normal" style:family="paragraph">
      <style:paragraph-properties fo:line-height="0.1666in"/>
    </style:style>
    <style:style style:name="T11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1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0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2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03" style:parent-style-name="Normal" style:family="paragraph">
      <style:paragraph-properties fo:line-height="0.1666in"/>
    </style:style>
    <style:style style:name="T12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09" style:parent-style-name="Normal" style:family="paragraph">
      <style:paragraph-properties fo:line-height="0.1666in"/>
    </style:style>
    <style:style style:name="T12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1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2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15" style:parent-style-name="Normal" style:family="paragraph">
      <style:paragraph-properties fo:line-height="0.1666in"/>
    </style:style>
    <style:style style:name="T12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19" style:parent-style-name="Normal" style:family="paragraph">
      <style:paragraph-properties fo:line-height="0.1666in"/>
    </style:style>
    <style:style style:name="T12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222" style:parent-style-name="Normal" style:family="paragraph">
      <style:paragraph-properties fo:line-height="0.1666in"/>
    </style:style>
    <style:style style:name="T12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24" style:parent-style-name="Normal" style:family="paragraph">
      <style:paragraph-properties fo:line-height="0.1666in"/>
    </style:style>
    <style:style style:name="T12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28" style:parent-style-name="Normal" style:family="paragraph">
      <style:paragraph-properties fo:line-height="0.1666in"/>
    </style:style>
    <style:style style:name="T12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32" style:parent-style-name="Normal" style:family="paragraph">
      <style:paragraph-properties fo:line-height="0.1666in"/>
    </style:style>
    <style:style style:name="T12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36" style:parent-style-name="Normal" style:family="paragraph">
      <style:paragraph-properties fo:line-height="0.1666in"/>
    </style:style>
    <style:style style:name="T12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239" style:parent-style-name="Normal" style:family="paragraph">
      <style:paragraph-properties fo:line-height="0.1666in"/>
    </style:style>
    <style:style style:name="T12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41" style:parent-style-name="Normal" style:family="paragraph">
      <style:paragraph-properties fo:line-height="0.1666in"/>
    </style:style>
    <style:style style:name="T12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45" style:parent-style-name="Normal" style:family="paragraph">
      <style:paragraph-properties fo:line-height="0.1666in"/>
    </style:style>
    <style:style style:name="T12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4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51" style:parent-style-name="Normal" style:family="paragraph">
      <style:paragraph-properties fo:line-height="0.1666in"/>
    </style:style>
    <style:style style:name="T12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5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57" style:parent-style-name="Normal" style:family="paragraph">
      <style:paragraph-properties fo:line-height="0.1666in"/>
    </style:style>
    <style:style style:name="T12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61" style:parent-style-name="Normal" style:family="paragraph">
      <style:paragraph-properties fo:line-height="0.1666in"/>
    </style:style>
    <style:style style:name="T12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6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2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67" style:parent-style-name="Normal" style:family="paragraph">
      <style:paragraph-properties fo:line-height="0.1666in"/>
    </style:style>
    <style:style style:name="T12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7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2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73" style:parent-style-name="Normal" style:family="paragraph">
      <style:paragraph-properties fo:line-height="0.1666in"/>
    </style:style>
    <style:style style:name="T12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7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278" style:parent-style-name="Normal" style:family="paragraph">
      <style:paragraph-properties fo:line-height="0.1666in"/>
    </style:style>
    <style:style style:name="T12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80" style:parent-style-name="Normal" style:family="paragraph">
      <style:paragraph-properties fo:line-height="0.1666in"/>
    </style:style>
    <style:style style:name="T12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82" style:parent-style-name="Normal" style:family="paragraph">
      <style:paragraph-properties fo:line-height="0.1666in"/>
    </style:style>
    <style:style style:name="T12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8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88" style:parent-style-name="Normal" style:family="paragraph">
      <style:paragraph-properties fo:line-height="0.1666in"/>
    </style:style>
    <style:style style:name="T12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9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294" style:parent-style-name="Normal" style:family="paragraph">
      <style:paragraph-properties fo:line-height="0.1666in"/>
    </style:style>
    <style:style style:name="T12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2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2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2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00" style:parent-style-name="Normal" style:family="paragraph">
      <style:paragraph-properties fo:line-height="0.1666in"/>
    </style:style>
    <style:style style:name="T13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0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3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06" style:parent-style-name="Normal" style:family="paragraph">
      <style:paragraph-properties fo:line-height="0.1666in"/>
    </style:style>
    <style:style style:name="T13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1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3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12" style:parent-style-name="Normal" style:family="paragraph">
      <style:paragraph-properties fo:line-height="0.1666in"/>
    </style:style>
    <style:style style:name="T13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317" style:parent-style-name="Normal" style:family="paragraph">
      <style:paragraph-properties fo:line-height="0.1666in"/>
    </style:style>
    <style:style style:name="T13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19" style:parent-style-name="Normal" style:family="paragraph">
      <style:paragraph-properties fo:line-height="0.1666in"/>
    </style:style>
    <style:style style:name="T13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21" style:parent-style-name="Normal" style:family="paragraph">
      <style:paragraph-properties fo:line-height="0.1666in"/>
    </style:style>
    <style:style style:name="P1322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1323" style:parent-style-name="Normal" style:family="paragraph">
      <style:paragraph-properties fo:line-height="0.1666in"/>
    </style:style>
    <style:style style:name="P1324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1325" style:parent-style-name="Normal" style:family="paragraph">
      <style:paragraph-properties fo:line-height="0.1666in"/>
    </style:style>
    <style:style style:name="T132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3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28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13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3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3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3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13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34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13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36" style:parent-style-name="Normal" style:family="paragraph">
      <style:paragraph-properties fo:line-height="0.1666in"/>
    </style:style>
    <style:style style:name="T13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38" style:parent-style-name="Normal" style:family="paragraph">
      <style:paragraph-properties fo:line-height="0.1666in"/>
    </style:style>
    <style:style style:name="T13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40" style:parent-style-name="Normal" style:family="paragraph">
      <style:paragraph-properties fo:line-height="0.1666in"/>
    </style:style>
    <style:style style:name="T13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42" style:parent-style-name="Normal" style:family="paragraph">
      <style:paragraph-properties fo:line-height="0.1666in"/>
    </style:style>
    <style:style style:name="T13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4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3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48" style:parent-style-name="Normal" style:family="paragraph">
      <style:paragraph-properties fo:line-height="0.1666in"/>
    </style:style>
    <style:style style:name="T13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5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3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54" style:parent-style-name="Normal" style:family="paragraph">
      <style:paragraph-properties fo:line-height="0.1666in"/>
    </style:style>
    <style:style style:name="T13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5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3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60" style:parent-style-name="Normal" style:family="paragraph">
      <style:paragraph-properties fo:line-height="0.1666in"/>
    </style:style>
    <style:style style:name="T1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6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3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66" style:parent-style-name="Normal" style:family="paragraph">
      <style:paragraph-properties fo:line-height="0.1666in"/>
    </style:style>
    <style:style style:name="T13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70" style:parent-style-name="Normal" style:family="paragraph">
      <style:paragraph-properties fo:line-height="0.1666in"/>
    </style:style>
    <style:style style:name="T13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74" style:parent-style-name="Normal" style:family="paragraph">
      <style:paragraph-properties fo:line-height="0.1666in"/>
    </style:style>
    <style:style style:name="T13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78" style:parent-style-name="Normal" style:family="paragraph">
      <style:paragraph-properties fo:line-height="0.1666in"/>
    </style:style>
    <style:style style:name="T13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381" style:parent-style-name="Normal" style:family="paragraph">
      <style:paragraph-properties fo:line-height="0.1666in"/>
    </style:style>
    <style:style style:name="T13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83" style:parent-style-name="Normal" style:family="paragraph">
      <style:paragraph-properties fo:line-height="0.1666in"/>
    </style:style>
    <style:style style:name="T13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87" style:parent-style-name="Normal" style:family="paragraph">
      <style:paragraph-properties fo:line-height="0.1666in"/>
    </style:style>
    <style:style style:name="T13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91" style:parent-style-name="Normal" style:family="paragraph">
      <style:paragraph-properties fo:line-height="0.1666in"/>
    </style:style>
    <style:style style:name="T13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3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395" style:parent-style-name="Normal" style:family="paragraph">
      <style:paragraph-properties fo:line-height="0.1666in"/>
    </style:style>
    <style:style style:name="T13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3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398" style:parent-style-name="Normal" style:family="paragraph">
      <style:paragraph-properties fo:line-height="0.1666in"/>
    </style:style>
    <style:style style:name="T13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00" style:parent-style-name="Normal" style:family="paragraph">
      <style:paragraph-properties fo:line-height="0.1666in"/>
    </style:style>
    <style:style style:name="T14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04" style:parent-style-name="Normal" style:family="paragraph">
      <style:paragraph-properties fo:line-height="0.1666in"/>
    </style:style>
    <style:style style:name="T14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0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10" style:parent-style-name="Normal" style:family="paragraph">
      <style:paragraph-properties fo:line-height="0.1666in"/>
    </style:style>
    <style:style style:name="T14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1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16" style:parent-style-name="Normal" style:family="paragraph">
      <style:paragraph-properties fo:line-height="0.1666in"/>
    </style:style>
    <style:style style:name="T1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20" style:parent-style-name="Normal" style:family="paragraph">
      <style:paragraph-properties fo:line-height="0.1666in"/>
    </style:style>
    <style:style style:name="T14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2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4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26" style:parent-style-name="Normal" style:family="paragraph">
      <style:paragraph-properties fo:line-height="0.1666in"/>
    </style:style>
    <style:style style:name="T14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3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4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32" style:parent-style-name="Normal" style:family="paragraph">
      <style:paragraph-properties fo:line-height="0.1666in"/>
    </style:style>
    <style:style style:name="T14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3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437" style:parent-style-name="Normal" style:family="paragraph">
      <style:paragraph-properties fo:line-height="0.1666in"/>
    </style:style>
    <style:style style:name="T14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39" style:parent-style-name="Normal" style:family="paragraph">
      <style:paragraph-properties fo:line-height="0.1666in"/>
    </style:style>
    <style:style style:name="T14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41" style:parent-style-name="Normal" style:family="paragraph">
      <style:paragraph-properties fo:line-height="0.1666in"/>
    </style:style>
    <style:style style:name="T14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4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47" style:parent-style-name="Normal" style:family="paragraph">
      <style:paragraph-properties fo:line-height="0.1666in"/>
    </style:style>
    <style:style style:name="T14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5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53" style:parent-style-name="Normal" style:family="paragraph">
      <style:paragraph-properties fo:line-height="0.1666in"/>
    </style:style>
    <style:style style:name="T14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59" style:parent-style-name="Normal" style:family="paragraph">
      <style:paragraph-properties fo:line-height="0.1666in"/>
    </style:style>
    <style:style style:name="T14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65" style:parent-style-name="Normal" style:family="paragraph">
      <style:paragraph-properties fo:line-height="0.1666in"/>
    </style:style>
    <style:style style:name="T14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6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71" style:parent-style-name="Normal" style:family="paragraph">
      <style:paragraph-properties fo:line-height="0.1666in"/>
    </style:style>
    <style:style style:name="T14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7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476" style:parent-style-name="Normal" style:family="paragraph">
      <style:paragraph-properties fo:line-height="0.1666in"/>
    </style:style>
    <style:style style:name="T14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78" style:parent-style-name="Normal" style:family="paragraph">
      <style:paragraph-properties fo:line-height="0.1666in"/>
    </style:style>
    <style:style style:name="T14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80" style:parent-style-name="Normal" style:family="paragraph">
      <style:paragraph-properties fo:line-height="0.1666in"/>
    </style:style>
    <style:style style:name="T14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8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86" style:parent-style-name="Normal" style:family="paragraph">
      <style:paragraph-properties fo:line-height="0.1666in"/>
    </style:style>
    <style:style style:name="T14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9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4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92" style:parent-style-name="Normal" style:family="paragraph">
      <style:paragraph-properties fo:line-height="0.1666in"/>
    </style:style>
    <style:style style:name="T14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4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49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4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498" style:parent-style-name="Normal" style:family="paragraph">
      <style:paragraph-properties fo:line-height="0.1666in"/>
    </style:style>
    <style:style style:name="T14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0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5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04" style:parent-style-name="Normal" style:family="paragraph">
      <style:paragraph-properties fo:line-height="0.1666in"/>
    </style:style>
    <style:style style:name="T15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08" style:parent-style-name="Normal" style:family="paragraph">
      <style:paragraph-properties fo:line-height="0.1666in"/>
    </style:style>
    <style:style style:name="T15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12" style:parent-style-name="Normal" style:family="paragraph">
      <style:paragraph-properties fo:line-height="0.1666in"/>
    </style:style>
    <style:style style:name="T15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16" style:parent-style-name="Normal" style:family="paragraph">
      <style:paragraph-properties fo:line-height="0.1666in"/>
    </style:style>
    <style:style style:name="T15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519" style:parent-style-name="Normal" style:family="paragraph">
      <style:paragraph-properties fo:line-height="0.1666in"/>
    </style:style>
    <style:style style:name="T15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21" style:parent-style-name="Normal" style:family="paragraph">
      <style:paragraph-properties fo:line-height="0.1666in"/>
    </style:style>
    <style:style style:name="T15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25" style:parent-style-name="Normal" style:family="paragraph">
      <style:paragraph-properties fo:line-height="0.1666in"/>
    </style:style>
    <style:style style:name="T15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29" style:parent-style-name="Normal" style:family="paragraph">
      <style:paragraph-properties fo:line-height="0.1666in"/>
    </style:style>
    <style:style style:name="T15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33" style:parent-style-name="Normal" style:family="paragraph">
      <style:paragraph-properties fo:line-height="0.1666in"/>
    </style:style>
    <style:style style:name="T15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536" style:parent-style-name="Normal" style:family="paragraph">
      <style:paragraph-properties fo:line-height="0.1666in"/>
    </style:style>
    <style:style style:name="T15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38" style:parent-style-name="Normal" style:family="paragraph">
      <style:paragraph-properties fo:line-height="0.1666in"/>
    </style:style>
    <style:style style:name="T15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42" style:parent-style-name="Normal" style:family="paragraph">
      <style:paragraph-properties fo:line-height="0.1666in"/>
    </style:style>
    <style:style style:name="T15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4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5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48" style:parent-style-name="Normal" style:family="paragraph">
      <style:paragraph-properties fo:line-height="0.1666in"/>
    </style:style>
    <style:style style:name="T15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5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54" style:parent-style-name="Normal" style:family="paragraph">
      <style:paragraph-properties fo:line-height="0.1666in"/>
    </style:style>
    <style:style style:name="T15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58" style:parent-style-name="Normal" style:family="paragraph">
      <style:paragraph-properties fo:line-height="0.1666in"/>
    </style:style>
    <style:style style:name="T15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6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5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64" style:parent-style-name="Normal" style:family="paragraph">
      <style:paragraph-properties fo:line-height="0.1666in"/>
    </style:style>
    <style:style style:name="T15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5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70" style:parent-style-name="Normal" style:family="paragraph">
      <style:paragraph-properties fo:line-height="0.1666in"/>
    </style:style>
    <style:style style:name="T15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7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575" style:parent-style-name="Normal" style:family="paragraph">
      <style:paragraph-properties fo:line-height="0.1666in"/>
    </style:style>
    <style:style style:name="T15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77" style:parent-style-name="Normal" style:family="paragraph">
      <style:paragraph-properties fo:line-height="0.1666in"/>
    </style:style>
    <style:style style:name="T15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79" style:parent-style-name="Normal" style:family="paragraph">
      <style:paragraph-properties fo:line-height="0.1666in"/>
    </style:style>
    <style:style style:name="T15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5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85" style:parent-style-name="Normal" style:family="paragraph">
      <style:paragraph-properties fo:line-height="0.1666in"/>
    </style:style>
    <style:style style:name="T15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5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91" style:parent-style-name="Normal" style:family="paragraph">
      <style:paragraph-properties fo:line-height="0.1666in"/>
    </style:style>
    <style:style style:name="T15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5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5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597" style:parent-style-name="Normal" style:family="paragraph">
      <style:paragraph-properties fo:line-height="0.1666in"/>
    </style:style>
    <style:style style:name="T15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5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03" style:parent-style-name="Normal" style:family="paragraph">
      <style:paragraph-properties fo:line-height="0.1666in"/>
    </style:style>
    <style:style style:name="T16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09" style:parent-style-name="Normal" style:family="paragraph">
      <style:paragraph-properties fo:line-height="0.1666in"/>
    </style:style>
    <style:style style:name="T16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1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614" style:parent-style-name="Normal" style:family="paragraph">
      <style:paragraph-properties fo:line-height="0.1666in"/>
    </style:style>
    <style:style style:name="T16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16" style:parent-style-name="Normal" style:family="paragraph">
      <style:paragraph-properties fo:line-height="0.1666in"/>
    </style:style>
    <style:style style:name="T16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18" style:parent-style-name="Normal" style:family="paragraph">
      <style:paragraph-properties fo:line-height="0.1666in"/>
    </style:style>
    <style:style style:name="T16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2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24" style:parent-style-name="Normal" style:family="paragraph">
      <style:paragraph-properties fo:line-height="0.1666in"/>
    </style:style>
    <style:style style:name="T16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2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6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30" style:parent-style-name="Normal" style:family="paragraph">
      <style:paragraph-properties fo:line-height="0.1666in"/>
    </style:style>
    <style:style style:name="T16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3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36" style:parent-style-name="Normal" style:family="paragraph">
      <style:paragraph-properties fo:line-height="0.1666in"/>
    </style:style>
    <style:style style:name="T16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4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6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42" style:parent-style-name="Normal" style:family="paragraph">
      <style:paragraph-properties fo:line-height="0.1666in"/>
    </style:style>
    <style:style style:name="T16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46" style:parent-style-name="Normal" style:family="paragraph">
      <style:paragraph-properties fo:line-height="0.1666in"/>
    </style:style>
    <style:style style:name="T16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50" style:parent-style-name="Normal" style:family="paragraph">
      <style:paragraph-properties fo:line-height="0.1666in"/>
    </style:style>
    <style:style style:name="T16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54" style:parent-style-name="Normal" style:family="paragraph">
      <style:paragraph-properties fo:line-height="0.1666in"/>
    </style:style>
    <style:style style:name="T16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657" style:parent-style-name="Normal" style:family="paragraph">
      <style:paragraph-properties fo:line-height="0.1666in"/>
    </style:style>
    <style:style style:name="T16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59" style:parent-style-name="Normal" style:family="paragraph">
      <style:paragraph-properties fo:line-height="0.1666in"/>
    </style:style>
    <style:style style:name="T16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63" style:parent-style-name="Normal" style:family="paragraph">
      <style:paragraph-properties fo:line-height="0.1666in"/>
    </style:style>
    <style:style style:name="T16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67" style:parent-style-name="Normal" style:family="paragraph">
      <style:paragraph-properties fo:line-height="0.1666in"/>
    </style:style>
    <style:style style:name="T16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71" style:parent-style-name="Normal" style:family="paragraph">
      <style:paragraph-properties fo:line-height="0.1666in"/>
    </style:style>
    <style:style style:name="T16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674" style:parent-style-name="Normal" style:family="paragraph">
      <style:paragraph-properties fo:line-height="0.1666in"/>
    </style:style>
    <style:style style:name="T16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76" style:parent-style-name="Normal" style:family="paragraph">
      <style:paragraph-properties fo:line-height="0.1666in"/>
    </style:style>
    <style:style style:name="T16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80" style:parent-style-name="Normal" style:family="paragraph">
      <style:paragraph-properties fo:line-height="0.1666in"/>
    </style:style>
    <style:style style:name="T16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8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86" style:parent-style-name="Normal" style:family="paragraph">
      <style:paragraph-properties fo:line-height="0.1666in"/>
    </style:style>
    <style:style style:name="T16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9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6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92" style:parent-style-name="Normal" style:family="paragraph">
      <style:paragraph-properties fo:line-height="0.1666in"/>
    </style:style>
    <style:style style:name="T16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696" style:parent-style-name="Normal" style:family="paragraph">
      <style:paragraph-properties fo:line-height="0.1666in"/>
    </style:style>
    <style:style style:name="T16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6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6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0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7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02" style:parent-style-name="Normal" style:family="paragraph">
      <style:paragraph-properties fo:line-height="0.1666in"/>
    </style:style>
    <style:style style:name="T17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0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7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08" style:parent-style-name="Normal" style:family="paragraph">
      <style:paragraph-properties fo:line-height="0.1666in"/>
    </style:style>
    <style:style style:name="T17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1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713" style:parent-style-name="Normal" style:family="paragraph">
      <style:paragraph-properties fo:line-height="0.1666in"/>
    </style:style>
    <style:style style:name="T17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15" style:parent-style-name="Normal" style:family="paragraph">
      <style:paragraph-properties fo:line-height="0.1666in"/>
    </style:style>
    <style:style style:name="T17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17" style:parent-style-name="Normal" style:family="paragraph">
      <style:paragraph-properties fo:line-height="0.1666in"/>
    </style:style>
    <style:style style:name="T17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23" style:parent-style-name="Normal" style:family="paragraph">
      <style:paragraph-properties fo:line-height="0.1666in"/>
    </style:style>
    <style:style style:name="T17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2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29" style:parent-style-name="Normal" style:family="paragraph">
      <style:paragraph-properties fo:line-height="0.1666in"/>
    </style:style>
    <style:style style:name="T17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3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35" style:parent-style-name="Normal" style:family="paragraph">
      <style:paragraph-properties fo:line-height="0.1666in"/>
    </style:style>
    <style:style style:name="T17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3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41" style:parent-style-name="Normal" style:family="paragraph">
      <style:paragraph-properties fo:line-height="0.1666in"/>
    </style:style>
    <style:style style:name="T17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4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47" style:parent-style-name="Normal" style:family="paragraph">
      <style:paragraph-properties fo:line-height="0.1666in"/>
    </style:style>
    <style:style style:name="T17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5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752" style:parent-style-name="Normal" style:family="paragraph">
      <style:paragraph-properties fo:line-height="0.1666in"/>
    </style:style>
    <style:style style:name="T17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54" style:parent-style-name="Normal" style:family="paragraph">
      <style:paragraph-properties fo:line-height="0.1666in"/>
    </style:style>
    <style:style style:name="T17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56" style:parent-style-name="Normal" style:family="paragraph">
      <style:paragraph-properties fo:line-height="0.1666in"/>
    </style:style>
    <style:style style:name="T17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6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62" style:parent-style-name="Normal" style:family="paragraph">
      <style:paragraph-properties fo:line-height="0.1666in"/>
    </style:style>
    <style:style style:name="T17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6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7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68" style:parent-style-name="Normal" style:family="paragraph">
      <style:paragraph-properties fo:line-height="0.1666in"/>
    </style:style>
    <style:style style:name="T17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7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7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74" style:parent-style-name="Normal" style:family="paragraph">
      <style:paragraph-properties fo:line-height="0.1666in"/>
    </style:style>
    <style:style style:name="T17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7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7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80" style:parent-style-name="Normal" style:family="paragraph">
      <style:paragraph-properties fo:line-height="0.1666in"/>
    </style:style>
    <style:style style:name="T17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84" style:parent-style-name="Normal" style:family="paragraph">
      <style:paragraph-properties fo:line-height="0.1666in"/>
    </style:style>
    <style:style style:name="T17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88" style:parent-style-name="Normal" style:family="paragraph">
      <style:paragraph-properties fo:line-height="0.1666in"/>
    </style:style>
    <style:style style:name="T17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7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92" style:parent-style-name="Normal" style:family="paragraph">
      <style:paragraph-properties fo:line-height="0.1666in"/>
    </style:style>
    <style:style style:name="T17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795" style:parent-style-name="Normal" style:family="paragraph">
      <style:paragraph-properties fo:line-height="0.1666in"/>
    </style:style>
    <style:style style:name="T17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797" style:parent-style-name="Normal" style:family="paragraph">
      <style:paragraph-properties fo:line-height="0.1666in"/>
    </style:style>
    <style:style style:name="T17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7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01" style:parent-style-name="Normal" style:family="paragraph">
      <style:paragraph-properties fo:line-height="0.1666in"/>
    </style:style>
    <style:style style:name="T18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05" style:parent-style-name="Normal" style:family="paragraph">
      <style:paragraph-properties fo:line-height="0.1666in"/>
    </style:style>
    <style:style style:name="T18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09" style:parent-style-name="Normal" style:family="paragraph">
      <style:paragraph-properties fo:line-height="0.1666in"/>
    </style:style>
    <style:style style:name="T18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812" style:parent-style-name="Normal" style:family="paragraph">
      <style:paragraph-properties fo:line-height="0.1666in"/>
    </style:style>
    <style:style style:name="T18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14" style:parent-style-name="Normal" style:family="paragraph">
      <style:paragraph-properties fo:line-height="0.1666in"/>
    </style:style>
    <style:style style:name="T18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18" style:parent-style-name="Normal" style:family="paragraph">
      <style:paragraph-properties fo:line-height="0.1666in"/>
    </style:style>
    <style:style style:name="T18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2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24" style:parent-style-name="Normal" style:family="paragraph">
      <style:paragraph-properties fo:line-height="0.1666in"/>
    </style:style>
    <style:style style:name="T18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2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30" style:parent-style-name="Normal" style:family="paragraph">
      <style:paragraph-properties fo:line-height="0.1666in"/>
    </style:style>
    <style:style style:name="T18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34" style:parent-style-name="Normal" style:family="paragraph">
      <style:paragraph-properties fo:line-height="0.1666in"/>
    </style:style>
    <style:style style:name="T18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3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8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40" style:parent-style-name="Normal" style:family="paragraph">
      <style:paragraph-properties fo:line-height="0.1666in"/>
    </style:style>
    <style:style style:name="T18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8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46" style:parent-style-name="Normal" style:family="paragraph">
      <style:paragraph-properties fo:line-height="0.1666in"/>
    </style:style>
    <style:style style:name="T18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5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851" style:parent-style-name="Normal" style:family="paragraph">
      <style:paragraph-properties fo:line-height="0.1666in"/>
    </style:style>
    <style:style style:name="T18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53" style:parent-style-name="Normal" style:family="paragraph">
      <style:paragraph-properties fo:line-height="0.1666in"/>
    </style:style>
    <style:style style:name="T18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55" style:parent-style-name="Normal" style:family="paragraph">
      <style:paragraph-properties fo:line-height="0.1666in"/>
    </style:style>
    <style:style style:name="T18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61" style:parent-style-name="Normal" style:family="paragraph">
      <style:paragraph-properties fo:line-height="0.1666in"/>
    </style:style>
    <style:style style:name="T18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6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67" style:parent-style-name="Normal" style:family="paragraph">
      <style:paragraph-properties fo:line-height="0.1666in"/>
    </style:style>
    <style:style style:name="T18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73" style:parent-style-name="Normal" style:family="paragraph">
      <style:paragraph-properties fo:line-height="0.1666in"/>
    </style:style>
    <style:style style:name="T18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79" style:parent-style-name="Normal" style:family="paragraph">
      <style:paragraph-properties fo:line-height="0.1666in"/>
    </style:style>
    <style:style style:name="T18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85" style:parent-style-name="Normal" style:family="paragraph">
      <style:paragraph-properties fo:line-height="0.1666in"/>
    </style:style>
    <style:style style:name="T18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8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890" style:parent-style-name="Normal" style:family="paragraph">
      <style:paragraph-properties fo:line-height="0.1666in"/>
    </style:style>
    <style:style style:name="T18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92" style:parent-style-name="Normal" style:family="paragraph">
      <style:paragraph-properties fo:line-height="0.1666in"/>
    </style:style>
    <style:style style:name="T18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894" style:parent-style-name="Normal" style:family="paragraph">
      <style:paragraph-properties fo:line-height="0.1666in"/>
    </style:style>
    <style:style style:name="T18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8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8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8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00" style:parent-style-name="Normal" style:family="paragraph">
      <style:paragraph-properties fo:line-height="0.1666in"/>
    </style:style>
    <style:style style:name="T19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0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9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06" style:parent-style-name="Normal" style:family="paragraph">
      <style:paragraph-properties fo:line-height="0.1666in"/>
    </style:style>
    <style:style style:name="T19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1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9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12" style:parent-style-name="Normal" style:family="paragraph">
      <style:paragraph-properties fo:line-height="0.1666in"/>
    </style:style>
    <style:style style:name="T19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9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18" style:parent-style-name="Normal" style:family="paragraph">
      <style:paragraph-properties fo:line-height="0.1666in"/>
    </style:style>
    <style:style style:name="T19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22" style:parent-style-name="Normal" style:family="paragraph">
      <style:paragraph-properties fo:line-height="0.1666in"/>
    </style:style>
    <style:style style:name="T19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26" style:parent-style-name="Normal" style:family="paragraph">
      <style:paragraph-properties fo:line-height="0.1666in"/>
    </style:style>
    <style:style style:name="T19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30" style:parent-style-name="Normal" style:family="paragraph">
      <style:paragraph-properties fo:line-height="0.1666in"/>
    </style:style>
    <style:style style:name="T19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933" style:parent-style-name="Normal" style:family="paragraph">
      <style:paragraph-properties fo:line-height="0.1666in"/>
    </style:style>
    <style:style style:name="T19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35" style:parent-style-name="Normal" style:family="paragraph">
      <style:paragraph-properties fo:line-height="0.1666in"/>
    </style:style>
    <style:style style:name="T19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39" style:parent-style-name="Normal" style:family="paragraph">
      <style:paragraph-properties fo:line-height="0.1666in"/>
    </style:style>
    <style:style style:name="T19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43" style:parent-style-name="Normal" style:family="paragraph">
      <style:paragraph-properties fo:line-height="0.1666in"/>
    </style:style>
    <style:style style:name="T19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47" style:parent-style-name="Normal" style:family="paragraph">
      <style:paragraph-properties fo:line-height="0.1666in"/>
    </style:style>
    <style:style style:name="T19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1950" style:parent-style-name="Normal" style:family="paragraph">
      <style:paragraph-properties fo:line-height="0.1666in"/>
    </style:style>
    <style:style style:name="T19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52" style:parent-style-name="Normal" style:family="paragraph">
      <style:paragraph-properties fo:line-height="0.1666in"/>
    </style:style>
    <style:style style:name="T19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56" style:parent-style-name="Normal" style:family="paragraph">
      <style:paragraph-properties fo:line-height="0.1666in"/>
    </style:style>
    <style:style style:name="T19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6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9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62" style:parent-style-name="Normal" style:family="paragraph">
      <style:paragraph-properties fo:line-height="0.1666in"/>
    </style:style>
    <style:style style:name="T19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6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9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68" style:parent-style-name="Normal" style:family="paragraph">
      <style:paragraph-properties fo:line-height="0.1666in"/>
    </style:style>
    <style:style style:name="T19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72" style:parent-style-name="Normal" style:family="paragraph">
      <style:paragraph-properties fo:line-height="0.1666in"/>
    </style:style>
    <style:style style:name="T19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7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9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78" style:parent-style-name="Normal" style:family="paragraph">
      <style:paragraph-properties fo:line-height="0.1666in"/>
    </style:style>
    <style:style style:name="T19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8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19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84" style:parent-style-name="Normal" style:family="paragraph">
      <style:paragraph-properties fo:line-height="0.1666in"/>
    </style:style>
    <style:style style:name="T19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8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1989" style:parent-style-name="Normal" style:family="paragraph">
      <style:paragraph-properties fo:line-height="0.1666in"/>
    </style:style>
    <style:style style:name="T19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91" style:parent-style-name="Normal" style:family="paragraph">
      <style:paragraph-properties fo:line-height="0.1666in"/>
    </style:style>
    <style:style style:name="T19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93" style:parent-style-name="Normal" style:family="paragraph">
      <style:paragraph-properties fo:line-height="0.1666in"/>
    </style:style>
    <style:style style:name="T19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19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199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19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1999" style:parent-style-name="Normal" style:family="paragraph">
      <style:paragraph-properties fo:line-height="0.1666in"/>
    </style:style>
    <style:style style:name="T20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0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05" style:parent-style-name="Normal" style:family="paragraph">
      <style:paragraph-properties fo:line-height="0.1666in"/>
    </style:style>
    <style:style style:name="T20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0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11" style:parent-style-name="Normal" style:family="paragraph">
      <style:paragraph-properties fo:line-height="0.1666in"/>
    </style:style>
    <style:style style:name="T20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1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17" style:parent-style-name="Normal" style:family="paragraph">
      <style:paragraph-properties fo:line-height="0.1666in"/>
    </style:style>
    <style:style style:name="T20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23" style:parent-style-name="Normal" style:family="paragraph">
      <style:paragraph-properties fo:line-height="0.1666in"/>
    </style:style>
    <style:style style:name="T20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2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028" style:parent-style-name="Normal" style:family="paragraph">
      <style:paragraph-properties fo:line-height="0.1666in"/>
    </style:style>
    <style:style style:name="T20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30" style:parent-style-name="Normal" style:family="paragraph">
      <style:paragraph-properties fo:line-height="0.1666in"/>
    </style:style>
    <style:style style:name="T20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32" style:parent-style-name="Normal" style:family="paragraph">
      <style:paragraph-properties fo:line-height="0.1666in"/>
    </style:style>
    <style:style style:name="T20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3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38" style:parent-style-name="Normal" style:family="paragraph">
      <style:paragraph-properties fo:line-height="0.1666in"/>
    </style:style>
    <style:style style:name="T20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4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0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44" style:parent-style-name="Normal" style:family="paragraph">
      <style:paragraph-properties fo:line-height="0.1666in"/>
    </style:style>
    <style:style style:name="T20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4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50" style:parent-style-name="Normal" style:family="paragraph">
      <style:paragraph-properties fo:line-height="0.1666in"/>
    </style:style>
    <style:style style:name="T20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5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0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56" style:parent-style-name="Normal" style:family="paragraph">
      <style:paragraph-properties fo:line-height="0.1666in"/>
    </style:style>
    <style:style style:name="T20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60" style:parent-style-name="Normal" style:family="paragraph">
      <style:paragraph-properties fo:line-height="0.1666in"/>
    </style:style>
    <style:style style:name="T20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64" style:parent-style-name="Normal" style:family="paragraph">
      <style:paragraph-properties fo:line-height="0.1666in"/>
    </style:style>
    <style:style style:name="T20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68" style:parent-style-name="Normal" style:family="paragraph">
      <style:paragraph-properties fo:line-height="0.1666in"/>
    </style:style>
    <style:style style:name="T20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071" style:parent-style-name="Normal" style:family="paragraph">
      <style:paragraph-properties fo:line-height="0.1666in"/>
    </style:style>
    <style:style style:name="T20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73" style:parent-style-name="Normal" style:family="paragraph">
      <style:paragraph-properties fo:line-height="0.1666in"/>
    </style:style>
    <style:style style:name="T20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77" style:parent-style-name="Normal" style:family="paragraph">
      <style:paragraph-properties fo:line-height="0.1666in"/>
    </style:style>
    <style:style style:name="T20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81" style:parent-style-name="Normal" style:family="paragraph">
      <style:paragraph-properties fo:line-height="0.1666in"/>
    </style:style>
    <style:style style:name="T20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85" style:parent-style-name="Normal" style:family="paragraph">
      <style:paragraph-properties fo:line-height="0.1666in"/>
    </style:style>
    <style:style style:name="T20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088" style:parent-style-name="Normal" style:family="paragraph">
      <style:paragraph-properties fo:line-height="0.1666in"/>
    </style:style>
    <style:style style:name="T20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90" style:parent-style-name="Normal" style:family="paragraph">
      <style:paragraph-properties fo:line-height="0.1666in"/>
    </style:style>
    <style:style style:name="T20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094" style:parent-style-name="Normal" style:family="paragraph">
      <style:paragraph-properties fo:line-height="0.1666in"/>
    </style:style>
    <style:style style:name="T20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0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0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0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00" style:parent-style-name="Normal" style:family="paragraph">
      <style:paragraph-properties fo:line-height="0.1666in"/>
    </style:style>
    <style:style style:name="T21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0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06" style:parent-style-name="Normal" style:family="paragraph">
      <style:paragraph-properties fo:line-height="0.1666in"/>
    </style:style>
    <style:style style:name="T21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10" style:parent-style-name="Normal" style:family="paragraph">
      <style:paragraph-properties fo:line-height="0.1666in"/>
    </style:style>
    <style:style style:name="T21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1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1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16" style:parent-style-name="Normal" style:family="paragraph">
      <style:paragraph-properties fo:line-height="0.1666in"/>
    </style:style>
    <style:style style:name="T21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2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1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22" style:parent-style-name="Normal" style:family="paragraph">
      <style:paragraph-properties fo:line-height="0.1666in"/>
    </style:style>
    <style:style style:name="T21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2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127" style:parent-style-name="Normal" style:family="paragraph">
      <style:paragraph-properties fo:line-height="0.1666in"/>
    </style:style>
    <style:style style:name="T21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29" style:parent-style-name="Normal" style:family="paragraph">
      <style:paragraph-properties fo:line-height="0.1666in"/>
    </style:style>
    <style:style style:name="T21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31" style:parent-style-name="Normal" style:family="paragraph">
      <style:paragraph-properties fo:line-height="0.1666in"/>
    </style:style>
    <style:style style:name="T21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3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37" style:parent-style-name="Normal" style:family="paragraph">
      <style:paragraph-properties fo:line-height="0.1666in"/>
    </style:style>
    <style:style style:name="T21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4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43" style:parent-style-name="Normal" style:family="paragraph">
      <style:paragraph-properties fo:line-height="0.1666in"/>
    </style:style>
    <style:style style:name="T21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4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49" style:parent-style-name="Normal" style:family="paragraph">
      <style:paragraph-properties fo:line-height="0.1666in"/>
    </style:style>
    <style:style style:name="T21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5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55" style:parent-style-name="Normal" style:family="paragraph">
      <style:paragraph-properties fo:line-height="0.1666in"/>
    </style:style>
    <style:style style:name="T21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61" style:parent-style-name="Normal" style:family="paragraph">
      <style:paragraph-properties fo:line-height="0.1666in"/>
    </style:style>
    <style:style style:name="T21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6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166" style:parent-style-name="Normal" style:family="paragraph">
      <style:paragraph-properties fo:line-height="0.1666in"/>
    </style:style>
    <style:style style:name="T21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68" style:parent-style-name="Normal" style:family="paragraph">
      <style:paragraph-properties fo:line-height="0.1666in"/>
    </style:style>
    <style:style style:name="T21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70" style:parent-style-name="Normal" style:family="paragraph">
      <style:paragraph-properties fo:line-height="0.1666in"/>
    </style:style>
    <style:style style:name="P2171" style:parent-style-name="Normal" style:family="paragraph">
      <style:paragraph-properties fo:line-height="0.1666in"/>
    </style:style>
    <style:style style:name="P2172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2173" style:parent-style-name="Normal" style:family="paragraph">
      <style:paragraph-properties fo:line-height="0.1666in"/>
    </style:style>
    <style:style style:name="P2174" style:parent-style-name="Normal" style:family="paragraph">
      <style:paragraph-properties fo:line-height="0.1666in"/>
    </style:style>
    <style:style style:name="T217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176" style:parent-style-name="Normal" style:family="paragraph">
      <style:paragraph-properties fo:line-height="0.1666in"/>
    </style:style>
    <style:style style:name="T217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21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79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21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8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21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83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2184" style:parent-style-name="Normal" style:family="paragraph">
      <style:paragraph-properties fo:line-height="0.1666in"/>
    </style:style>
    <style:style style:name="T21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86" style:parent-style-name="Normal" style:family="paragraph">
      <style:paragraph-properties fo:line-height="0.1666in"/>
    </style:style>
    <style:style style:name="T21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88" style:parent-style-name="Normal" style:family="paragraph">
      <style:paragraph-properties fo:line-height="0.1666in"/>
    </style:style>
    <style:style style:name="T21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9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1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194" style:parent-style-name="Normal" style:family="paragraph">
      <style:paragraph-properties fo:line-height="0.1666in"/>
    </style:style>
    <style:style style:name="T21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1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19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1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00" style:parent-style-name="Normal" style:family="paragraph">
      <style:paragraph-properties fo:line-height="0.1666in"/>
    </style:style>
    <style:style style:name="T22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0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2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06" style:parent-style-name="Normal" style:family="paragraph">
      <style:paragraph-properties fo:line-height="0.1666in"/>
    </style:style>
    <style:style style:name="T22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1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2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12" style:parent-style-name="Normal" style:family="paragraph">
      <style:paragraph-properties fo:line-height="0.1666in"/>
    </style:style>
    <style:style style:name="T22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16" style:parent-style-name="Normal" style:family="paragraph">
      <style:paragraph-properties fo:line-height="0.1666in"/>
    </style:style>
    <style:style style:name="T22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20" style:parent-style-name="Normal" style:family="paragraph">
      <style:paragraph-properties fo:line-height="0.1666in"/>
    </style:style>
    <style:style style:name="T22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24" style:parent-style-name="Normal" style:family="paragraph">
      <style:paragraph-properties fo:line-height="0.1666in"/>
    </style:style>
    <style:style style:name="T22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227" style:parent-style-name="Normal" style:family="paragraph">
      <style:paragraph-properties fo:line-height="0.1666in"/>
    </style:style>
    <style:style style:name="T22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29" style:parent-style-name="Normal" style:family="paragraph">
      <style:paragraph-properties fo:line-height="0.1666in"/>
    </style:style>
    <style:style style:name="T22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33" style:parent-style-name="Normal" style:family="paragraph">
      <style:paragraph-properties fo:line-height="0.1666in"/>
    </style:style>
    <style:style style:name="T22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37" style:parent-style-name="Normal" style:family="paragraph">
      <style:paragraph-properties fo:line-height="0.1666in"/>
    </style:style>
    <style:style style:name="T22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41" style:parent-style-name="Normal" style:family="paragraph">
      <style:paragraph-properties fo:line-height="0.1666in"/>
    </style:style>
    <style:style style:name="T22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244" style:parent-style-name="Normal" style:family="paragraph">
      <style:paragraph-properties fo:line-height="0.1666in"/>
    </style:style>
    <style:style style:name="T22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46" style:parent-style-name="Normal" style:family="paragraph">
      <style:paragraph-properties fo:line-height="0.1666in"/>
    </style:style>
    <style:style style:name="T22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50" style:parent-style-name="Normal" style:family="paragraph">
      <style:paragraph-properties fo:line-height="0.1666in"/>
    </style:style>
    <style:style style:name="T22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5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2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56" style:parent-style-name="Normal" style:family="paragraph">
      <style:paragraph-properties fo:line-height="0.1666in"/>
    </style:style>
    <style:style style:name="T22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6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2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62" style:parent-style-name="Normal" style:family="paragraph">
      <style:paragraph-properties fo:line-height="0.1666in"/>
    </style:style>
    <style:style style:name="T22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66" style:parent-style-name="Normal" style:family="paragraph">
      <style:paragraph-properties fo:line-height="0.1666in"/>
    </style:style>
    <style:style style:name="T22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7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2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72" style:parent-style-name="Normal" style:family="paragraph">
      <style:paragraph-properties fo:line-height="0.1666in"/>
    </style:style>
    <style:style style:name="T22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7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2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78" style:parent-style-name="Normal" style:family="paragraph">
      <style:paragraph-properties fo:line-height="0.1666in"/>
    </style:style>
    <style:style style:name="T22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8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283" style:parent-style-name="Normal" style:family="paragraph">
      <style:paragraph-properties fo:line-height="0.1666in"/>
    </style:style>
    <style:style style:name="T22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85" style:parent-style-name="Normal" style:family="paragraph">
      <style:paragraph-properties fo:line-height="0.1666in"/>
    </style:style>
    <style:style style:name="T22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87" style:parent-style-name="Normal" style:family="paragraph">
      <style:paragraph-properties fo:line-height="0.1666in"/>
    </style:style>
    <style:style style:name="T22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9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2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93" style:parent-style-name="Normal" style:family="paragraph">
      <style:paragraph-properties fo:line-height="0.1666in"/>
    </style:style>
    <style:style style:name="T22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2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29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2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299" style:parent-style-name="Normal" style:family="paragraph">
      <style:paragraph-properties fo:line-height="0.1666in"/>
    </style:style>
    <style:style style:name="T23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0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05" style:parent-style-name="Normal" style:family="paragraph">
      <style:paragraph-properties fo:line-height="0.1666in"/>
    </style:style>
    <style:style style:name="T23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0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11" style:parent-style-name="Normal" style:family="paragraph">
      <style:paragraph-properties fo:line-height="0.1666in"/>
    </style:style>
    <style:style style:name="T23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1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17" style:parent-style-name="Normal" style:family="paragraph">
      <style:paragraph-properties fo:line-height="0.1666in"/>
    </style:style>
    <style:style style:name="T23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2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322" style:parent-style-name="Normal" style:family="paragraph">
      <style:paragraph-properties fo:line-height="0.1666in"/>
    </style:style>
    <style:style style:name="T23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24" style:parent-style-name="Normal" style:family="paragraph">
      <style:paragraph-properties fo:line-height="0.1666in"/>
    </style:style>
    <style:style style:name="T23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26" style:parent-style-name="Normal" style:family="paragraph">
      <style:paragraph-properties fo:line-height="0.1666in"/>
    </style:style>
    <style:style style:name="T23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3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32" style:parent-style-name="Normal" style:family="paragraph">
      <style:paragraph-properties fo:line-height="0.1666in"/>
    </style:style>
    <style:style style:name="T23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3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3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38" style:parent-style-name="Normal" style:family="paragraph">
      <style:paragraph-properties fo:line-height="0.1666in"/>
    </style:style>
    <style:style style:name="T23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4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44" style:parent-style-name="Normal" style:family="paragraph">
      <style:paragraph-properties fo:line-height="0.1666in"/>
    </style:style>
    <style:style style:name="T23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4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3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50" style:parent-style-name="Normal" style:family="paragraph">
      <style:paragraph-properties fo:line-height="0.1666in"/>
    </style:style>
    <style:style style:name="T23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54" style:parent-style-name="Normal" style:family="paragraph">
      <style:paragraph-properties fo:line-height="0.1666in"/>
    </style:style>
    <style:style style:name="T23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58" style:parent-style-name="Normal" style:family="paragraph">
      <style:paragraph-properties fo:line-height="0.1666in"/>
    </style:style>
    <style:style style:name="T23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62" style:parent-style-name="Normal" style:family="paragraph">
      <style:paragraph-properties fo:line-height="0.1666in"/>
    </style:style>
    <style:style style:name="T2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365" style:parent-style-name="Normal" style:family="paragraph">
      <style:paragraph-properties fo:line-height="0.1666in"/>
    </style:style>
    <style:style style:name="T23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67" style:parent-style-name="Normal" style:family="paragraph">
      <style:paragraph-properties fo:line-height="0.1666in"/>
    </style:style>
    <style:style style:name="T23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71" style:parent-style-name="Normal" style:family="paragraph">
      <style:paragraph-properties fo:line-height="0.1666in"/>
    </style:style>
    <style:style style:name="T23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75" style:parent-style-name="Normal" style:family="paragraph">
      <style:paragraph-properties fo:line-height="0.1666in"/>
    </style:style>
    <style:style style:name="T23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79" style:parent-style-name="Normal" style:family="paragraph">
      <style:paragraph-properties fo:line-height="0.1666in"/>
    </style:style>
    <style:style style:name="T23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382" style:parent-style-name="Normal" style:family="paragraph">
      <style:paragraph-properties fo:line-height="0.1666in"/>
    </style:style>
    <style:style style:name="T23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84" style:parent-style-name="Normal" style:family="paragraph">
      <style:paragraph-properties fo:line-height="0.1666in"/>
    </style:style>
    <style:style style:name="T23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88" style:parent-style-name="Normal" style:family="paragraph">
      <style:paragraph-properties fo:line-height="0.1666in"/>
    </style:style>
    <style:style style:name="T23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9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394" style:parent-style-name="Normal" style:family="paragraph">
      <style:paragraph-properties fo:line-height="0.1666in"/>
    </style:style>
    <style:style style:name="T23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3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3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3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00" style:parent-style-name="Normal" style:family="paragraph">
      <style:paragraph-properties fo:line-height="0.1666in"/>
    </style:style>
    <style:style style:name="T24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04" style:parent-style-name="Normal" style:family="paragraph">
      <style:paragraph-properties fo:line-height="0.1666in"/>
    </style:style>
    <style:style style:name="T24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0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4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10" style:parent-style-name="Normal" style:family="paragraph">
      <style:paragraph-properties fo:line-height="0.1666in"/>
    </style:style>
    <style:style style:name="T24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1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4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16" style:parent-style-name="Normal" style:family="paragraph">
      <style:paragraph-properties fo:line-height="0.1666in"/>
    </style:style>
    <style:style style:name="T2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2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421" style:parent-style-name="Normal" style:family="paragraph">
      <style:paragraph-properties fo:line-height="0.1666in"/>
    </style:style>
    <style:style style:name="T24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23" style:parent-style-name="Normal" style:family="paragraph">
      <style:paragraph-properties fo:line-height="0.1666in"/>
    </style:style>
    <style:style style:name="T24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25" style:parent-style-name="Normal" style:family="paragraph">
      <style:paragraph-properties fo:line-height="0.1666in"/>
    </style:style>
    <style:style style:name="T24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2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31" style:parent-style-name="Normal" style:family="paragraph">
      <style:paragraph-properties fo:line-height="0.1666in"/>
    </style:style>
    <style:style style:name="T24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3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37" style:parent-style-name="Normal" style:family="paragraph">
      <style:paragraph-properties fo:line-height="0.1666in"/>
    </style:style>
    <style:style style:name="T24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4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43" style:parent-style-name="Normal" style:family="paragraph">
      <style:paragraph-properties fo:line-height="0.1666in"/>
    </style:style>
    <style:style style:name="T24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4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49" style:parent-style-name="Normal" style:family="paragraph">
      <style:paragraph-properties fo:line-height="0.1666in"/>
    </style:style>
    <style:style style:name="T24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5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55" style:parent-style-name="Normal" style:family="paragraph">
      <style:paragraph-properties fo:line-height="0.1666in"/>
    </style:style>
    <style:style style:name="T2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5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460" style:parent-style-name="Normal" style:family="paragraph">
      <style:paragraph-properties fo:line-height="0.1666in"/>
    </style:style>
    <style:style style:name="T24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62" style:parent-style-name="Normal" style:family="paragraph">
      <style:paragraph-properties fo:line-height="0.1666in"/>
    </style:style>
    <style:style style:name="T24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64" style:parent-style-name="Normal" style:family="paragraph">
      <style:paragraph-properties fo:line-height="0.1666in"/>
    </style:style>
    <style:style style:name="T24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6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70" style:parent-style-name="Normal" style:family="paragraph">
      <style:paragraph-properties fo:line-height="0.1666in"/>
    </style:style>
    <style:style style:name="T24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7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4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76" style:parent-style-name="Normal" style:family="paragraph">
      <style:paragraph-properties fo:line-height="0.1666in"/>
    </style:style>
    <style:style style:name="T24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8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4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82" style:parent-style-name="Normal" style:family="paragraph">
      <style:paragraph-properties fo:line-height="0.1666in"/>
    </style:style>
    <style:style style:name="T24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8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4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88" style:parent-style-name="Normal" style:family="paragraph">
      <style:paragraph-properties fo:line-height="0.1666in"/>
    </style:style>
    <style:style style:name="T24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92" style:parent-style-name="Normal" style:family="paragraph">
      <style:paragraph-properties fo:line-height="0.1666in"/>
    </style:style>
    <style:style style:name="T24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496" style:parent-style-name="Normal" style:family="paragraph">
      <style:paragraph-properties fo:line-height="0.1666in"/>
    </style:style>
    <style:style style:name="T24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4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4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00" style:parent-style-name="Normal" style:family="paragraph">
      <style:paragraph-properties fo:line-height="0.1666in"/>
    </style:style>
    <style:style style:name="T25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503" style:parent-style-name="Normal" style:family="paragraph">
      <style:paragraph-properties fo:line-height="0.1666in"/>
    </style:style>
    <style:style style:name="T25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05" style:parent-style-name="Normal" style:family="paragraph">
      <style:paragraph-properties fo:line-height="0.1666in"/>
    </style:style>
    <style:style style:name="T25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09" style:parent-style-name="Normal" style:family="paragraph">
      <style:paragraph-properties fo:line-height="0.1666in"/>
    </style:style>
    <style:style style:name="T25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13" style:parent-style-name="Normal" style:family="paragraph">
      <style:paragraph-properties fo:line-height="0.1666in"/>
    </style:style>
    <style:style style:name="T25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17" style:parent-style-name="Normal" style:family="paragraph">
      <style:paragraph-properties fo:line-height="0.1666in"/>
    </style:style>
    <style:style style:name="T25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520" style:parent-style-name="Normal" style:family="paragraph">
      <style:paragraph-properties fo:line-height="0.1666in"/>
    </style:style>
    <style:style style:name="T25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22" style:parent-style-name="Normal" style:family="paragraph">
      <style:paragraph-properties fo:line-height="0.1666in"/>
    </style:style>
    <style:style style:name="T25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26" style:parent-style-name="Normal" style:family="paragraph">
      <style:paragraph-properties fo:line-height="0.1666in"/>
    </style:style>
    <style:style style:name="T25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3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32" style:parent-style-name="Normal" style:family="paragraph">
      <style:paragraph-properties fo:line-height="0.1666in"/>
    </style:style>
    <style:style style:name="T25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3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38" style:parent-style-name="Normal" style:family="paragraph">
      <style:paragraph-properties fo:line-height="0.1666in"/>
    </style:style>
    <style:style style:name="T25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42" style:parent-style-name="Normal" style:family="paragraph">
      <style:paragraph-properties fo:line-height="0.1666in"/>
    </style:style>
    <style:style style:name="T25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4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5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48" style:parent-style-name="Normal" style:family="paragraph">
      <style:paragraph-properties fo:line-height="0.1666in"/>
    </style:style>
    <style:style style:name="T25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5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5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54" style:parent-style-name="Normal" style:family="paragraph">
      <style:paragraph-properties fo:line-height="0.1666in"/>
    </style:style>
    <style:style style:name="T25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5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559" style:parent-style-name="Normal" style:family="paragraph">
      <style:paragraph-properties fo:line-height="0.1666in"/>
    </style:style>
    <style:style style:name="T25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61" style:parent-style-name="Normal" style:family="paragraph">
      <style:paragraph-properties fo:line-height="0.1666in"/>
    </style:style>
    <style:style style:name="T25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63" style:parent-style-name="Normal" style:family="paragraph">
      <style:paragraph-properties fo:line-height="0.1666in"/>
    </style:style>
    <style:style style:name="T25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6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69" style:parent-style-name="Normal" style:family="paragraph">
      <style:paragraph-properties fo:line-height="0.1666in"/>
    </style:style>
    <style:style style:name="T25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7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7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75" style:parent-style-name="Normal" style:family="paragraph">
      <style:paragraph-properties fo:line-height="0.1666in"/>
    </style:style>
    <style:style style:name="T25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7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81" style:parent-style-name="Normal" style:family="paragraph">
      <style:paragraph-properties fo:line-height="0.1666in"/>
    </style:style>
    <style:style style:name="T25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8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87" style:parent-style-name="Normal" style:family="paragraph">
      <style:paragraph-properties fo:line-height="0.1666in"/>
    </style:style>
    <style:style style:name="T25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9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5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593" style:parent-style-name="Normal" style:family="paragraph">
      <style:paragraph-properties fo:line-height="0.1666in"/>
    </style:style>
    <style:style style:name="T25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5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59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598" style:parent-style-name="Normal" style:family="paragraph">
      <style:paragraph-properties fo:line-height="0.1666in"/>
    </style:style>
    <style:style style:name="T25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00" style:parent-style-name="Normal" style:family="paragraph">
      <style:paragraph-properties fo:line-height="0.1666in"/>
    </style:style>
    <style:style style:name="T26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02" style:parent-style-name="Normal" style:family="paragraph">
      <style:paragraph-properties fo:line-height="0.1666in"/>
    </style:style>
    <style:style style:name="T26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0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6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08" style:parent-style-name="Normal" style:family="paragraph">
      <style:paragraph-properties fo:line-height="0.1666in"/>
    </style:style>
    <style:style style:name="T26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1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6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14" style:parent-style-name="Normal" style:family="paragraph">
      <style:paragraph-properties fo:line-height="0.1666in"/>
    </style:style>
    <style:style style:name="T26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1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6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20" style:parent-style-name="Normal" style:family="paragraph">
      <style:paragraph-properties fo:line-height="0.1666in"/>
    </style:style>
    <style:style style:name="T26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2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6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26" style:parent-style-name="Normal" style:family="paragraph">
      <style:paragraph-properties fo:line-height="0.1666in"/>
    </style:style>
    <style:style style:name="T26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30" style:parent-style-name="Normal" style:family="paragraph">
      <style:paragraph-properties fo:line-height="0.1666in"/>
    </style:style>
    <style:style style:name="T26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34" style:parent-style-name="Normal" style:family="paragraph">
      <style:paragraph-properties fo:line-height="0.1666in"/>
    </style:style>
    <style:style style:name="T26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38" style:parent-style-name="Normal" style:family="paragraph">
      <style:paragraph-properties fo:line-height="0.1666in"/>
    </style:style>
    <style:style style:name="T26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641" style:parent-style-name="Normal" style:family="paragraph">
      <style:paragraph-properties fo:line-height="0.1666in"/>
    </style:style>
    <style:style style:name="T26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43" style:parent-style-name="Normal" style:family="paragraph">
      <style:paragraph-properties fo:line-height="0.1666in"/>
    </style:style>
    <style:style style:name="T26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47" style:parent-style-name="Normal" style:family="paragraph">
      <style:paragraph-properties fo:line-height="0.1666in"/>
    </style:style>
    <style:style style:name="T26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51" style:parent-style-name="Normal" style:family="paragraph">
      <style:paragraph-properties fo:line-height="0.1666in"/>
    </style:style>
    <style:style style:name="T26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55" style:parent-style-name="Normal" style:family="paragraph">
      <style:paragraph-properties fo:line-height="0.1666in"/>
    </style:style>
    <style:style style:name="T26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658" style:parent-style-name="Normal" style:family="paragraph">
      <style:paragraph-properties fo:line-height="0.1666in"/>
    </style:style>
    <style:style style:name="T26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60" style:parent-style-name="Normal" style:family="paragraph">
      <style:paragraph-properties fo:line-height="0.1666in"/>
    </style:style>
    <style:style style:name="T26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64" style:parent-style-name="Normal" style:family="paragraph">
      <style:paragraph-properties fo:line-height="0.1666in"/>
    </style:style>
    <style:style style:name="T26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6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6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70" style:parent-style-name="Normal" style:family="paragraph">
      <style:paragraph-properties fo:line-height="0.1666in"/>
    </style:style>
    <style:style style:name="T26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7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6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76" style:parent-style-name="Normal" style:family="paragraph">
      <style:paragraph-properties fo:line-height="0.1666in"/>
    </style:style>
    <style:style style:name="T26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80" style:parent-style-name="Normal" style:family="paragraph">
      <style:paragraph-properties fo:line-height="0.1666in"/>
    </style:style>
    <style:style style:name="T26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8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6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86" style:parent-style-name="Normal" style:family="paragraph">
      <style:paragraph-properties fo:line-height="0.1666in"/>
    </style:style>
    <style:style style:name="T26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9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6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92" style:parent-style-name="Normal" style:family="paragraph">
      <style:paragraph-properties fo:line-height="0.1666in"/>
    </style:style>
    <style:style style:name="T26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6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69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697" style:parent-style-name="Normal" style:family="paragraph">
      <style:paragraph-properties fo:line-height="0.1666in"/>
    </style:style>
    <style:style style:name="T26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699" style:parent-style-name="Normal" style:family="paragraph">
      <style:paragraph-properties fo:line-height="0.1666in"/>
    </style:style>
    <style:style style:name="T27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01" style:parent-style-name="Normal" style:family="paragraph">
      <style:paragraph-properties fo:line-height="0.1666in"/>
    </style:style>
    <style:style style:name="T27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0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07" style:parent-style-name="Normal" style:family="paragraph">
      <style:paragraph-properties fo:line-height="0.1666in"/>
    </style:style>
    <style:style style:name="T27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1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13" style:parent-style-name="Normal" style:family="paragraph">
      <style:paragraph-properties fo:line-height="0.1666in"/>
    </style:style>
    <style:style style:name="T27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1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19" style:parent-style-name="Normal" style:family="paragraph">
      <style:paragraph-properties fo:line-height="0.1666in"/>
    </style:style>
    <style:style style:name="T27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2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25" style:parent-style-name="Normal" style:family="paragraph">
      <style:paragraph-properties fo:line-height="0.1666in"/>
    </style:style>
    <style:style style:name="T27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2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31" style:parent-style-name="Normal" style:family="paragraph">
      <style:paragraph-properties fo:line-height="0.1666in"/>
    </style:style>
    <style:style style:name="T27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3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736" style:parent-style-name="Normal" style:family="paragraph">
      <style:paragraph-properties fo:line-height="0.1666in"/>
    </style:style>
    <style:style style:name="T27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38" style:parent-style-name="Normal" style:family="paragraph">
      <style:paragraph-properties fo:line-height="0.1666in"/>
    </style:style>
    <style:style style:name="T27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40" style:parent-style-name="Normal" style:family="paragraph">
      <style:paragraph-properties fo:line-height="0.1666in"/>
    </style:style>
    <style:style style:name="T27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4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46" style:parent-style-name="Normal" style:family="paragraph">
      <style:paragraph-properties fo:line-height="0.1666in"/>
    </style:style>
    <style:style style:name="T27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5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7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52" style:parent-style-name="Normal" style:family="paragraph">
      <style:paragraph-properties fo:line-height="0.1666in"/>
    </style:style>
    <style:style style:name="T27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5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7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58" style:parent-style-name="Normal" style:family="paragraph">
      <style:paragraph-properties fo:line-height="0.1666in"/>
    </style:style>
    <style:style style:name="T27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6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7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64" style:parent-style-name="Normal" style:family="paragraph">
      <style:paragraph-properties fo:line-height="0.1666in"/>
    </style:style>
    <style:style style:name="T27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68" style:parent-style-name="Normal" style:family="paragraph">
      <style:paragraph-properties fo:line-height="0.1666in"/>
    </style:style>
    <style:style style:name="T27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72" style:parent-style-name="Normal" style:family="paragraph">
      <style:paragraph-properties fo:line-height="0.1666in"/>
    </style:style>
    <style:style style:name="T27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76" style:parent-style-name="Normal" style:family="paragraph">
      <style:paragraph-properties fo:line-height="0.1666in"/>
    </style:style>
    <style:style style:name="T27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779" style:parent-style-name="Normal" style:family="paragraph">
      <style:paragraph-properties fo:line-height="0.1666in"/>
    </style:style>
    <style:style style:name="T27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81" style:parent-style-name="Normal" style:family="paragraph">
      <style:paragraph-properties fo:line-height="0.1666in"/>
    </style:style>
    <style:style style:name="T27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85" style:parent-style-name="Normal" style:family="paragraph">
      <style:paragraph-properties fo:line-height="0.1666in"/>
    </style:style>
    <style:style style:name="T27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89" style:parent-style-name="Normal" style:family="paragraph">
      <style:paragraph-properties fo:line-height="0.1666in"/>
    </style:style>
    <style:style style:name="T27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7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93" style:parent-style-name="Normal" style:family="paragraph">
      <style:paragraph-properties fo:line-height="0.1666in"/>
    </style:style>
    <style:style style:name="T27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7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796" style:parent-style-name="Normal" style:family="paragraph">
      <style:paragraph-properties fo:line-height="0.1666in"/>
    </style:style>
    <style:style style:name="T27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798" style:parent-style-name="Normal" style:family="paragraph">
      <style:paragraph-properties fo:line-height="0.1666in"/>
    </style:style>
    <style:style style:name="T27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02" style:parent-style-name="Normal" style:family="paragraph">
      <style:paragraph-properties fo:line-height="0.1666in"/>
    </style:style>
    <style:style style:name="T28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0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08" style:parent-style-name="Normal" style:family="paragraph">
      <style:paragraph-properties fo:line-height="0.1666in"/>
    </style:style>
    <style:style style:name="T28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1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14" style:parent-style-name="Normal" style:family="paragraph">
      <style:paragraph-properties fo:line-height="0.1666in"/>
    </style:style>
    <style:style style:name="T28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18" style:parent-style-name="Normal" style:family="paragraph">
      <style:paragraph-properties fo:line-height="0.1666in"/>
    </style:style>
    <style:style style:name="T28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2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8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24" style:parent-style-name="Normal" style:family="paragraph">
      <style:paragraph-properties fo:line-height="0.1666in"/>
    </style:style>
    <style:style style:name="T28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2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8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30" style:parent-style-name="Normal" style:family="paragraph">
      <style:paragraph-properties fo:line-height="0.1666in"/>
    </style:style>
    <style:style style:name="T28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3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835" style:parent-style-name="Normal" style:family="paragraph">
      <style:paragraph-properties fo:line-height="0.1666in"/>
    </style:style>
    <style:style style:name="T28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37" style:parent-style-name="Normal" style:family="paragraph">
      <style:paragraph-properties fo:line-height="0.1666in"/>
    </style:style>
    <style:style style:name="T28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39" style:parent-style-name="Normal" style:family="paragraph">
      <style:paragraph-properties fo:line-height="0.1666in"/>
    </style:style>
    <style:style style:name="T28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4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45" style:parent-style-name="Normal" style:family="paragraph">
      <style:paragraph-properties fo:line-height="0.1666in"/>
    </style:style>
    <style:style style:name="T28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4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51" style:parent-style-name="Normal" style:family="paragraph">
      <style:paragraph-properties fo:line-height="0.1666in"/>
    </style:style>
    <style:style style:name="T28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5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57" style:parent-style-name="Normal" style:family="paragraph">
      <style:paragraph-properties fo:line-height="0.1666in"/>
    </style:style>
    <style:style style:name="T28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6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63" style:parent-style-name="Normal" style:family="paragraph">
      <style:paragraph-properties fo:line-height="0.1666in"/>
    </style:style>
    <style:style style:name="T28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6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69" style:parent-style-name="Normal" style:family="paragraph">
      <style:paragraph-properties fo:line-height="0.1666in"/>
    </style:style>
    <style:style style:name="T28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7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7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874" style:parent-style-name="Normal" style:family="paragraph">
      <style:paragraph-properties fo:line-height="0.1666in"/>
    </style:style>
    <style:style style:name="T28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76" style:parent-style-name="Normal" style:family="paragraph">
      <style:paragraph-properties fo:line-height="0.1666in"/>
    </style:style>
    <style:style style:name="T28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78" style:parent-style-name="Normal" style:family="paragraph">
      <style:paragraph-properties fo:line-height="0.1666in"/>
    </style:style>
    <style:style style:name="T28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8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84" style:parent-style-name="Normal" style:family="paragraph">
      <style:paragraph-properties fo:line-height="0.1666in"/>
    </style:style>
    <style:style style:name="T28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8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8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90" style:parent-style-name="Normal" style:family="paragraph">
      <style:paragraph-properties fo:line-height="0.1666in"/>
    </style:style>
    <style:style style:name="T28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8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896" style:parent-style-name="Normal" style:family="paragraph">
      <style:paragraph-properties fo:line-height="0.1666in"/>
    </style:style>
    <style:style style:name="T28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8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8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0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9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02" style:parent-style-name="Normal" style:family="paragraph">
      <style:paragraph-properties fo:line-height="0.1666in"/>
    </style:style>
    <style:style style:name="T29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06" style:parent-style-name="Normal" style:family="paragraph">
      <style:paragraph-properties fo:line-height="0.1666in"/>
    </style:style>
    <style:style style:name="T29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10" style:parent-style-name="Normal" style:family="paragraph">
      <style:paragraph-properties fo:line-height="0.1666in"/>
    </style:style>
    <style:style style:name="T29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14" style:parent-style-name="Normal" style:family="paragraph">
      <style:paragraph-properties fo:line-height="0.1666in"/>
    </style:style>
    <style:style style:name="T29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917" style:parent-style-name="Normal" style:family="paragraph">
      <style:paragraph-properties fo:line-height="0.1666in"/>
    </style:style>
    <style:style style:name="T29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19" style:parent-style-name="Normal" style:family="paragraph">
      <style:paragraph-properties fo:line-height="0.1666in"/>
    </style:style>
    <style:style style:name="T29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23" style:parent-style-name="Normal" style:family="paragraph">
      <style:paragraph-properties fo:line-height="0.1666in"/>
    </style:style>
    <style:style style:name="T29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27" style:parent-style-name="Normal" style:family="paragraph">
      <style:paragraph-properties fo:line-height="0.1666in"/>
    </style:style>
    <style:style style:name="T29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31" style:parent-style-name="Normal" style:family="paragraph">
      <style:paragraph-properties fo:line-height="0.1666in"/>
    </style:style>
    <style:style style:name="T29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2934" style:parent-style-name="Normal" style:family="paragraph">
      <style:paragraph-properties fo:line-height="0.1666in"/>
    </style:style>
    <style:style style:name="T29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36" style:parent-style-name="Normal" style:family="paragraph">
      <style:paragraph-properties fo:line-height="0.1666in"/>
    </style:style>
    <style:style style:name="T29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40" style:parent-style-name="Normal" style:family="paragraph">
      <style:paragraph-properties fo:line-height="0.1666in"/>
    </style:style>
    <style:style style:name="T29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4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9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46" style:parent-style-name="Normal" style:family="paragraph">
      <style:paragraph-properties fo:line-height="0.1666in"/>
    </style:style>
    <style:style style:name="T29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5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9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52" style:parent-style-name="Normal" style:family="paragraph">
      <style:paragraph-properties fo:line-height="0.1666in"/>
    </style:style>
    <style:style style:name="T29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56" style:parent-style-name="Normal" style:family="paragraph">
      <style:paragraph-properties fo:line-height="0.1666in"/>
    </style:style>
    <style:style style:name="T29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6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9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62" style:parent-style-name="Normal" style:family="paragraph">
      <style:paragraph-properties fo:line-height="0.1666in"/>
    </style:style>
    <style:style style:name="T29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6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29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68" style:parent-style-name="Normal" style:family="paragraph">
      <style:paragraph-properties fo:line-height="0.1666in"/>
    </style:style>
    <style:style style:name="T29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7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2973" style:parent-style-name="Normal" style:family="paragraph">
      <style:paragraph-properties fo:line-height="0.1666in"/>
    </style:style>
    <style:style style:name="T29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75" style:parent-style-name="Normal" style:family="paragraph">
      <style:paragraph-properties fo:line-height="0.1666in"/>
    </style:style>
    <style:style style:name="T29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77" style:parent-style-name="Normal" style:family="paragraph">
      <style:paragraph-properties fo:line-height="0.1666in"/>
    </style:style>
    <style:style style:name="T29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8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9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83" style:parent-style-name="Normal" style:family="paragraph">
      <style:paragraph-properties fo:line-height="0.1666in"/>
    </style:style>
    <style:style style:name="T29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8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9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89" style:parent-style-name="Normal" style:family="paragraph">
      <style:paragraph-properties fo:line-height="0.1666in"/>
    </style:style>
    <style:style style:name="T29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9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29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2995" style:parent-style-name="Normal" style:family="paragraph">
      <style:paragraph-properties fo:line-height="0.1666in"/>
    </style:style>
    <style:style style:name="T29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29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299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0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01" style:parent-style-name="Normal" style:family="paragraph">
      <style:paragraph-properties fo:line-height="0.1666in"/>
    </style:style>
    <style:style style:name="T30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0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0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07" style:parent-style-name="Normal" style:family="paragraph">
      <style:paragraph-properties fo:line-height="0.1666in"/>
    </style:style>
    <style:style style:name="T30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1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012" style:parent-style-name="Normal" style:family="paragraph">
      <style:paragraph-properties fo:line-height="0.1666in"/>
    </style:style>
    <style:style style:name="T30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14" style:parent-style-name="Normal" style:family="paragraph">
      <style:paragraph-properties fo:line-height="0.1666in"/>
    </style:style>
    <style:style style:name="T30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16" style:parent-style-name="Normal" style:family="paragraph">
      <style:paragraph-properties fo:line-height="0.1666in"/>
    </style:style>
    <style:style style:name="T30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2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0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22" style:parent-style-name="Normal" style:family="paragraph">
      <style:paragraph-properties fo:line-height="0.1666in"/>
    </style:style>
    <style:style style:name="T30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2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0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28" style:parent-style-name="Normal" style:family="paragraph">
      <style:paragraph-properties fo:line-height="0.1666in"/>
    </style:style>
    <style:style style:name="T30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3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0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34" style:parent-style-name="Normal" style:family="paragraph">
      <style:paragraph-properties fo:line-height="0.1666in"/>
    </style:style>
    <style:style style:name="T30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3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0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40" style:parent-style-name="Normal" style:family="paragraph">
      <style:paragraph-properties fo:line-height="0.1666in"/>
    </style:style>
    <style:style style:name="T30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44" style:parent-style-name="Normal" style:family="paragraph">
      <style:paragraph-properties fo:line-height="0.1666in"/>
    </style:style>
    <style:style style:name="T30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047" style:parent-style-name="Normal" style:family="paragraph">
      <style:paragraph-properties fo:line-height="0.1666in"/>
    </style:style>
    <style:style style:name="T30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49" style:parent-style-name="Normal" style:family="paragraph">
      <style:paragraph-properties fo:line-height="0.1666in"/>
    </style:style>
    <style:style style:name="T30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53" style:parent-style-name="Normal" style:family="paragraph">
      <style:paragraph-properties fo:line-height="0.1666in"/>
    </style:style>
    <style:style style:name="T30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57" style:parent-style-name="Normal" style:family="paragraph">
      <style:paragraph-properties fo:line-height="0.1666in"/>
    </style:style>
    <style:style style:name="T30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61" style:parent-style-name="Normal" style:family="paragraph">
      <style:paragraph-properties fo:line-height="0.1666in"/>
    </style:style>
    <style:style style:name="T30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064" style:parent-style-name="Normal" style:family="paragraph">
      <style:paragraph-properties fo:line-height="0.1666in"/>
    </style:style>
    <style:style style:name="T30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66" style:parent-style-name="Normal" style:family="paragraph">
      <style:paragraph-properties fo:line-height="0.1666in"/>
    </style:style>
    <style:style style:name="T30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70" style:parent-style-name="Normal" style:family="paragraph">
      <style:paragraph-properties fo:line-height="0.1666in"/>
    </style:style>
    <style:style style:name="T30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7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0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76" style:parent-style-name="Normal" style:family="paragraph">
      <style:paragraph-properties fo:line-height="0.1666in"/>
    </style:style>
    <style:style style:name="T30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8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0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82" style:parent-style-name="Normal" style:family="paragraph">
      <style:paragraph-properties fo:line-height="0.1666in"/>
    </style:style>
    <style:style style:name="T30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86" style:parent-style-name="Normal" style:family="paragraph">
      <style:paragraph-properties fo:line-height="0.1666in"/>
    </style:style>
    <style:style style:name="T30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9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0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92" style:parent-style-name="Normal" style:family="paragraph">
      <style:paragraph-properties fo:line-height="0.1666in"/>
    </style:style>
    <style:style style:name="T30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0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09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0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098" style:parent-style-name="Normal" style:family="paragraph">
      <style:paragraph-properties fo:line-height="0.1666in"/>
    </style:style>
    <style:style style:name="T30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0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103" style:parent-style-name="Normal" style:family="paragraph">
      <style:paragraph-properties fo:line-height="0.1666in"/>
    </style:style>
    <style:style style:name="T31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05" style:parent-style-name="Normal" style:family="paragraph">
      <style:paragraph-properties fo:line-height="0.1666in"/>
    </style:style>
    <style:style style:name="T31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07" style:parent-style-name="Normal" style:family="paragraph">
      <style:paragraph-properties fo:line-height="0.1666in"/>
    </style:style>
    <style:style style:name="T31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1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1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13" style:parent-style-name="Normal" style:family="paragraph">
      <style:paragraph-properties fo:line-height="0.1666in"/>
    </style:style>
    <style:style style:name="T31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1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1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19" style:parent-style-name="Normal" style:family="paragraph">
      <style:paragraph-properties fo:line-height="0.1666in"/>
    </style:style>
    <style:style style:name="T31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2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1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25" style:parent-style-name="Normal" style:family="paragraph">
      <style:paragraph-properties fo:line-height="0.1666in"/>
    </style:style>
    <style:style style:name="T31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2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1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31" style:parent-style-name="Normal" style:family="paragraph">
      <style:paragraph-properties fo:line-height="0.1666in"/>
    </style:style>
    <style:style style:name="T31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3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1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37" style:parent-style-name="Normal" style:family="paragraph">
      <style:paragraph-properties fo:line-height="0.1666in"/>
    </style:style>
    <style:style style:name="T31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4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142" style:parent-style-name="Normal" style:family="paragraph">
      <style:paragraph-properties fo:line-height="0.1666in"/>
    </style:style>
    <style:style style:name="T31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44" style:parent-style-name="Normal" style:family="paragraph">
      <style:paragraph-properties fo:line-height="0.1666in"/>
    </style:style>
    <style:style style:name="T31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46" style:parent-style-name="Normal" style:family="paragraph">
      <style:paragraph-properties fo:line-height="0.1666in"/>
    </style:style>
    <style:style style:name="P3147" style:parent-style-name="Normal" style:family="paragraph">
      <style:paragraph-properties fo:line-height="0.1666in"/>
    </style:style>
    <style:style style:name="T314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49" style:parent-style-name="Normal" style:family="paragraph">
      <style:paragraph-properties fo:line-height="0.1666in"/>
    </style:style>
    <style:style style:name="T315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1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52" style:parent-style-name="DefaultParagraphFont" style:family="text">
      <style:text-properties style:font-name="Consolas" style:font-name-asian="Consolas" style:font-name-complex="Consolas" fo:color="#FF00FF" fo:font-size="9pt" style:font-size-asian="9pt" style:font-size-complex="9pt"/>
    </style:style>
    <style:style style:name="T31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54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1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56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3157" style:parent-style-name="Normal" style:family="paragraph">
      <style:paragraph-properties fo:line-height="0.1666in"/>
    </style:style>
    <style:style style:name="T31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59" style:parent-style-name="Normal" style:family="paragraph">
      <style:paragraph-properties fo:line-height="0.1666in"/>
    </style:style>
    <style:style style:name="T31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61" style:parent-style-name="Normal" style:family="paragraph">
      <style:paragraph-properties fo:line-height="0.1666in"/>
    </style:style>
    <style:style style:name="T31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6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166" style:parent-style-name="Normal" style:family="paragraph">
      <style:paragraph-properties fo:line-height="0.1666in"/>
    </style:style>
    <style:style style:name="T31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68" style:parent-style-name="Normal" style:family="paragraph">
      <style:paragraph-properties fo:line-height="0.1666in"/>
    </style:style>
    <style:style style:name="T31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70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3171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3172" style:parent-style-name="Normal" style:family="paragraph">
      <style:paragraph-properties fo:line-height="0.1666in"/>
    </style:style>
    <style:style style:name="P3173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3174" style:parent-style-name="Normal" style:family="paragraph">
      <style:paragraph-properties fo:line-height="0.1666in"/>
    </style:style>
    <style:style style:name="T317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1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7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1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7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1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81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1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83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1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85" style:parent-style-name="Normal" style:family="paragraph">
      <style:paragraph-properties fo:line-height="0.1666in"/>
    </style:style>
    <style:style style:name="T318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187" style:parent-style-name="Normal" style:family="paragraph">
      <style:paragraph-properties fo:line-height="0.1666in"/>
    </style:style>
    <style:style style:name="T31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89" style:parent-style-name="Normal" style:family="paragraph">
      <style:paragraph-properties fo:line-height="0.1666in"/>
    </style:style>
    <style:style style:name="T31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91" style:parent-style-name="Normal" style:family="paragraph">
      <style:paragraph-properties fo:line-height="0.1666in"/>
    </style:style>
    <style:style style:name="T31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1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1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197" style:parent-style-name="Normal" style:family="paragraph">
      <style:paragraph-properties fo:line-height="0.1666in"/>
    </style:style>
    <style:style style:name="T31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1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0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2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03" style:parent-style-name="Normal" style:family="paragraph">
      <style:paragraph-properties fo:line-height="0.1666in"/>
    </style:style>
    <style:style style:name="T32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2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09" style:parent-style-name="Normal" style:family="paragraph">
      <style:paragraph-properties fo:line-height="0.1666in"/>
    </style:style>
    <style:style style:name="T32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1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2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15" style:parent-style-name="Normal" style:family="paragraph">
      <style:paragraph-properties fo:line-height="0.1666in"/>
    </style:style>
    <style:style style:name="T32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19" style:parent-style-name="Normal" style:family="paragraph">
      <style:paragraph-properties fo:line-height="0.1666in"/>
    </style:style>
    <style:style style:name="T32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23" style:parent-style-name="Normal" style:family="paragraph">
      <style:paragraph-properties fo:line-height="0.1666in"/>
    </style:style>
    <style:style style:name="T32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27" style:parent-style-name="Normal" style:family="paragraph">
      <style:paragraph-properties fo:line-height="0.1666in"/>
    </style:style>
    <style:style style:name="T32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230" style:parent-style-name="Normal" style:family="paragraph">
      <style:paragraph-properties fo:line-height="0.1666in"/>
    </style:style>
    <style:style style:name="T32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32" style:parent-style-name="Normal" style:family="paragraph">
      <style:paragraph-properties fo:line-height="0.1666in"/>
    </style:style>
    <style:style style:name="T32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36" style:parent-style-name="Normal" style:family="paragraph">
      <style:paragraph-properties fo:line-height="0.1666in"/>
    </style:style>
    <style:style style:name="T32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40" style:parent-style-name="Normal" style:family="paragraph">
      <style:paragraph-properties fo:line-height="0.1666in"/>
    </style:style>
    <style:style style:name="T32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44" style:parent-style-name="Normal" style:family="paragraph">
      <style:paragraph-properties fo:line-height="0.1666in"/>
    </style:style>
    <style:style style:name="T32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247" style:parent-style-name="Normal" style:family="paragraph">
      <style:paragraph-properties fo:line-height="0.1666in"/>
    </style:style>
    <style:style style:name="T32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49" style:parent-style-name="Normal" style:family="paragraph">
      <style:paragraph-properties fo:line-height="0.1666in"/>
    </style:style>
    <style:style style:name="T32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53" style:parent-style-name="Normal" style:family="paragraph">
      <style:paragraph-properties fo:line-height="0.1666in"/>
    </style:style>
    <style:style style:name="T32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2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59" style:parent-style-name="Normal" style:family="paragraph">
      <style:paragraph-properties fo:line-height="0.1666in"/>
    </style:style>
    <style:style style:name="T32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2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65" style:parent-style-name="Normal" style:family="paragraph">
      <style:paragraph-properties fo:line-height="0.1666in"/>
    </style:style>
    <style:style style:name="T32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69" style:parent-style-name="Normal" style:family="paragraph">
      <style:paragraph-properties fo:line-height="0.1666in"/>
    </style:style>
    <style:style style:name="T32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7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7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2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75" style:parent-style-name="Normal" style:family="paragraph">
      <style:paragraph-properties fo:line-height="0.1666in"/>
    </style:style>
    <style:style style:name="T32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7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2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81" style:parent-style-name="Normal" style:family="paragraph">
      <style:paragraph-properties fo:line-height="0.1666in"/>
    </style:style>
    <style:style style:name="T32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8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286" style:parent-style-name="Normal" style:family="paragraph">
      <style:paragraph-properties fo:line-height="0.1666in"/>
    </style:style>
    <style:style style:name="T32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88" style:parent-style-name="Normal" style:family="paragraph">
      <style:paragraph-properties fo:line-height="0.1666in"/>
    </style:style>
    <style:style style:name="T32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90" style:parent-style-name="Normal" style:family="paragraph">
      <style:paragraph-properties fo:line-height="0.1666in"/>
    </style:style>
    <style:style style:name="T32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2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296" style:parent-style-name="Normal" style:family="paragraph">
      <style:paragraph-properties fo:line-height="0.1666in"/>
    </style:style>
    <style:style style:name="T32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2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2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0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02" style:parent-style-name="Normal" style:family="paragraph">
      <style:paragraph-properties fo:line-height="0.1666in"/>
    </style:style>
    <style:style style:name="T33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0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08" style:parent-style-name="Normal" style:family="paragraph">
      <style:paragraph-properties fo:line-height="0.1666in"/>
    </style:style>
    <style:style style:name="T33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1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14" style:parent-style-name="Normal" style:family="paragraph">
      <style:paragraph-properties fo:line-height="0.1666in"/>
    </style:style>
    <style:style style:name="T33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1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20" style:parent-style-name="Normal" style:family="paragraph">
      <style:paragraph-properties fo:line-height="0.1666in"/>
    </style:style>
    <style:style style:name="T33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2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325" style:parent-style-name="Normal" style:family="paragraph">
      <style:paragraph-properties fo:line-height="0.1666in"/>
    </style:style>
    <style:style style:name="T33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27" style:parent-style-name="Normal" style:family="paragraph">
      <style:paragraph-properties fo:line-height="0.1666in"/>
    </style:style>
    <style:style style:name="T33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29" style:parent-style-name="Normal" style:family="paragraph">
      <style:paragraph-properties fo:line-height="0.1666in"/>
    </style:style>
    <style:style style:name="P3330" style:parent-style-name="Normal" style:family="paragraph">
      <style:paragraph-properties fo:line-height="0.1666in"/>
    </style:style>
    <style:style style:name="P3331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3332" style:parent-style-name="Normal" style:family="paragraph">
      <style:paragraph-properties fo:line-height="0.1666in"/>
    </style:style>
    <style:style style:name="P3333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3334" style:parent-style-name="Normal" style:family="paragraph">
      <style:paragraph-properties fo:line-height="0.1666in"/>
    </style:style>
    <style:style style:name="T333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3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37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3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39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3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4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3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43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3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4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3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47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3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49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33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51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3352" style:parent-style-name="Normal" style:family="paragraph">
      <style:paragraph-properties fo:line-height="0.1666in"/>
    </style:style>
    <style:style style:name="T33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54" style:parent-style-name="Normal" style:family="paragraph">
      <style:paragraph-properties fo:line-height="0.1666in"/>
    </style:style>
    <style:style style:name="T33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56" style:parent-style-name="Normal" style:family="paragraph">
      <style:paragraph-properties fo:line-height="0.1666in"/>
    </style:style>
    <style:style style:name="T33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6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62" style:parent-style-name="Normal" style:family="paragraph">
      <style:paragraph-properties fo:line-height="0.1666in"/>
    </style:style>
    <style:style style:name="T3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6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3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68" style:parent-style-name="Normal" style:family="paragraph">
      <style:paragraph-properties fo:line-height="0.1666in"/>
    </style:style>
    <style:style style:name="T33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7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3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74" style:parent-style-name="Normal" style:family="paragraph">
      <style:paragraph-properties fo:line-height="0.1666in"/>
    </style:style>
    <style:style style:name="T33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7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3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80" style:parent-style-name="Normal" style:family="paragraph">
      <style:paragraph-properties fo:line-height="0.1666in"/>
    </style:style>
    <style:style style:name="T33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84" style:parent-style-name="Normal" style:family="paragraph">
      <style:paragraph-properties fo:line-height="0.1666in"/>
    </style:style>
    <style:style style:name="T33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88" style:parent-style-name="Normal" style:family="paragraph">
      <style:paragraph-properties fo:line-height="0.1666in"/>
    </style:style>
    <style:style style:name="T33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3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92" style:parent-style-name="Normal" style:family="paragraph">
      <style:paragraph-properties fo:line-height="0.1666in"/>
    </style:style>
    <style:style style:name="T33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395" style:parent-style-name="Normal" style:family="paragraph">
      <style:paragraph-properties fo:line-height="0.1666in"/>
    </style:style>
    <style:style style:name="T33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397" style:parent-style-name="Normal" style:family="paragraph">
      <style:paragraph-properties fo:line-height="0.1666in"/>
    </style:style>
    <style:style style:name="T33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3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01" style:parent-style-name="Normal" style:family="paragraph">
      <style:paragraph-properties fo:line-height="0.1666in"/>
    </style:style>
    <style:style style:name="T34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05" style:parent-style-name="Normal" style:family="paragraph">
      <style:paragraph-properties fo:line-height="0.1666in"/>
    </style:style>
    <style:style style:name="T34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09" style:parent-style-name="Normal" style:family="paragraph">
      <style:paragraph-properties fo:line-height="0.1666in"/>
    </style:style>
    <style:style style:name="T34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412" style:parent-style-name="Normal" style:family="paragraph">
      <style:paragraph-properties fo:line-height="0.1666in"/>
    </style:style>
    <style:style style:name="T34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14" style:parent-style-name="Normal" style:family="paragraph">
      <style:paragraph-properties fo:line-height="0.1666in"/>
    </style:style>
    <style:style style:name="T34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18" style:parent-style-name="Normal" style:family="paragraph">
      <style:paragraph-properties fo:line-height="0.1666in"/>
    </style:style>
    <style:style style:name="T3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2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24" style:parent-style-name="Normal" style:family="paragraph">
      <style:paragraph-properties fo:line-height="0.1666in"/>
    </style:style>
    <style:style style:name="T34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2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30" style:parent-style-name="Normal" style:family="paragraph">
      <style:paragraph-properties fo:line-height="0.1666in"/>
    </style:style>
    <style:style style:name="T34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34" style:parent-style-name="Normal" style:family="paragraph">
      <style:paragraph-properties fo:line-height="0.1666in"/>
    </style:style>
    <style:style style:name="T34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3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4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40" style:parent-style-name="Normal" style:family="paragraph">
      <style:paragraph-properties fo:line-height="0.1666in"/>
    </style:style>
    <style:style style:name="T34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4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46" style:parent-style-name="Normal" style:family="paragraph">
      <style:paragraph-properties fo:line-height="0.1666in"/>
    </style:style>
    <style:style style:name="T34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5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451" style:parent-style-name="Normal" style:family="paragraph">
      <style:paragraph-properties fo:line-height="0.1666in"/>
    </style:style>
    <style:style style:name="T34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53" style:parent-style-name="Normal" style:family="paragraph">
      <style:paragraph-properties fo:line-height="0.1666in"/>
    </style:style>
    <style:style style:name="T34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55" style:parent-style-name="Normal" style:family="paragraph">
      <style:paragraph-properties fo:line-height="0.1666in"/>
    </style:style>
    <style:style style:name="T3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61" style:parent-style-name="Normal" style:family="paragraph">
      <style:paragraph-properties fo:line-height="0.1666in"/>
    </style:style>
    <style:style style:name="T34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6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67" style:parent-style-name="Normal" style:family="paragraph">
      <style:paragraph-properties fo:line-height="0.1666in"/>
    </style:style>
    <style:style style:name="T34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73" style:parent-style-name="Normal" style:family="paragraph">
      <style:paragraph-properties fo:line-height="0.1666in"/>
    </style:style>
    <style:style style:name="T34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79" style:parent-style-name="Normal" style:family="paragraph">
      <style:paragraph-properties fo:line-height="0.1666in"/>
    </style:style>
    <style:style style:name="T34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85" style:parent-style-name="Normal" style:family="paragraph">
      <style:paragraph-properties fo:line-height="0.1666in"/>
    </style:style>
    <style:style style:name="T34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8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490" style:parent-style-name="Normal" style:family="paragraph">
      <style:paragraph-properties fo:line-height="0.1666in"/>
    </style:style>
    <style:style style:name="T34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92" style:parent-style-name="Normal" style:family="paragraph">
      <style:paragraph-properties fo:line-height="0.1666in"/>
    </style:style>
    <style:style style:name="T34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494" style:parent-style-name="Normal" style:family="paragraph">
      <style:paragraph-properties fo:line-height="0.1666in"/>
    </style:style>
    <style:style style:name="T34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4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4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4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00" style:parent-style-name="Normal" style:family="paragraph">
      <style:paragraph-properties fo:line-height="0.1666in"/>
    </style:style>
    <style:style style:name="T35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0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5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06" style:parent-style-name="Normal" style:family="paragraph">
      <style:paragraph-properties fo:line-height="0.1666in"/>
    </style:style>
    <style:style style:name="T35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1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5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12" style:parent-style-name="Normal" style:family="paragraph">
      <style:paragraph-properties fo:line-height="0.1666in"/>
    </style:style>
    <style:style style:name="T35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5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18" style:parent-style-name="Normal" style:family="paragraph">
      <style:paragraph-properties fo:line-height="0.1666in"/>
    </style:style>
    <style:style style:name="T35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22" style:parent-style-name="Normal" style:family="paragraph">
      <style:paragraph-properties fo:line-height="0.1666in"/>
    </style:style>
    <style:style style:name="T35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26" style:parent-style-name="Normal" style:family="paragraph">
      <style:paragraph-properties fo:line-height="0.1666in"/>
    </style:style>
    <style:style style:name="T35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30" style:parent-style-name="Normal" style:family="paragraph">
      <style:paragraph-properties fo:line-height="0.1666in"/>
    </style:style>
    <style:style style:name="T35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533" style:parent-style-name="Normal" style:family="paragraph">
      <style:paragraph-properties fo:line-height="0.1666in"/>
    </style:style>
    <style:style style:name="T35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35" style:parent-style-name="Normal" style:family="paragraph">
      <style:paragraph-properties fo:line-height="0.1666in"/>
    </style:style>
    <style:style style:name="T35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39" style:parent-style-name="Normal" style:family="paragraph">
      <style:paragraph-properties fo:line-height="0.1666in"/>
    </style:style>
    <style:style style:name="T35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43" style:parent-style-name="Normal" style:family="paragraph">
      <style:paragraph-properties fo:line-height="0.1666in"/>
    </style:style>
    <style:style style:name="T35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47" style:parent-style-name="Normal" style:family="paragraph">
      <style:paragraph-properties fo:line-height="0.1666in"/>
    </style:style>
    <style:style style:name="T35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550" style:parent-style-name="Normal" style:family="paragraph">
      <style:paragraph-properties fo:line-height="0.1666in"/>
    </style:style>
    <style:style style:name="T35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52" style:parent-style-name="Normal" style:family="paragraph">
      <style:paragraph-properties fo:line-height="0.1666in"/>
    </style:style>
    <style:style style:name="T35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56" style:parent-style-name="Normal" style:family="paragraph">
      <style:paragraph-properties fo:line-height="0.1666in"/>
    </style:style>
    <style:style style:name="T35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6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5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62" style:parent-style-name="Normal" style:family="paragraph">
      <style:paragraph-properties fo:line-height="0.1666in"/>
    </style:style>
    <style:style style:name="T35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6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5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68" style:parent-style-name="Normal" style:family="paragraph">
      <style:paragraph-properties fo:line-height="0.1666in"/>
    </style:style>
    <style:style style:name="T35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72" style:parent-style-name="Normal" style:family="paragraph">
      <style:paragraph-properties fo:line-height="0.1666in"/>
    </style:style>
    <style:style style:name="T35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7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5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78" style:parent-style-name="Normal" style:family="paragraph">
      <style:paragraph-properties fo:line-height="0.1666in"/>
    </style:style>
    <style:style style:name="T35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8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5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84" style:parent-style-name="Normal" style:family="paragraph">
      <style:paragraph-properties fo:line-height="0.1666in"/>
    </style:style>
    <style:style style:name="T35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8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589" style:parent-style-name="Normal" style:family="paragraph">
      <style:paragraph-properties fo:line-height="0.1666in"/>
    </style:style>
    <style:style style:name="T35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91" style:parent-style-name="Normal" style:family="paragraph">
      <style:paragraph-properties fo:line-height="0.1666in"/>
    </style:style>
    <style:style style:name="T35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93" style:parent-style-name="Normal" style:family="paragraph">
      <style:paragraph-properties fo:line-height="0.1666in"/>
    </style:style>
    <style:style style:name="T35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5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59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5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599" style:parent-style-name="Normal" style:family="paragraph">
      <style:paragraph-properties fo:line-height="0.1666in"/>
    </style:style>
    <style:style style:name="T36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0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05" style:parent-style-name="Normal" style:family="paragraph">
      <style:paragraph-properties fo:line-height="0.1666in"/>
    </style:style>
    <style:style style:name="T36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0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11" style:parent-style-name="Normal" style:family="paragraph">
      <style:paragraph-properties fo:line-height="0.1666in"/>
    </style:style>
    <style:style style:name="T36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1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17" style:parent-style-name="Normal" style:family="paragraph">
      <style:paragraph-properties fo:line-height="0.1666in"/>
    </style:style>
    <style:style style:name="T36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23" style:parent-style-name="Normal" style:family="paragraph">
      <style:paragraph-properties fo:line-height="0.1666in"/>
    </style:style>
    <style:style style:name="T36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2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628" style:parent-style-name="Normal" style:family="paragraph">
      <style:paragraph-properties fo:line-height="0.1666in"/>
    </style:style>
    <style:style style:name="T36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30" style:parent-style-name="Normal" style:family="paragraph">
      <style:paragraph-properties fo:line-height="0.1666in"/>
    </style:style>
    <style:style style:name="T36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32" style:parent-style-name="Normal" style:family="paragraph">
      <style:paragraph-properties fo:line-height="0.1666in"/>
    </style:style>
    <style:style style:name="T36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3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38" style:parent-style-name="Normal" style:family="paragraph">
      <style:paragraph-properties fo:line-height="0.1666in"/>
    </style:style>
    <style:style style:name="T36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4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6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44" style:parent-style-name="Normal" style:family="paragraph">
      <style:paragraph-properties fo:line-height="0.1666in"/>
    </style:style>
    <style:style style:name="T36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4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50" style:parent-style-name="Normal" style:family="paragraph">
      <style:paragraph-properties fo:line-height="0.1666in"/>
    </style:style>
    <style:style style:name="T36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5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6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56" style:parent-style-name="Normal" style:family="paragraph">
      <style:paragraph-properties fo:line-height="0.1666in"/>
    </style:style>
    <style:style style:name="T36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60" style:parent-style-name="Normal" style:family="paragraph">
      <style:paragraph-properties fo:line-height="0.1666in"/>
    </style:style>
    <style:style style:name="T36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64" style:parent-style-name="Normal" style:family="paragraph">
      <style:paragraph-properties fo:line-height="0.1666in"/>
    </style:style>
    <style:style style:name="T36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68" style:parent-style-name="Normal" style:family="paragraph">
      <style:paragraph-properties fo:line-height="0.1666in"/>
    </style:style>
    <style:style style:name="T36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671" style:parent-style-name="Normal" style:family="paragraph">
      <style:paragraph-properties fo:line-height="0.1666in"/>
    </style:style>
    <style:style style:name="T36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73" style:parent-style-name="Normal" style:family="paragraph">
      <style:paragraph-properties fo:line-height="0.1666in"/>
    </style:style>
    <style:style style:name="T36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77" style:parent-style-name="Normal" style:family="paragraph">
      <style:paragraph-properties fo:line-height="0.1666in"/>
    </style:style>
    <style:style style:name="T36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81" style:parent-style-name="Normal" style:family="paragraph">
      <style:paragraph-properties fo:line-height="0.1666in"/>
    </style:style>
    <style:style style:name="T36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85" style:parent-style-name="Normal" style:family="paragraph">
      <style:paragraph-properties fo:line-height="0.1666in"/>
    </style:style>
    <style:style style:name="T36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688" style:parent-style-name="Normal" style:family="paragraph">
      <style:paragraph-properties fo:line-height="0.1666in"/>
    </style:style>
    <style:style style:name="T36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90" style:parent-style-name="Normal" style:family="paragraph">
      <style:paragraph-properties fo:line-height="0.1666in"/>
    </style:style>
    <style:style style:name="T36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694" style:parent-style-name="Normal" style:family="paragraph">
      <style:paragraph-properties fo:line-height="0.1666in"/>
    </style:style>
    <style:style style:name="T36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6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6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6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00" style:parent-style-name="Normal" style:family="paragraph">
      <style:paragraph-properties fo:line-height="0.1666in"/>
    </style:style>
    <style:style style:name="T37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0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06" style:parent-style-name="Normal" style:family="paragraph">
      <style:paragraph-properties fo:line-height="0.1666in"/>
    </style:style>
    <style:style style:name="T37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10" style:parent-style-name="Normal" style:family="paragraph">
      <style:paragraph-properties fo:line-height="0.1666in"/>
    </style:style>
    <style:style style:name="T37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1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7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16" style:parent-style-name="Normal" style:family="paragraph">
      <style:paragraph-properties fo:line-height="0.1666in"/>
    </style:style>
    <style:style style:name="T37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2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7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22" style:parent-style-name="Normal" style:family="paragraph">
      <style:paragraph-properties fo:line-height="0.1666in"/>
    </style:style>
    <style:style style:name="T37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2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727" style:parent-style-name="Normal" style:family="paragraph">
      <style:paragraph-properties fo:line-height="0.1666in"/>
    </style:style>
    <style:style style:name="T37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29" style:parent-style-name="Normal" style:family="paragraph">
      <style:paragraph-properties fo:line-height="0.1666in"/>
    </style:style>
    <style:style style:name="T37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31" style:parent-style-name="Normal" style:family="paragraph">
      <style:paragraph-properties fo:line-height="0.1666in"/>
    </style:style>
    <style:style style:name="T37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3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37" style:parent-style-name="Normal" style:family="paragraph">
      <style:paragraph-properties fo:line-height="0.1666in"/>
    </style:style>
    <style:style style:name="T37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4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43" style:parent-style-name="Normal" style:family="paragraph">
      <style:paragraph-properties fo:line-height="0.1666in"/>
    </style:style>
    <style:style style:name="T37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4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49" style:parent-style-name="Normal" style:family="paragraph">
      <style:paragraph-properties fo:line-height="0.1666in"/>
    </style:style>
    <style:style style:name="T37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5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55" style:parent-style-name="Normal" style:family="paragraph">
      <style:paragraph-properties fo:line-height="0.1666in"/>
    </style:style>
    <style:style style:name="T37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61" style:parent-style-name="Normal" style:family="paragraph">
      <style:paragraph-properties fo:line-height="0.1666in"/>
    </style:style>
    <style:style style:name="T37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6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766" style:parent-style-name="Normal" style:family="paragraph">
      <style:paragraph-properties fo:line-height="0.1666in"/>
    </style:style>
    <style:style style:name="T37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68" style:parent-style-name="Normal" style:family="paragraph">
      <style:paragraph-properties fo:line-height="0.1666in"/>
    </style:style>
    <style:style style:name="T37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70" style:parent-style-name="Normal" style:family="paragraph">
      <style:paragraph-properties fo:line-height="0.1666in"/>
    </style:style>
    <style:style style:name="T37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7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76" style:parent-style-name="Normal" style:family="paragraph">
      <style:paragraph-properties fo:line-height="0.1666in"/>
    </style:style>
    <style:style style:name="T37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8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7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82" style:parent-style-name="Normal" style:family="paragraph">
      <style:paragraph-properties fo:line-height="0.1666in"/>
    </style:style>
    <style:style style:name="T37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8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7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88" style:parent-style-name="Normal" style:family="paragraph">
      <style:paragraph-properties fo:line-height="0.1666in"/>
    </style:style>
    <style:style style:name="T37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9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7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94" style:parent-style-name="Normal" style:family="paragraph">
      <style:paragraph-properties fo:line-height="0.1666in"/>
    </style:style>
    <style:style style:name="T37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7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7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798" style:parent-style-name="Normal" style:family="paragraph">
      <style:paragraph-properties fo:line-height="0.1666in"/>
    </style:style>
    <style:style style:name="T37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801" style:parent-style-name="Normal" style:family="paragraph">
      <style:paragraph-properties fo:line-height="0.1666in"/>
    </style:style>
    <style:style style:name="T38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03" style:parent-style-name="Normal" style:family="paragraph">
      <style:paragraph-properties fo:line-height="0.1666in"/>
    </style:style>
    <style:style style:name="T38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07" style:parent-style-name="Normal" style:family="paragraph">
      <style:paragraph-properties fo:line-height="0.1666in"/>
    </style:style>
    <style:style style:name="T38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11" style:parent-style-name="Normal" style:family="paragraph">
      <style:paragraph-properties fo:line-height="0.1666in"/>
    </style:style>
    <style:style style:name="T38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15" style:parent-style-name="Normal" style:family="paragraph">
      <style:paragraph-properties fo:line-height="0.1666in"/>
    </style:style>
    <style:style style:name="T38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818" style:parent-style-name="Normal" style:family="paragraph">
      <style:paragraph-properties fo:line-height="0.1666in"/>
    </style:style>
    <style:style style:name="T38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20" style:parent-style-name="Normal" style:family="paragraph">
      <style:paragraph-properties fo:line-height="0.1666in"/>
    </style:style>
    <style:style style:name="T38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24" style:parent-style-name="Normal" style:family="paragraph">
      <style:paragraph-properties fo:line-height="0.1666in"/>
    </style:style>
    <style:style style:name="T38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2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30" style:parent-style-name="Normal" style:family="paragraph">
      <style:paragraph-properties fo:line-height="0.1666in"/>
    </style:style>
    <style:style style:name="T38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3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36" style:parent-style-name="Normal" style:family="paragraph">
      <style:paragraph-properties fo:line-height="0.1666in"/>
    </style:style>
    <style:style style:name="T38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40" style:parent-style-name="Normal" style:family="paragraph">
      <style:paragraph-properties fo:line-height="0.1666in"/>
    </style:style>
    <style:style style:name="T38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8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46" style:parent-style-name="Normal" style:family="paragraph">
      <style:paragraph-properties fo:line-height="0.1666in"/>
    </style:style>
    <style:style style:name="T38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5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8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52" style:parent-style-name="Normal" style:family="paragraph">
      <style:paragraph-properties fo:line-height="0.1666in"/>
    </style:style>
    <style:style style:name="T38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5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857" style:parent-style-name="Normal" style:family="paragraph">
      <style:paragraph-properties fo:line-height="0.1666in"/>
    </style:style>
    <style:style style:name="T38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59" style:parent-style-name="Normal" style:family="paragraph">
      <style:paragraph-properties fo:line-height="0.1666in"/>
    </style:style>
    <style:style style:name="T38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61" style:parent-style-name="Normal" style:family="paragraph">
      <style:paragraph-properties fo:line-height="0.1666in"/>
    </style:style>
    <style:style style:name="T38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6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67" style:parent-style-name="Normal" style:family="paragraph">
      <style:paragraph-properties fo:line-height="0.1666in"/>
    </style:style>
    <style:style style:name="T38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73" style:parent-style-name="Normal" style:family="paragraph">
      <style:paragraph-properties fo:line-height="0.1666in"/>
    </style:style>
    <style:style style:name="T38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79" style:parent-style-name="Normal" style:family="paragraph">
      <style:paragraph-properties fo:line-height="0.1666in"/>
    </style:style>
    <style:style style:name="T38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85" style:parent-style-name="Normal" style:family="paragraph">
      <style:paragraph-properties fo:line-height="0.1666in"/>
    </style:style>
    <style:style style:name="T38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8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91" style:parent-style-name="Normal" style:family="paragraph">
      <style:paragraph-properties fo:line-height="0.1666in"/>
    </style:style>
    <style:style style:name="T38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8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89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896" style:parent-style-name="Normal" style:family="paragraph">
      <style:paragraph-properties fo:line-height="0.1666in"/>
    </style:style>
    <style:style style:name="T38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898" style:parent-style-name="Normal" style:family="paragraph">
      <style:paragraph-properties fo:line-height="0.1666in"/>
    </style:style>
    <style:style style:name="T38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00" style:parent-style-name="Normal" style:family="paragraph">
      <style:paragraph-properties fo:line-height="0.1666in"/>
    </style:style>
    <style:style style:name="P3901" style:parent-style-name="Normal" style:family="paragraph">
      <style:paragraph-properties fo:line-height="0.1666in"/>
    </style:style>
    <style:style style:name="P3902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3903" style:parent-style-name="Normal" style:family="paragraph">
      <style:paragraph-properties fo:line-height="0.1666in"/>
    </style:style>
    <style:style style:name="P3904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3905" style:parent-style-name="Normal" style:family="paragraph">
      <style:paragraph-properties fo:line-height="0.1666in"/>
    </style:style>
    <style:style style:name="T390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9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08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9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1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9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1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9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14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9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9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18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9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20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9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2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9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24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9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2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39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28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39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3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3931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3932" style:parent-style-name="Normal" style:family="paragraph">
      <style:paragraph-properties fo:line-height="0.1666in"/>
    </style:style>
    <style:style style:name="T39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34" style:parent-style-name="Normal" style:family="paragraph">
      <style:paragraph-properties fo:line-height="0.1666in"/>
    </style:style>
    <style:style style:name="T39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36" style:parent-style-name="Normal" style:family="paragraph">
      <style:paragraph-properties fo:line-height="0.1666in"/>
    </style:style>
    <style:style style:name="T39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4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9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42" style:parent-style-name="Normal" style:family="paragraph">
      <style:paragraph-properties fo:line-height="0.1666in"/>
    </style:style>
    <style:style style:name="T39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4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9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48" style:parent-style-name="Normal" style:family="paragraph">
      <style:paragraph-properties fo:line-height="0.1666in"/>
    </style:style>
    <style:style style:name="T39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39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54" style:parent-style-name="Normal" style:family="paragraph">
      <style:paragraph-properties fo:line-height="0.1666in"/>
    </style:style>
    <style:style style:name="T3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5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39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60" style:parent-style-name="Normal" style:family="paragraph">
      <style:paragraph-properties fo:line-height="0.1666in"/>
    </style:style>
    <style:style style:name="T39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64" style:parent-style-name="Normal" style:family="paragraph">
      <style:paragraph-properties fo:line-height="0.1666in"/>
    </style:style>
    <style:style style:name="T39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68" style:parent-style-name="Normal" style:family="paragraph">
      <style:paragraph-properties fo:line-height="0.1666in"/>
    </style:style>
    <style:style style:name="T39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72" style:parent-style-name="Normal" style:family="paragraph">
      <style:paragraph-properties fo:line-height="0.1666in"/>
    </style:style>
    <style:style style:name="T39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975" style:parent-style-name="Normal" style:family="paragraph">
      <style:paragraph-properties fo:line-height="0.1666in"/>
    </style:style>
    <style:style style:name="T39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77" style:parent-style-name="Normal" style:family="paragraph">
      <style:paragraph-properties fo:line-height="0.1666in"/>
    </style:style>
    <style:style style:name="T39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81" style:parent-style-name="Normal" style:family="paragraph">
      <style:paragraph-properties fo:line-height="0.1666in"/>
    </style:style>
    <style:style style:name="T39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85" style:parent-style-name="Normal" style:family="paragraph">
      <style:paragraph-properties fo:line-height="0.1666in"/>
    </style:style>
    <style:style style:name="T39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89" style:parent-style-name="Normal" style:family="paragraph">
      <style:paragraph-properties fo:line-height="0.1666in"/>
    </style:style>
    <style:style style:name="T39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3992" style:parent-style-name="Normal" style:family="paragraph">
      <style:paragraph-properties fo:line-height="0.1666in"/>
    </style:style>
    <style:style style:name="T39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94" style:parent-style-name="Normal" style:family="paragraph">
      <style:paragraph-properties fo:line-height="0.1666in"/>
    </style:style>
    <style:style style:name="T39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39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39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3998" style:parent-style-name="Normal" style:family="paragraph">
      <style:paragraph-properties fo:line-height="0.1666in"/>
    </style:style>
    <style:style style:name="T39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0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04" style:parent-style-name="Normal" style:family="paragraph">
      <style:paragraph-properties fo:line-height="0.1666in"/>
    </style:style>
    <style:style style:name="T40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0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10" style:parent-style-name="Normal" style:family="paragraph">
      <style:paragraph-properties fo:line-height="0.1666in"/>
    </style:style>
    <style:style style:name="T40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14" style:parent-style-name="Normal" style:family="paragraph">
      <style:paragraph-properties fo:line-height="0.1666in"/>
    </style:style>
    <style:style style:name="T40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1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0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20" style:parent-style-name="Normal" style:family="paragraph">
      <style:paragraph-properties fo:line-height="0.1666in"/>
    </style:style>
    <style:style style:name="T40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2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0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26" style:parent-style-name="Normal" style:family="paragraph">
      <style:paragraph-properties fo:line-height="0.1666in"/>
    </style:style>
    <style:style style:name="T40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3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031" style:parent-style-name="Normal" style:family="paragraph">
      <style:paragraph-properties fo:line-height="0.1666in"/>
    </style:style>
    <style:style style:name="T40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33" style:parent-style-name="Normal" style:family="paragraph">
      <style:paragraph-properties fo:line-height="0.1666in"/>
    </style:style>
    <style:style style:name="T40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35" style:parent-style-name="Normal" style:family="paragraph">
      <style:paragraph-properties fo:line-height="0.1666in"/>
    </style:style>
    <style:style style:name="T40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3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41" style:parent-style-name="Normal" style:family="paragraph">
      <style:paragraph-properties fo:line-height="0.1666in"/>
    </style:style>
    <style:style style:name="T40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4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47" style:parent-style-name="Normal" style:family="paragraph">
      <style:paragraph-properties fo:line-height="0.1666in"/>
    </style:style>
    <style:style style:name="T40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5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53" style:parent-style-name="Normal" style:family="paragraph">
      <style:paragraph-properties fo:line-height="0.1666in"/>
    </style:style>
    <style:style style:name="T40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59" style:parent-style-name="Normal" style:family="paragraph">
      <style:paragraph-properties fo:line-height="0.1666in"/>
    </style:style>
    <style:style style:name="T40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65" style:parent-style-name="Normal" style:family="paragraph">
      <style:paragraph-properties fo:line-height="0.1666in"/>
    </style:style>
    <style:style style:name="T40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6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070" style:parent-style-name="Normal" style:family="paragraph">
      <style:paragraph-properties fo:line-height="0.1666in"/>
    </style:style>
    <style:style style:name="T40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72" style:parent-style-name="Normal" style:family="paragraph">
      <style:paragraph-properties fo:line-height="0.1666in"/>
    </style:style>
    <style:style style:name="T40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74" style:parent-style-name="Normal" style:family="paragraph">
      <style:paragraph-properties fo:line-height="0.1666in"/>
    </style:style>
    <style:style style:name="T40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7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80" style:parent-style-name="Normal" style:family="paragraph">
      <style:paragraph-properties fo:line-height="0.1666in"/>
    </style:style>
    <style:style style:name="T40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8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0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86" style:parent-style-name="Normal" style:family="paragraph">
      <style:paragraph-properties fo:line-height="0.1666in"/>
    </style:style>
    <style:style style:name="T40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9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0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92" style:parent-style-name="Normal" style:family="paragraph">
      <style:paragraph-properties fo:line-height="0.1666in"/>
    </style:style>
    <style:style style:name="T40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0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09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0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098" style:parent-style-name="Normal" style:family="paragraph">
      <style:paragraph-properties fo:line-height="0.1666in"/>
    </style:style>
    <style:style style:name="T40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02" style:parent-style-name="Normal" style:family="paragraph">
      <style:paragraph-properties fo:line-height="0.1666in"/>
    </style:style>
    <style:style style:name="T41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06" style:parent-style-name="Normal" style:family="paragraph">
      <style:paragraph-properties fo:line-height="0.1666in"/>
    </style:style>
    <style:style style:name="T41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10" style:parent-style-name="Normal" style:family="paragraph">
      <style:paragraph-properties fo:line-height="0.1666in"/>
    </style:style>
    <style:style style:name="T41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113" style:parent-style-name="Normal" style:family="paragraph">
      <style:paragraph-properties fo:line-height="0.1666in"/>
    </style:style>
    <style:style style:name="T41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15" style:parent-style-name="Normal" style:family="paragraph">
      <style:paragraph-properties fo:line-height="0.1666in"/>
    </style:style>
    <style:style style:name="T41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19" style:parent-style-name="Normal" style:family="paragraph">
      <style:paragraph-properties fo:line-height="0.1666in"/>
    </style:style>
    <style:style style:name="T41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23" style:parent-style-name="Normal" style:family="paragraph">
      <style:paragraph-properties fo:line-height="0.1666in"/>
    </style:style>
    <style:style style:name="T41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27" style:parent-style-name="Normal" style:family="paragraph">
      <style:paragraph-properties fo:line-height="0.1666in"/>
    </style:style>
    <style:style style:name="T41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130" style:parent-style-name="Normal" style:family="paragraph">
      <style:paragraph-properties fo:line-height="0.1666in"/>
    </style:style>
    <style:style style:name="T41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32" style:parent-style-name="Normal" style:family="paragraph">
      <style:paragraph-properties fo:line-height="0.1666in"/>
    </style:style>
    <style:style style:name="T41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36" style:parent-style-name="Normal" style:family="paragraph">
      <style:paragraph-properties fo:line-height="0.1666in"/>
    </style:style>
    <style:style style:name="T41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4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1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42" style:parent-style-name="Normal" style:family="paragraph">
      <style:paragraph-properties fo:line-height="0.1666in"/>
    </style:style>
    <style:style style:name="T41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4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1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48" style:parent-style-name="Normal" style:family="paragraph">
      <style:paragraph-properties fo:line-height="0.1666in"/>
    </style:style>
    <style:style style:name="T41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52" style:parent-style-name="Normal" style:family="paragraph">
      <style:paragraph-properties fo:line-height="0.1666in"/>
    </style:style>
    <style:style style:name="T41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5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1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58" style:parent-style-name="Normal" style:family="paragraph">
      <style:paragraph-properties fo:line-height="0.1666in"/>
    </style:style>
    <style:style style:name="T41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6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1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64" style:parent-style-name="Normal" style:family="paragraph">
      <style:paragraph-properties fo:line-height="0.1666in"/>
    </style:style>
    <style:style style:name="T41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169" style:parent-style-name="Normal" style:family="paragraph">
      <style:paragraph-properties fo:line-height="0.1666in"/>
    </style:style>
    <style:style style:name="T41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71" style:parent-style-name="Normal" style:family="paragraph">
      <style:paragraph-properties fo:line-height="0.1666in"/>
    </style:style>
    <style:style style:name="T41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73" style:parent-style-name="Normal" style:family="paragraph">
      <style:paragraph-properties fo:line-height="0.1666in"/>
    </style:style>
    <style:style style:name="T41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1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79" style:parent-style-name="Normal" style:family="paragraph">
      <style:paragraph-properties fo:line-height="0.1666in"/>
    </style:style>
    <style:style style:name="T41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1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85" style:parent-style-name="Normal" style:family="paragraph">
      <style:paragraph-properties fo:line-height="0.1666in"/>
    </style:style>
    <style:style style:name="T41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1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91" style:parent-style-name="Normal" style:family="paragraph">
      <style:paragraph-properties fo:line-height="0.1666in"/>
    </style:style>
    <style:style style:name="T41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1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1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197" style:parent-style-name="Normal" style:family="paragraph">
      <style:paragraph-properties fo:line-height="0.1666in"/>
    </style:style>
    <style:style style:name="T41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1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2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03" style:parent-style-name="Normal" style:family="paragraph">
      <style:paragraph-properties fo:line-height="0.1666in"/>
    </style:style>
    <style:style style:name="T42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0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208" style:parent-style-name="Normal" style:family="paragraph">
      <style:paragraph-properties fo:line-height="0.1666in"/>
    </style:style>
    <style:style style:name="T42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10" style:parent-style-name="Normal" style:family="paragraph">
      <style:paragraph-properties fo:line-height="0.1666in"/>
    </style:style>
    <style:style style:name="T42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12" style:parent-style-name="Normal" style:family="paragraph">
      <style:paragraph-properties fo:line-height="0.1666in"/>
    </style:style>
    <style:style style:name="T42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1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2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18" style:parent-style-name="Normal" style:family="paragraph">
      <style:paragraph-properties fo:line-height="0.1666in"/>
    </style:style>
    <style:style style:name="T42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2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2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24" style:parent-style-name="Normal" style:family="paragraph">
      <style:paragraph-properties fo:line-height="0.1666in"/>
    </style:style>
    <style:style style:name="T42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2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2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30" style:parent-style-name="Normal" style:family="paragraph">
      <style:paragraph-properties fo:line-height="0.1666in"/>
    </style:style>
    <style:style style:name="T42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3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2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36" style:parent-style-name="Normal" style:family="paragraph">
      <style:paragraph-properties fo:line-height="0.1666in"/>
    </style:style>
    <style:style style:name="T42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40" style:parent-style-name="Normal" style:family="paragraph">
      <style:paragraph-properties fo:line-height="0.1666in"/>
    </style:style>
    <style:style style:name="T42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44" style:parent-style-name="Normal" style:family="paragraph">
      <style:paragraph-properties fo:line-height="0.1666in"/>
    </style:style>
    <style:style style:name="T42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48" style:parent-style-name="Normal" style:family="paragraph">
      <style:paragraph-properties fo:line-height="0.1666in"/>
    </style:style>
    <style:style style:name="T42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251" style:parent-style-name="Normal" style:family="paragraph">
      <style:paragraph-properties fo:line-height="0.1666in"/>
    </style:style>
    <style:style style:name="T42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53" style:parent-style-name="Normal" style:family="paragraph">
      <style:paragraph-properties fo:line-height="0.1666in"/>
    </style:style>
    <style:style style:name="T42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57" style:parent-style-name="Normal" style:family="paragraph">
      <style:paragraph-properties fo:line-height="0.1666in"/>
    </style:style>
    <style:style style:name="T42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61" style:parent-style-name="Normal" style:family="paragraph">
      <style:paragraph-properties fo:line-height="0.1666in"/>
    </style:style>
    <style:style style:name="T42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65" style:parent-style-name="Normal" style:family="paragraph">
      <style:paragraph-properties fo:line-height="0.1666in"/>
    </style:style>
    <style:style style:name="T42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268" style:parent-style-name="Normal" style:family="paragraph">
      <style:paragraph-properties fo:line-height="0.1666in"/>
    </style:style>
    <style:style style:name="T42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70" style:parent-style-name="Normal" style:family="paragraph">
      <style:paragraph-properties fo:line-height="0.1666in"/>
    </style:style>
    <style:style style:name="T42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74" style:parent-style-name="Normal" style:family="paragraph">
      <style:paragraph-properties fo:line-height="0.1666in"/>
    </style:style>
    <style:style style:name="T42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7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2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80" style:parent-style-name="Normal" style:family="paragraph">
      <style:paragraph-properties fo:line-height="0.1666in"/>
    </style:style>
    <style:style style:name="T42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8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2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86" style:parent-style-name="Normal" style:family="paragraph">
      <style:paragraph-properties fo:line-height="0.1666in"/>
    </style:style>
    <style:style style:name="T42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90" style:parent-style-name="Normal" style:family="paragraph">
      <style:paragraph-properties fo:line-height="0.1666in"/>
    </style:style>
    <style:style style:name="T42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9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2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296" style:parent-style-name="Normal" style:family="paragraph">
      <style:paragraph-properties fo:line-height="0.1666in"/>
    </style:style>
    <style:style style:name="T42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2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2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0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3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02" style:parent-style-name="Normal" style:family="paragraph">
      <style:paragraph-properties fo:line-height="0.1666in"/>
    </style:style>
    <style:style style:name="T43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0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307" style:parent-style-name="Normal" style:family="paragraph">
      <style:paragraph-properties fo:line-height="0.1666in"/>
    </style:style>
    <style:style style:name="T43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09" style:parent-style-name="Normal" style:family="paragraph">
      <style:paragraph-properties fo:line-height="0.1666in"/>
    </style:style>
    <style:style style:name="T43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11" style:parent-style-name="Normal" style:family="paragraph">
      <style:paragraph-properties fo:line-height="0.1666in"/>
    </style:style>
    <style:style style:name="T43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1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17" style:parent-style-name="Normal" style:family="paragraph">
      <style:paragraph-properties fo:line-height="0.1666in"/>
    </style:style>
    <style:style style:name="T43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23" style:parent-style-name="Normal" style:family="paragraph">
      <style:paragraph-properties fo:line-height="0.1666in"/>
    </style:style>
    <style:style style:name="T43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2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29" style:parent-style-name="Normal" style:family="paragraph">
      <style:paragraph-properties fo:line-height="0.1666in"/>
    </style:style>
    <style:style style:name="T43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3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35" style:parent-style-name="Normal" style:family="paragraph">
      <style:paragraph-properties fo:line-height="0.1666in"/>
    </style:style>
    <style:style style:name="T43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3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41" style:parent-style-name="Normal" style:family="paragraph">
      <style:paragraph-properties fo:line-height="0.1666in"/>
    </style:style>
    <style:style style:name="T43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4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346" style:parent-style-name="Normal" style:family="paragraph">
      <style:paragraph-properties fo:line-height="0.1666in"/>
    </style:style>
    <style:style style:name="T43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48" style:parent-style-name="Normal" style:family="paragraph">
      <style:paragraph-properties fo:line-height="0.1666in"/>
    </style:style>
    <style:style style:name="T43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50" style:parent-style-name="Normal" style:family="paragraph">
      <style:paragraph-properties fo:line-height="0.1666in"/>
    </style:style>
    <style:style style:name="T43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5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56" style:parent-style-name="Normal" style:family="paragraph">
      <style:paragraph-properties fo:line-height="0.1666in"/>
    </style:style>
    <style:style style:name="T43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6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62" style:parent-style-name="Normal" style:family="paragraph">
      <style:paragraph-properties fo:line-height="0.1666in"/>
    </style:style>
    <style:style style:name="T4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6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3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68" style:parent-style-name="Normal" style:family="paragraph">
      <style:paragraph-properties fo:line-height="0.1666in"/>
    </style:style>
    <style:style style:name="T43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7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3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74" style:parent-style-name="Normal" style:family="paragraph">
      <style:paragraph-properties fo:line-height="0.1666in"/>
    </style:style>
    <style:style style:name="T43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78" style:parent-style-name="Normal" style:family="paragraph">
      <style:paragraph-properties fo:line-height="0.1666in"/>
    </style:style>
    <style:style style:name="T43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82" style:parent-style-name="Normal" style:family="paragraph">
      <style:paragraph-properties fo:line-height="0.1666in"/>
    </style:style>
    <style:style style:name="T43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86" style:parent-style-name="Normal" style:family="paragraph">
      <style:paragraph-properties fo:line-height="0.1666in"/>
    </style:style>
    <style:style style:name="T43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389" style:parent-style-name="Normal" style:family="paragraph">
      <style:paragraph-properties fo:line-height="0.1666in"/>
    </style:style>
    <style:style style:name="T43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91" style:parent-style-name="Normal" style:family="paragraph">
      <style:paragraph-properties fo:line-height="0.1666in"/>
    </style:style>
    <style:style style:name="T43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95" style:parent-style-name="Normal" style:family="paragraph">
      <style:paragraph-properties fo:line-height="0.1666in"/>
    </style:style>
    <style:style style:name="T43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3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3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399" style:parent-style-name="Normal" style:family="paragraph">
      <style:paragraph-properties fo:line-height="0.1666in"/>
    </style:style>
    <style:style style:name="T44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03" style:parent-style-name="Normal" style:family="paragraph">
      <style:paragraph-properties fo:line-height="0.1666in"/>
    </style:style>
    <style:style style:name="T44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406" style:parent-style-name="Normal" style:family="paragraph">
      <style:paragraph-properties fo:line-height="0.1666in"/>
    </style:style>
    <style:style style:name="T44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08" style:parent-style-name="Normal" style:family="paragraph">
      <style:paragraph-properties fo:line-height="0.1666in"/>
    </style:style>
    <style:style style:name="T44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12" style:parent-style-name="Normal" style:family="paragraph">
      <style:paragraph-properties fo:line-height="0.1666in"/>
    </style:style>
    <style:style style:name="T44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1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18" style:parent-style-name="Normal" style:family="paragraph">
      <style:paragraph-properties fo:line-height="0.1666in"/>
    </style:style>
    <style:style style:name="T4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2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24" style:parent-style-name="Normal" style:family="paragraph">
      <style:paragraph-properties fo:line-height="0.1666in"/>
    </style:style>
    <style:style style:name="T44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28" style:parent-style-name="Normal" style:family="paragraph">
      <style:paragraph-properties fo:line-height="0.1666in"/>
    </style:style>
    <style:style style:name="T44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3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4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34" style:parent-style-name="Normal" style:family="paragraph">
      <style:paragraph-properties fo:line-height="0.1666in"/>
    </style:style>
    <style:style style:name="T44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3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4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40" style:parent-style-name="Normal" style:family="paragraph">
      <style:paragraph-properties fo:line-height="0.1666in"/>
    </style:style>
    <style:style style:name="T44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445" style:parent-style-name="Normal" style:family="paragraph">
      <style:paragraph-properties fo:line-height="0.1666in"/>
    </style:style>
    <style:style style:name="T44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47" style:parent-style-name="Normal" style:family="paragraph">
      <style:paragraph-properties fo:line-height="0.1666in"/>
    </style:style>
    <style:style style:name="T44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49" style:parent-style-name="Normal" style:family="paragraph">
      <style:paragraph-properties fo:line-height="0.1666in"/>
    </style:style>
    <style:style style:name="T44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5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55" style:parent-style-name="Normal" style:family="paragraph">
      <style:paragraph-properties fo:line-height="0.1666in"/>
    </style:style>
    <style:style style:name="T4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61" style:parent-style-name="Normal" style:family="paragraph">
      <style:paragraph-properties fo:line-height="0.1666in"/>
    </style:style>
    <style:style style:name="T44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6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67" style:parent-style-name="Normal" style:family="paragraph">
      <style:paragraph-properties fo:line-height="0.1666in"/>
    </style:style>
    <style:style style:name="T44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73" style:parent-style-name="Normal" style:family="paragraph">
      <style:paragraph-properties fo:line-height="0.1666in"/>
    </style:style>
    <style:style style:name="T44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79" style:parent-style-name="Normal" style:family="paragraph">
      <style:paragraph-properties fo:line-height="0.1666in"/>
    </style:style>
    <style:style style:name="T44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8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484" style:parent-style-name="Normal" style:family="paragraph">
      <style:paragraph-properties fo:line-height="0.1666in"/>
    </style:style>
    <style:style style:name="T44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86" style:parent-style-name="Normal" style:family="paragraph">
      <style:paragraph-properties fo:line-height="0.1666in"/>
    </style:style>
    <style:style style:name="T44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88" style:parent-style-name="Normal" style:family="paragraph">
      <style:paragraph-properties fo:line-height="0.1666in"/>
    </style:style>
    <style:style style:name="T44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9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4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494" style:parent-style-name="Normal" style:family="paragraph">
      <style:paragraph-properties fo:line-height="0.1666in"/>
    </style:style>
    <style:style style:name="T44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4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49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4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00" style:parent-style-name="Normal" style:family="paragraph">
      <style:paragraph-properties fo:line-height="0.1666in"/>
    </style:style>
    <style:style style:name="T45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0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5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06" style:parent-style-name="Normal" style:family="paragraph">
      <style:paragraph-properties fo:line-height="0.1666in"/>
    </style:style>
    <style:style style:name="T45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1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5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12" style:parent-style-name="Normal" style:family="paragraph">
      <style:paragraph-properties fo:line-height="0.1666in"/>
    </style:style>
    <style:style style:name="T45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16" style:parent-style-name="Normal" style:family="paragraph">
      <style:paragraph-properties fo:line-height="0.1666in"/>
    </style:style>
    <style:style style:name="T45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519" style:parent-style-name="Normal" style:family="paragraph">
      <style:paragraph-properties fo:line-height="0.1666in"/>
    </style:style>
    <style:style style:name="T45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21" style:parent-style-name="Normal" style:family="paragraph">
      <style:paragraph-properties fo:line-height="0.1666in"/>
    </style:style>
    <style:style style:name="T45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25" style:parent-style-name="Normal" style:family="paragraph">
      <style:paragraph-properties fo:line-height="0.1666in"/>
    </style:style>
    <style:style style:name="T45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29" style:parent-style-name="Normal" style:family="paragraph">
      <style:paragraph-properties fo:line-height="0.1666in"/>
    </style:style>
    <style:style style:name="T45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33" style:parent-style-name="Normal" style:family="paragraph">
      <style:paragraph-properties fo:line-height="0.1666in"/>
    </style:style>
    <style:style style:name="T45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536" style:parent-style-name="Normal" style:family="paragraph">
      <style:paragraph-properties fo:line-height="0.1666in"/>
    </style:style>
    <style:style style:name="T45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38" style:parent-style-name="Normal" style:family="paragraph">
      <style:paragraph-properties fo:line-height="0.1666in"/>
    </style:style>
    <style:style style:name="T45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42" style:parent-style-name="Normal" style:family="paragraph">
      <style:paragraph-properties fo:line-height="0.1666in"/>
    </style:style>
    <style:style style:name="T45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4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5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48" style:parent-style-name="Normal" style:family="paragraph">
      <style:paragraph-properties fo:line-height="0.1666in"/>
    </style:style>
    <style:style style:name="T45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5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54" style:parent-style-name="Normal" style:family="paragraph">
      <style:paragraph-properties fo:line-height="0.1666in"/>
    </style:style>
    <style:style style:name="T45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58" style:parent-style-name="Normal" style:family="paragraph">
      <style:paragraph-properties fo:line-height="0.1666in"/>
    </style:style>
    <style:style style:name="T45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6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5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64" style:parent-style-name="Normal" style:family="paragraph">
      <style:paragraph-properties fo:line-height="0.1666in"/>
    </style:style>
    <style:style style:name="T45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5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70" style:parent-style-name="Normal" style:family="paragraph">
      <style:paragraph-properties fo:line-height="0.1666in"/>
    </style:style>
    <style:style style:name="T45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7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575" style:parent-style-name="Normal" style:family="paragraph">
      <style:paragraph-properties fo:line-height="0.1666in"/>
    </style:style>
    <style:style style:name="T45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77" style:parent-style-name="Normal" style:family="paragraph">
      <style:paragraph-properties fo:line-height="0.1666in"/>
    </style:style>
    <style:style style:name="T45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79" style:parent-style-name="Normal" style:family="paragraph">
      <style:paragraph-properties fo:line-height="0.1666in"/>
    </style:style>
    <style:style style:name="T45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5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85" style:parent-style-name="Normal" style:family="paragraph">
      <style:paragraph-properties fo:line-height="0.1666in"/>
    </style:style>
    <style:style style:name="T45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5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91" style:parent-style-name="Normal" style:family="paragraph">
      <style:paragraph-properties fo:line-height="0.1666in"/>
    </style:style>
    <style:style style:name="T45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5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5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597" style:parent-style-name="Normal" style:family="paragraph">
      <style:paragraph-properties fo:line-height="0.1666in"/>
    </style:style>
    <style:style style:name="T45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5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6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03" style:parent-style-name="Normal" style:family="paragraph">
      <style:paragraph-properties fo:line-height="0.1666in"/>
    </style:style>
    <style:style style:name="T46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6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09" style:parent-style-name="Normal" style:family="paragraph">
      <style:paragraph-properties fo:line-height="0.1666in"/>
    </style:style>
    <style:style style:name="T46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1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614" style:parent-style-name="Normal" style:family="paragraph">
      <style:paragraph-properties fo:line-height="0.1666in"/>
    </style:style>
    <style:style style:name="T46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16" style:parent-style-name="Normal" style:family="paragraph">
      <style:paragraph-properties fo:line-height="0.1666in"/>
    </style:style>
    <style:style style:name="T46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18" style:parent-style-name="Normal" style:family="paragraph">
      <style:paragraph-properties fo:line-height="0.1666in"/>
    </style:style>
    <style:style style:name="P4619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4620" style:parent-style-name="Normal" style:family="paragraph">
      <style:paragraph-properties fo:line-height="0.1666in"/>
    </style:style>
    <style:style style:name="P4621" style:parent-style-name="Normal" style:family="paragraph">
      <style:paragraph-properties fo:line-height="0.1666in"/>
    </style:style>
    <style:style style:name="T462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623" style:parent-style-name="Normal" style:family="paragraph">
      <style:paragraph-properties fo:line-height="0.1666in"/>
    </style:style>
    <style:style style:name="T4624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46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26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46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28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46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30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46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32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46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3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635" style:parent-style-name="Normal" style:family="paragraph">
      <style:paragraph-properties fo:line-height="0.1666in"/>
      <style:text-properties style:font-name="Consolas" style:font-name-asian="Consolas" style:font-name-complex="Consolas" fo:color="#09885A" fo:font-size="9pt" style:font-size-asian="9pt" style:font-size-complex="9pt"/>
    </style:style>
    <style:style style:name="P4636" style:parent-style-name="Normal" style:family="paragraph">
      <style:paragraph-properties fo:line-height="0.1666in"/>
    </style:style>
    <style:style style:name="T463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638" style:parent-style-name="Normal" style:family="paragraph">
      <style:paragraph-properties fo:line-height="0.1666in"/>
    </style:style>
    <style:style style:name="T46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40" style:parent-style-name="Normal" style:family="paragraph">
      <style:paragraph-properties fo:line-height="0.1666in"/>
    </style:style>
    <style:style style:name="T46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42" style:parent-style-name="Normal" style:family="paragraph">
      <style:paragraph-properties fo:line-height="0.1666in"/>
    </style:style>
    <style:style style:name="T46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4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6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48" style:parent-style-name="Normal" style:family="paragraph">
      <style:paragraph-properties fo:line-height="0.1666in"/>
    </style:style>
    <style:style style:name="T46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5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6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54" style:parent-style-name="Normal" style:family="paragraph">
      <style:paragraph-properties fo:line-height="0.1666in"/>
    </style:style>
    <style:style style:name="T46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5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6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60" style:parent-style-name="Normal" style:family="paragraph">
      <style:paragraph-properties fo:line-height="0.1666in"/>
    </style:style>
    <style:style style:name="T46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6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6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66" style:parent-style-name="Normal" style:family="paragraph">
      <style:paragraph-properties fo:line-height="0.1666in"/>
    </style:style>
    <style:style style:name="T46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70" style:parent-style-name="Normal" style:family="paragraph">
      <style:paragraph-properties fo:line-height="0.1666in"/>
    </style:style>
    <style:style style:name="T46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74" style:parent-style-name="Normal" style:family="paragraph">
      <style:paragraph-properties fo:line-height="0.1666in"/>
    </style:style>
    <style:style style:name="T46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78" style:parent-style-name="Normal" style:family="paragraph">
      <style:paragraph-properties fo:line-height="0.1666in"/>
    </style:style>
    <style:style style:name="T46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681" style:parent-style-name="Normal" style:family="paragraph">
      <style:paragraph-properties fo:line-height="0.1666in"/>
    </style:style>
    <style:style style:name="T46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83" style:parent-style-name="Normal" style:family="paragraph">
      <style:paragraph-properties fo:line-height="0.1666in"/>
    </style:style>
    <style:style style:name="T46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87" style:parent-style-name="Normal" style:family="paragraph">
      <style:paragraph-properties fo:line-height="0.1666in"/>
    </style:style>
    <style:style style:name="T46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91" style:parent-style-name="Normal" style:family="paragraph">
      <style:paragraph-properties fo:line-height="0.1666in"/>
    </style:style>
    <style:style style:name="T46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6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695" style:parent-style-name="Normal" style:family="paragraph">
      <style:paragraph-properties fo:line-height="0.1666in"/>
    </style:style>
    <style:style style:name="T46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6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698" style:parent-style-name="Normal" style:family="paragraph">
      <style:paragraph-properties fo:line-height="0.1666in"/>
    </style:style>
    <style:style style:name="T46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00" style:parent-style-name="Normal" style:family="paragraph">
      <style:paragraph-properties fo:line-height="0.1666in"/>
    </style:style>
    <style:style style:name="T47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04" style:parent-style-name="Normal" style:family="paragraph">
      <style:paragraph-properties fo:line-height="0.1666in"/>
    </style:style>
    <style:style style:name="T47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0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10" style:parent-style-name="Normal" style:family="paragraph">
      <style:paragraph-properties fo:line-height="0.1666in"/>
    </style:style>
    <style:style style:name="T47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1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16" style:parent-style-name="Normal" style:family="paragraph">
      <style:paragraph-properties fo:line-height="0.1666in"/>
    </style:style>
    <style:style style:name="T47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20" style:parent-style-name="Normal" style:family="paragraph">
      <style:paragraph-properties fo:line-height="0.1666in"/>
    </style:style>
    <style:style style:name="T47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2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7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26" style:parent-style-name="Normal" style:family="paragraph">
      <style:paragraph-properties fo:line-height="0.1666in"/>
    </style:style>
    <style:style style:name="T47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3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7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32" style:parent-style-name="Normal" style:family="paragraph">
      <style:paragraph-properties fo:line-height="0.1666in"/>
    </style:style>
    <style:style style:name="T47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3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737" style:parent-style-name="Normal" style:family="paragraph">
      <style:paragraph-properties fo:line-height="0.1666in"/>
    </style:style>
    <style:style style:name="T47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39" style:parent-style-name="Normal" style:family="paragraph">
      <style:paragraph-properties fo:line-height="0.1666in"/>
    </style:style>
    <style:style style:name="T47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41" style:parent-style-name="Normal" style:family="paragraph">
      <style:paragraph-properties fo:line-height="0.1666in"/>
    </style:style>
    <style:style style:name="T47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4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47" style:parent-style-name="Normal" style:family="paragraph">
      <style:paragraph-properties fo:line-height="0.1666in"/>
    </style:style>
    <style:style style:name="T47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5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53" style:parent-style-name="Normal" style:family="paragraph">
      <style:paragraph-properties fo:line-height="0.1666in"/>
    </style:style>
    <style:style style:name="T47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59" style:parent-style-name="Normal" style:family="paragraph">
      <style:paragraph-properties fo:line-height="0.1666in"/>
    </style:style>
    <style:style style:name="T47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65" style:parent-style-name="Normal" style:family="paragraph">
      <style:paragraph-properties fo:line-height="0.1666in"/>
    </style:style>
    <style:style style:name="T47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6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71" style:parent-style-name="Normal" style:family="paragraph">
      <style:paragraph-properties fo:line-height="0.1666in"/>
    </style:style>
    <style:style style:name="T47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7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776" style:parent-style-name="Normal" style:family="paragraph">
      <style:paragraph-properties fo:line-height="0.1666in"/>
    </style:style>
    <style:style style:name="T47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78" style:parent-style-name="Normal" style:family="paragraph">
      <style:paragraph-properties fo:line-height="0.1666in"/>
    </style:style>
    <style:style style:name="T47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80" style:parent-style-name="Normal" style:family="paragraph">
      <style:paragraph-properties fo:line-height="0.1666in"/>
    </style:style>
    <style:style style:name="T47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8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86" style:parent-style-name="Normal" style:family="paragraph">
      <style:paragraph-properties fo:line-height="0.1666in"/>
    </style:style>
    <style:style style:name="T47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9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7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92" style:parent-style-name="Normal" style:family="paragraph">
      <style:paragraph-properties fo:line-height="0.1666in"/>
    </style:style>
    <style:style style:name="T47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7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79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7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798" style:parent-style-name="Normal" style:family="paragraph">
      <style:paragraph-properties fo:line-height="0.1666in"/>
    </style:style>
    <style:style style:name="T47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0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8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04" style:parent-style-name="Normal" style:family="paragraph">
      <style:paragraph-properties fo:line-height="0.1666in"/>
    </style:style>
    <style:style style:name="T48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08" style:parent-style-name="Normal" style:family="paragraph">
      <style:paragraph-properties fo:line-height="0.1666in"/>
    </style:style>
    <style:style style:name="T48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12" style:parent-style-name="Normal" style:family="paragraph">
      <style:paragraph-properties fo:line-height="0.1666in"/>
    </style:style>
    <style:style style:name="T48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16" style:parent-style-name="Normal" style:family="paragraph">
      <style:paragraph-properties fo:line-height="0.1666in"/>
    </style:style>
    <style:style style:name="T48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819" style:parent-style-name="Normal" style:family="paragraph">
      <style:paragraph-properties fo:line-height="0.1666in"/>
    </style:style>
    <style:style style:name="T48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21" style:parent-style-name="Normal" style:family="paragraph">
      <style:paragraph-properties fo:line-height="0.1666in"/>
    </style:style>
    <style:style style:name="T48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25" style:parent-style-name="Normal" style:family="paragraph">
      <style:paragraph-properties fo:line-height="0.1666in"/>
    </style:style>
    <style:style style:name="T48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29" style:parent-style-name="Normal" style:family="paragraph">
      <style:paragraph-properties fo:line-height="0.1666in"/>
    </style:style>
    <style:style style:name="T48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33" style:parent-style-name="Normal" style:family="paragraph">
      <style:paragraph-properties fo:line-height="0.1666in"/>
    </style:style>
    <style:style style:name="T48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836" style:parent-style-name="Normal" style:family="paragraph">
      <style:paragraph-properties fo:line-height="0.1666in"/>
    </style:style>
    <style:style style:name="T48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38" style:parent-style-name="Normal" style:family="paragraph">
      <style:paragraph-properties fo:line-height="0.1666in"/>
    </style:style>
    <style:style style:name="T48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42" style:parent-style-name="Normal" style:family="paragraph">
      <style:paragraph-properties fo:line-height="0.1666in"/>
    </style:style>
    <style:style style:name="T48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4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8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48" style:parent-style-name="Normal" style:family="paragraph">
      <style:paragraph-properties fo:line-height="0.1666in"/>
    </style:style>
    <style:style style:name="T48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8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54" style:parent-style-name="Normal" style:family="paragraph">
      <style:paragraph-properties fo:line-height="0.1666in"/>
    </style:style>
    <style:style style:name="T48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58" style:parent-style-name="Normal" style:family="paragraph">
      <style:paragraph-properties fo:line-height="0.1666in"/>
    </style:style>
    <style:style style:name="T48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6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8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64" style:parent-style-name="Normal" style:family="paragraph">
      <style:paragraph-properties fo:line-height="0.1666in"/>
    </style:style>
    <style:style style:name="T48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8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70" style:parent-style-name="Normal" style:family="paragraph">
      <style:paragraph-properties fo:line-height="0.1666in"/>
    </style:style>
    <style:style style:name="T48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7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875" style:parent-style-name="Normal" style:family="paragraph">
      <style:paragraph-properties fo:line-height="0.1666in"/>
    </style:style>
    <style:style style:name="T48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77" style:parent-style-name="Normal" style:family="paragraph">
      <style:paragraph-properties fo:line-height="0.1666in"/>
    </style:style>
    <style:style style:name="T48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79" style:parent-style-name="Normal" style:family="paragraph">
      <style:paragraph-properties fo:line-height="0.1666in"/>
    </style:style>
    <style:style style:name="T48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8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85" style:parent-style-name="Normal" style:family="paragraph">
      <style:paragraph-properties fo:line-height="0.1666in"/>
    </style:style>
    <style:style style:name="T48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8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91" style:parent-style-name="Normal" style:family="paragraph">
      <style:paragraph-properties fo:line-height="0.1666in"/>
    </style:style>
    <style:style style:name="T48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8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8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897" style:parent-style-name="Normal" style:family="paragraph">
      <style:paragraph-properties fo:line-height="0.1666in"/>
    </style:style>
    <style:style style:name="T48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8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9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03" style:parent-style-name="Normal" style:family="paragraph">
      <style:paragraph-properties fo:line-height="0.1666in"/>
    </style:style>
    <style:style style:name="T49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9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09" style:parent-style-name="Normal" style:family="paragraph">
      <style:paragraph-properties fo:line-height="0.1666in"/>
    </style:style>
    <style:style style:name="T49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1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4914" style:parent-style-name="Normal" style:family="paragraph">
      <style:paragraph-properties fo:line-height="0.1666in"/>
    </style:style>
    <style:style style:name="T49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16" style:parent-style-name="Normal" style:family="paragraph">
      <style:paragraph-properties fo:line-height="0.1666in"/>
    </style:style>
    <style:style style:name="T49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18" style:parent-style-name="Normal" style:family="paragraph">
      <style:paragraph-properties fo:line-height="0.1666in"/>
    </style:style>
    <style:style style:name="T49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2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9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24" style:parent-style-name="Normal" style:family="paragraph">
      <style:paragraph-properties fo:line-height="0.1666in"/>
    </style:style>
    <style:style style:name="T49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2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9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30" style:parent-style-name="Normal" style:family="paragraph">
      <style:paragraph-properties fo:line-height="0.1666in"/>
    </style:style>
    <style:style style:name="T49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3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9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36" style:parent-style-name="Normal" style:family="paragraph">
      <style:paragraph-properties fo:line-height="0.1666in"/>
    </style:style>
    <style:style style:name="T49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4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49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42" style:parent-style-name="Normal" style:family="paragraph">
      <style:paragraph-properties fo:line-height="0.1666in"/>
    </style:style>
    <style:style style:name="T49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46" style:parent-style-name="Normal" style:family="paragraph">
      <style:paragraph-properties fo:line-height="0.1666in"/>
    </style:style>
    <style:style style:name="T49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50" style:parent-style-name="Normal" style:family="paragraph">
      <style:paragraph-properties fo:line-height="0.1666in"/>
    </style:style>
    <style:style style:name="T49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54" style:parent-style-name="Normal" style:family="paragraph">
      <style:paragraph-properties fo:line-height="0.1666in"/>
    </style:style>
    <style:style style:name="T4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957" style:parent-style-name="Normal" style:family="paragraph">
      <style:paragraph-properties fo:line-height="0.1666in"/>
    </style:style>
    <style:style style:name="T49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59" style:parent-style-name="Normal" style:family="paragraph">
      <style:paragraph-properties fo:line-height="0.1666in"/>
    </style:style>
    <style:style style:name="T49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63" style:parent-style-name="Normal" style:family="paragraph">
      <style:paragraph-properties fo:line-height="0.1666in"/>
    </style:style>
    <style:style style:name="T49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67" style:parent-style-name="Normal" style:family="paragraph">
      <style:paragraph-properties fo:line-height="0.1666in"/>
    </style:style>
    <style:style style:name="T49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71" style:parent-style-name="Normal" style:family="paragraph">
      <style:paragraph-properties fo:line-height="0.1666in"/>
    </style:style>
    <style:style style:name="T49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4974" style:parent-style-name="Normal" style:family="paragraph">
      <style:paragraph-properties fo:line-height="0.1666in"/>
    </style:style>
    <style:style style:name="T49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76" style:parent-style-name="Normal" style:family="paragraph">
      <style:paragraph-properties fo:line-height="0.1666in"/>
    </style:style>
    <style:style style:name="T49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80" style:parent-style-name="Normal" style:family="paragraph">
      <style:paragraph-properties fo:line-height="0.1666in"/>
    </style:style>
    <style:style style:name="T49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8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9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86" style:parent-style-name="Normal" style:family="paragraph">
      <style:paragraph-properties fo:line-height="0.1666in"/>
    </style:style>
    <style:style style:name="T49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9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49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92" style:parent-style-name="Normal" style:family="paragraph">
      <style:paragraph-properties fo:line-height="0.1666in"/>
    </style:style>
    <style:style style:name="T49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4996" style:parent-style-name="Normal" style:family="paragraph">
      <style:paragraph-properties fo:line-height="0.1666in"/>
    </style:style>
    <style:style style:name="T49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49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49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0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0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02" style:parent-style-name="Normal" style:family="paragraph">
      <style:paragraph-properties fo:line-height="0.1666in"/>
    </style:style>
    <style:style style:name="T50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0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0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08" style:parent-style-name="Normal" style:family="paragraph">
      <style:paragraph-properties fo:line-height="0.1666in"/>
    </style:style>
    <style:style style:name="T50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1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013" style:parent-style-name="Normal" style:family="paragraph">
      <style:paragraph-properties fo:line-height="0.1666in"/>
    </style:style>
    <style:style style:name="T50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15" style:parent-style-name="Normal" style:family="paragraph">
      <style:paragraph-properties fo:line-height="0.1666in"/>
    </style:style>
    <style:style style:name="T50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17" style:parent-style-name="Normal" style:family="paragraph">
      <style:paragraph-properties fo:line-height="0.1666in"/>
    </style:style>
    <style:style style:name="T50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23" style:parent-style-name="Normal" style:family="paragraph">
      <style:paragraph-properties fo:line-height="0.1666in"/>
    </style:style>
    <style:style style:name="T50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2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29" style:parent-style-name="Normal" style:family="paragraph">
      <style:paragraph-properties fo:line-height="0.1666in"/>
    </style:style>
    <style:style style:name="T50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3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35" style:parent-style-name="Normal" style:family="paragraph">
      <style:paragraph-properties fo:line-height="0.1666in"/>
    </style:style>
    <style:style style:name="T50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3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41" style:parent-style-name="Normal" style:family="paragraph">
      <style:paragraph-properties fo:line-height="0.1666in"/>
    </style:style>
    <style:style style:name="T50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4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47" style:parent-style-name="Normal" style:family="paragraph">
      <style:paragraph-properties fo:line-height="0.1666in"/>
    </style:style>
    <style:style style:name="T50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5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052" style:parent-style-name="Normal" style:family="paragraph">
      <style:paragraph-properties fo:line-height="0.1666in"/>
    </style:style>
    <style:style style:name="T50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54" style:parent-style-name="Normal" style:family="paragraph">
      <style:paragraph-properties fo:line-height="0.1666in"/>
    </style:style>
    <style:style style:name="T50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56" style:parent-style-name="Normal" style:family="paragraph">
      <style:paragraph-properties fo:line-height="0.1666in"/>
    </style:style>
    <style:style style:name="T50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6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62" style:parent-style-name="Normal" style:family="paragraph">
      <style:paragraph-properties fo:line-height="0.1666in"/>
    </style:style>
    <style:style style:name="T50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6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0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68" style:parent-style-name="Normal" style:family="paragraph">
      <style:paragraph-properties fo:line-height="0.1666in"/>
    </style:style>
    <style:style style:name="T50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7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0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74" style:parent-style-name="Normal" style:family="paragraph">
      <style:paragraph-properties fo:line-height="0.1666in"/>
    </style:style>
    <style:style style:name="T50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7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0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80" style:parent-style-name="Normal" style:family="paragraph">
      <style:paragraph-properties fo:line-height="0.1666in"/>
    </style:style>
    <style:style style:name="T50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84" style:parent-style-name="Normal" style:family="paragraph">
      <style:paragraph-properties fo:line-height="0.1666in"/>
    </style:style>
    <style:style style:name="T50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88" style:parent-style-name="Normal" style:family="paragraph">
      <style:paragraph-properties fo:line-height="0.1666in"/>
    </style:style>
    <style:style style:name="T50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0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92" style:parent-style-name="Normal" style:family="paragraph">
      <style:paragraph-properties fo:line-height="0.1666in"/>
    </style:style>
    <style:style style:name="T50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095" style:parent-style-name="Normal" style:family="paragraph">
      <style:paragraph-properties fo:line-height="0.1666in"/>
    </style:style>
    <style:style style:name="T50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097" style:parent-style-name="Normal" style:family="paragraph">
      <style:paragraph-properties fo:line-height="0.1666in"/>
    </style:style>
    <style:style style:name="T50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0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01" style:parent-style-name="Normal" style:family="paragraph">
      <style:paragraph-properties fo:line-height="0.1666in"/>
    </style:style>
    <style:style style:name="T51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05" style:parent-style-name="Normal" style:family="paragraph">
      <style:paragraph-properties fo:line-height="0.1666in"/>
    </style:style>
    <style:style style:name="T51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09" style:parent-style-name="Normal" style:family="paragraph">
      <style:paragraph-properties fo:line-height="0.1666in"/>
    </style:style>
    <style:style style:name="T51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112" style:parent-style-name="Normal" style:family="paragraph">
      <style:paragraph-properties fo:line-height="0.1666in"/>
    </style:style>
    <style:style style:name="T51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14" style:parent-style-name="Normal" style:family="paragraph">
      <style:paragraph-properties fo:line-height="0.1666in"/>
    </style:style>
    <style:style style:name="T51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18" style:parent-style-name="Normal" style:family="paragraph">
      <style:paragraph-properties fo:line-height="0.1666in"/>
    </style:style>
    <style:style style:name="T51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2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24" style:parent-style-name="Normal" style:family="paragraph">
      <style:paragraph-properties fo:line-height="0.1666in"/>
    </style:style>
    <style:style style:name="T51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2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30" style:parent-style-name="Normal" style:family="paragraph">
      <style:paragraph-properties fo:line-height="0.1666in"/>
    </style:style>
    <style:style style:name="T51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34" style:parent-style-name="Normal" style:family="paragraph">
      <style:paragraph-properties fo:line-height="0.1666in"/>
    </style:style>
    <style:style style:name="T51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3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1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40" style:parent-style-name="Normal" style:family="paragraph">
      <style:paragraph-properties fo:line-height="0.1666in"/>
    </style:style>
    <style:style style:name="T51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1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46" style:parent-style-name="Normal" style:family="paragraph">
      <style:paragraph-properties fo:line-height="0.1666in"/>
    </style:style>
    <style:style style:name="T51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5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151" style:parent-style-name="Normal" style:family="paragraph">
      <style:paragraph-properties fo:line-height="0.1666in"/>
    </style:style>
    <style:style style:name="T51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53" style:parent-style-name="Normal" style:family="paragraph">
      <style:paragraph-properties fo:line-height="0.1666in"/>
    </style:style>
    <style:style style:name="T51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55" style:parent-style-name="Normal" style:family="paragraph">
      <style:paragraph-properties fo:line-height="0.1666in"/>
    </style:style>
    <style:style style:name="T51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61" style:parent-style-name="Normal" style:family="paragraph">
      <style:paragraph-properties fo:line-height="0.1666in"/>
    </style:style>
    <style:style style:name="T51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6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67" style:parent-style-name="Normal" style:family="paragraph">
      <style:paragraph-properties fo:line-height="0.1666in"/>
    </style:style>
    <style:style style:name="T51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73" style:parent-style-name="Normal" style:family="paragraph">
      <style:paragraph-properties fo:line-height="0.1666in"/>
    </style:style>
    <style:style style:name="T51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79" style:parent-style-name="Normal" style:family="paragraph">
      <style:paragraph-properties fo:line-height="0.1666in"/>
    </style:style>
    <style:style style:name="T51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85" style:parent-style-name="Normal" style:family="paragraph">
      <style:paragraph-properties fo:line-height="0.1666in"/>
    </style:style>
    <style:style style:name="T51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8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190" style:parent-style-name="Normal" style:family="paragraph">
      <style:paragraph-properties fo:line-height="0.1666in"/>
    </style:style>
    <style:style style:name="T51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92" style:parent-style-name="Normal" style:family="paragraph">
      <style:paragraph-properties fo:line-height="0.1666in"/>
    </style:style>
    <style:style style:name="T51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194" style:parent-style-name="Normal" style:family="paragraph">
      <style:paragraph-properties fo:line-height="0.1666in"/>
    </style:style>
    <style:style style:name="T51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1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19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1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00" style:parent-style-name="Normal" style:family="paragraph">
      <style:paragraph-properties fo:line-height="0.1666in"/>
    </style:style>
    <style:style style:name="T52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0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2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06" style:parent-style-name="Normal" style:family="paragraph">
      <style:paragraph-properties fo:line-height="0.1666in"/>
    </style:style>
    <style:style style:name="T52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1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2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12" style:parent-style-name="Normal" style:family="paragraph">
      <style:paragraph-properties fo:line-height="0.1666in"/>
    </style:style>
    <style:style style:name="T52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2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18" style:parent-style-name="Normal" style:family="paragraph">
      <style:paragraph-properties fo:line-height="0.1666in"/>
    </style:style>
    <style:style style:name="T52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22" style:parent-style-name="Normal" style:family="paragraph">
      <style:paragraph-properties fo:line-height="0.1666in"/>
    </style:style>
    <style:style style:name="T52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225" style:parent-style-name="Normal" style:family="paragraph">
      <style:paragraph-properties fo:line-height="0.1666in"/>
    </style:style>
    <style:style style:name="T52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27" style:parent-style-name="Normal" style:family="paragraph">
      <style:paragraph-properties fo:line-height="0.1666in"/>
    </style:style>
    <style:style style:name="T52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31" style:parent-style-name="Normal" style:family="paragraph">
      <style:paragraph-properties fo:line-height="0.1666in"/>
    </style:style>
    <style:style style:name="T52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35" style:parent-style-name="Normal" style:family="paragraph">
      <style:paragraph-properties fo:line-height="0.1666in"/>
    </style:style>
    <style:style style:name="T52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39" style:parent-style-name="Normal" style:family="paragraph">
      <style:paragraph-properties fo:line-height="0.1666in"/>
    </style:style>
    <style:style style:name="T52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242" style:parent-style-name="Normal" style:family="paragraph">
      <style:paragraph-properties fo:line-height="0.1666in"/>
    </style:style>
    <style:style style:name="T52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44" style:parent-style-name="Normal" style:family="paragraph">
      <style:paragraph-properties fo:line-height="0.1666in"/>
    </style:style>
    <style:style style:name="T52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48" style:parent-style-name="Normal" style:family="paragraph">
      <style:paragraph-properties fo:line-height="0.1666in"/>
    </style:style>
    <style:style style:name="T52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2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54" style:parent-style-name="Normal" style:family="paragraph">
      <style:paragraph-properties fo:line-height="0.1666in"/>
    </style:style>
    <style:style style:name="T52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5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2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60" style:parent-style-name="Normal" style:family="paragraph">
      <style:paragraph-properties fo:line-height="0.1666in"/>
    </style:style>
    <style:style style:name="T52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64" style:parent-style-name="Normal" style:family="paragraph">
      <style:paragraph-properties fo:line-height="0.1666in"/>
    </style:style>
    <style:style style:name="T52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2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70" style:parent-style-name="Normal" style:family="paragraph">
      <style:paragraph-properties fo:line-height="0.1666in"/>
    </style:style>
    <style:style style:name="T52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7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2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76" style:parent-style-name="Normal" style:family="paragraph">
      <style:paragraph-properties fo:line-height="0.1666in"/>
    </style:style>
    <style:style style:name="T52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8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281" style:parent-style-name="Normal" style:family="paragraph">
      <style:paragraph-properties fo:line-height="0.1666in"/>
    </style:style>
    <style:style style:name="T52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83" style:parent-style-name="Normal" style:family="paragraph">
      <style:paragraph-properties fo:line-height="0.1666in"/>
    </style:style>
    <style:style style:name="T52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85" style:parent-style-name="Normal" style:family="paragraph">
      <style:paragraph-properties fo:line-height="0.1666in"/>
    </style:style>
    <style:style style:name="T52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2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91" style:parent-style-name="Normal" style:family="paragraph">
      <style:paragraph-properties fo:line-height="0.1666in"/>
    </style:style>
    <style:style style:name="T52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2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2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297" style:parent-style-name="Normal" style:family="paragraph">
      <style:paragraph-properties fo:line-height="0.1666in"/>
    </style:style>
    <style:style style:name="T52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2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3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03" style:parent-style-name="Normal" style:family="paragraph">
      <style:paragraph-properties fo:line-height="0.1666in"/>
    </style:style>
    <style:style style:name="T53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3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09" style:parent-style-name="Normal" style:family="paragraph">
      <style:paragraph-properties fo:line-height="0.1666in"/>
    </style:style>
    <style:style style:name="T53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1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3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15" style:parent-style-name="Normal" style:family="paragraph">
      <style:paragraph-properties fo:line-height="0.1666in"/>
    </style:style>
    <style:style style:name="T53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1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320" style:parent-style-name="Normal" style:family="paragraph">
      <style:paragraph-properties fo:line-height="0.1666in"/>
    </style:style>
    <style:style style:name="T53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22" style:parent-style-name="Normal" style:family="paragraph">
      <style:paragraph-properties fo:line-height="0.1666in"/>
    </style:style>
    <style:style style:name="T53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24" style:parent-style-name="Normal" style:family="paragraph">
      <style:paragraph-properties fo:line-height="0.1666in"/>
    </style:style>
    <style:style style:name="P5325" style:parent-style-name="Normal" style:family="paragraph">
      <style:paragraph-properties fo:line-height="0.1666in"/>
    </style:style>
    <style:style style:name="P5326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5327" style:parent-style-name="Normal" style:family="paragraph">
      <style:paragraph-properties fo:line-height="0.1666in"/>
    </style:style>
    <style:style style:name="P5328" style:parent-style-name="Normal" style:family="paragraph">
      <style:paragraph-properties fo:line-height="0.1666in"/>
    </style:style>
    <style:style style:name="T53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330" style:parent-style-name="Normal" style:family="paragraph">
      <style:paragraph-properties fo:line-height="0.1666in"/>
    </style:style>
    <style:style style:name="T533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3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33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53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3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3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3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3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39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53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4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342" style:parent-style-name="Normal" style:family="paragraph">
      <style:paragraph-properties fo:line-height="0.1666in"/>
    </style:style>
    <style:style style:name="T53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344" style:parent-style-name="Normal" style:family="paragraph">
      <style:paragraph-properties fo:line-height="0.1666in"/>
    </style:style>
    <style:style style:name="T53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46" style:parent-style-name="Normal" style:family="paragraph">
      <style:paragraph-properties fo:line-height="0.1666in"/>
    </style:style>
    <style:style style:name="T53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48" style:parent-style-name="Normal" style:family="paragraph">
      <style:paragraph-properties fo:line-height="0.1666in"/>
    </style:style>
    <style:style style:name="T53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3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54" style:parent-style-name="Normal" style:family="paragraph">
      <style:paragraph-properties fo:line-height="0.1666in"/>
    </style:style>
    <style:style style:name="T53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5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3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60" style:parent-style-name="Normal" style:family="paragraph">
      <style:paragraph-properties fo:line-height="0.1666in"/>
    </style:style>
    <style:style style:name="T5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6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3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66" style:parent-style-name="Normal" style:family="paragraph">
      <style:paragraph-properties fo:line-height="0.1666in"/>
    </style:style>
    <style:style style:name="T53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7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3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72" style:parent-style-name="Normal" style:family="paragraph">
      <style:paragraph-properties fo:line-height="0.1666in"/>
    </style:style>
    <style:style style:name="T53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76" style:parent-style-name="Normal" style:family="paragraph">
      <style:paragraph-properties fo:line-height="0.1666in"/>
    </style:style>
    <style:style style:name="T53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80" style:parent-style-name="Normal" style:family="paragraph">
      <style:paragraph-properties fo:line-height="0.1666in"/>
    </style:style>
    <style:style style:name="T53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84" style:parent-style-name="Normal" style:family="paragraph">
      <style:paragraph-properties fo:line-height="0.1666in"/>
    </style:style>
    <style:style style:name="T53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387" style:parent-style-name="Normal" style:family="paragraph">
      <style:paragraph-properties fo:line-height="0.1666in"/>
    </style:style>
    <style:style style:name="T53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89" style:parent-style-name="Normal" style:family="paragraph">
      <style:paragraph-properties fo:line-height="0.1666in"/>
    </style:style>
    <style:style style:name="T53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93" style:parent-style-name="Normal" style:family="paragraph">
      <style:paragraph-properties fo:line-height="0.1666in"/>
    </style:style>
    <style:style style:name="T53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3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397" style:parent-style-name="Normal" style:family="paragraph">
      <style:paragraph-properties fo:line-height="0.1666in"/>
    </style:style>
    <style:style style:name="T53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3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01" style:parent-style-name="Normal" style:family="paragraph">
      <style:paragraph-properties fo:line-height="0.1666in"/>
    </style:style>
    <style:style style:name="T54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404" style:parent-style-name="Normal" style:family="paragraph">
      <style:paragraph-properties fo:line-height="0.1666in"/>
    </style:style>
    <style:style style:name="T54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06" style:parent-style-name="Normal" style:family="paragraph">
      <style:paragraph-properties fo:line-height="0.1666in"/>
    </style:style>
    <style:style style:name="T54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10" style:parent-style-name="Normal" style:family="paragraph">
      <style:paragraph-properties fo:line-height="0.1666in"/>
    </style:style>
    <style:style style:name="T54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1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16" style:parent-style-name="Normal" style:family="paragraph">
      <style:paragraph-properties fo:line-height="0.1666in"/>
    </style:style>
    <style:style style:name="T5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2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22" style:parent-style-name="Normal" style:family="paragraph">
      <style:paragraph-properties fo:line-height="0.1666in"/>
    </style:style>
    <style:style style:name="T54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26" style:parent-style-name="Normal" style:family="paragraph">
      <style:paragraph-properties fo:line-height="0.1666in"/>
    </style:style>
    <style:style style:name="T54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3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4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32" style:parent-style-name="Normal" style:family="paragraph">
      <style:paragraph-properties fo:line-height="0.1666in"/>
    </style:style>
    <style:style style:name="T54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3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4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38" style:parent-style-name="Normal" style:family="paragraph">
      <style:paragraph-properties fo:line-height="0.1666in"/>
    </style:style>
    <style:style style:name="T54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4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443" style:parent-style-name="Normal" style:family="paragraph">
      <style:paragraph-properties fo:line-height="0.1666in"/>
    </style:style>
    <style:style style:name="T54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45" style:parent-style-name="Normal" style:family="paragraph">
      <style:paragraph-properties fo:line-height="0.1666in"/>
    </style:style>
    <style:style style:name="T54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47" style:parent-style-name="Normal" style:family="paragraph">
      <style:paragraph-properties fo:line-height="0.1666in"/>
    </style:style>
    <style:style style:name="T54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5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53" style:parent-style-name="Normal" style:family="paragraph">
      <style:paragraph-properties fo:line-height="0.1666in"/>
    </style:style>
    <style:style style:name="T54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59" style:parent-style-name="Normal" style:family="paragraph">
      <style:paragraph-properties fo:line-height="0.1666in"/>
    </style:style>
    <style:style style:name="T54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65" style:parent-style-name="Normal" style:family="paragraph">
      <style:paragraph-properties fo:line-height="0.1666in"/>
    </style:style>
    <style:style style:name="T54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6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71" style:parent-style-name="Normal" style:family="paragraph">
      <style:paragraph-properties fo:line-height="0.1666in"/>
    </style:style>
    <style:style style:name="T54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7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77" style:parent-style-name="Normal" style:family="paragraph">
      <style:paragraph-properties fo:line-height="0.1666in"/>
    </style:style>
    <style:style style:name="T54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8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482" style:parent-style-name="Normal" style:family="paragraph">
      <style:paragraph-properties fo:line-height="0.1666in"/>
    </style:style>
    <style:style style:name="T54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84" style:parent-style-name="Normal" style:family="paragraph">
      <style:paragraph-properties fo:line-height="0.1666in"/>
    </style:style>
    <style:style style:name="T54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86" style:parent-style-name="Normal" style:family="paragraph">
      <style:paragraph-properties fo:line-height="0.1666in"/>
    </style:style>
    <style:style style:name="T54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9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4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92" style:parent-style-name="Normal" style:family="paragraph">
      <style:paragraph-properties fo:line-height="0.1666in"/>
    </style:style>
    <style:style style:name="T54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4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49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4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498" style:parent-style-name="Normal" style:family="paragraph">
      <style:paragraph-properties fo:line-height="0.1666in"/>
    </style:style>
    <style:style style:name="T54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0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5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04" style:parent-style-name="Normal" style:family="paragraph">
      <style:paragraph-properties fo:line-height="0.1666in"/>
    </style:style>
    <style:style style:name="T55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0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5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10" style:parent-style-name="Normal" style:family="paragraph">
      <style:paragraph-properties fo:line-height="0.1666in"/>
    </style:style>
    <style:style style:name="T55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14" style:parent-style-name="Normal" style:family="paragraph">
      <style:paragraph-properties fo:line-height="0.1666in"/>
    </style:style>
    <style:style style:name="T55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18" style:parent-style-name="Normal" style:family="paragraph">
      <style:paragraph-properties fo:line-height="0.1666in"/>
    </style:style>
    <style:style style:name="T55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22" style:parent-style-name="Normal" style:family="paragraph">
      <style:paragraph-properties fo:line-height="0.1666in"/>
    </style:style>
    <style:style style:name="T55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525" style:parent-style-name="Normal" style:family="paragraph">
      <style:paragraph-properties fo:line-height="0.1666in"/>
    </style:style>
    <style:style style:name="T55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27" style:parent-style-name="Normal" style:family="paragraph">
      <style:paragraph-properties fo:line-height="0.1666in"/>
    </style:style>
    <style:style style:name="T55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31" style:parent-style-name="Normal" style:family="paragraph">
      <style:paragraph-properties fo:line-height="0.1666in"/>
    </style:style>
    <style:style style:name="T55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3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35" style:parent-style-name="Normal" style:family="paragraph">
      <style:paragraph-properties fo:line-height="0.1666in"/>
    </style:style>
    <style:style style:name="T55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39" style:parent-style-name="Normal" style:family="paragraph">
      <style:paragraph-properties fo:line-height="0.1666in"/>
    </style:style>
    <style:style style:name="T55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542" style:parent-style-name="Normal" style:family="paragraph">
      <style:paragraph-properties fo:line-height="0.1666in"/>
    </style:style>
    <style:style style:name="T55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44" style:parent-style-name="Normal" style:family="paragraph">
      <style:paragraph-properties fo:line-height="0.1666in"/>
    </style:style>
    <style:style style:name="T55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48" style:parent-style-name="Normal" style:family="paragraph">
      <style:paragraph-properties fo:line-height="0.1666in"/>
    </style:style>
    <style:style style:name="T55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5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54" style:parent-style-name="Normal" style:family="paragraph">
      <style:paragraph-properties fo:line-height="0.1666in"/>
    </style:style>
    <style:style style:name="T55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5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5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60" style:parent-style-name="Normal" style:family="paragraph">
      <style:paragraph-properties fo:line-height="0.1666in"/>
    </style:style>
    <style:style style:name="T55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64" style:parent-style-name="Normal" style:family="paragraph">
      <style:paragraph-properties fo:line-height="0.1666in"/>
    </style:style>
    <style:style style:name="T55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5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70" style:parent-style-name="Normal" style:family="paragraph">
      <style:paragraph-properties fo:line-height="0.1666in"/>
    </style:style>
    <style:style style:name="T55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7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5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76" style:parent-style-name="Normal" style:family="paragraph">
      <style:paragraph-properties fo:line-height="0.1666in"/>
    </style:style>
    <style:style style:name="T55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8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581" style:parent-style-name="Normal" style:family="paragraph">
      <style:paragraph-properties fo:line-height="0.1666in"/>
    </style:style>
    <style:style style:name="T55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83" style:parent-style-name="Normal" style:family="paragraph">
      <style:paragraph-properties fo:line-height="0.1666in"/>
    </style:style>
    <style:style style:name="T55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85" style:parent-style-name="Normal" style:family="paragraph">
      <style:paragraph-properties fo:line-height="0.1666in"/>
    </style:style>
    <style:style style:name="T55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8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5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91" style:parent-style-name="Normal" style:family="paragraph">
      <style:paragraph-properties fo:line-height="0.1666in"/>
    </style:style>
    <style:style style:name="T55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5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5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597" style:parent-style-name="Normal" style:family="paragraph">
      <style:paragraph-properties fo:line-height="0.1666in"/>
    </style:style>
    <style:style style:name="T55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5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03" style:parent-style-name="Normal" style:family="paragraph">
      <style:paragraph-properties fo:line-height="0.1666in"/>
    </style:style>
    <style:style style:name="T56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09" style:parent-style-name="Normal" style:family="paragraph">
      <style:paragraph-properties fo:line-height="0.1666in"/>
    </style:style>
    <style:style style:name="T56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1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15" style:parent-style-name="Normal" style:family="paragraph">
      <style:paragraph-properties fo:line-height="0.1666in"/>
    </style:style>
    <style:style style:name="T56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1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620" style:parent-style-name="Normal" style:family="paragraph">
      <style:paragraph-properties fo:line-height="0.1666in"/>
    </style:style>
    <style:style style:name="T56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22" style:parent-style-name="Normal" style:family="paragraph">
      <style:paragraph-properties fo:line-height="0.1666in"/>
    </style:style>
    <style:style style:name="T56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24" style:parent-style-name="Normal" style:family="paragraph">
      <style:paragraph-properties fo:line-height="0.1666in"/>
    </style:style>
    <style:style style:name="T56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2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2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30" style:parent-style-name="Normal" style:family="paragraph">
      <style:paragraph-properties fo:line-height="0.1666in"/>
    </style:style>
    <style:style style:name="T56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3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6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36" style:parent-style-name="Normal" style:family="paragraph">
      <style:paragraph-properties fo:line-height="0.1666in"/>
    </style:style>
    <style:style style:name="T56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4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42" style:parent-style-name="Normal" style:family="paragraph">
      <style:paragraph-properties fo:line-height="0.1666in"/>
    </style:style>
    <style:style style:name="T56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4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6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48" style:parent-style-name="Normal" style:family="paragraph">
      <style:paragraph-properties fo:line-height="0.1666in"/>
    </style:style>
    <style:style style:name="T56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52" style:parent-style-name="Normal" style:family="paragraph">
      <style:paragraph-properties fo:line-height="0.1666in"/>
    </style:style>
    <style:style style:name="T56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655" style:parent-style-name="Normal" style:family="paragraph">
      <style:paragraph-properties fo:line-height="0.1666in"/>
    </style:style>
    <style:style style:name="T56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57" style:parent-style-name="Normal" style:family="paragraph">
      <style:paragraph-properties fo:line-height="0.1666in"/>
    </style:style>
    <style:style style:name="T56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61" style:parent-style-name="Normal" style:family="paragraph">
      <style:paragraph-properties fo:line-height="0.1666in"/>
    </style:style>
    <style:style style:name="T56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65" style:parent-style-name="Normal" style:family="paragraph">
      <style:paragraph-properties fo:line-height="0.1666in"/>
    </style:style>
    <style:style style:name="T56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69" style:parent-style-name="Normal" style:family="paragraph">
      <style:paragraph-properties fo:line-height="0.1666in"/>
    </style:style>
    <style:style style:name="T56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7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672" style:parent-style-name="Normal" style:family="paragraph">
      <style:paragraph-properties fo:line-height="0.1666in"/>
    </style:style>
    <style:style style:name="T56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74" style:parent-style-name="Normal" style:family="paragraph">
      <style:paragraph-properties fo:line-height="0.1666in"/>
    </style:style>
    <style:style style:name="T56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78" style:parent-style-name="Normal" style:family="paragraph">
      <style:paragraph-properties fo:line-height="0.1666in"/>
    </style:style>
    <style:style style:name="T56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8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84" style:parent-style-name="Normal" style:family="paragraph">
      <style:paragraph-properties fo:line-height="0.1666in"/>
    </style:style>
    <style:style style:name="T56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8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6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90" style:parent-style-name="Normal" style:family="paragraph">
      <style:paragraph-properties fo:line-height="0.1666in"/>
    </style:style>
    <style:style style:name="T56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694" style:parent-style-name="Normal" style:family="paragraph">
      <style:paragraph-properties fo:line-height="0.1666in"/>
    </style:style>
    <style:style style:name="T56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9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6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69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6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00" style:parent-style-name="Normal" style:family="paragraph">
      <style:paragraph-properties fo:line-height="0.1666in"/>
    </style:style>
    <style:style style:name="T57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0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7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06" style:parent-style-name="Normal" style:family="paragraph">
      <style:paragraph-properties fo:line-height="0.1666in"/>
    </style:style>
    <style:style style:name="T57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1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711" style:parent-style-name="Normal" style:family="paragraph">
      <style:paragraph-properties fo:line-height="0.1666in"/>
    </style:style>
    <style:style style:name="T57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13" style:parent-style-name="Normal" style:family="paragraph">
      <style:paragraph-properties fo:line-height="0.1666in"/>
    </style:style>
    <style:style style:name="T57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15" style:parent-style-name="Normal" style:family="paragraph">
      <style:paragraph-properties fo:line-height="0.1666in"/>
    </style:style>
    <style:style style:name="T57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1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21" style:parent-style-name="Normal" style:family="paragraph">
      <style:paragraph-properties fo:line-height="0.1666in"/>
    </style:style>
    <style:style style:name="T57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27" style:parent-style-name="Normal" style:family="paragraph">
      <style:paragraph-properties fo:line-height="0.1666in"/>
    </style:style>
    <style:style style:name="T57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3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33" style:parent-style-name="Normal" style:family="paragraph">
      <style:paragraph-properties fo:line-height="0.1666in"/>
    </style:style>
    <style:style style:name="T57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3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39" style:parent-style-name="Normal" style:family="paragraph">
      <style:paragraph-properties fo:line-height="0.1666in"/>
    </style:style>
    <style:style style:name="T57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4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45" style:parent-style-name="Normal" style:family="paragraph">
      <style:paragraph-properties fo:line-height="0.1666in"/>
    </style:style>
    <style:style style:name="T57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4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750" style:parent-style-name="Normal" style:family="paragraph">
      <style:paragraph-properties fo:line-height="0.1666in"/>
    </style:style>
    <style:style style:name="T57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52" style:parent-style-name="Normal" style:family="paragraph">
      <style:paragraph-properties fo:line-height="0.1666in"/>
    </style:style>
    <style:style style:name="T57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54" style:parent-style-name="Normal" style:family="paragraph">
      <style:paragraph-properties fo:line-height="0.1666in"/>
    </style:style>
    <style:style style:name="P5755" style:parent-style-name="Normal" style:family="paragraph">
      <style:paragraph-properties fo:line-height="0.1666in"/>
    </style:style>
    <style:style style:name="P5756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5757" style:parent-style-name="Normal" style:family="paragraph">
      <style:paragraph-properties fo:line-height="0.1666in"/>
    </style:style>
    <style:style style:name="P5758" style:parent-style-name="Normal" style:family="paragraph">
      <style:paragraph-properties fo:line-height="0.1666in"/>
    </style:style>
    <style:style style:name="T57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5760" style:parent-style-name="Normal" style:family="paragraph">
      <style:paragraph-properties fo:line-height="0.1666in"/>
    </style:style>
    <style:style style:name="T5761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7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63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57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65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7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6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57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69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57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7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7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73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57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75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57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77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P5778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/>
    </style:style>
    <style:style style:name="P5779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5780" style:parent-style-name="Normal" style:family="paragraph">
      <style:paragraph-properties fo:line-height="0.1666in"/>
    </style:style>
    <style:style style:name="T57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82" style:parent-style-name="Normal" style:family="paragraph">
      <style:paragraph-properties fo:line-height="0.1666in"/>
    </style:style>
    <style:style style:name="T57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84" style:parent-style-name="Normal" style:family="paragraph">
      <style:paragraph-properties fo:line-height="0.1666in"/>
    </style:style>
    <style:style style:name="T57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8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7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90" style:parent-style-name="Normal" style:family="paragraph">
      <style:paragraph-properties fo:line-height="0.1666in"/>
    </style:style>
    <style:style style:name="T57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9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7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796" style:parent-style-name="Normal" style:family="paragraph">
      <style:paragraph-properties fo:line-height="0.1666in"/>
    </style:style>
    <style:style style:name="T57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7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7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0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02" style:parent-style-name="Normal" style:family="paragraph">
      <style:paragraph-properties fo:line-height="0.1666in"/>
    </style:style>
    <style:style style:name="T58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0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8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08" style:parent-style-name="Normal" style:family="paragraph">
      <style:paragraph-properties fo:line-height="0.1666in"/>
    </style:style>
    <style:style style:name="T58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12" style:parent-style-name="Normal" style:family="paragraph">
      <style:paragraph-properties fo:line-height="0.1666in"/>
    </style:style>
    <style:style style:name="T58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16" style:parent-style-name="Normal" style:family="paragraph">
      <style:paragraph-properties fo:line-height="0.1666in"/>
    </style:style>
    <style:style style:name="T58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20" style:parent-style-name="Normal" style:family="paragraph">
      <style:paragraph-properties fo:line-height="0.1666in"/>
    </style:style>
    <style:style style:name="T58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823" style:parent-style-name="Normal" style:family="paragraph">
      <style:paragraph-properties fo:line-height="0.1666in"/>
    </style:style>
    <style:style style:name="T58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25" style:parent-style-name="Normal" style:family="paragraph">
      <style:paragraph-properties fo:line-height="0.1666in"/>
    </style:style>
    <style:style style:name="T58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29" style:parent-style-name="Normal" style:family="paragraph">
      <style:paragraph-properties fo:line-height="0.1666in"/>
    </style:style>
    <style:style style:name="T58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33" style:parent-style-name="Normal" style:family="paragraph">
      <style:paragraph-properties fo:line-height="0.1666in"/>
    </style:style>
    <style:style style:name="T58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37" style:parent-style-name="Normal" style:family="paragraph">
      <style:paragraph-properties fo:line-height="0.1666in"/>
    </style:style>
    <style:style style:name="T58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840" style:parent-style-name="Normal" style:family="paragraph">
      <style:paragraph-properties fo:line-height="0.1666in"/>
    </style:style>
    <style:style style:name="T58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42" style:parent-style-name="Normal" style:family="paragraph">
      <style:paragraph-properties fo:line-height="0.1666in"/>
    </style:style>
    <style:style style:name="T58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46" style:parent-style-name="Normal" style:family="paragraph">
      <style:paragraph-properties fo:line-height="0.1666in"/>
    </style:style>
    <style:style style:name="T58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5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52" style:parent-style-name="Normal" style:family="paragraph">
      <style:paragraph-properties fo:line-height="0.1666in"/>
    </style:style>
    <style:style style:name="T58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5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58" style:parent-style-name="Normal" style:family="paragraph">
      <style:paragraph-properties fo:line-height="0.1666in"/>
    </style:style>
    <style:style style:name="T58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62" style:parent-style-name="Normal" style:family="paragraph">
      <style:paragraph-properties fo:line-height="0.1666in"/>
    </style:style>
    <style:style style:name="T58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6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6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8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68" style:parent-style-name="Normal" style:family="paragraph">
      <style:paragraph-properties fo:line-height="0.1666in"/>
    </style:style>
    <style:style style:name="T58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7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7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8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74" style:parent-style-name="Normal" style:family="paragraph">
      <style:paragraph-properties fo:line-height="0.1666in"/>
    </style:style>
    <style:style style:name="T58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7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879" style:parent-style-name="Normal" style:family="paragraph">
      <style:paragraph-properties fo:line-height="0.1666in"/>
    </style:style>
    <style:style style:name="T58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81" style:parent-style-name="Normal" style:family="paragraph">
      <style:paragraph-properties fo:line-height="0.1666in"/>
    </style:style>
    <style:style style:name="T58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83" style:parent-style-name="Normal" style:family="paragraph">
      <style:paragraph-properties fo:line-height="0.1666in"/>
    </style:style>
    <style:style style:name="T58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8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89" style:parent-style-name="Normal" style:family="paragraph">
      <style:paragraph-properties fo:line-height="0.1666in"/>
    </style:style>
    <style:style style:name="T58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9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8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895" style:parent-style-name="Normal" style:family="paragraph">
      <style:paragraph-properties fo:line-height="0.1666in"/>
    </style:style>
    <style:style style:name="T58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8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89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01" style:parent-style-name="Normal" style:family="paragraph">
      <style:paragraph-properties fo:line-height="0.1666in"/>
    </style:style>
    <style:style style:name="T59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0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07" style:parent-style-name="Normal" style:family="paragraph">
      <style:paragraph-properties fo:line-height="0.1666in"/>
    </style:style>
    <style:style style:name="T59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1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13" style:parent-style-name="Normal" style:family="paragraph">
      <style:paragraph-properties fo:line-height="0.1666in"/>
    </style:style>
    <style:style style:name="T59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1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5918" style:parent-style-name="Normal" style:family="paragraph">
      <style:paragraph-properties fo:line-height="0.1666in"/>
    </style:style>
    <style:style style:name="T59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20" style:parent-style-name="Normal" style:family="paragraph">
      <style:paragraph-properties fo:line-height="0.1666in"/>
    </style:style>
    <style:style style:name="T59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22" style:parent-style-name="Normal" style:family="paragraph">
      <style:paragraph-properties fo:line-height="0.1666in"/>
    </style:style>
    <style:style style:name="T59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2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28" style:parent-style-name="Normal" style:family="paragraph">
      <style:paragraph-properties fo:line-height="0.1666in"/>
    </style:style>
    <style:style style:name="T59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3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9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34" style:parent-style-name="Normal" style:family="paragraph">
      <style:paragraph-properties fo:line-height="0.1666in"/>
    </style:style>
    <style:style style:name="T59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3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40" style:parent-style-name="Normal" style:family="paragraph">
      <style:paragraph-properties fo:line-height="0.1666in"/>
    </style:style>
    <style:style style:name="T59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4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59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46" style:parent-style-name="Normal" style:family="paragraph">
      <style:paragraph-properties fo:line-height="0.1666in"/>
    </style:style>
    <style:style style:name="T59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50" style:parent-style-name="Normal" style:family="paragraph">
      <style:paragraph-properties fo:line-height="0.1666in"/>
    </style:style>
    <style:style style:name="T59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54" style:parent-style-name="Normal" style:family="paragraph">
      <style:paragraph-properties fo:line-height="0.1666in"/>
    </style:style>
    <style:style style:name="T5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58" style:parent-style-name="Normal" style:family="paragraph">
      <style:paragraph-properties fo:line-height="0.1666in"/>
    </style:style>
    <style:style style:name="T59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961" style:parent-style-name="Normal" style:family="paragraph">
      <style:paragraph-properties fo:line-height="0.1666in"/>
    </style:style>
    <style:style style:name="T59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63" style:parent-style-name="Normal" style:family="paragraph">
      <style:paragraph-properties fo:line-height="0.1666in"/>
    </style:style>
    <style:style style:name="T59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67" style:parent-style-name="Normal" style:family="paragraph">
      <style:paragraph-properties fo:line-height="0.1666in"/>
    </style:style>
    <style:style style:name="T59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71" style:parent-style-name="Normal" style:family="paragraph">
      <style:paragraph-properties fo:line-height="0.1666in"/>
    </style:style>
    <style:style style:name="T59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75" style:parent-style-name="Normal" style:family="paragraph">
      <style:paragraph-properties fo:line-height="0.1666in"/>
    </style:style>
    <style:style style:name="T59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5978" style:parent-style-name="Normal" style:family="paragraph">
      <style:paragraph-properties fo:line-height="0.1666in"/>
    </style:style>
    <style:style style:name="T59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80" style:parent-style-name="Normal" style:family="paragraph">
      <style:paragraph-properties fo:line-height="0.1666in"/>
    </style:style>
    <style:style style:name="T59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84" style:parent-style-name="Normal" style:family="paragraph">
      <style:paragraph-properties fo:line-height="0.1666in"/>
    </style:style>
    <style:style style:name="T59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8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90" style:parent-style-name="Normal" style:family="paragraph">
      <style:paragraph-properties fo:line-height="0.1666in"/>
    </style:style>
    <style:style style:name="T59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59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5996" style:parent-style-name="Normal" style:family="paragraph">
      <style:paragraph-properties fo:line-height="0.1666in"/>
    </style:style>
    <style:style style:name="T59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59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59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00" style:parent-style-name="Normal" style:family="paragraph">
      <style:paragraph-properties fo:line-height="0.1666in"/>
    </style:style>
    <style:style style:name="T60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0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0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0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06" style:parent-style-name="Normal" style:family="paragraph">
      <style:paragraph-properties fo:line-height="0.1666in"/>
    </style:style>
    <style:style style:name="T60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1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0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12" style:parent-style-name="Normal" style:family="paragraph">
      <style:paragraph-properties fo:line-height="0.1666in"/>
    </style:style>
    <style:style style:name="T60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017" style:parent-style-name="Normal" style:family="paragraph">
      <style:paragraph-properties fo:line-height="0.1666in"/>
    </style:style>
    <style:style style:name="T60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19" style:parent-style-name="Normal" style:family="paragraph">
      <style:paragraph-properties fo:line-height="0.1666in"/>
    </style:style>
    <style:style style:name="T60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21" style:parent-style-name="Normal" style:family="paragraph">
      <style:paragraph-properties fo:line-height="0.1666in"/>
    </style:style>
    <style:style style:name="T60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27" style:parent-style-name="Normal" style:family="paragraph">
      <style:paragraph-properties fo:line-height="0.1666in"/>
    </style:style>
    <style:style style:name="T60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3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33" style:parent-style-name="Normal" style:family="paragraph">
      <style:paragraph-properties fo:line-height="0.1666in"/>
    </style:style>
    <style:style style:name="T60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3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39" style:parent-style-name="Normal" style:family="paragraph">
      <style:paragraph-properties fo:line-height="0.1666in"/>
    </style:style>
    <style:style style:name="T60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4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45" style:parent-style-name="Normal" style:family="paragraph">
      <style:paragraph-properties fo:line-height="0.1666in"/>
    </style:style>
    <style:style style:name="T60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4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51" style:parent-style-name="Normal" style:family="paragraph">
      <style:paragraph-properties fo:line-height="0.1666in"/>
    </style:style>
    <style:style style:name="T60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5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056" style:parent-style-name="Normal" style:family="paragraph">
      <style:paragraph-properties fo:line-height="0.1666in"/>
    </style:style>
    <style:style style:name="T60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58" style:parent-style-name="Normal" style:family="paragraph">
      <style:paragraph-properties fo:line-height="0.1666in"/>
    </style:style>
    <style:style style:name="T60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60" style:parent-style-name="Normal" style:family="paragraph">
      <style:paragraph-properties fo:line-height="0.1666in"/>
    </style:style>
    <style:style style:name="T60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6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66" style:parent-style-name="Normal" style:family="paragraph">
      <style:paragraph-properties fo:line-height="0.1666in"/>
    </style:style>
    <style:style style:name="T60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7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0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72" style:parent-style-name="Normal" style:family="paragraph">
      <style:paragraph-properties fo:line-height="0.1666in"/>
    </style:style>
    <style:style style:name="T60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7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0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78" style:parent-style-name="Normal" style:family="paragraph">
      <style:paragraph-properties fo:line-height="0.1666in"/>
    </style:style>
    <style:style style:name="T60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8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0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84" style:parent-style-name="Normal" style:family="paragraph">
      <style:paragraph-properties fo:line-height="0.1666in"/>
    </style:style>
    <style:style style:name="T60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88" style:parent-style-name="Normal" style:family="paragraph">
      <style:paragraph-properties fo:line-height="0.1666in"/>
    </style:style>
    <style:style style:name="T60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92" style:parent-style-name="Normal" style:family="paragraph">
      <style:paragraph-properties fo:line-height="0.1666in"/>
    </style:style>
    <style:style style:name="T60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9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0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096" style:parent-style-name="Normal" style:family="paragraph">
      <style:paragraph-properties fo:line-height="0.1666in"/>
    </style:style>
    <style:style style:name="T60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0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099" style:parent-style-name="Normal" style:family="paragraph">
      <style:paragraph-properties fo:line-height="0.1666in"/>
    </style:style>
    <style:style style:name="T61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01" style:parent-style-name="Normal" style:family="paragraph">
      <style:paragraph-properties fo:line-height="0.1666in"/>
    </style:style>
    <style:style style:name="T61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0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05" style:parent-style-name="Normal" style:family="paragraph">
      <style:paragraph-properties fo:line-height="0.1666in"/>
    </style:style>
    <style:style style:name="T61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09" style:parent-style-name="Normal" style:family="paragraph">
      <style:paragraph-properties fo:line-height="0.1666in"/>
    </style:style>
    <style:style style:name="T61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13" style:parent-style-name="Normal" style:family="paragraph">
      <style:paragraph-properties fo:line-height="0.1666in"/>
    </style:style>
    <style:style style:name="T61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116" style:parent-style-name="Normal" style:family="paragraph">
      <style:paragraph-properties fo:line-height="0.1666in"/>
    </style:style>
    <style:style style:name="T61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18" style:parent-style-name="Normal" style:family="paragraph">
      <style:paragraph-properties fo:line-height="0.1666in"/>
    </style:style>
    <style:style style:name="T61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22" style:parent-style-name="Normal" style:family="paragraph">
      <style:paragraph-properties fo:line-height="0.1666in"/>
    </style:style>
    <style:style style:name="T61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2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28" style:parent-style-name="Normal" style:family="paragraph">
      <style:paragraph-properties fo:line-height="0.1666in"/>
    </style:style>
    <style:style style:name="T61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3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34" style:parent-style-name="Normal" style:family="paragraph">
      <style:paragraph-properties fo:line-height="0.1666in"/>
    </style:style>
    <style:style style:name="T61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38" style:parent-style-name="Normal" style:family="paragraph">
      <style:paragraph-properties fo:line-height="0.1666in"/>
    </style:style>
    <style:style style:name="T61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4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4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1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44" style:parent-style-name="Normal" style:family="paragraph">
      <style:paragraph-properties fo:line-height="0.1666in"/>
    </style:style>
    <style:style style:name="T61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4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1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50" style:parent-style-name="Normal" style:family="paragraph">
      <style:paragraph-properties fo:line-height="0.1666in"/>
    </style:style>
    <style:style style:name="T61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5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155" style:parent-style-name="Normal" style:family="paragraph">
      <style:paragraph-properties fo:line-height="0.1666in"/>
    </style:style>
    <style:style style:name="T61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57" style:parent-style-name="Normal" style:family="paragraph">
      <style:paragraph-properties fo:line-height="0.1666in"/>
    </style:style>
    <style:style style:name="T61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59" style:parent-style-name="Normal" style:family="paragraph">
      <style:paragraph-properties fo:line-height="0.1666in"/>
    </style:style>
    <style:style style:name="T61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65" style:parent-style-name="Normal" style:family="paragraph">
      <style:paragraph-properties fo:line-height="0.1666in"/>
    </style:style>
    <style:style style:name="T61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6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71" style:parent-style-name="Normal" style:family="paragraph">
      <style:paragraph-properties fo:line-height="0.1666in"/>
    </style:style>
    <style:style style:name="T61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7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77" style:parent-style-name="Normal" style:family="paragraph">
      <style:paragraph-properties fo:line-height="0.1666in"/>
    </style:style>
    <style:style style:name="T61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8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83" style:parent-style-name="Normal" style:family="paragraph">
      <style:paragraph-properties fo:line-height="0.1666in"/>
    </style:style>
    <style:style style:name="T61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8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1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89" style:parent-style-name="Normal" style:family="paragraph">
      <style:paragraph-properties fo:line-height="0.1666in"/>
    </style:style>
    <style:style style:name="T61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1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19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194" style:parent-style-name="Normal" style:family="paragraph">
      <style:paragraph-properties fo:line-height="0.1666in"/>
    </style:style>
    <style:style style:name="T61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96" style:parent-style-name="Normal" style:family="paragraph">
      <style:paragraph-properties fo:line-height="0.1666in"/>
    </style:style>
    <style:style style:name="T61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198" style:parent-style-name="Normal" style:family="paragraph">
      <style:paragraph-properties fo:line-height="0.1666in"/>
    </style:style>
    <style:style style:name="T61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0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0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2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04" style:parent-style-name="Normal" style:family="paragraph">
      <style:paragraph-properties fo:line-height="0.1666in"/>
    </style:style>
    <style:style style:name="T62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0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2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10" style:parent-style-name="Normal" style:family="paragraph">
      <style:paragraph-properties fo:line-height="0.1666in"/>
    </style:style>
    <style:style style:name="T62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1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2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16" style:parent-style-name="Normal" style:family="paragraph">
      <style:paragraph-properties fo:line-height="0.1666in"/>
    </style:style>
    <style:style style:name="T62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2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2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22" style:parent-style-name="Normal" style:family="paragraph">
      <style:paragraph-properties fo:line-height="0.1666in"/>
    </style:style>
    <style:style style:name="T62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26" style:parent-style-name="Normal" style:family="paragraph">
      <style:paragraph-properties fo:line-height="0.1666in"/>
    </style:style>
    <style:style style:name="T62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2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30" style:parent-style-name="Normal" style:family="paragraph">
      <style:paragraph-properties fo:line-height="0.1666in"/>
    </style:style>
    <style:style style:name="T62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3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34" style:parent-style-name="Normal" style:family="paragraph">
      <style:paragraph-properties fo:line-height="0.1666in"/>
    </style:style>
    <style:style style:name="T62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237" style:parent-style-name="Normal" style:family="paragraph">
      <style:paragraph-properties fo:line-height="0.1666in"/>
    </style:style>
    <style:style style:name="T62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39" style:parent-style-name="Normal" style:family="paragraph">
      <style:paragraph-properties fo:line-height="0.1666in"/>
    </style:style>
    <style:style style:name="T62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43" style:parent-style-name="Normal" style:family="paragraph">
      <style:paragraph-properties fo:line-height="0.1666in"/>
    </style:style>
    <style:style style:name="T62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47" style:parent-style-name="Normal" style:family="paragraph">
      <style:paragraph-properties fo:line-height="0.1666in"/>
    </style:style>
    <style:style style:name="T62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51" style:parent-style-name="Normal" style:family="paragraph">
      <style:paragraph-properties fo:line-height="0.1666in"/>
    </style:style>
    <style:style style:name="T62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254" style:parent-style-name="Normal" style:family="paragraph">
      <style:paragraph-properties fo:line-height="0.1666in"/>
    </style:style>
    <style:style style:name="T62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56" style:parent-style-name="Normal" style:family="paragraph">
      <style:paragraph-properties fo:line-height="0.1666in"/>
    </style:style>
    <style:style style:name="T62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5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60" style:parent-style-name="Normal" style:family="paragraph">
      <style:paragraph-properties fo:line-height="0.1666in"/>
    </style:style>
    <style:style style:name="T62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6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2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66" style:parent-style-name="Normal" style:family="paragraph">
      <style:paragraph-properties fo:line-height="0.1666in"/>
    </style:style>
    <style:style style:name="T62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7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2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72" style:parent-style-name="Normal" style:family="paragraph">
      <style:paragraph-properties fo:line-height="0.1666in"/>
    </style:style>
    <style:style style:name="T62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76" style:parent-style-name="Normal" style:family="paragraph">
      <style:paragraph-properties fo:line-height="0.1666in"/>
    </style:style>
    <style:style style:name="T62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8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2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82" style:parent-style-name="Normal" style:family="paragraph">
      <style:paragraph-properties fo:line-height="0.1666in"/>
    </style:style>
    <style:style style:name="T62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8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2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88" style:parent-style-name="Normal" style:family="paragraph">
      <style:paragraph-properties fo:line-height="0.1666in"/>
    </style:style>
    <style:style style:name="T62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2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9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293" style:parent-style-name="Normal" style:family="paragraph">
      <style:paragraph-properties fo:line-height="0.1666in"/>
    </style:style>
    <style:style style:name="T62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95" style:parent-style-name="Normal" style:family="paragraph">
      <style:paragraph-properties fo:line-height="0.1666in"/>
    </style:style>
    <style:style style:name="T62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297" style:parent-style-name="Normal" style:family="paragraph">
      <style:paragraph-properties fo:line-height="0.1666in"/>
    </style:style>
    <style:style style:name="T62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2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03" style:parent-style-name="Normal" style:family="paragraph">
      <style:paragraph-properties fo:line-height="0.1666in"/>
    </style:style>
    <style:style style:name="T63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09" style:parent-style-name="Normal" style:family="paragraph">
      <style:paragraph-properties fo:line-height="0.1666in"/>
    </style:style>
    <style:style style:name="T63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1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15" style:parent-style-name="Normal" style:family="paragraph">
      <style:paragraph-properties fo:line-height="0.1666in"/>
    </style:style>
    <style:style style:name="T63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1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21" style:parent-style-name="Normal" style:family="paragraph">
      <style:paragraph-properties fo:line-height="0.1666in"/>
    </style:style>
    <style:style style:name="T63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2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2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27" style:parent-style-name="Normal" style:family="paragraph">
      <style:paragraph-properties fo:line-height="0.1666in"/>
    </style:style>
    <style:style style:name="T63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3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332" style:parent-style-name="Normal" style:family="paragraph">
      <style:paragraph-properties fo:line-height="0.1666in"/>
    </style:style>
    <style:style style:name="T63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34" style:parent-style-name="Normal" style:family="paragraph">
      <style:paragraph-properties fo:line-height="0.1666in"/>
    </style:style>
    <style:style style:name="T63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36" style:parent-style-name="Normal" style:family="paragraph">
      <style:paragraph-properties fo:line-height="0.1666in"/>
    </style:style>
    <style:style style:name="T63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4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42" style:parent-style-name="Normal" style:family="paragraph">
      <style:paragraph-properties fo:line-height="0.1666in"/>
    </style:style>
    <style:style style:name="T63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4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4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3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48" style:parent-style-name="Normal" style:family="paragraph">
      <style:paragraph-properties fo:line-height="0.1666in"/>
    </style:style>
    <style:style style:name="T63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5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5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54" style:parent-style-name="Normal" style:family="paragraph">
      <style:paragraph-properties fo:line-height="0.1666in"/>
    </style:style>
    <style:style style:name="T63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5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3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60" style:parent-style-name="Normal" style:family="paragraph">
      <style:paragraph-properties fo:line-height="0.1666in"/>
    </style:style>
    <style:style style:name="T63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6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64" style:parent-style-name="Normal" style:family="paragraph">
      <style:paragraph-properties fo:line-height="0.1666in"/>
    </style:style>
    <style:style style:name="T63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367" style:parent-style-name="Normal" style:family="paragraph">
      <style:paragraph-properties fo:line-height="0.1666in"/>
    </style:style>
    <style:style style:name="T63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69" style:parent-style-name="Normal" style:family="paragraph">
      <style:paragraph-properties fo:line-height="0.1666in"/>
    </style:style>
    <style:style style:name="T63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7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73" style:parent-style-name="Normal" style:family="paragraph">
      <style:paragraph-properties fo:line-height="0.1666in"/>
    </style:style>
    <style:style style:name="T63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77" style:parent-style-name="Normal" style:family="paragraph">
      <style:paragraph-properties fo:line-height="0.1666in"/>
    </style:style>
    <style:style style:name="T63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7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81" style:parent-style-name="Normal" style:family="paragraph">
      <style:paragraph-properties fo:line-height="0.1666in"/>
    </style:style>
    <style:style style:name="T63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384" style:parent-style-name="Normal" style:family="paragraph">
      <style:paragraph-properties fo:line-height="0.1666in"/>
    </style:style>
    <style:style style:name="T63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86" style:parent-style-name="Normal" style:family="paragraph">
      <style:paragraph-properties fo:line-height="0.1666in"/>
    </style:style>
    <style:style style:name="T63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8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90" style:parent-style-name="Normal" style:family="paragraph">
      <style:paragraph-properties fo:line-height="0.1666in"/>
    </style:style>
    <style:style style:name="T63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3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396" style:parent-style-name="Normal" style:family="paragraph">
      <style:paragraph-properties fo:line-height="0.1666in"/>
    </style:style>
    <style:style style:name="T63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3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3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0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02" style:parent-style-name="Normal" style:family="paragraph">
      <style:paragraph-properties fo:line-height="0.1666in"/>
    </style:style>
    <style:style style:name="T64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06" style:parent-style-name="Normal" style:family="paragraph">
      <style:paragraph-properties fo:line-height="0.1666in"/>
    </style:style>
    <style:style style:name="T64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0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1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4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12" style:parent-style-name="Normal" style:family="paragraph">
      <style:paragraph-properties fo:line-height="0.1666in"/>
    </style:style>
    <style:style style:name="T64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16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4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18" style:parent-style-name="Normal" style:family="paragraph">
      <style:paragraph-properties fo:line-height="0.1666in"/>
    </style:style>
    <style:style style:name="T64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2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2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423" style:parent-style-name="Normal" style:family="paragraph">
      <style:paragraph-properties fo:line-height="0.1666in"/>
    </style:style>
    <style:style style:name="T64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25" style:parent-style-name="Normal" style:family="paragraph">
      <style:paragraph-properties fo:line-height="0.1666in"/>
    </style:style>
    <style:style style:name="T64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27" style:parent-style-name="Normal" style:family="paragraph">
      <style:paragraph-properties fo:line-height="0.1666in"/>
    </style:style>
    <style:style style:name="T64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3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33" style:parent-style-name="Normal" style:family="paragraph">
      <style:paragraph-properties fo:line-height="0.1666in"/>
    </style:style>
    <style:style style:name="T64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3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39" style:parent-style-name="Normal" style:family="paragraph">
      <style:paragraph-properties fo:line-height="0.1666in"/>
    </style:style>
    <style:style style:name="T64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4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4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45" style:parent-style-name="Normal" style:family="paragraph">
      <style:paragraph-properties fo:line-height="0.1666in"/>
    </style:style>
    <style:style style:name="T64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4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51" style:parent-style-name="Normal" style:family="paragraph">
      <style:paragraph-properties fo:line-height="0.1666in"/>
    </style:style>
    <style:style style:name="T64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5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57" style:parent-style-name="Normal" style:family="paragraph">
      <style:paragraph-properties fo:line-height="0.1666in"/>
    </style:style>
    <style:style style:name="T64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6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462" style:parent-style-name="Normal" style:family="paragraph">
      <style:paragraph-properties fo:line-height="0.1666in"/>
    </style:style>
    <style:style style:name="T64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64" style:parent-style-name="Normal" style:family="paragraph">
      <style:paragraph-properties fo:line-height="0.1666in"/>
    </style:style>
    <style:style style:name="T64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66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6467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6468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6469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/>
    </style:style>
    <style:style style:name="P6470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6471" style:parent-style-name="Normal" style:family="paragraph">
      <style:paragraph-properties fo:line-height="0.1666in"/>
    </style:style>
    <style:style style:name="T6472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4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74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64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76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4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78" style:parent-style-name="DefaultParagraphFont" style:family="text">
      <style:text-properties style:font-name="Consolas" style:font-name-asian="Consolas" style:font-name-complex="Consolas" fo:color="#0000FF" fo:font-size="9pt" style:font-size-asian="9pt" style:font-size-complex="9pt"/>
    </style:style>
    <style:style style:name="T64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80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64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82" style:parent-style-name="DefaultParagraphFont" style:family="text">
      <style:text-properties style:font-name="Consolas" style:font-name-asian="Consolas" style:font-name-complex="Consolas" fo:color="#778899" fo:font-size="9pt" style:font-size-asian="9pt" style:font-size-complex="9pt"/>
    </style:style>
    <style:style style:name="T64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84" style:parent-style-name="DefaultParagraphFont" style:family="text">
      <style:text-properties style:font-name="Consolas" style:font-name-asian="Consolas" style:font-name-complex="Consolas" fo:color="#FF0000" fo:font-size="9pt" style:font-size-asian="9pt" style:font-size-complex="9pt"/>
    </style:style>
    <style:style style:name="T64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86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6487" style:parent-style-name="Normal" style:family="paragraph">
      <style:paragraph-properties fo:line-height="0.1666in"/>
    </style:style>
    <style:style style:name="T64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89" style:parent-style-name="Normal" style:family="paragraph">
      <style:paragraph-properties fo:line-height="0.1666in"/>
    </style:style>
    <style:style style:name="T64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91" style:parent-style-name="Normal" style:family="paragraph">
      <style:paragraph-properties fo:line-height="0.1666in"/>
    </style:style>
    <style:style style:name="T64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4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4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497" style:parent-style-name="Normal" style:family="paragraph">
      <style:paragraph-properties fo:line-height="0.1666in"/>
    </style:style>
    <style:style style:name="T64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4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0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5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03" style:parent-style-name="Normal" style:family="paragraph">
      <style:paragraph-properties fo:line-height="0.1666in"/>
    </style:style>
    <style:style style:name="T65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5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09" style:parent-style-name="Normal" style:family="paragraph">
      <style:paragraph-properties fo:line-height="0.1666in"/>
    </style:style>
    <style:style style:name="T65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1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5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15" style:parent-style-name="Normal" style:family="paragraph">
      <style:paragraph-properties fo:line-height="0.1666in"/>
    </style:style>
    <style:style style:name="T65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1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19" style:parent-style-name="Normal" style:family="paragraph">
      <style:paragraph-properties fo:line-height="0.1666in"/>
    </style:style>
    <style:style style:name="T65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23" style:parent-style-name="Normal" style:family="paragraph">
      <style:paragraph-properties fo:line-height="0.1666in"/>
    </style:style>
    <style:style style:name="T65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27" style:parent-style-name="Normal" style:family="paragraph">
      <style:paragraph-properties fo:line-height="0.1666in"/>
    </style:style>
    <style:style style:name="T65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2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530" style:parent-style-name="Normal" style:family="paragraph">
      <style:paragraph-properties fo:line-height="0.1666in"/>
    </style:style>
    <style:style style:name="T65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32" style:parent-style-name="Normal" style:family="paragraph">
      <style:paragraph-properties fo:line-height="0.1666in"/>
    </style:style>
    <style:style style:name="T65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3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36" style:parent-style-name="Normal" style:family="paragraph">
      <style:paragraph-properties fo:line-height="0.1666in"/>
    </style:style>
    <style:style style:name="T65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3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40" style:parent-style-name="Normal" style:family="paragraph">
      <style:paragraph-properties fo:line-height="0.1666in"/>
    </style:style>
    <style:style style:name="T65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44" style:parent-style-name="Normal" style:family="paragraph">
      <style:paragraph-properties fo:line-height="0.1666in"/>
    </style:style>
    <style:style style:name="T65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4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547" style:parent-style-name="Normal" style:family="paragraph">
      <style:paragraph-properties fo:line-height="0.1666in"/>
    </style:style>
    <style:style style:name="T65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49" style:parent-style-name="Normal" style:family="paragraph">
      <style:paragraph-properties fo:line-height="0.1666in"/>
    </style:style>
    <style:style style:name="T65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53" style:parent-style-name="Normal" style:family="paragraph">
      <style:paragraph-properties fo:line-height="0.1666in"/>
    </style:style>
    <style:style style:name="T65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5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5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59" style:parent-style-name="Normal" style:family="paragraph">
      <style:paragraph-properties fo:line-height="0.1666in"/>
    </style:style>
    <style:style style:name="T65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6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6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5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65" style:parent-style-name="Normal" style:family="paragraph">
      <style:paragraph-properties fo:line-height="0.1666in"/>
    </style:style>
    <style:style style:name="T65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69" style:parent-style-name="Normal" style:family="paragraph">
      <style:paragraph-properties fo:line-height="0.1666in"/>
    </style:style>
    <style:style style:name="T65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7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7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5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75" style:parent-style-name="Normal" style:family="paragraph">
      <style:paragraph-properties fo:line-height="0.1666in"/>
    </style:style>
    <style:style style:name="T65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7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7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5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81" style:parent-style-name="Normal" style:family="paragraph">
      <style:paragraph-properties fo:line-height="0.1666in"/>
    </style:style>
    <style:style style:name="T65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8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8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586" style:parent-style-name="Normal" style:family="paragraph">
      <style:paragraph-properties fo:line-height="0.1666in"/>
    </style:style>
    <style:style style:name="T65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88" style:parent-style-name="Normal" style:family="paragraph">
      <style:paragraph-properties fo:line-height="0.1666in"/>
    </style:style>
    <style:style style:name="T65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90" style:parent-style-name="Normal" style:family="paragraph">
      <style:paragraph-properties fo:line-height="0.1666in"/>
    </style:style>
    <style:style style:name="T65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5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596" style:parent-style-name="Normal" style:family="paragraph">
      <style:paragraph-properties fo:line-height="0.1666in"/>
    </style:style>
    <style:style style:name="T65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5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5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0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02" style:parent-style-name="Normal" style:family="paragraph">
      <style:paragraph-properties fo:line-height="0.1666in"/>
    </style:style>
    <style:style style:name="T66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0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0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08" style:parent-style-name="Normal" style:family="paragraph">
      <style:paragraph-properties fo:line-height="0.1666in"/>
    </style:style>
    <style:style style:name="T66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1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14" style:parent-style-name="Normal" style:family="paragraph">
      <style:paragraph-properties fo:line-height="0.1666in"/>
    </style:style>
    <style:style style:name="T66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1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1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20" style:parent-style-name="Normal" style:family="paragraph">
      <style:paragraph-properties fo:line-height="0.1666in"/>
    </style:style>
    <style:style style:name="T66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24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625" style:parent-style-name="Normal" style:family="paragraph">
      <style:paragraph-properties fo:line-height="0.1666in"/>
    </style:style>
    <style:style style:name="T66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27" style:parent-style-name="Normal" style:family="paragraph">
      <style:paragraph-properties fo:line-height="0.1666in"/>
    </style:style>
    <style:style style:name="T66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29" style:parent-style-name="Normal" style:family="paragraph">
      <style:paragraph-properties fo:line-height="0.1666in"/>
    </style:style>
    <style:style style:name="T66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3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35" style:parent-style-name="Normal" style:family="paragraph">
      <style:paragraph-properties fo:line-height="0.1666in"/>
    </style:style>
    <style:style style:name="T66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3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6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41" style:parent-style-name="Normal" style:family="paragraph">
      <style:paragraph-properties fo:line-height="0.1666in"/>
    </style:style>
    <style:style style:name="T66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4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47" style:parent-style-name="Normal" style:family="paragraph">
      <style:paragraph-properties fo:line-height="0.1666in"/>
    </style:style>
    <style:style style:name="T66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4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5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6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53" style:parent-style-name="Normal" style:family="paragraph">
      <style:paragraph-properties fo:line-height="0.1666in"/>
    </style:style>
    <style:style style:name="T66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5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57" style:parent-style-name="Normal" style:family="paragraph">
      <style:paragraph-properties fo:line-height="0.1666in"/>
    </style:style>
    <style:style style:name="T66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61" style:parent-style-name="Normal" style:family="paragraph">
      <style:paragraph-properties fo:line-height="0.1666in"/>
    </style:style>
    <style:style style:name="T66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65" style:parent-style-name="Normal" style:family="paragraph">
      <style:paragraph-properties fo:line-height="0.1666in"/>
    </style:style>
    <style:style style:name="T66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6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668" style:parent-style-name="Normal" style:family="paragraph">
      <style:paragraph-properties fo:line-height="0.1666in"/>
    </style:style>
    <style:style style:name="T66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70" style:parent-style-name="Normal" style:family="paragraph">
      <style:paragraph-properties fo:line-height="0.1666in"/>
    </style:style>
    <style:style style:name="T66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7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74" style:parent-style-name="Normal" style:family="paragraph">
      <style:paragraph-properties fo:line-height="0.1666in"/>
    </style:style>
    <style:style style:name="T66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7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78" style:parent-style-name="Normal" style:family="paragraph">
      <style:paragraph-properties fo:line-height="0.1666in"/>
    </style:style>
    <style:style style:name="T66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82" style:parent-style-name="Normal" style:family="paragraph">
      <style:paragraph-properties fo:line-height="0.1666in"/>
    </style:style>
    <style:style style:name="T66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8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685" style:parent-style-name="Normal" style:family="paragraph">
      <style:paragraph-properties fo:line-height="0.1666in"/>
    </style:style>
    <style:style style:name="T66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87" style:parent-style-name="Normal" style:family="paragraph">
      <style:paragraph-properties fo:line-height="0.1666in"/>
    </style:style>
    <style:style style:name="T66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8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91" style:parent-style-name="Normal" style:family="paragraph">
      <style:paragraph-properties fo:line-height="0.1666in"/>
    </style:style>
    <style:style style:name="T66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6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95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6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697" style:parent-style-name="Normal" style:family="paragraph">
      <style:paragraph-properties fo:line-height="0.1666in"/>
    </style:style>
    <style:style style:name="T66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6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03" style:parent-style-name="Normal" style:family="paragraph">
      <style:paragraph-properties fo:line-height="0.1666in"/>
    </style:style>
    <style:style style:name="T67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07" style:parent-style-name="Normal" style:family="paragraph">
      <style:paragraph-properties fo:line-height="0.1666in"/>
    </style:style>
    <style:style style:name="T67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0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1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7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13" style:parent-style-name="Normal" style:family="paragraph">
      <style:paragraph-properties fo:line-height="0.1666in"/>
    </style:style>
    <style:style style:name="T67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1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7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19" style:parent-style-name="Normal" style:family="paragraph">
      <style:paragraph-properties fo:line-height="0.1666in"/>
    </style:style>
    <style:style style:name="T67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2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724" style:parent-style-name="Normal" style:family="paragraph">
      <style:paragraph-properties fo:line-height="0.1666in"/>
    </style:style>
    <style:style style:name="T67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26" style:parent-style-name="Normal" style:family="paragraph">
      <style:paragraph-properties fo:line-height="0.1666in"/>
    </style:style>
    <style:style style:name="T67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28" style:parent-style-name="Normal" style:family="paragraph">
      <style:paragraph-properties fo:line-height="0.1666in"/>
    </style:style>
    <style:style style:name="T67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3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34" style:parent-style-name="Normal" style:family="paragraph">
      <style:paragraph-properties fo:line-height="0.1666in"/>
    </style:style>
    <style:style style:name="T67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3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40" style:parent-style-name="Normal" style:family="paragraph">
      <style:paragraph-properties fo:line-height="0.1666in"/>
    </style:style>
    <style:style style:name="T67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4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46" style:parent-style-name="Normal" style:family="paragraph">
      <style:paragraph-properties fo:line-height="0.1666in"/>
    </style:style>
    <style:style style:name="T67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5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52" style:parent-style-name="Normal" style:family="paragraph">
      <style:paragraph-properties fo:line-height="0.1666in"/>
    </style:style>
    <style:style style:name="T67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5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58" style:parent-style-name="Normal" style:family="paragraph">
      <style:paragraph-properties fo:line-height="0.1666in"/>
    </style:style>
    <style:style style:name="T67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62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763" style:parent-style-name="Normal" style:family="paragraph">
      <style:paragraph-properties fo:line-height="0.1666in"/>
    </style:style>
    <style:style style:name="T67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65" style:parent-style-name="Normal" style:family="paragraph">
      <style:paragraph-properties fo:line-height="0.1666in"/>
    </style:style>
    <style:style style:name="T67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67" style:parent-style-name="Normal" style:family="paragraph">
      <style:paragraph-properties fo:line-height="0.1666in"/>
    </style:style>
    <style:style style:name="T67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73" style:parent-style-name="Normal" style:family="paragraph">
      <style:paragraph-properties fo:line-height="0.1666in"/>
    </style:style>
    <style:style style:name="T67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7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7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79" style:parent-style-name="Normal" style:family="paragraph">
      <style:paragraph-properties fo:line-height="0.1666in"/>
    </style:style>
    <style:style style:name="T67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8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7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85" style:parent-style-name="Normal" style:family="paragraph">
      <style:paragraph-properties fo:line-height="0.1666in"/>
    </style:style>
    <style:style style:name="T67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8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8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7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91" style:parent-style-name="Normal" style:family="paragraph">
      <style:paragraph-properties fo:line-height="0.1666in"/>
    </style:style>
    <style:style style:name="T67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9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95" style:parent-style-name="Normal" style:family="paragraph">
      <style:paragraph-properties fo:line-height="0.1666in"/>
    </style:style>
    <style:style style:name="T67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7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7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799" style:parent-style-name="Normal" style:family="paragraph">
      <style:paragraph-properties fo:line-height="0.1666in"/>
    </style:style>
    <style:style style:name="T68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0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03" style:parent-style-name="Normal" style:family="paragraph">
      <style:paragraph-properties fo:line-height="0.1666in"/>
    </style:style>
    <style:style style:name="T68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806" style:parent-style-name="Normal" style:family="paragraph">
      <style:paragraph-properties fo:line-height="0.1666in"/>
    </style:style>
    <style:style style:name="T68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08" style:parent-style-name="Normal" style:family="paragraph">
      <style:paragraph-properties fo:line-height="0.1666in"/>
    </style:style>
    <style:style style:name="T68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1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12" style:parent-style-name="Normal" style:family="paragraph">
      <style:paragraph-properties fo:line-height="0.1666in"/>
    </style:style>
    <style:style style:name="T68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1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16" style:parent-style-name="Normal" style:family="paragraph">
      <style:paragraph-properties fo:line-height="0.1666in"/>
    </style:style>
    <style:style style:name="T68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20" style:parent-style-name="Normal" style:family="paragraph">
      <style:paragraph-properties fo:line-height="0.1666in"/>
    </style:style>
    <style:style style:name="T68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2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823" style:parent-style-name="Normal" style:family="paragraph">
      <style:paragraph-properties fo:line-height="0.1666in"/>
    </style:style>
    <style:style style:name="T68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25" style:parent-style-name="Normal" style:family="paragraph">
      <style:paragraph-properties fo:line-height="0.1666in"/>
    </style:style>
    <style:style style:name="T68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29" style:parent-style-name="Normal" style:family="paragraph">
      <style:paragraph-properties fo:line-height="0.1666in"/>
    </style:style>
    <style:style style:name="T68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33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35" style:parent-style-name="Normal" style:family="paragraph">
      <style:paragraph-properties fo:line-height="0.1666in"/>
    </style:style>
    <style:style style:name="T68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3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3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41" style:parent-style-name="Normal" style:family="paragraph">
      <style:paragraph-properties fo:line-height="0.1666in"/>
    </style:style>
    <style:style style:name="T68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45" style:parent-style-name="Normal" style:family="paragraph">
      <style:paragraph-properties fo:line-height="0.1666in"/>
    </style:style>
    <style:style style:name="T68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4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4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8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51" style:parent-style-name="Normal" style:family="paragraph">
      <style:paragraph-properties fo:line-height="0.1666in"/>
    </style:style>
    <style:style style:name="T68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5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5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8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57" style:parent-style-name="Normal" style:family="paragraph">
      <style:paragraph-properties fo:line-height="0.1666in"/>
    </style:style>
    <style:style style:name="T68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5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61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862" style:parent-style-name="Normal" style:family="paragraph">
      <style:paragraph-properties fo:line-height="0.1666in"/>
    </style:style>
    <style:style style:name="T68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64" style:parent-style-name="Normal" style:family="paragraph">
      <style:paragraph-properties fo:line-height="0.1666in"/>
    </style:style>
    <style:style style:name="T68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66" style:parent-style-name="Normal" style:family="paragraph">
      <style:paragraph-properties fo:line-height="0.1666in"/>
    </style:style>
    <style:style style:name="T68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6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6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7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7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72" style:parent-style-name="Normal" style:family="paragraph">
      <style:paragraph-properties fo:line-height="0.1666in"/>
    </style:style>
    <style:style style:name="T687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7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7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78" style:parent-style-name="Normal" style:family="paragraph">
      <style:paragraph-properties fo:line-height="0.1666in"/>
    </style:style>
    <style:style style:name="T68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8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8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84" style:parent-style-name="Normal" style:family="paragraph">
      <style:paragraph-properties fo:line-height="0.1666in"/>
    </style:style>
    <style:style style:name="T68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8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90" style:parent-style-name="Normal" style:family="paragraph">
      <style:paragraph-properties fo:line-height="0.1666in"/>
    </style:style>
    <style:style style:name="T689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9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9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9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89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896" style:parent-style-name="Normal" style:family="paragraph">
      <style:paragraph-properties fo:line-height="0.1666in"/>
    </style:style>
    <style:style style:name="T689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89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89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00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6901" style:parent-style-name="Normal" style:family="paragraph">
      <style:paragraph-properties fo:line-height="0.1666in"/>
    </style:style>
    <style:style style:name="T69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03" style:parent-style-name="Normal" style:family="paragraph">
      <style:paragraph-properties fo:line-height="0.1666in"/>
    </style:style>
    <style:style style:name="T69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05" style:parent-style-name="Normal" style:family="paragraph">
      <style:paragraph-properties fo:line-height="0.1666in"/>
    </style:style>
    <style:style style:name="T69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0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0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9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11" style:parent-style-name="Normal" style:family="paragraph">
      <style:paragraph-properties fo:line-height="0.1666in"/>
    </style:style>
    <style:style style:name="T69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1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1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9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17" style:parent-style-name="Normal" style:family="paragraph">
      <style:paragraph-properties fo:line-height="0.1666in"/>
    </style:style>
    <style:style style:name="T69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1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2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9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23" style:parent-style-name="Normal" style:family="paragraph">
      <style:paragraph-properties fo:line-height="0.1666in"/>
    </style:style>
    <style:style style:name="T69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2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2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9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29" style:parent-style-name="Normal" style:family="paragraph">
      <style:paragraph-properties fo:line-height="0.1666in"/>
    </style:style>
    <style:style style:name="T693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3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3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33" style:parent-style-name="Normal" style:family="paragraph">
      <style:paragraph-properties fo:line-height="0.1666in"/>
    </style:style>
    <style:style style:name="T693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3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3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37" style:parent-style-name="Normal" style:family="paragraph">
      <style:paragraph-properties fo:line-height="0.1666in"/>
    </style:style>
    <style:style style:name="T693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3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41" style:parent-style-name="Normal" style:family="paragraph">
      <style:paragraph-properties fo:line-height="0.1666in"/>
    </style:style>
    <style:style style:name="T69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4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944" style:parent-style-name="Normal" style:family="paragraph">
      <style:paragraph-properties fo:line-height="0.1666in"/>
    </style:style>
    <style:style style:name="T69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46" style:parent-style-name="Normal" style:family="paragraph">
      <style:paragraph-properties fo:line-height="0.1666in"/>
    </style:style>
    <style:style style:name="T69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50" style:parent-style-name="Normal" style:family="paragraph">
      <style:paragraph-properties fo:line-height="0.1666in"/>
    </style:style>
    <style:style style:name="T69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5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54" style:parent-style-name="Normal" style:family="paragraph">
      <style:paragraph-properties fo:line-height="0.1666in"/>
    </style:style>
    <style:style style:name="T69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5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58" style:parent-style-name="Normal" style:family="paragraph">
      <style:paragraph-properties fo:line-height="0.1666in"/>
    </style:style>
    <style:style style:name="T69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6961" style:parent-style-name="Normal" style:family="paragraph">
      <style:paragraph-properties fo:line-height="0.1666in"/>
    </style:style>
    <style:style style:name="T69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63" style:parent-style-name="Normal" style:family="paragraph">
      <style:paragraph-properties fo:line-height="0.1666in"/>
    </style:style>
    <style:style style:name="T69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6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67" style:parent-style-name="Normal" style:family="paragraph">
      <style:paragraph-properties fo:line-height="0.1666in"/>
    </style:style>
    <style:style style:name="T69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7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9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73" style:parent-style-name="Normal" style:family="paragraph">
      <style:paragraph-properties fo:line-height="0.1666in"/>
    </style:style>
    <style:style style:name="T697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7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7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7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697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79" style:parent-style-name="Normal" style:family="paragraph">
      <style:paragraph-properties fo:line-height="0.1666in"/>
    </style:style>
    <style:style style:name="T698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8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8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83" style:parent-style-name="Normal" style:family="paragraph">
      <style:paragraph-properties fo:line-height="0.1666in"/>
    </style:style>
    <style:style style:name="T698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8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8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8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98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89" style:parent-style-name="Normal" style:family="paragraph">
      <style:paragraph-properties fo:line-height="0.1666in"/>
    </style:style>
    <style:style style:name="T699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9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9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69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6995" style:parent-style-name="Normal" style:family="paragraph">
      <style:paragraph-properties fo:line-height="0.1666in"/>
    </style:style>
    <style:style style:name="T69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9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69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699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7000" style:parent-style-name="Normal" style:family="paragraph">
      <style:paragraph-properties fo:line-height="0.1666in"/>
    </style:style>
    <style:style style:name="T700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02" style:parent-style-name="Normal" style:family="paragraph">
      <style:paragraph-properties fo:line-height="0.1666in"/>
    </style:style>
    <style:style style:name="T700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04" style:parent-style-name="Normal" style:family="paragraph">
      <style:paragraph-properties fo:line-height="0.1666in"/>
    </style:style>
    <style:style style:name="T700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0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0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0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0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10" style:parent-style-name="Normal" style:family="paragraph">
      <style:paragraph-properties fo:line-height="0.1666in"/>
    </style:style>
    <style:style style:name="T701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1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1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1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1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16" style:parent-style-name="Normal" style:family="paragraph">
      <style:paragraph-properties fo:line-height="0.1666in"/>
    </style:style>
    <style:style style:name="T701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1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1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2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2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22" style:parent-style-name="Normal" style:family="paragraph">
      <style:paragraph-properties fo:line-height="0.1666in"/>
    </style:style>
    <style:style style:name="T702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2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2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2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2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28" style:parent-style-name="Normal" style:family="paragraph">
      <style:paragraph-properties fo:line-height="0.1666in"/>
    </style:style>
    <style:style style:name="T702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3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3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34" style:parent-style-name="Normal" style:family="paragraph">
      <style:paragraph-properties fo:line-height="0.1666in"/>
    </style:style>
    <style:style style:name="T70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3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7039" style:parent-style-name="Normal" style:family="paragraph">
      <style:paragraph-properties fo:line-height="0.1666in"/>
    </style:style>
    <style:style style:name="T704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41" style:parent-style-name="Normal" style:family="paragraph">
      <style:paragraph-properties fo:line-height="0.1666in"/>
    </style:style>
    <style:style style:name="T704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43" style:parent-style-name="Normal" style:family="paragraph">
      <style:paragraph-properties fo:line-height="0.1666in"/>
    </style:style>
    <style:style style:name="T704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4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4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4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4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49" style:parent-style-name="Normal" style:family="paragraph">
      <style:paragraph-properties fo:line-height="0.1666in"/>
    </style:style>
    <style:style style:name="T705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5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5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5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05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55" style:parent-style-name="Normal" style:family="paragraph">
      <style:paragraph-properties fo:line-height="0.1666in"/>
    </style:style>
    <style:style style:name="T705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5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5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59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06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61" style:parent-style-name="Normal" style:family="paragraph">
      <style:paragraph-properties fo:line-height="0.1666in"/>
    </style:style>
    <style:style style:name="T706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6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6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65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06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67" style:parent-style-name="Normal" style:family="paragraph">
      <style:paragraph-properties fo:line-height="0.1666in"/>
    </style:style>
    <style:style style:name="T706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6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71" style:parent-style-name="Normal" style:family="paragraph">
      <style:paragraph-properties fo:line-height="0.1666in"/>
    </style:style>
    <style:style style:name="T70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73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7074" style:parent-style-name="Normal" style:family="paragraph">
      <style:paragraph-properties fo:line-height="0.1666in"/>
    </style:style>
    <style:style style:name="T707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76" style:parent-style-name="Normal" style:family="paragraph">
      <style:paragraph-properties fo:line-height="0.1666in"/>
    </style:style>
    <style:style style:name="T707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7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7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80" style:parent-style-name="Normal" style:family="paragraph">
      <style:paragraph-properties fo:line-height="0.1666in"/>
    </style:style>
    <style:style style:name="T708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8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8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84" style:parent-style-name="Normal" style:family="paragraph">
      <style:paragraph-properties fo:line-height="0.1666in"/>
    </style:style>
    <style:style style:name="T708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8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8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88" style:parent-style-name="Normal" style:family="paragraph">
      <style:paragraph-properties fo:line-height="0.1666in"/>
    </style:style>
    <style:style style:name="T708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9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P7091" style:parent-style-name="Normal" style:family="paragraph">
      <style:paragraph-properties fo:line-height="0.1666in"/>
    </style:style>
    <style:style style:name="T709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93" style:parent-style-name="Normal" style:family="paragraph">
      <style:paragraph-properties fo:line-height="0.1666in"/>
    </style:style>
    <style:style style:name="T709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9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09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097" style:parent-style-name="Normal" style:family="paragraph">
      <style:paragraph-properties fo:line-height="0.1666in"/>
    </style:style>
    <style:style style:name="T709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099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0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01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0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03" style:parent-style-name="Normal" style:family="paragraph">
      <style:paragraph-properties fo:line-height="0.1666in"/>
    </style:style>
    <style:style style:name="T710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0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0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07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0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09" style:parent-style-name="Normal" style:family="paragraph">
      <style:paragraph-properties fo:line-height="0.1666in"/>
    </style:style>
    <style:style style:name="T711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1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1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13" style:parent-style-name="Normal" style:family="paragraph">
      <style:paragraph-properties fo:line-height="0.1666in"/>
    </style:style>
    <style:style style:name="T711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15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1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17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11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19" style:parent-style-name="Normal" style:family="paragraph">
      <style:paragraph-properties fo:line-height="0.1666in"/>
    </style:style>
    <style:style style:name="T712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21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2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23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T7124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25" style:parent-style-name="Normal" style:family="paragraph">
      <style:paragraph-properties fo:line-height="0.1666in"/>
    </style:style>
    <style:style style:name="T7126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27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28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29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7130" style:parent-style-name="Normal" style:family="paragraph">
      <style:paragraph-properties fo:line-height="0.1666in"/>
    </style:style>
    <style:style style:name="T713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32" style:parent-style-name="Normal" style:family="paragraph">
      <style:paragraph-properties fo:line-height="0.1666in"/>
    </style:style>
    <style:style style:name="T713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34" style:parent-style-name="Normal" style:family="paragraph">
      <style:paragraph-properties fo:line-height="0.1666in"/>
    </style:style>
    <style:style style:name="T713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3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3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38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3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40" style:parent-style-name="Normal" style:family="paragraph">
      <style:paragraph-properties fo:line-height="0.1666in"/>
    </style:style>
    <style:style style:name="T714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42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4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44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4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46" style:parent-style-name="Normal" style:family="paragraph">
      <style:paragraph-properties fo:line-height="0.1666in"/>
    </style:style>
    <style:style style:name="T714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48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4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50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5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52" style:parent-style-name="Normal" style:family="paragraph">
      <style:paragraph-properties fo:line-height="0.1666in"/>
    </style:style>
    <style:style style:name="T715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54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5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56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5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58" style:parent-style-name="Normal" style:family="paragraph">
      <style:paragraph-properties fo:line-height="0.1666in"/>
    </style:style>
    <style:style style:name="T7159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60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61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62" style:parent-style-name="DefaultParagraphFont" style:family="text">
      <style:text-properties style:font-name="Consolas" style:font-name-asian="Consolas" style:font-name-complex="Consolas" fo:color="#0451A5" fo:font-size="9pt" style:font-size-asian="9pt" style:font-size-complex="9pt"/>
    </style:style>
    <style:style style:name="T7163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64" style:parent-style-name="Normal" style:family="paragraph">
      <style:paragraph-properties fo:line-height="0.1666in"/>
    </style:style>
    <style:style style:name="T7165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66" style:parent-style-name="DefaultParagraphFont" style:family="text">
      <style:text-properties style:font-name="Consolas" style:font-name-asian="Consolas" style:font-name-complex="Consolas" fo:color="#A31515" fo:font-size="9pt" style:font-size-asian="9pt" style:font-size-complex="9pt"/>
    </style:style>
    <style:style style:name="T7167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T7168" style:parent-style-name="DefaultParagraphFont" style:family="text">
      <style:text-properties style:font-name="Consolas" style:font-name-asian="Consolas" style:font-name-complex="Consolas" fo:color="#09885A" fo:font-size="9pt" style:font-size-asian="9pt" style:font-size-complex="9pt"/>
    </style:style>
    <style:style style:name="P7169" style:parent-style-name="Normal" style:family="paragraph">
      <style:paragraph-properties fo:line-height="0.1666in"/>
    </style:style>
    <style:style style:name="T7170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71" style:parent-style-name="Normal" style:family="paragraph">
      <style:paragraph-properties fo:line-height="0.1666in"/>
    </style:style>
    <style:style style:name="T7172" style:parent-style-name="DefaultParagraphFont" style:family="text">
      <style:text-properties style:font-name="Consolas" style:font-name-asian="Consolas" style:font-name-complex="Consolas" fo:color="#000000" fo:font-size="9pt" style:font-size-asian="9pt" style:font-size-complex="9pt"/>
    </style:style>
    <style:style style:name="P7173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7174" style:parent-style-name="Normal" style:family="paragraph">
      <style:paragraph-properties fo:line-height="0.1666in"/>
      <style:text-properties style:font-name="Consolas" style:font-name-asian="Consolas" style:font-name-complex="Consolas" fo:color="#000000" fo:font-size="9pt" style:font-size-asian="9pt" style:font-size-complex="9pt" style:text-underline-type="single" style:text-underline-style="solid" style:text-underline-width="auto" style:text-underline-mode="continuous"/>
    </style:style>
    <style:style style:name="P7175" style:parent-style-name="Normal" style:family="paragraph">
      <style:paragraph-properties fo:line-height="0.1666in"/>
    </style:style>
    <style:style style:name="P7176" style:parent-style-name="Normal" style:family="paragraph">
      <style:paragraph-properties fo:line-height="0.1666in"/>
    </style:style>
    <style:style style:name="P7177" style:parent-style-name="Normal" style:family="paragraph">
      <style:paragraph-properties fo:line-height="0.1666in"/>
      <style:text-properties style:text-underline-type="single" style:text-underline-style="solid" style:text-underline-width="auto" style:text-underline-mode="continuous"/>
    </style:style>
    <style:style style:name="P7178" style:parent-style-name="Normal" style:family="paragraph">
      <style:paragraph-properties fo:line-height="0.1666in"/>
    </style:style>
  </office:automatic-styles>
  <office:body>
    <office:text text:use-soft-page-breaks="true">
      <text:p text:style-name="P1">NOSQL COSMOSDB ASSIGNMENT:</text:p>
      <text:p text:style-name="P2"/>
      <text:p text:style-name="P3">QUESTION:</text:p>
      <text:p text:style-name="P4">Select the records where the tags contains database.</text:p>
      <text:p text:style-name="P5">QUERY:</text:p>
      <text:p text:style-name="P6"><text:span text:style-name="T7">SELECT</text:span><text:span text:style-name="T8"><text:s/></text:span><text:span text:style-name="T9">*</text:span><text:span text:style-name="T10"><text:s/></text:span><text:span text:style-name="T11">FROM</text:span><text:span text:style-name="T12"><text:s/>c<text:s/></text:span><text:span text:style-name="T13">where</text:span><text:span text:style-name="T14"><text:s/>ARRAY_CONTAINS(c.tags,</text:span><text:span text:style-name="T15">'database'</text:span><text:span text:style-name="T16">)</text:span></text:p>
      <text:p text:style-name="P17">OUTPUT:</text:p>
      <text:p text:style-name="P18"><text:span text:style-name="T19">[</text:span></text:p>
      <text:p text:style-name="P20"><text:span text:style-name="T21"><text:s text:c="4"/>{</text:span></text:p>
      <text:p text:style-name="P22"><text:span text:style-name="T23"><text:s text:c="8"/></text:span><text:span text:style-name="T24">"title"</text:span><text:span text:style-name="T25">:<text:s/></text:span><text:span text:style-name="T26">"MongoDB in simple way"</text:span><text:span text:style-name="T27">,</text:span></text:p>
      <text:p text:style-name="P28"><text:span text:style-name="T29"><text:s text:c="8"/></text:span><text:span text:style-name="T30">"isbn"</text:span><text:span text:style-name="T31">:<text:s/></text:span><text:span text:style-name="T32">6677</text:span><text:span text:style-name="T33">,</text:span></text:p>
      <text:p text:style-name="P34"><text:span text:style-name="T35"><text:s text:c="8"/></text:span><text:span text:style-name="T36">"downloadable"</text:span><text:span text:style-name="T37">:<text:s/></text:span><text:span text:style-name="T38">true</text:span><text:span text:style-name="T39">,</text:span></text:p>
      <text:p text:style-name="P40"><text:span text:style-name="T41"><text:s text:c="8"/></text:span><text:span text:style-name="T42">"no_of_reviews"</text:span><text:span text:style-name="T43">:<text:s/></text:span><text:span text:style-name="T44">4</text:span><text:span text:style-name="T45">,</text:span></text:p>
      <text:p text:style-name="P46"><text:span text:style-name="T47"><text:s text:c="8"/></text:span><text:span text:style-name="T48">"tags"</text:span><text:span text:style-name="T49">: [</text:span></text:p>
      <text:p text:style-name="P50"><text:span text:style-name="T51"><text:s text:c="12"/></text:span><text:span text:style-name="T52">"database"</text:span><text:span text:style-name="T53">,</text:span></text:p>
      <text:p text:style-name="P54"><text:span text:style-name="T55"><text:s text:c="12"/></text:span><text:span text:style-name="T56">"cloud"</text:span><text:span text:style-name="T57">,</text:span></text:p>
      <text:p text:style-name="P58"><text:span text:style-name="T59"><text:s text:c="12"/></text:span><text:span text:style-name="T60">"nosql"</text:span></text:p>
      <text:p text:style-name="P61"><text:span text:style-name="T62"><text:s text:c="8"/>],</text:span></text:p>
      <text:p text:style-name="P63"><text:span text:style-name="T64"><text:s text:c="8"/></text:span><text:span text:style-name="T65">"languages"</text:span><text:span text:style-name="T66">: [</text:span></text:p>
      <text:p text:style-name="P67"><text:span text:style-name="T68"><text:s text:c="12"/></text:span><text:span text:style-name="T69">"english"</text:span><text:span text:style-name="T70">,</text:span></text:p>
      <text:p text:style-name="P71"><text:span text:style-name="T72"><text:s text:c="12"/></text:span><text:span text:style-name="T73">"hindi"</text:span><text:span text:style-name="T74">,</text:span></text:p>
      <text:p text:style-name="P75"><text:span text:style-name="T76"><text:s text:c="12"/></text:span><text:span text:style-name="T77">"telugu"</text:span></text:p>
      <text:p text:style-name="P78"><text:span text:style-name="T79"><text:s text:c="8"/>],</text:span></text:p>
      <text:p text:style-name="P80"><text:span text:style-name="T81"><text:s text:c="8"/></text:span><text:span text:style-name="T82">"author"</text:span><text:span text:style-name="T83">: {</text:span></text:p>
      <text:p text:style-name="P84"><text:span text:style-name="T85"><text:s text:c="12"/></text:span><text:span text:style-name="T86">"name"</text:span><text:span text:style-name="T87">:<text:s/></text:span><text:span text:style-name="T88">"Sachin Tendulkar"</text:span><text:span text:style-name="T89">,</text:span></text:p>
      <text:p text:style-name="P90"><text:span text:style-name="T91"><text:s text:c="12"/></text:span><text:span text:style-name="T92">"callname"</text:span><text:span text:style-name="T93">:<text:s/></text:span><text:span text:style-name="T94">"Sachin"</text:span><text:span text:style-name="T95">,</text:span></text:p>
      <text:p text:style-name="P96"><text:span text:style-name="T97"><text:s text:c="12"/></text:span><text:span text:style-name="T98">"profile"</text:span><text:span text:style-name="T99">: {</text:span></text:p>
      <text:p text:style-name="P100"><text:span text:style-name="T101"><text:s text:c="16"/></text:span><text:span text:style-name="T102">"exp"</text:span><text:span text:style-name="T103">:<text:s/></text:span><text:span text:style-name="T104">6</text:span><text:span text:style-name="T105">,</text:span></text:p>
      <text:p text:style-name="P106"><text:span text:style-name="T107"><text:s text:c="16"/></text:span><text:span text:style-name="T108">"courses"</text:span><text:span text:style-name="T109">:<text:s/></text:span><text:span text:style-name="T110">7</text:span><text:span text:style-name="T111">,</text:span></text:p>
      <text:p text:style-name="P112"><text:span text:style-name="T113"><text:s text:c="16"/></text:span><text:span text:style-name="T114">"books"</text:span><text:span text:style-name="T115">:<text:s/></text:span><text:span text:style-name="T116">8</text:span></text:p>
      <text:p text:style-name="P117"><text:span text:style-name="T118"><text:s text:c="12"/>}</text:span></text:p>
      <text:p text:style-name="P119"><text:span text:style-name="T120"><text:s text:c="8"/>},</text:span></text:p>
      <text:p text:style-name="P121"><text:span text:style-name="T122"><text:s text:c="8"/></text:span><text:span text:style-name="T123">"id"</text:span><text:span text:style-name="T124">:<text:s/></text:span><text:span text:style-name="T125">"e962fcd9-2774-4b05-93c9-9dd2b3125713"</text:span><text:span text:style-name="T126">,</text:span></text:p>
      <text:p text:style-name="P127"><text:span text:style-name="T128"><text:s text:c="8"/></text:span><text:span text:style-name="T129">"_rid"</text:span><text:span text:style-name="T130">:<text:s/></text:span><text:span text:style-name="T131">"dchmANwZKj4FAAAAAAAAAA=="</text:span><text:span text:style-name="T132">,</text:span></text:p>
      <text:p text:style-name="P133"><text:span text:style-name="T134"><text:s text:c="8"/></text:span><text:span text:style-name="T135">"_self"</text:span><text:span text:style-name="T136">:<text:s/></text:span><text:span text:style-name="T137">"dbs/dchmAA==/colls/dchmANwZKj4=/docs/dchmANwZKj4FAAAAAAAAAA==/"</text:span><text:span text:style-name="T138">,</text:span></text:p>
      <text:p text:style-name="P139"><text:span text:style-name="T140"><text:s text:c="8"/></text:span><text:span text:style-name="T141">"_etag"</text:span><text:span text:style-name="T142">:<text:s/></text:span><text:span text:style-name="T143">"\"0a02aadc-0000-0700-0000-6419727a0000\""</text:span><text:span text:style-name="T144">,</text:span></text:p>
      <text:p text:style-name="P145"><text:span text:style-name="T146"><text:s text:c="8"/></text:span><text:span text:style-name="T147">"_attachments"</text:span><text:span text:style-name="T148">:<text:s/></text:span><text:span text:style-name="T149">"attachments/"</text:span><text:span text:style-name="T150">,</text:span></text:p>
      <text:p text:style-name="P151"><text:span text:style-name="T152"><text:s text:c="8"/></text:span><text:span text:style-name="T153">"_ts"</text:span><text:span text:style-name="T154">:<text:s/></text:span><text:span text:style-name="T155">1679389306</text:span></text:p>
      <text:p text:style-name="P156"><text:span text:style-name="T157"><text:s text:c="4"/>},</text:span></text:p>
      <text:p text:style-name="P158"><text:span text:style-name="T159"><text:s text:c="4"/>{</text:span></text:p>
      <text:p text:style-name="P160"><text:span text:style-name="T161"><text:s text:c="8"/></text:span><text:span text:style-name="T162">"title"</text:span><text:span text:style-name="T163">:<text:s/></text:span><text:span text:style-name="T164">"Oracle in simple way"</text:span><text:span text:style-name="T165">,</text:span></text:p>
      <text:p text:style-name="P166"><text:span text:style-name="T167"><text:s text:c="8"/></text:span><text:span text:style-name="T168">"isbn"</text:span><text:span text:style-name="T169">:<text:s/></text:span><text:span text:style-name="T170">6677</text:span><text:span text:style-name="T171">,</text:span></text:p>
      <text:p text:style-name="P172"><text:span text:style-name="T173"><text:s text:c="8"/></text:span><text:span text:style-name="T174">"downloadable"</text:span><text:span text:style-name="T175">:<text:s/></text:span><text:span text:style-name="T176">true</text:span><text:span text:style-name="T177">,</text:span></text:p>
      <text:p text:style-name="P178"><text:span text:style-name="T179"><text:s text:c="8"/></text:span><text:span text:style-name="T180">"no_of_reviews"</text:span><text:span text:style-name="T181">:<text:s/></text:span><text:span text:style-name="T182">3</text:span><text:span text:style-name="T183">,</text:span></text:p>
      <text:p text:style-name="P184"><text:span text:style-name="T185"><text:s text:c="8"/></text:span><text:span text:style-name="T186">"tags"</text:span><text:span text:style-name="T187">: [</text:span></text:p>
      <text:p text:style-name="P188"><text:span text:style-name="T189"><text:s text:c="12"/></text:span><text:span text:style-name="T190">"database"</text:span><text:span text:style-name="T191">,</text:span></text:p>
      <text:p text:style-name="P192"><text:span text:style-name="T193"><text:s text:c="12"/></text:span><text:span text:style-name="T194">"sql"</text:span><text:span text:style-name="T195">,</text:span></text:p>
      <text:p text:style-name="P196"><text:span text:style-name="T197"><text:s text:c="12"/></text:span><text:span text:style-name="T198">"relational"</text:span></text:p>
      <text:p text:style-name="P199"><text:span text:style-name="T200"><text:s text:c="8"/>],</text:span></text:p>
      <text:p text:style-name="P201"><text:span text:style-name="T202"><text:s text:c="8"/></text:span><text:span text:style-name="T203">"languages"</text:span><text:span text:style-name="T204">: [</text:span></text:p>
      <text:p text:style-name="P205"><text:span text:style-name="T206"><text:s text:c="12"/></text:span><text:span text:style-name="T207">"english"</text:span><text:span text:style-name="T208">,</text:span></text:p>
      <text:p text:style-name="P209"><text:span text:style-name="T210"><text:s text:c="12"/></text:span><text:span text:style-name="T211">"hindi"</text:span><text:span text:style-name="T212">,</text:span></text:p>
      <text:p text:style-name="P213"><text:span text:style-name="T214"><text:s text:c="12"/></text:span><text:span text:style-name="T215">"telugu"</text:span></text:p>
      <text:p text:style-name="P216"><text:span text:style-name="T217"><text:s text:c="8"/>],</text:span></text:p>
      <text:p text:style-name="P218"><text:span text:style-name="T219"><text:s text:c="8"/></text:span><text:span text:style-name="T220">"author"</text:span><text:span text:style-name="T221">: {</text:span></text:p>
      <text:p text:style-name="P222"><text:span text:style-name="T223"><text:s text:c="12"/></text:span><text:span text:style-name="T224">"name"</text:span><text:span text:style-name="T225">:<text:s/></text:span><text:span text:style-name="T226">"Virat Kohli"</text:span><text:span text:style-name="T227">,</text:span></text:p>
      <text:p text:style-name="P228"><text:span text:style-name="T229"><text:s text:c="12"/></text:span><text:span text:style-name="T230">"callname"</text:span><text:span text:style-name="T231">:<text:s/></text:span><text:span text:style-name="T232">"kohli"</text:span><text:span text:style-name="T233">,</text:span></text:p>
      <text:p text:style-name="P234"><text:span text:style-name="T235"><text:s text:c="12"/></text:span><text:span text:style-name="T236">"profile"</text:span><text:span text:style-name="T237">: {</text:span></text:p>
      <text:p text:style-name="P238"><text:span text:style-name="T239"><text:s text:c="16"/></text:span><text:span text:style-name="T240">"exp"</text:span><text:span text:style-name="T241">:<text:s/></text:span><text:span text:style-name="T242">2</text:span><text:span text:style-name="T243">,</text:span></text:p>
      <text:p text:style-name="P244"><text:span text:style-name="T245"><text:s text:c="16"/></text:span><text:span text:style-name="T246">"courses"</text:span><text:span text:style-name="T247">:<text:s/></text:span><text:span text:style-name="T248">2</text:span><text:span text:style-name="T249">,</text:span></text:p>
      <text:p text:style-name="P250"><text:span text:style-name="T251"><text:s text:c="16"/></text:span><text:span text:style-name="T252">"books"</text:span><text:span text:style-name="T253">:<text:s/></text:span><text:span text:style-name="T254">2</text:span></text:p>
      <text:p text:style-name="P255"><text:span text:style-name="T256"><text:s text:c="12"/>}</text:span></text:p>
      <text:p text:style-name="P257"><text:span text:style-name="T258"><text:s text:c="8"/>},</text:span></text:p>
      <text:p text:style-name="P259"><text:span text:style-name="T260"><text:s text:c="8"/></text:span><text:span text:style-name="T261">"id"</text:span><text:span text:style-name="T262">:<text:s/></text:span><text:span text:style-name="T263">"28a72e5b-2e28-4b11-a46f-a61f71d04041"</text:span><text:span text:style-name="T264">,</text:span></text:p>
      <text:p text:style-name="P265"><text:span text:style-name="T266"><text:s text:c="8"/></text:span><text:span text:style-name="T267">"_rid"</text:span><text:span text:style-name="T268">:<text:s/></text:span><text:span text:style-name="T269">"dchmANwZKj4GAAAAAAAAAA=="</text:span><text:span text:style-name="T270">,</text:span></text:p>
      <text:p text:style-name="P271"><text:span text:style-name="T272"><text:s text:c="8"/></text:span><text:span text:style-name="T273">"_self"</text:span><text:span text:style-name="T274">:<text:s/></text:span><text:span text:style-name="T275">"dbs/dchmAA==/colls/dchmANwZKj4=/docs/dchmANwZKj4GAAAAAAAAAA==/"</text:span><text:span text:style-name="T276">,</text:span></text:p>
      <text:p text:style-name="P277"><text:span text:style-name="T278"><text:s text:c="8"/></text:span><text:span text:style-name="T279">"_etag"</text:span><text:span text:style-name="T280">:<text:s/></text:span><text:span text:style-name="T281">"\"0a02abdc-0000-0700-0000-6419727a0000\""</text:span><text:span text:style-name="T282">,</text:span></text:p>
      <text:p text:style-name="P283"><text:span text:style-name="T284"><text:s text:c="8"/></text:span><text:span text:style-name="T285">"_attachments"</text:span><text:span text:style-name="T286">:<text:s/></text:span><text:span text:style-name="T287">"attachments/"</text:span><text:span text:style-name="T288">,</text:span></text:p>
      <text:p text:style-name="P289"><text:span text:style-name="T290"><text:s text:c="8"/></text:span><text:span text:style-name="T291">"_ts"</text:span><text:span text:style-name="T292">:<text:s/></text:span><text:span text:style-name="T293">1679389306</text:span></text:p>
      <text:p text:style-name="P294"><text:span text:style-name="T295"><text:s text:c="4"/>}</text:span></text:p>
      <text:p text:style-name="P296"><text:span text:style-name="T297">]</text:span></text:p>
      <text:p text:style-name="Normal"/>
      <text:p text:style-name="Normal">2)</text:p>
      <text:p text:style-name="P298">QUESTION:</text:p>
      <text:p text:style-name="Normal"><text:span text:style-name="T299">Select the records where the courses are exactly 2</text:span></text:p>
      <text:p text:style-name="P300">QUERY:</text:p>
      <text:p text:style-name="P301"><text:span text:style-name="T302">SELECT</text:span><text:span text:style-name="T303"><text:s/></text:span><text:span text:style-name="T304">*</text:span><text:span text:style-name="T305"><text:s/></text:span><text:span text:style-name="T306">FROM</text:span><text:span text:style-name="T307"><text:s/>c<text:s/></text:span><text:span text:style-name="T308">WHERE</text:span><text:span text:style-name="T309"><text:s/>c.author.</text:span><text:span text:style-name="T310">profile</text:span><text:span text:style-name="T311">.courses<text:s/></text:span><text:span text:style-name="T312">=</text:span><text:span text:style-name="T313"><text:s/></text:span><text:span text:style-name="T314">2</text:span></text:p>
      <text:p text:style-name="P315"><text:line-break/><text:span text:style-name="T316">OUTPUT :</text:span><text:s/></text:p>
      <text:p text:style-name="P317"><text:span text:style-name="T318">[</text:span></text:p>
      <text:p text:style-name="P319"><text:span text:style-name="T320"><text:s text:c="4"/>{</text:span></text:p>
      <text:p text:style-name="P321"><text:span text:style-name="T322"><text:s text:c="8"/></text:span><text:span text:style-name="T323">"title"</text:span><text:span text:style-name="T324">:<text:s/></text:span><text:span text:style-name="T325">"Java in simple way"</text:span><text:span text:style-name="T326">,</text:span></text:p>
      <text:p text:style-name="P327"><text:span text:style-name="T328"><text:s text:c="8"/></text:span><text:span text:style-name="T329">"isbn"</text:span><text:span text:style-name="T330">:<text:s/></text:span><text:span text:style-name="T331">1122</text:span><text:span text:style-name="T332">,</text:span></text:p>
      <text:p text:style-name="P333"><text:span text:style-name="T334"><text:s text:c="8"/></text:span><text:span text:style-name="T335">"downloadable"</text:span><text:span text:style-name="T336">:<text:s/></text:span><text:span text:style-name="T337">true</text:span><text:span text:style-name="T338">,</text:span></text:p>
      <text:p text:style-name="P339"><text:span text:style-name="T340"><text:s text:c="8"/></text:span><text:span text:style-name="T341">"no_of_reviews"</text:span><text:span text:style-name="T342">:<text:s/></text:span><text:span text:style-name="T343">2</text:span><text:span text:style-name="T344">,</text:span></text:p>
      <text:p text:style-name="P345"><text:span text:style-name="T346"><text:s text:c="8"/></text:span><text:span text:style-name="T347">"tags"</text:span><text:span text:style-name="T348">: [</text:span></text:p>
      <text:p text:style-name="P349"><text:span text:style-name="T350"><text:s text:c="12"/></text:span><text:span text:style-name="T351">"language"</text:span><text:span text:style-name="T352">,</text:span></text:p>
      <text:p text:style-name="P353"><text:span text:style-name="T354"><text:s text:c="12"/></text:span><text:span text:style-name="T355">"freeware"</text:span><text:span text:style-name="T356">,</text:span></text:p>
      <text:p text:style-name="P357"><text:span text:style-name="T358"><text:s text:c="12"/></text:span><text:span text:style-name="T359">"programming"</text:span></text:p>
      <text:p text:style-name="P360"><text:span text:style-name="T361"><text:s text:c="8"/>],</text:span></text:p>
      <text:p text:style-name="P362"><text:span text:style-name="T363"><text:s text:c="8"/></text:span><text:span text:style-name="T364">"languages"</text:span><text:span text:style-name="T365">: [</text:span></text:p>
      <text:p text:style-name="P366"><text:span text:style-name="T367"><text:s text:c="12"/></text:span><text:span text:style-name="T368">"english"</text:span><text:span text:style-name="T369">,</text:span></text:p>
      <text:p text:style-name="P370"><text:span text:style-name="T371"><text:s text:c="12"/></text:span><text:span text:style-name="T372">"hindi"</text:span><text:span text:style-name="T373">,</text:span></text:p>
      <text:p text:style-name="P374"><text:span text:style-name="T375"><text:s text:c="12"/></text:span><text:span text:style-name="T376">"telugu"</text:span></text:p>
      <text:p text:style-name="P377"><text:span text:style-name="T378"><text:s text:c="8"/>],</text:span></text:p>
      <text:p text:style-name="P379"><text:span text:style-name="T380"><text:s text:c="8"/></text:span><text:span text:style-name="T381">"author"</text:span><text:span text:style-name="T382">: {</text:span></text:p>
      <text:p text:style-name="P383"><text:span text:style-name="T384"><text:s text:c="12"/></text:span><text:span text:style-name="T385">"name"</text:span><text:span text:style-name="T386">:<text:s/></text:span><text:span text:style-name="T387">"Karhik Ramachandran"</text:span><text:span text:style-name="T388">,</text:span></text:p>
      <text:p text:style-name="P389"><text:span text:style-name="T390"><text:s text:c="12"/></text:span><text:span text:style-name="T391">"callname"</text:span><text:span text:style-name="T392">:<text:s/></text:span><text:span text:style-name="T393">"Karthik"</text:span><text:span text:style-name="T394">,</text:span></text:p>
      <text:p text:style-name="P395"><text:span text:style-name="T396"><text:s text:c="12"/></text:span><text:span text:style-name="T397">"profile"</text:span><text:span text:style-name="T398">: {</text:span></text:p>
      <text:p text:style-name="P399"><text:span text:style-name="T400"><text:s text:c="16"/></text:span><text:span text:style-name="T401">"exp"</text:span><text:span text:style-name="T402">:<text:s/></text:span><text:span text:style-name="T403">1</text:span><text:span text:style-name="T404">,</text:span></text:p>
      <text:p text:style-name="P405"><text:span text:style-name="T406"><text:s text:c="16"/></text:span><text:span text:style-name="T407">"courses"</text:span><text:span text:style-name="T408">:<text:s/></text:span><text:span text:style-name="T409">2</text:span><text:span text:style-name="T410">,</text:span></text:p>
      <text:p text:style-name="P411"><text:span text:style-name="T412"><text:s text:c="16"/></text:span><text:span text:style-name="T413">"books"</text:span><text:span text:style-name="T414">:<text:s/></text:span><text:span text:style-name="T415">3</text:span></text:p>
      <text:p text:style-name="P416"><text:span text:style-name="T417"><text:s text:c="12"/>}</text:span></text:p>
      <text:p text:style-name="P418"><text:span text:style-name="T419"><text:s text:c="8"/>},</text:span></text:p>
      <text:p text:style-name="P420"><text:span text:style-name="T421"><text:s text:c="8"/></text:span><text:span text:style-name="T422">"id"</text:span><text:span text:style-name="T423">:<text:s/></text:span><text:span text:style-name="T424">"981c76aa-7f8e-4ac3-aa00-6a155461a119"</text:span><text:span text:style-name="T425">,</text:span></text:p>
      <text:p text:style-name="P426"><text:span text:style-name="T427"><text:s text:c="8"/></text:span><text:span text:style-name="T428">"_rid"</text:span><text:span text:style-name="T429">:<text:s/></text:span><text:span text:style-name="T430">"dchmANwZKj4CAAAAAAAAAA=="</text:span><text:span text:style-name="T431">,</text:span></text:p>
      <text:p text:style-name="P432"><text:span text:style-name="T433"><text:s text:c="8"/></text:span><text:span text:style-name="T434">"_self"</text:span><text:span text:style-name="T435">:<text:s/></text:span><text:span text:style-name="T436">"dbs/dchmAA==/colls/dchmANwZKj4=/docs/dchmANwZKj4CAAAAAAAAAA==/"</text:span><text:span text:style-name="T437">,</text:span></text:p>
      <text:p text:style-name="P438"><text:span text:style-name="T439"><text:s text:c="8"/></text:span><text:span text:style-name="T440">"_etag"</text:span><text:span text:style-name="T441">:<text:s/></text:span><text:span text:style-name="T442">"\"0a02a7dc-0000-0700-0000-6419727a0000\""</text:span><text:span text:style-name="T443">,</text:span></text:p>
      <text:p text:style-name="P444"><text:span text:style-name="T445"><text:s text:c="8"/></text:span><text:span text:style-name="T446">"_attachments"</text:span><text:span text:style-name="T447">:<text:s/></text:span><text:span text:style-name="T448">"attachments/"</text:span><text:span text:style-name="T449">,</text:span></text:p>
      <text:p text:style-name="P450"><text:span text:style-name="T451"><text:s text:c="8"/></text:span><text:span text:style-name="T452">"_ts"</text:span><text:span text:style-name="T453">:<text:s/></text:span><text:span text:style-name="T454">1679389306</text:span></text:p>
      <text:p text:style-name="P455"><text:span text:style-name="T456"><text:s text:c="4"/>},</text:span></text:p>
      <text:p text:style-name="P457"><text:span text:style-name="T458"><text:s text:c="4"/>{</text:span></text:p>
      <text:p text:style-name="P459"><text:span text:style-name="T460"><text:s text:c="8"/></text:span><text:span text:style-name="T461">"title"</text:span><text:span text:style-name="T462">:<text:s/></text:span><text:span text:style-name="T463">"Oracle in simple way"</text:span><text:span text:style-name="T464">,</text:span></text:p>
      <text:p text:style-name="P465"><text:span text:style-name="T466"><text:s text:c="8"/></text:span><text:span text:style-name="T467">"isbn"</text:span><text:span text:style-name="T468">:<text:s/></text:span><text:span text:style-name="T469">6677</text:span><text:span text:style-name="T470">,</text:span></text:p>
      <text:p text:style-name="P471"><text:span text:style-name="T472"><text:s text:c="8"/></text:span><text:span text:style-name="T473">"downloadable"</text:span><text:span text:style-name="T474">:<text:s/></text:span><text:span text:style-name="T475">true</text:span><text:span text:style-name="T476">,</text:span></text:p>
      <text:p text:style-name="P477"><text:span text:style-name="T478"><text:s text:c="8"/></text:span><text:span text:style-name="T479">"no_of_reviews"</text:span><text:span text:style-name="T480">:<text:s/></text:span><text:span text:style-name="T481">3</text:span><text:span text:style-name="T482">,</text:span></text:p>
      <text:p text:style-name="P483"><text:span text:style-name="T484"><text:s text:c="8"/></text:span><text:span text:style-name="T485">"tags"</text:span><text:span text:style-name="T486">: [</text:span></text:p>
      <text:p text:style-name="P487"><text:span text:style-name="T488"><text:s text:c="12"/></text:span><text:span text:style-name="T489">"database"</text:span><text:span text:style-name="T490">,</text:span></text:p>
      <text:p text:style-name="P491"><text:span text:style-name="T492"><text:s text:c="12"/></text:span><text:span text:style-name="T493">"sql"</text:span><text:span text:style-name="T494">,</text:span></text:p>
      <text:p text:style-name="P495"><text:span text:style-name="T496"><text:s text:c="12"/></text:span><text:span text:style-name="T497">"relational"</text:span></text:p>
      <text:p text:style-name="P498"><text:span text:style-name="T499"><text:s text:c="8"/>],</text:span></text:p>
      <text:p text:style-name="P500"><text:span text:style-name="T501"><text:s text:c="8"/></text:span><text:span text:style-name="T502">"languages"</text:span><text:span text:style-name="T503">: [</text:span></text:p>
      <text:p text:style-name="P504"><text:span text:style-name="T505"><text:s text:c="12"/></text:span><text:span text:style-name="T506">"english"</text:span><text:span text:style-name="T507">,</text:span></text:p>
      <text:p text:style-name="P508"><text:span text:style-name="T509"><text:s text:c="12"/></text:span><text:span text:style-name="T510">"hindi"</text:span><text:span text:style-name="T511">,</text:span></text:p>
      <text:p text:style-name="P512"><text:span text:style-name="T513"><text:s text:c="12"/></text:span><text:span text:style-name="T514">"telugu"</text:span></text:p>
      <text:p text:style-name="P515"><text:span text:style-name="T516"><text:s text:c="8"/>],</text:span></text:p>
      <text:p text:style-name="P517"><text:span text:style-name="T518"><text:s text:c="8"/></text:span><text:span text:style-name="T519">"author"</text:span><text:span text:style-name="T520">: {</text:span></text:p>
      <text:p text:style-name="P521"><text:span text:style-name="T522"><text:s text:c="12"/></text:span><text:span text:style-name="T523">"name"</text:span><text:span text:style-name="T524">:<text:s/></text:span><text:span text:style-name="T525">"Virat Kohli"</text:span><text:span text:style-name="T526">,</text:span></text:p>
      <text:p text:style-name="P527"><text:span text:style-name="T528"><text:s text:c="12"/></text:span><text:span text:style-name="T529">"callname"</text:span><text:span text:style-name="T530">:<text:s/></text:span><text:span text:style-name="T531">"kohli"</text:span><text:span text:style-name="T532">,</text:span></text:p>
      <text:p text:style-name="P533"><text:span text:style-name="T534"><text:s text:c="12"/></text:span><text:span text:style-name="T535">"profile"</text:span><text:span text:style-name="T536">: {</text:span></text:p>
      <text:p text:style-name="P537"><text:span text:style-name="T538"><text:s text:c="16"/></text:span><text:span text:style-name="T539">"exp"</text:span><text:span text:style-name="T540">:<text:s/></text:span><text:span text:style-name="T541">2</text:span><text:span text:style-name="T542">,</text:span></text:p>
      <text:p text:style-name="P543"><text:span text:style-name="T544"><text:s text:c="16"/></text:span><text:span text:style-name="T545">"courses"</text:span><text:span text:style-name="T546">:<text:s/></text:span><text:span text:style-name="T547">2</text:span><text:span text:style-name="T548">,</text:span></text:p>
      <text:p text:style-name="P549"><text:span text:style-name="T550"><text:s text:c="16"/></text:span><text:span text:style-name="T551">"books"</text:span><text:span text:style-name="T552">:<text:s/></text:span><text:span text:style-name="T553">2</text:span></text:p>
      <text:p text:style-name="P554"><text:span text:style-name="T555"><text:s text:c="12"/>}</text:span></text:p>
      <text:p text:style-name="P556"><text:span text:style-name="T557"><text:s text:c="8"/>},</text:span></text:p>
      <text:p text:style-name="P558"><text:span text:style-name="T559"><text:s text:c="8"/></text:span><text:span text:style-name="T560">"id"</text:span><text:span text:style-name="T561">:<text:s/></text:span><text:span text:style-name="T562">"28a72e5b-2e28-4b11-a46f-a61f71d04041"</text:span><text:span text:style-name="T563">,</text:span></text:p>
      <text:p text:style-name="P564"><text:span text:style-name="T565"><text:s text:c="8"/></text:span><text:span text:style-name="T566">"_rid"</text:span><text:span text:style-name="T567">:<text:s/></text:span><text:span text:style-name="T568">"dchmANwZKj4GAAAAAAAAAA=="</text:span><text:span text:style-name="T569">,</text:span></text:p>
      <text:p text:style-name="P570"><text:span text:style-name="T571"><text:s text:c="8"/></text:span><text:span text:style-name="T572">"_self"</text:span><text:span text:style-name="T573">:<text:s/></text:span><text:span text:style-name="T574">"dbs/dchmAA==/colls/dchmANwZKj4=/docs/dchmANwZKj4GAAAAAAAAAA==/"</text:span><text:span text:style-name="T575">,</text:span></text:p>
      <text:p text:style-name="P576"><text:span text:style-name="T577"><text:s text:c="8"/></text:span><text:span text:style-name="T578">"_etag"</text:span><text:span text:style-name="T579">:<text:s/></text:span><text:span text:style-name="T580">"\"0a02abdc-0000-0700-0000-6419727a0000\""</text:span><text:span text:style-name="T581">,</text:span></text:p>
      <text:p text:style-name="P582"><text:span text:style-name="T583"><text:s text:c="8"/></text:span><text:span text:style-name="T584">"_attachments"</text:span><text:span text:style-name="T585">:<text:s/></text:span><text:span text:style-name="T586">"attachments/"</text:span><text:span text:style-name="T587">,</text:span></text:p>
      <text:p text:style-name="P588"><text:span text:style-name="T589"><text:s text:c="8"/></text:span><text:span text:style-name="T590">"_ts"</text:span><text:span text:style-name="T591">:<text:s/></text:span><text:span text:style-name="T592">1679389306</text:span></text:p>
      <text:p text:style-name="P593"><text:span text:style-name="T594"><text:s text:c="4"/>}</text:span></text:p>
      <text:p text:style-name="P595"><text:span text:style-name="T596">]</text:span></text:p>
      <text:p text:style-name="Normal"/>
      <text:p text:style-name="Normal"/>
      <text:p text:style-name="Normal">3)</text:p>
      <text:p text:style-name="P597">QUESTION:</text:p>
      <text:p text:style-name="Normal">Select the records where tags exactly contains<text:s/><text:span text:style-name="T598">"language","freeware","programming".</text:span></text:p>
      <text:p text:style-name="P599">QUERY:</text:p>
      <text:p text:style-name="P600"><text:span text:style-name="T601">SELECT</text:span><text:span text:style-name="T602"><text:s/></text:span><text:span text:style-name="T603">*</text:span><text:span text:style-name="T604"><text:s/></text:span><text:span text:style-name="T605">FROM</text:span><text:span text:style-name="T606"><text:s/>c<text:s/></text:span><text:span text:style-name="T607">where</text:span><text:span text:style-name="T608"><text:s/>c.tags<text:s/></text:span><text:span text:style-name="T609">=</text:span><text:span text:style-name="T610"><text:s/>["language","freeware","programming"]</text:span></text:p>
      <text:p text:style-name="P611"><text:span text:style-name="T612">OUTPUT:</text:span><text:line-break/></text:p>
      <text:p text:style-name="P613"><text:span text:style-name="T614">[</text:span></text:p>
      <text:p text:style-name="P615"><text:span text:style-name="T616"><text:s text:c="4"/>{</text:span></text:p>
      <text:p text:style-name="P617"><text:span text:style-name="T618"><text:s text:c="8"/></text:span><text:span text:style-name="T619">"title"</text:span><text:span text:style-name="T620">:<text:s/></text:span><text:span text:style-name="T621">"Java in simple way"</text:span><text:span text:style-name="T622">,</text:span></text:p>
      <text:p text:style-name="P623"><text:span text:style-name="T624"><text:s text:c="8"/></text:span><text:span text:style-name="T625">"isbn"</text:span><text:span text:style-name="T626">:<text:s/></text:span><text:span text:style-name="T627">1122</text:span><text:span text:style-name="T628">,</text:span></text:p>
      <text:p text:style-name="P629"><text:span text:style-name="T630"><text:s text:c="8"/></text:span><text:span text:style-name="T631">"downloadable"</text:span><text:span text:style-name="T632">:<text:s/></text:span><text:span text:style-name="T633">true</text:span><text:span text:style-name="T634">,</text:span></text:p>
      <text:p text:style-name="P635"><text:span text:style-name="T636"><text:s text:c="8"/></text:span><text:span text:style-name="T637">"no_of_reviews"</text:span><text:span text:style-name="T638">:<text:s/></text:span><text:span text:style-name="T639">2</text:span><text:span text:style-name="T640">,</text:span></text:p>
      <text:p text:style-name="P641"><text:span text:style-name="T642"><text:s text:c="8"/></text:span><text:span text:style-name="T643">"tags"</text:span><text:span text:style-name="T644">: [</text:span></text:p>
      <text:p text:style-name="P645"><text:span text:style-name="T646"><text:s text:c="12"/></text:span><text:span text:style-name="T647">"language"</text:span><text:span text:style-name="T648">,</text:span></text:p>
      <text:p text:style-name="P649"><text:span text:style-name="T650"><text:s text:c="12"/></text:span><text:span text:style-name="T651">"freeware"</text:span><text:span text:style-name="T652">,</text:span></text:p>
      <text:p text:style-name="P653"><text:span text:style-name="T654"><text:s text:c="12"/></text:span><text:span text:style-name="T655">"programming"</text:span></text:p>
      <text:p text:style-name="P656"><text:span text:style-name="T657"><text:s text:c="8"/>],</text:span></text:p>
      <text:p text:style-name="P658"><text:span text:style-name="T659"><text:s text:c="8"/></text:span><text:span text:style-name="T660">"languages"</text:span><text:span text:style-name="T661">: [</text:span></text:p>
      <text:p text:style-name="P662"><text:span text:style-name="T663"><text:s text:c="12"/></text:span><text:span text:style-name="T664">"english"</text:span><text:span text:style-name="T665">,</text:span></text:p>
      <text:p text:style-name="P666"><text:span text:style-name="T667"><text:s text:c="12"/></text:span><text:span text:style-name="T668">"hindi"</text:span><text:span text:style-name="T669">,</text:span></text:p>
      <text:p text:style-name="P670"><text:span text:style-name="T671"><text:s text:c="12"/></text:span><text:span text:style-name="T672">"telugu"</text:span></text:p>
      <text:p text:style-name="P673"><text:span text:style-name="T674"><text:s text:c="8"/>],</text:span></text:p>
      <text:p text:style-name="P675"><text:span text:style-name="T676"><text:s text:c="8"/></text:span><text:span text:style-name="T677">"author"</text:span><text:span text:style-name="T678">: {</text:span></text:p>
      <text:p text:style-name="P679"><text:span text:style-name="T680"><text:s text:c="12"/></text:span><text:span text:style-name="T681">"name"</text:span><text:span text:style-name="T682">:<text:s/></text:span><text:span text:style-name="T683">"Karhik Ramachandran"</text:span><text:span text:style-name="T684">,</text:span></text:p>
      <text:p text:style-name="P685"><text:span text:style-name="T686"><text:s text:c="12"/></text:span><text:span text:style-name="T687">"callname"</text:span><text:span text:style-name="T688">:<text:s/></text:span><text:span text:style-name="T689">"Karthik"</text:span><text:span text:style-name="T690">,</text:span></text:p>
      <text:p text:style-name="P691"><text:span text:style-name="T692"><text:s text:c="12"/></text:span><text:span text:style-name="T693">"profile"</text:span><text:span text:style-name="T694">: {</text:span></text:p>
      <text:p text:style-name="P695"><text:span text:style-name="T696"><text:s text:c="16"/></text:span><text:span text:style-name="T697">"exp"</text:span><text:span text:style-name="T698">:<text:s/></text:span><text:span text:style-name="T699">1</text:span><text:span text:style-name="T700">,</text:span></text:p>
      <text:p text:style-name="P701"><text:span text:style-name="T702"><text:s text:c="16"/></text:span><text:span text:style-name="T703">"courses"</text:span><text:span text:style-name="T704">:<text:s/></text:span><text:span text:style-name="T705">2</text:span><text:span text:style-name="T706">,</text:span></text:p>
      <text:p text:style-name="P707"><text:span text:style-name="T708"><text:s text:c="16"/></text:span><text:span text:style-name="T709">"books"</text:span><text:span text:style-name="T710">:<text:s/></text:span><text:span text:style-name="T711">3</text:span></text:p>
      <text:p text:style-name="P712"><text:span text:style-name="T713"><text:s text:c="12"/>}</text:span></text:p>
      <text:p text:style-name="P714"><text:span text:style-name="T715"><text:s text:c="8"/>},</text:span></text:p>
      <text:p text:style-name="P716"><text:span text:style-name="T717"><text:s text:c="8"/></text:span><text:span text:style-name="T718">"id"</text:span><text:span text:style-name="T719">:<text:s/></text:span><text:span text:style-name="T720">"981c76aa-7f8e-4ac3-aa00-6a155461a119"</text:span><text:span text:style-name="T721">,</text:span></text:p>
      <text:p text:style-name="P722"><text:span text:style-name="T723"><text:s text:c="8"/></text:span><text:span text:style-name="T724">"_rid"</text:span><text:span text:style-name="T725">:<text:s/></text:span><text:span text:style-name="T726">"dchmANwZKj4CAAAAAAAAAA=="</text:span><text:span text:style-name="T727">,</text:span></text:p>
      <text:p text:style-name="P728"><text:span text:style-name="T729"><text:s text:c="8"/></text:span><text:span text:style-name="T730">"_self"</text:span><text:span text:style-name="T731">:<text:s/></text:span><text:span text:style-name="T732">"dbs/dchmAA==/colls/dchmANwZKj4=/docs/dchmANwZKj4CAAAAAAAAAA==/"</text:span><text:span text:style-name="T733">,</text:span></text:p>
      <text:p text:style-name="P734"><text:span text:style-name="T735"><text:s text:c="8"/></text:span><text:span text:style-name="T736">"_etag"</text:span><text:span text:style-name="T737">:<text:s/></text:span><text:span text:style-name="T738">"\"0a02a7dc-0000-0700-0000-6419727a0000\""</text:span><text:span text:style-name="T739">,</text:span></text:p>
      <text:p text:style-name="P740"><text:span text:style-name="T741"><text:s text:c="8"/></text:span><text:span text:style-name="T742">"_attachments"</text:span><text:span text:style-name="T743">:<text:s/></text:span><text:span text:style-name="T744">"attachments/"</text:span><text:span text:style-name="T745">,</text:span></text:p>
      <text:p text:style-name="P746"><text:span text:style-name="T747"><text:s text:c="8"/></text:span><text:span text:style-name="T748">"_ts"</text:span><text:span text:style-name="T749">:<text:s/></text:span><text:span text:style-name="T750">1679389306</text:span></text:p>
      <text:p text:style-name="P751"><text:span text:style-name="T752"><text:s text:c="4"/>},</text:span></text:p>
      <text:p text:style-name="P753"><text:span text:style-name="T754"><text:s text:c="4"/>{</text:span></text:p>
      <text:p text:style-name="P755"><text:span text:style-name="T756"><text:s text:c="8"/></text:span><text:span text:style-name="T757">"title"</text:span><text:span text:style-name="T758">:<text:s/></text:span><text:span text:style-name="T759">"Python in simple way"</text:span><text:span text:style-name="T760">,</text:span></text:p>
      <text:p text:style-name="P761"><text:span text:style-name="T762"><text:s text:c="8"/></text:span><text:span text:style-name="T763">"isbn"</text:span><text:span text:style-name="T764">:<text:s/></text:span><text:span text:style-name="T765">1234</text:span><text:span text:style-name="T766">,</text:span></text:p>
      <text:p text:style-name="P767"><text:span text:style-name="T768"><text:s text:c="8"/></text:span><text:span text:style-name="T769">"downloadable"</text:span><text:span text:style-name="T770">:<text:s/></text:span><text:span text:style-name="T771">false</text:span><text:span text:style-name="T772">,</text:span></text:p>
      <text:p text:style-name="P773"><text:span text:style-name="T774"><text:s text:c="8"/></text:span><text:span text:style-name="T775">"no_of_reviews"</text:span><text:span text:style-name="T776">:<text:s/></text:span><text:span text:style-name="T777">5</text:span><text:span text:style-name="T778">,</text:span></text:p>
      <text:p text:style-name="P779"><text:span text:style-name="T780"><text:s text:c="8"/></text:span><text:span text:style-name="T781">"tags"</text:span><text:span text:style-name="T782">: [</text:span></text:p>
      <text:p text:style-name="P783"><text:span text:style-name="T784"><text:s text:c="12"/></text:span><text:span text:style-name="T785">"language"</text:span><text:span text:style-name="T786">,</text:span></text:p>
      <text:p text:style-name="P787"><text:span text:style-name="T788"><text:s text:c="12"/></text:span><text:span text:style-name="T789">"freeware"</text:span><text:span text:style-name="T790">,</text:span></text:p>
      <text:p text:style-name="P791"><text:span text:style-name="T792"><text:s text:c="12"/></text:span><text:span text:style-name="T793">"programming"</text:span></text:p>
      <text:p text:style-name="P794"><text:span text:style-name="T795"><text:s text:c="8"/>],</text:span></text:p>
      <text:p text:style-name="P796"><text:span text:style-name="T797"><text:s text:c="8"/></text:span><text:span text:style-name="T798">"languages"</text:span><text:span text:style-name="T799">: [</text:span></text:p>
      <text:p text:style-name="P800"><text:span text:style-name="T801"><text:s text:c="12"/></text:span><text:span text:style-name="T802">"english"</text:span><text:span text:style-name="T803">,</text:span></text:p>
      <text:p text:style-name="P804"><text:span text:style-name="T805"><text:s text:c="12"/></text:span><text:span text:style-name="T806">"hindi"</text:span><text:span text:style-name="T807">,</text:span></text:p>
      <text:p text:style-name="P808"><text:span text:style-name="T809"><text:s text:c="12"/></text:span><text:span text:style-name="T810">"telugu"</text:span></text:p>
      <text:p text:style-name="P811"><text:span text:style-name="T812"><text:s text:c="8"/>],</text:span></text:p>
      <text:p text:style-name="P813"><text:span text:style-name="T814"><text:s text:c="8"/></text:span><text:span text:style-name="T815">"author"</text:span><text:span text:style-name="T816">: {</text:span></text:p>
      <text:p text:style-name="P817"><text:span text:style-name="T818"><text:s text:c="12"/></text:span><text:span text:style-name="T819">"name"</text:span><text:span text:style-name="T820">:<text:s/></text:span><text:span text:style-name="T821">"Daniel IA Cohen"</text:span><text:span text:style-name="T822">,</text:span></text:p>
      <text:p text:style-name="P823"><text:span text:style-name="T824"><text:s text:c="12"/></text:span><text:span text:style-name="T825">"callname"</text:span><text:span text:style-name="T826">:<text:s/></text:span><text:span text:style-name="T827">"Dan"</text:span><text:span text:style-name="T828">,</text:span></text:p>
      <text:p text:style-name="P829"><text:span text:style-name="T830"><text:s text:c="12"/></text:span><text:span text:style-name="T831">"profile"</text:span><text:span text:style-name="T832">: {</text:span></text:p>
      <text:p text:style-name="P833"><text:span text:style-name="T834"><text:s text:c="16"/></text:span><text:span text:style-name="T835">"exp"</text:span><text:span text:style-name="T836">:<text:s/></text:span><text:span text:style-name="T837">8</text:span><text:span text:style-name="T838">,</text:span></text:p>
      <text:p text:style-name="P839"><text:span text:style-name="T840"><text:s text:c="16"/></text:span><text:span text:style-name="T841">"courses"</text:span><text:span text:style-name="T842">:<text:s/></text:span><text:span text:style-name="T843">7</text:span><text:span text:style-name="T844">,</text:span></text:p>
      <text:p text:style-name="P845"><text:span text:style-name="T846"><text:s text:c="16"/></text:span><text:span text:style-name="T847">"books"</text:span><text:span text:style-name="T848">:<text:s/></text:span><text:span text:style-name="T849">6</text:span></text:p>
      <text:p text:style-name="P850"><text:span text:style-name="T851"><text:s text:c="12"/>}</text:span></text:p>
      <text:p text:style-name="P852"><text:span text:style-name="T853"><text:s text:c="8"/>},</text:span></text:p>
      <text:p text:style-name="P854"><text:span text:style-name="T855"><text:s text:c="8"/></text:span><text:span text:style-name="T856">"id"</text:span><text:span text:style-name="T857">:<text:s/></text:span><text:span text:style-name="T858">"1244fd3a-0c3d-4f8b-b7d4-eb8436522684"</text:span><text:span text:style-name="T859">,</text:span></text:p>
      <text:p text:style-name="P860"><text:span text:style-name="T861"><text:s text:c="8"/></text:span><text:span text:style-name="T862">"_rid"</text:span><text:span text:style-name="T863">:<text:s/></text:span><text:span text:style-name="T864">"dchmANwZKj4DAAAAAAAAAA=="</text:span><text:span text:style-name="T865">,</text:span></text:p>
      <text:p text:style-name="P866"><text:span text:style-name="T867"><text:s text:c="8"/></text:span><text:span text:style-name="T868">"_self"</text:span><text:span text:style-name="T869">:<text:s/></text:span><text:span text:style-name="T870">"dbs/dchmAA==/colls/dchmANwZKj4=/docs/dchmANwZKj4DAAAAAAAAAA==/"</text:span><text:span text:style-name="T871">,</text:span></text:p>
      <text:p text:style-name="P872"><text:span text:style-name="T873"><text:s text:c="8"/></text:span><text:span text:style-name="T874">"_etag"</text:span><text:span text:style-name="T875">:<text:s/></text:span><text:span text:style-name="T876">"\"0a02a8dc-0000-0700-0000-6419727a0000\""</text:span><text:span text:style-name="T877">,</text:span></text:p>
      <text:p text:style-name="P878"><text:span text:style-name="T879"><text:s text:c="8"/></text:span><text:span text:style-name="T880">"_attachments"</text:span><text:span text:style-name="T881">:<text:s/></text:span><text:span text:style-name="T882">"attachments/"</text:span><text:span text:style-name="T883">,</text:span></text:p>
      <text:p text:style-name="P884"><text:span text:style-name="T885"><text:s text:c="8"/></text:span><text:span text:style-name="T886">"_ts"</text:span><text:span text:style-name="T887">:<text:s/></text:span><text:span text:style-name="T888">1679389306</text:span></text:p>
      <text:p text:style-name="P889"><text:span text:style-name="T890"><text:s text:c="4"/>}</text:span></text:p>
      <text:p text:style-name="P891"><text:span text:style-name="T892">]</text:span></text:p>
      <text:p text:style-name="P893"/>
      <text:p text:style-name="P894">4)</text:p>
      <text:p text:style-name="P895">QUESTION:</text:p>
      <text:p text:style-name="P896">Select the records in which tags contains programming</text:p>
      <text:p text:style-name="P897">QUERY:</text:p>
      <text:p text:style-name="P898"><text:span text:style-name="T899">SELECT</text:span><text:span text:style-name="T900"><text:s/></text:span><text:span text:style-name="T901">*</text:span><text:span text:style-name="T902"><text:s/></text:span><text:span text:style-name="T903">FROM</text:span><text:span text:style-name="T904"><text:s/>c<text:s/></text:span><text:span text:style-name="T905">where</text:span><text:span text:style-name="T906"><text:s/>ARRAY_CONTAINS(c.tags,</text:span><text:span text:style-name="T907">'programming'</text:span><text:span text:style-name="T908">)</text:span></text:p>
      <text:p text:style-name="P909"><text:span text:style-name="T910">OUTPUT:</text:span><text:line-break/></text:p>
      <text:p text:style-name="P911"><text:span text:style-name="T912">[</text:span></text:p>
      <text:p text:style-name="P913"><text:span text:style-name="T914"><text:s text:c="4"/>{</text:span></text:p>
      <text:p text:style-name="P915"><text:span text:style-name="T916"><text:s text:c="8"/></text:span><text:span text:style-name="T917">"title"</text:span><text:span text:style-name="T918">:<text:s/></text:span><text:span text:style-name="T919">"Java in simple way"</text:span><text:span text:style-name="T920">,</text:span></text:p>
      <text:p text:style-name="P921"><text:span text:style-name="T922"><text:s text:c="8"/></text:span><text:span text:style-name="T923">"isbn"</text:span><text:span text:style-name="T924">:<text:s/></text:span><text:span text:style-name="T925">1122</text:span><text:span text:style-name="T926">,</text:span></text:p>
      <text:p text:style-name="P927"><text:span text:style-name="T928"><text:s text:c="8"/></text:span><text:span text:style-name="T929">"downloadable"</text:span><text:span text:style-name="T930">:<text:s/></text:span><text:span text:style-name="T931">true</text:span><text:span text:style-name="T932">,</text:span></text:p>
      <text:p text:style-name="P933"><text:span text:style-name="T934"><text:s text:c="8"/></text:span><text:span text:style-name="T935">"no_of_reviews"</text:span><text:span text:style-name="T936">:<text:s/></text:span><text:span text:style-name="T937">2</text:span><text:span text:style-name="T938">,</text:span></text:p>
      <text:p text:style-name="P939"><text:span text:style-name="T940"><text:s text:c="8"/></text:span><text:span text:style-name="T941">"tags"</text:span><text:span text:style-name="T942">: [</text:span></text:p>
      <text:p text:style-name="P943"><text:span text:style-name="T944"><text:s text:c="12"/></text:span><text:span text:style-name="T945">"language"</text:span><text:span text:style-name="T946">,</text:span></text:p>
      <text:p text:style-name="P947"><text:span text:style-name="T948"><text:s text:c="12"/></text:span><text:span text:style-name="T949">"freeware"</text:span><text:span text:style-name="T950">,</text:span></text:p>
      <text:p text:style-name="P951"><text:span text:style-name="T952"><text:s text:c="12"/></text:span><text:span text:style-name="T953">"programming"</text:span></text:p>
      <text:p text:style-name="P954"><text:span text:style-name="T955"><text:s text:c="8"/>],</text:span></text:p>
      <text:p text:style-name="P956"><text:span text:style-name="T957"><text:s text:c="8"/></text:span><text:span text:style-name="T958">"languages"</text:span><text:span text:style-name="T959">: [</text:span></text:p>
      <text:p text:style-name="P960"><text:span text:style-name="T961"><text:s text:c="12"/></text:span><text:span text:style-name="T962">"english"</text:span><text:span text:style-name="T963">,</text:span></text:p>
      <text:p text:style-name="P964"><text:span text:style-name="T965"><text:s text:c="12"/></text:span><text:span text:style-name="T966">"hindi"</text:span><text:span text:style-name="T967">,</text:span></text:p>
      <text:p text:style-name="P968"><text:span text:style-name="T969"><text:s text:c="12"/></text:span><text:span text:style-name="T970">"telugu"</text:span></text:p>
      <text:p text:style-name="P971"><text:span text:style-name="T972"><text:s text:c="8"/>],</text:span></text:p>
      <text:p text:style-name="P973"><text:span text:style-name="T974"><text:s text:c="8"/></text:span><text:span text:style-name="T975">"author"</text:span><text:span text:style-name="T976">: {</text:span></text:p>
      <text:p text:style-name="P977"><text:span text:style-name="T978"><text:s text:c="12"/></text:span><text:span text:style-name="T979">"name"</text:span><text:span text:style-name="T980">:<text:s/></text:span><text:span text:style-name="T981">"Karhik Ramachandran"</text:span><text:span text:style-name="T982">,</text:span></text:p>
      <text:p text:style-name="P983"><text:span text:style-name="T984"><text:s text:c="12"/></text:span><text:span text:style-name="T985">"callname"</text:span><text:span text:style-name="T986">:<text:s/></text:span><text:span text:style-name="T987">"Karthik"</text:span><text:span text:style-name="T988">,</text:span></text:p>
      <text:p text:style-name="P989"><text:span text:style-name="T990"><text:s text:c="12"/></text:span><text:span text:style-name="T991">"profile"</text:span><text:span text:style-name="T992">: {</text:span></text:p>
      <text:p text:style-name="P993"><text:span text:style-name="T994"><text:s text:c="16"/></text:span><text:span text:style-name="T995">"exp"</text:span><text:span text:style-name="T996">:<text:s/></text:span><text:span text:style-name="T997">1</text:span><text:span text:style-name="T998">,</text:span></text:p>
      <text:p text:style-name="P999"><text:span text:style-name="T1000"><text:s text:c="16"/></text:span><text:span text:style-name="T1001">"courses"</text:span><text:span text:style-name="T1002">:<text:s/></text:span><text:span text:style-name="T1003">2</text:span><text:span text:style-name="T1004">,</text:span></text:p>
      <text:p text:style-name="P1005"><text:span text:style-name="T1006"><text:s text:c="16"/></text:span><text:span text:style-name="T1007">"books"</text:span><text:span text:style-name="T1008">:<text:s/></text:span><text:span text:style-name="T1009">3</text:span></text:p>
      <text:p text:style-name="P1010"><text:span text:style-name="T1011"><text:s text:c="12"/>}</text:span></text:p>
      <text:p text:style-name="P1012"><text:span text:style-name="T1013"><text:s text:c="8"/>},</text:span></text:p>
      <text:p text:style-name="P1014"><text:span text:style-name="T1015"><text:s text:c="8"/></text:span><text:span text:style-name="T1016">"id"</text:span><text:span text:style-name="T1017">:<text:s/></text:span><text:span text:style-name="T1018">"981c76aa-7f8e-4ac3-aa00-6a155461a119"</text:span><text:span text:style-name="T1019">,</text:span></text:p>
      <text:p text:style-name="P1020"><text:span text:style-name="T1021"><text:s text:c="8"/></text:span><text:span text:style-name="T1022">"_rid"</text:span><text:span text:style-name="T1023">:<text:s/></text:span><text:span text:style-name="T1024">"dchmANwZKj4CAAAAAAAAAA=="</text:span><text:span text:style-name="T1025">,</text:span></text:p>
      <text:p text:style-name="P1026"><text:span text:style-name="T1027"><text:s text:c="8"/></text:span><text:span text:style-name="T1028">"_self"</text:span><text:span text:style-name="T1029">:<text:s/></text:span><text:span text:style-name="T1030">"dbs/dchmAA==/colls/dchmANwZKj4=/docs/dchmANwZKj4CAAAAAAAAAA==/"</text:span><text:span text:style-name="T1031">,</text:span></text:p>
      <text:p text:style-name="P1032"><text:span text:style-name="T1033"><text:s text:c="8"/></text:span><text:span text:style-name="T1034">"_etag"</text:span><text:span text:style-name="T1035">:<text:s/></text:span><text:span text:style-name="T1036">"\"0a02a7dc-0000-0700-0000-6419727a0000\""</text:span><text:span text:style-name="T1037">,</text:span></text:p>
      <text:p text:style-name="P1038"><text:span text:style-name="T1039"><text:s text:c="8"/></text:span><text:span text:style-name="T1040">"_attachments"</text:span><text:span text:style-name="T1041">:<text:s/></text:span><text:span text:style-name="T1042">"attachments/"</text:span><text:span text:style-name="T1043">,</text:span></text:p>
      <text:p text:style-name="P1044"><text:span text:style-name="T1045"><text:s text:c="8"/></text:span><text:span text:style-name="T1046">"_ts"</text:span><text:span text:style-name="T1047">:<text:s/></text:span><text:span text:style-name="T1048">1679389306</text:span></text:p>
      <text:p text:style-name="P1049"><text:span text:style-name="T1050"><text:s text:c="4"/>},</text:span></text:p>
      <text:p text:style-name="P1051"><text:span text:style-name="T1052"><text:s text:c="4"/>{</text:span></text:p>
      <text:p text:style-name="P1053"><text:span text:style-name="T1054"><text:s text:c="8"/></text:span><text:span text:style-name="T1055">"title"</text:span><text:span text:style-name="T1056">:<text:s/></text:span><text:span text:style-name="T1057">"Python in simple way"</text:span><text:span text:style-name="T1058">,</text:span></text:p>
      <text:p text:style-name="P1059"><text:span text:style-name="T1060"><text:s text:c="8"/></text:span><text:span text:style-name="T1061">"isbn"</text:span><text:span text:style-name="T1062">:<text:s/></text:span><text:span text:style-name="T1063">1234</text:span><text:span text:style-name="T1064">,</text:span></text:p>
      <text:p text:style-name="P1065"><text:span text:style-name="T1066"><text:s text:c="8"/></text:span><text:span text:style-name="T1067">"downloadable"</text:span><text:span text:style-name="T1068">:<text:s/></text:span><text:span text:style-name="T1069">false</text:span><text:span text:style-name="T1070">,</text:span></text:p>
      <text:p text:style-name="P1071"><text:span text:style-name="T1072"><text:s text:c="8"/></text:span><text:span text:style-name="T1073">"no_of_reviews"</text:span><text:span text:style-name="T1074">:<text:s/></text:span><text:span text:style-name="T1075">5</text:span><text:span text:style-name="T1076">,</text:span></text:p>
      <text:p text:style-name="P1077"><text:span text:style-name="T1078"><text:s text:c="8"/></text:span><text:span text:style-name="T1079">"tags"</text:span><text:span text:style-name="T1080">: [</text:span></text:p>
      <text:p text:style-name="P1081"><text:span text:style-name="T1082"><text:s text:c="12"/></text:span><text:span text:style-name="T1083">"language"</text:span><text:span text:style-name="T1084">,</text:span></text:p>
      <text:p text:style-name="P1085"><text:span text:style-name="T1086"><text:s text:c="12"/></text:span><text:span text:style-name="T1087">"freeware"</text:span><text:span text:style-name="T1088">,</text:span></text:p>
      <text:p text:style-name="P1089"><text:span text:style-name="T1090"><text:s text:c="12"/></text:span><text:span text:style-name="T1091">"programming"</text:span></text:p>
      <text:p text:style-name="P1092"><text:span text:style-name="T1093"><text:s text:c="8"/>],</text:span></text:p>
      <text:p text:style-name="P1094"><text:span text:style-name="T1095"><text:s text:c="8"/></text:span><text:span text:style-name="T1096">"languages"</text:span><text:span text:style-name="T1097">: [</text:span></text:p>
      <text:p text:style-name="P1098"><text:span text:style-name="T1099"><text:s text:c="12"/></text:span><text:span text:style-name="T1100">"english"</text:span><text:span text:style-name="T1101">,</text:span></text:p>
      <text:p text:style-name="P1102"><text:span text:style-name="T1103"><text:s text:c="12"/></text:span><text:span text:style-name="T1104">"hindi"</text:span><text:span text:style-name="T1105">,</text:span></text:p>
      <text:p text:style-name="P1106"><text:span text:style-name="T1107"><text:s text:c="12"/></text:span><text:span text:style-name="T1108">"telugu"</text:span></text:p>
      <text:p text:style-name="P1109"><text:span text:style-name="T1110"><text:s text:c="8"/>],</text:span></text:p>
      <text:p text:style-name="P1111"><text:span text:style-name="T1112"><text:s text:c="8"/></text:span><text:span text:style-name="T1113">"author"</text:span><text:span text:style-name="T1114">: {</text:span></text:p>
      <text:p text:style-name="P1115"><text:span text:style-name="T1116"><text:s text:c="12"/></text:span><text:span text:style-name="T1117">"name"</text:span><text:span text:style-name="T1118">:<text:s/></text:span><text:span text:style-name="T1119">"Daniel IA Cohen"</text:span><text:span text:style-name="T1120">,</text:span></text:p>
      <text:p text:style-name="P1121"><text:span text:style-name="T1122"><text:s text:c="12"/></text:span><text:span text:style-name="T1123">"callname"</text:span><text:span text:style-name="T1124">:<text:s/></text:span><text:span text:style-name="T1125">"Dan"</text:span><text:span text:style-name="T1126">,</text:span></text:p>
      <text:p text:style-name="P1127"><text:span text:style-name="T1128"><text:s text:c="12"/></text:span><text:span text:style-name="T1129">"profile"</text:span><text:span text:style-name="T1130">: {</text:span></text:p>
      <text:p text:style-name="P1131"><text:span text:style-name="T1132"><text:s text:c="16"/></text:span><text:span text:style-name="T1133">"exp"</text:span><text:span text:style-name="T1134">:<text:s/></text:span><text:span text:style-name="T1135">8</text:span><text:span text:style-name="T1136">,</text:span></text:p>
      <text:p text:style-name="P1137"><text:span text:style-name="T1138"><text:s text:c="16"/></text:span><text:span text:style-name="T1139">"courses"</text:span><text:span text:style-name="T1140">:<text:s/></text:span><text:span text:style-name="T1141">7</text:span><text:span text:style-name="T1142">,</text:span></text:p>
      <text:p text:style-name="P1143"><text:span text:style-name="T1144"><text:s text:c="16"/></text:span><text:span text:style-name="T1145">"books"</text:span><text:span text:style-name="T1146">:<text:s/></text:span><text:span text:style-name="T1147">6</text:span></text:p>
      <text:p text:style-name="P1148"><text:span text:style-name="T1149"><text:s text:c="12"/>}</text:span></text:p>
      <text:p text:style-name="P1150"><text:span text:style-name="T1151"><text:s text:c="8"/>},</text:span></text:p>
      <text:p text:style-name="P1152"><text:span text:style-name="T1153"><text:s text:c="8"/></text:span><text:span text:style-name="T1154">"id"</text:span><text:span text:style-name="T1155">:<text:s/></text:span><text:span text:style-name="T1156">"1244fd3a-0c3d-4f8b-b7d4-eb8436522684"</text:span><text:span text:style-name="T1157">,</text:span></text:p>
      <text:p text:style-name="P1158"><text:span text:style-name="T1159"><text:s text:c="8"/></text:span><text:span text:style-name="T1160">"_rid"</text:span><text:span text:style-name="T1161">:<text:s/></text:span><text:span text:style-name="T1162">"dchmANwZKj4DAAAAAAAAAA=="</text:span><text:span text:style-name="T1163">,</text:span></text:p>
      <text:p text:style-name="P1164"><text:span text:style-name="T1165"><text:s text:c="8"/></text:span><text:span text:style-name="T1166">"_self"</text:span><text:span text:style-name="T1167">:<text:s/></text:span><text:span text:style-name="T1168">"dbs/dchmAA==/colls/dchmANwZKj4=/docs/dchmANwZKj4DAAAAAAAAAA==/"</text:span><text:span text:style-name="T1169">,</text:span></text:p>
      <text:p text:style-name="P1170"><text:span text:style-name="T1171"><text:s text:c="8"/></text:span><text:span text:style-name="T1172">"_etag"</text:span><text:span text:style-name="T1173">:<text:s/></text:span><text:span text:style-name="T1174">"\"0a02a8dc-0000-0700-0000-6419727a0000\""</text:span><text:span text:style-name="T1175">,</text:span></text:p>
      <text:p text:style-name="P1176"><text:span text:style-name="T1177"><text:s text:c="8"/></text:span><text:span text:style-name="T1178">"_attachments"</text:span><text:span text:style-name="T1179">:<text:s/></text:span><text:span text:style-name="T1180">"attachments/"</text:span><text:span text:style-name="T1181">,</text:span></text:p>
      <text:p text:style-name="P1182"><text:span text:style-name="T1183"><text:s text:c="8"/></text:span><text:span text:style-name="T1184">"_ts"</text:span><text:span text:style-name="T1185">:<text:s/></text:span><text:span text:style-name="T1186">1679389306</text:span></text:p>
      <text:p text:style-name="P1187"><text:span text:style-name="T1188"><text:s text:c="4"/>},</text:span></text:p>
      <text:p text:style-name="P1189"><text:span text:style-name="T1190"><text:s text:c="4"/>{</text:span></text:p>
      <text:p text:style-name="P1191"><text:span text:style-name="T1192"><text:s text:c="8"/></text:span><text:span text:style-name="T1193">"title"</text:span><text:span text:style-name="T1194">:<text:s/></text:span><text:span text:style-name="T1195">"Shell Scripting in simple way"</text:span><text:span text:style-name="T1196">,</text:span></text:p>
      <text:p text:style-name="P1197"><text:span text:style-name="T1198"><text:s text:c="8"/></text:span><text:span text:style-name="T1199">"isbn"</text:span><text:span text:style-name="T1200">:<text:s/></text:span><text:span text:style-name="T1201">9988</text:span><text:span text:style-name="T1202">,</text:span></text:p>
      <text:p text:style-name="P1203"><text:span text:style-name="T1204"><text:s text:c="8"/></text:span><text:span text:style-name="T1205">"downloadable"</text:span><text:span text:style-name="T1206">:<text:s/></text:span><text:span text:style-name="T1207">true</text:span><text:span text:style-name="T1208">,</text:span></text:p>
      <text:p text:style-name="P1209"><text:span text:style-name="T1210"><text:s text:c="8"/></text:span><text:span text:style-name="T1211">"no_of_reviews"</text:span><text:span text:style-name="T1212">:<text:s/></text:span><text:span text:style-name="T1213">1</text:span><text:span text:style-name="T1214">,</text:span></text:p>
      <text:p text:style-name="P1215"><text:span text:style-name="T1216"><text:s text:c="8"/></text:span><text:span text:style-name="T1217">"tags"</text:span><text:span text:style-name="T1218">: [</text:span></text:p>
      <text:p text:style-name="P1219"><text:span text:style-name="T1220"><text:s text:c="12"/></text:span><text:span text:style-name="T1221">"programming"</text:span></text:p>
      <text:p text:style-name="P1222"><text:span text:style-name="T1223"><text:s text:c="8"/>],</text:span></text:p>
      <text:p text:style-name="P1224"><text:span text:style-name="T1225"><text:s text:c="8"/></text:span><text:span text:style-name="T1226">"languages"</text:span><text:span text:style-name="T1227">: [</text:span></text:p>
      <text:p text:style-name="P1228"><text:span text:style-name="T1229"><text:s text:c="12"/></text:span><text:span text:style-name="T1230">"english"</text:span><text:span text:style-name="T1231">,</text:span></text:p>
      <text:p text:style-name="P1232"><text:span text:style-name="T1233"><text:s text:c="12"/></text:span><text:span text:style-name="T1234">"hindi"</text:span><text:span text:style-name="T1235">,</text:span></text:p>
      <text:p text:style-name="P1236"><text:span text:style-name="T1237"><text:s text:c="12"/></text:span><text:span text:style-name="T1238">"tamil"</text:span></text:p>
      <text:p text:style-name="P1239"><text:span text:style-name="T1240"><text:s text:c="8"/>],</text:span></text:p>
      <text:p text:style-name="P1241"><text:span text:style-name="T1242"><text:s text:c="8"/></text:span><text:span text:style-name="T1243">"author"</text:span><text:span text:style-name="T1244">: {</text:span></text:p>
      <text:p text:style-name="P1245"><text:span text:style-name="T1246"><text:s text:c="12"/></text:span><text:span text:style-name="T1247">"name"</text:span><text:span text:style-name="T1248">:<text:s/></text:span><text:span text:style-name="T1249">"Rama Ramachandran"</text:span><text:span text:style-name="T1250">,</text:span></text:p>
      <text:p text:style-name="P1251"><text:span text:style-name="T1252"><text:s text:c="12"/></text:span><text:span text:style-name="T1253">"callname"</text:span><text:span text:style-name="T1254">:<text:s/></text:span><text:span text:style-name="T1255">"Rama"</text:span><text:span text:style-name="T1256">,</text:span></text:p>
      <text:p text:style-name="P1257"><text:span text:style-name="T1258"><text:s text:c="12"/></text:span><text:span text:style-name="T1259">"profile"</text:span><text:span text:style-name="T1260">: {</text:span></text:p>
      <text:p text:style-name="P1261"><text:span text:style-name="T1262"><text:s text:c="16"/></text:span><text:span text:style-name="T1263">"exp"</text:span><text:span text:style-name="T1264">:<text:s/></text:span><text:span text:style-name="T1265">8</text:span><text:span text:style-name="T1266">,</text:span></text:p>
      <text:p text:style-name="P1267"><text:span text:style-name="T1268"><text:s text:c="16"/></text:span><text:span text:style-name="T1269">"courses"</text:span><text:span text:style-name="T1270">:<text:s/></text:span><text:span text:style-name="T1271">3</text:span><text:span text:style-name="T1272">,</text:span></text:p>
      <text:p text:style-name="P1273"><text:span text:style-name="T1274"><text:s text:c="16"/></text:span><text:span text:style-name="T1275">"books"</text:span><text:span text:style-name="T1276">:<text:s/></text:span><text:span text:style-name="T1277">2</text:span></text:p>
      <text:p text:style-name="P1278"><text:span text:style-name="T1279"><text:s text:c="12"/>}</text:span></text:p>
      <text:p text:style-name="P1280"><text:span text:style-name="T1281"><text:s text:c="8"/>},</text:span></text:p>
      <text:p text:style-name="P1282"><text:span text:style-name="T1283"><text:s text:c="8"/></text:span><text:span text:style-name="T1284">"id"</text:span><text:span text:style-name="T1285">:<text:s/></text:span><text:span text:style-name="T1286">"45aac395-ab93-4859-9fe4-b99705952a90"</text:span><text:span text:style-name="T1287">,</text:span></text:p>
      <text:p text:style-name="P1288"><text:span text:style-name="T1289"><text:s text:c="8"/></text:span><text:span text:style-name="T1290">"_rid"</text:span><text:span text:style-name="T1291">:<text:s/></text:span><text:span text:style-name="T1292">"dchmANwZKj4HAAAAAAAAAA=="</text:span><text:span text:style-name="T1293">,</text:span></text:p>
      <text:p text:style-name="P1294"><text:span text:style-name="T1295"><text:s text:c="8"/></text:span><text:span text:style-name="T1296">"_self"</text:span><text:span text:style-name="T1297">:<text:s/></text:span><text:span text:style-name="T1298">"dbs/dchmAA==/colls/dchmANwZKj4=/docs/dchmANwZKj4HAAAAAAAAAA==/"</text:span><text:span text:style-name="T1299">,</text:span></text:p>
      <text:p text:style-name="P1300"><text:span text:style-name="T1301"><text:s text:c="8"/></text:span><text:span text:style-name="T1302">"_etag"</text:span><text:span text:style-name="T1303">:<text:s/></text:span><text:span text:style-name="T1304">"\"0a02acdc-0000-0700-0000-6419727a0000\""</text:span><text:span text:style-name="T1305">,</text:span></text:p>
      <text:p text:style-name="P1306"><text:span text:style-name="T1307"><text:s text:c="8"/></text:span><text:span text:style-name="T1308">"_attachments"</text:span><text:span text:style-name="T1309">:<text:s/></text:span><text:span text:style-name="T1310">"attachments/"</text:span><text:span text:style-name="T1311">,</text:span></text:p>
      <text:p text:style-name="P1312"><text:span text:style-name="T1313"><text:s text:c="8"/></text:span><text:span text:style-name="T1314">"_ts"</text:span><text:span text:style-name="T1315">:<text:s/></text:span><text:span text:style-name="T1316">1679389306</text:span></text:p>
      <text:p text:style-name="P1317"><text:span text:style-name="T1318"><text:s text:c="4"/>}</text:span></text:p>
      <text:p text:style-name="P1319"><text:span text:style-name="T1320">]</text:span></text:p>
      <text:p text:style-name="P1321">5)</text:p>
      <text:p text:style-name="P1322">QUESTION:</text:p>
      <text:p text:style-name="P1323">Select the records in which the languages contains telugu</text:p>
      <text:p text:style-name="P1324">QUERY:</text:p>
      <text:p text:style-name="P1325"><text:span text:style-name="T1326">SELECT</text:span><text:span text:style-name="T1327"><text:s/></text:span><text:span text:style-name="T1328">*</text:span><text:span text:style-name="T1329"><text:s/></text:span><text:span text:style-name="T1330">FROM</text:span><text:span text:style-name="T1331"><text:s/>c<text:s/></text:span><text:span text:style-name="T1332">where</text:span><text:span text:style-name="T1333"><text:s/>ARRAY_CONTAINS(c.languages,</text:span><text:span text:style-name="T1334">'telugu'</text:span><text:span text:style-name="T1335">)</text:span></text:p>
      <text:p text:style-name="P1336"><text:span text:style-name="T1337">OUTPUT:</text:span></text:p>
      <text:p text:style-name="P1338"><text:span text:style-name="T1339">[</text:span></text:p>
      <text:p text:style-name="P1340"><text:span text:style-name="T1341"><text:s text:c="4"/>{</text:span></text:p>
      <text:p text:style-name="P1342"><text:span text:style-name="T1343"><text:s text:c="8"/></text:span><text:span text:style-name="T1344">"title"</text:span><text:span text:style-name="T1345">:<text:s/></text:span><text:span text:style-name="T1346">"Linux in simple way"</text:span><text:span text:style-name="T1347">,</text:span></text:p>
      <text:p text:style-name="P1348"><text:span text:style-name="T1349"><text:s text:c="8"/></text:span><text:span text:style-name="T1350">"isbn"</text:span><text:span text:style-name="T1351">:<text:s/></text:span><text:span text:style-name="T1352">6677</text:span><text:span text:style-name="T1353">,</text:span></text:p>
      <text:p text:style-name="P1354"><text:span text:style-name="T1355"><text:s text:c="8"/></text:span><text:span text:style-name="T1356">"downloadable"</text:span><text:span text:style-name="T1357">:<text:s/></text:span><text:span text:style-name="T1358">false</text:span><text:span text:style-name="T1359">,</text:span></text:p>
      <text:p text:style-name="P1360"><text:span text:style-name="T1361"><text:s text:c="8"/></text:span><text:span text:style-name="T1362">"no_of_reviews"</text:span><text:span text:style-name="T1363">:<text:s/></text:span><text:span text:style-name="T1364">1</text:span><text:span text:style-name="T1365">,</text:span></text:p>
      <text:p text:style-name="P1366"><text:span text:style-name="T1367"><text:s text:c="8"/></text:span><text:span text:style-name="T1368">"tags"</text:span><text:span text:style-name="T1369">: [</text:span></text:p>
      <text:p text:style-name="P1370"><text:span text:style-name="T1371"><text:s text:c="12"/></text:span><text:span text:style-name="T1372">"os"</text:span><text:span text:style-name="T1373">,</text:span></text:p>
      <text:p text:style-name="P1374"><text:span text:style-name="T1375"><text:s text:c="12"/></text:span><text:span text:style-name="T1376">"freeware"</text:span><text:span text:style-name="T1377">,</text:span></text:p>
      <text:p text:style-name="P1378"><text:span text:style-name="T1379"><text:s text:c="12"/></text:span><text:span text:style-name="T1380">"shell programming"</text:span></text:p>
      <text:p text:style-name="P1381"><text:span text:style-name="T1382"><text:s text:c="8"/>],</text:span></text:p>
      <text:p text:style-name="P1383"><text:span text:style-name="T1384"><text:s text:c="8"/></text:span><text:span text:style-name="T1385">"languages"</text:span><text:span text:style-name="T1386">: [</text:span></text:p>
      <text:p text:style-name="P1387"><text:span text:style-name="T1388"><text:s text:c="12"/></text:span><text:span text:style-name="T1389">"english"</text:span><text:span text:style-name="T1390">,</text:span></text:p>
      <text:p text:style-name="P1391"><text:span text:style-name="T1392"><text:s text:c="12"/></text:span><text:span text:style-name="T1393">"hindi"</text:span><text:span text:style-name="T1394">,</text:span></text:p>
      <text:p text:style-name="P1395"><text:span text:style-name="T1396"><text:s text:c="12"/></text:span><text:span text:style-name="T1397">"telugu"</text:span></text:p>
      <text:p text:style-name="P1398"><text:span text:style-name="T1399"><text:s text:c="8"/>],</text:span></text:p>
      <text:p text:style-name="P1400"><text:span text:style-name="T1401"><text:s text:c="8"/></text:span><text:span text:style-name="T1402">"author"</text:span><text:span text:style-name="T1403">: {</text:span></text:p>
      <text:p text:style-name="P1404"><text:span text:style-name="T1405"><text:s text:c="12"/></text:span><text:span text:style-name="T1406">"name"</text:span><text:span text:style-name="T1407">:<text:s/></text:span><text:span text:style-name="T1408">"Shiva Ramachandran"</text:span><text:span text:style-name="T1409">,</text:span></text:p>
      <text:p text:style-name="P1410"><text:span text:style-name="T1411"><text:s text:c="12"/></text:span><text:span text:style-name="T1412">"callname"</text:span><text:span text:style-name="T1413">:<text:s/></text:span><text:span text:style-name="T1414">"Shiv"</text:span><text:span text:style-name="T1415">,</text:span></text:p>
      <text:p text:style-name="P1416"><text:span text:style-name="T1417"><text:s text:c="12"/></text:span><text:span text:style-name="T1418">"profile"</text:span><text:span text:style-name="T1419">: {</text:span></text:p>
      <text:p text:style-name="P1420"><text:span text:style-name="T1421"><text:s text:c="16"/></text:span><text:span text:style-name="T1422">"exp"</text:span><text:span text:style-name="T1423">:<text:s/></text:span><text:span text:style-name="T1424">8</text:span><text:span text:style-name="T1425">,</text:span></text:p>
      <text:p text:style-name="P1426"><text:span text:style-name="T1427"><text:s text:c="16"/></text:span><text:span text:style-name="T1428">"courses"</text:span><text:span text:style-name="T1429">:<text:s/></text:span><text:span text:style-name="T1430">3</text:span><text:span text:style-name="T1431">,</text:span></text:p>
      <text:p text:style-name="P1432"><text:span text:style-name="T1433"><text:s text:c="16"/></text:span><text:span text:style-name="T1434">"books"</text:span><text:span text:style-name="T1435">:<text:s/></text:span><text:span text:style-name="T1436">2</text:span></text:p>
      <text:p text:style-name="P1437"><text:span text:style-name="T1438"><text:s text:c="12"/>}</text:span></text:p>
      <text:p text:style-name="P1439"><text:span text:style-name="T1440"><text:s text:c="8"/>},</text:span></text:p>
      <text:p text:style-name="P1441"><text:span text:style-name="T1442"><text:s text:c="8"/></text:span><text:span text:style-name="T1443">"id"</text:span><text:span text:style-name="T1444">:<text:s/></text:span><text:span text:style-name="T1445">"06c160bb-0ad7-451d-bb90-338a04be56e9"</text:span><text:span text:style-name="T1446">,</text:span></text:p>
      <text:p text:style-name="P1447"><text:span text:style-name="T1448"><text:s text:c="8"/></text:span><text:span text:style-name="T1449">"_rid"</text:span><text:span text:style-name="T1450">:<text:s/></text:span><text:span text:style-name="T1451">"dchmANwZKj4BAAAAAAAAAA=="</text:span><text:span text:style-name="T1452">,</text:span></text:p>
      <text:p text:style-name="P1453"><text:span text:style-name="T1454"><text:s text:c="8"/></text:span><text:span text:style-name="T1455">"_self"</text:span><text:span text:style-name="T1456">:<text:s/></text:span><text:span text:style-name="T1457">"dbs/dchmAA==/colls/dchmANwZKj4=/docs/dchmANwZKj4BAAAAAAAAAA==/"</text:span><text:span text:style-name="T1458">,</text:span></text:p>
      <text:p text:style-name="P1459"><text:span text:style-name="T1460"><text:s text:c="8"/></text:span><text:span text:style-name="T1461">"_etag"</text:span><text:span text:style-name="T1462">:<text:s/></text:span><text:span text:style-name="T1463">"\"0a02a6dc-0000-0700-0000-6419727a0000\""</text:span><text:span text:style-name="T1464">,</text:span></text:p>
      <text:p text:style-name="P1465"><text:span text:style-name="T1466"><text:s text:c="8"/></text:span><text:span text:style-name="T1467">"_attachments"</text:span><text:span text:style-name="T1468">:<text:s/></text:span><text:span text:style-name="T1469">"attachments/"</text:span><text:span text:style-name="T1470">,</text:span></text:p>
      <text:p text:style-name="P1471"><text:span text:style-name="T1472"><text:s text:c="8"/></text:span><text:span text:style-name="T1473">"_ts"</text:span><text:span text:style-name="T1474">:<text:s/></text:span><text:span text:style-name="T1475">1679389306</text:span></text:p>
      <text:p text:style-name="P1476"><text:span text:style-name="T1477"><text:s text:c="4"/>},</text:span></text:p>
      <text:p text:style-name="P1478"><text:span text:style-name="T1479"><text:s text:c="4"/>{</text:span></text:p>
      <text:p text:style-name="P1480"><text:span text:style-name="T1481"><text:s text:c="8"/></text:span><text:span text:style-name="T1482">"title"</text:span><text:span text:style-name="T1483">:<text:s/></text:span><text:span text:style-name="T1484">"Java in simple way"</text:span><text:span text:style-name="T1485">,</text:span></text:p>
      <text:p text:style-name="P1486"><text:span text:style-name="T1487"><text:s text:c="8"/></text:span><text:span text:style-name="T1488">"isbn"</text:span><text:span text:style-name="T1489">:<text:s/></text:span><text:span text:style-name="T1490">1122</text:span><text:span text:style-name="T1491">,</text:span></text:p>
      <text:p text:style-name="P1492"><text:span text:style-name="T1493"><text:s text:c="8"/></text:span><text:span text:style-name="T1494">"downloadable"</text:span><text:span text:style-name="T1495">:<text:s/></text:span><text:span text:style-name="T1496">true</text:span><text:span text:style-name="T1497">,</text:span></text:p>
      <text:p text:style-name="P1498"><text:span text:style-name="T1499"><text:s text:c="8"/></text:span><text:span text:style-name="T1500">"no_of_reviews"</text:span><text:span text:style-name="T1501">:<text:s/></text:span><text:span text:style-name="T1502">2</text:span><text:span text:style-name="T1503">,</text:span></text:p>
      <text:p text:style-name="P1504"><text:span text:style-name="T1505"><text:s text:c="8"/></text:span><text:span text:style-name="T1506">"tags"</text:span><text:span text:style-name="T1507">: [</text:span></text:p>
      <text:p text:style-name="P1508"><text:span text:style-name="T1509"><text:s text:c="12"/></text:span><text:span text:style-name="T1510">"language"</text:span><text:span text:style-name="T1511">,</text:span></text:p>
      <text:p text:style-name="P1512"><text:span text:style-name="T1513"><text:s text:c="12"/></text:span><text:span text:style-name="T1514">"freeware"</text:span><text:span text:style-name="T1515">,</text:span></text:p>
      <text:p text:style-name="P1516"><text:span text:style-name="T1517"><text:s text:c="12"/></text:span><text:span text:style-name="T1518">"programming"</text:span></text:p>
      <text:p text:style-name="P1519"><text:span text:style-name="T1520"><text:s text:c="8"/>],</text:span></text:p>
      <text:p text:style-name="P1521"><text:span text:style-name="T1522"><text:s text:c="8"/></text:span><text:span text:style-name="T1523">"languages"</text:span><text:span text:style-name="T1524">: [</text:span></text:p>
      <text:p text:style-name="P1525"><text:span text:style-name="T1526"><text:s text:c="12"/></text:span><text:span text:style-name="T1527">"english"</text:span><text:span text:style-name="T1528">,</text:span></text:p>
      <text:p text:style-name="P1529"><text:span text:style-name="T1530"><text:s text:c="12"/></text:span><text:span text:style-name="T1531">"hindi"</text:span><text:span text:style-name="T1532">,</text:span></text:p>
      <text:p text:style-name="P1533"><text:span text:style-name="T1534"><text:s text:c="12"/></text:span><text:span text:style-name="T1535">"telugu"</text:span></text:p>
      <text:p text:style-name="P1536"><text:span text:style-name="T1537"><text:s text:c="8"/>],</text:span></text:p>
      <text:p text:style-name="P1538"><text:span text:style-name="T1539"><text:s text:c="8"/></text:span><text:span text:style-name="T1540">"author"</text:span><text:span text:style-name="T1541">: {</text:span></text:p>
      <text:p text:style-name="P1542"><text:span text:style-name="T1543"><text:s text:c="12"/></text:span><text:span text:style-name="T1544">"name"</text:span><text:span text:style-name="T1545">:<text:s/></text:span><text:span text:style-name="T1546">"Karhik Ramachandran"</text:span><text:span text:style-name="T1547">,</text:span></text:p>
      <text:p text:style-name="P1548"><text:span text:style-name="T1549"><text:s text:c="12"/></text:span><text:span text:style-name="T1550">"callname"</text:span><text:span text:style-name="T1551">:<text:s/></text:span><text:span text:style-name="T1552">"Karthik"</text:span><text:span text:style-name="T1553">,</text:span></text:p>
      <text:p text:style-name="P1554"><text:span text:style-name="T1555"><text:s text:c="12"/></text:span><text:span text:style-name="T1556">"profile"</text:span><text:span text:style-name="T1557">: {</text:span></text:p>
      <text:p text:style-name="P1558"><text:span text:style-name="T1559"><text:s text:c="16"/></text:span><text:span text:style-name="T1560">"exp"</text:span><text:span text:style-name="T1561">:<text:s/></text:span><text:span text:style-name="T1562">1</text:span><text:span text:style-name="T1563">,</text:span></text:p>
      <text:p text:style-name="P1564"><text:span text:style-name="T1565"><text:s text:c="16"/></text:span><text:span text:style-name="T1566">"courses"</text:span><text:span text:style-name="T1567">:<text:s/></text:span><text:span text:style-name="T1568">2</text:span><text:span text:style-name="T1569">,</text:span></text:p>
      <text:p text:style-name="P1570"><text:span text:style-name="T1571"><text:s text:c="16"/></text:span><text:span text:style-name="T1572">"books"</text:span><text:span text:style-name="T1573">:<text:s/></text:span><text:span text:style-name="T1574">3</text:span></text:p>
      <text:p text:style-name="P1575"><text:span text:style-name="T1576"><text:s text:c="12"/>}</text:span></text:p>
      <text:p text:style-name="P1577"><text:span text:style-name="T1578"><text:s text:c="8"/>},</text:span></text:p>
      <text:p text:style-name="P1579"><text:span text:style-name="T1580"><text:s text:c="8"/></text:span><text:span text:style-name="T1581">"id"</text:span><text:span text:style-name="T1582">:<text:s/></text:span><text:span text:style-name="T1583">"981c76aa-7f8e-4ac3-aa00-6a155461a119"</text:span><text:span text:style-name="T1584">,</text:span></text:p>
      <text:p text:style-name="P1585"><text:span text:style-name="T1586"><text:s text:c="8"/></text:span><text:span text:style-name="T1587">"_rid"</text:span><text:span text:style-name="T1588">:<text:s/></text:span><text:span text:style-name="T1589">"dchmANwZKj4CAAAAAAAAAA=="</text:span><text:span text:style-name="T1590">,</text:span></text:p>
      <text:p text:style-name="P1591"><text:span text:style-name="T1592"><text:s text:c="8"/></text:span><text:span text:style-name="T1593">"_self"</text:span><text:span text:style-name="T1594">:<text:s/></text:span><text:span text:style-name="T1595">"dbs/dchmAA==/colls/dchmANwZKj4=/docs/dchmANwZKj4CAAAAAAAAAA==/"</text:span><text:span text:style-name="T1596">,</text:span></text:p>
      <text:p text:style-name="P1597"><text:span text:style-name="T1598"><text:s text:c="8"/></text:span><text:span text:style-name="T1599">"_etag"</text:span><text:span text:style-name="T1600">:<text:s/></text:span><text:span text:style-name="T1601">"\"0a02a7dc-0000-0700-0000-6419727a0000\""</text:span><text:span text:style-name="T1602">,</text:span></text:p>
      <text:p text:style-name="P1603"><text:span text:style-name="T1604"><text:s text:c="8"/></text:span><text:span text:style-name="T1605">"_attachments"</text:span><text:span text:style-name="T1606">:<text:s/></text:span><text:span text:style-name="T1607">"attachments/"</text:span><text:span text:style-name="T1608">,</text:span></text:p>
      <text:p text:style-name="P1609"><text:span text:style-name="T1610"><text:s text:c="8"/></text:span><text:span text:style-name="T1611">"_ts"</text:span><text:span text:style-name="T1612">:<text:s/></text:span><text:span text:style-name="T1613">1679389306</text:span></text:p>
      <text:p text:style-name="P1614"><text:span text:style-name="T1615"><text:s text:c="4"/>},</text:span></text:p>
      <text:p text:style-name="P1616"><text:span text:style-name="T1617"><text:s text:c="4"/>{</text:span></text:p>
      <text:p text:style-name="P1618"><text:span text:style-name="T1619"><text:s text:c="8"/></text:span><text:span text:style-name="T1620">"title"</text:span><text:span text:style-name="T1621">:<text:s/></text:span><text:span text:style-name="T1622">"Python in simple way"</text:span><text:span text:style-name="T1623">,</text:span></text:p>
      <text:p text:style-name="P1624"><text:span text:style-name="T1625"><text:s text:c="8"/></text:span><text:span text:style-name="T1626">"isbn"</text:span><text:span text:style-name="T1627">:<text:s/></text:span><text:span text:style-name="T1628">1234</text:span><text:span text:style-name="T1629">,</text:span></text:p>
      <text:p text:style-name="P1630"><text:span text:style-name="T1631"><text:s text:c="8"/></text:span><text:span text:style-name="T1632">"downloadable"</text:span><text:span text:style-name="T1633">:<text:s/></text:span><text:span text:style-name="T1634">false</text:span><text:span text:style-name="T1635">,</text:span></text:p>
      <text:p text:style-name="P1636"><text:span text:style-name="T1637"><text:s text:c="8"/></text:span><text:span text:style-name="T1638">"no_of_reviews"</text:span><text:span text:style-name="T1639">:<text:s/></text:span><text:span text:style-name="T1640">5</text:span><text:span text:style-name="T1641">,</text:span></text:p>
      <text:p text:style-name="P1642"><text:span text:style-name="T1643"><text:s text:c="8"/></text:span><text:span text:style-name="T1644">"tags"</text:span><text:span text:style-name="T1645">: [</text:span></text:p>
      <text:p text:style-name="P1646"><text:span text:style-name="T1647"><text:s text:c="12"/></text:span><text:span text:style-name="T1648">"language"</text:span><text:span text:style-name="T1649">,</text:span></text:p>
      <text:p text:style-name="P1650"><text:span text:style-name="T1651"><text:s text:c="12"/></text:span><text:span text:style-name="T1652">"freeware"</text:span><text:span text:style-name="T1653">,</text:span></text:p>
      <text:p text:style-name="P1654"><text:span text:style-name="T1655"><text:s text:c="12"/></text:span><text:span text:style-name="T1656">"programming"</text:span></text:p>
      <text:p text:style-name="P1657"><text:span text:style-name="T1658"><text:s text:c="8"/>],</text:span></text:p>
      <text:p text:style-name="P1659"><text:span text:style-name="T1660"><text:s text:c="8"/></text:span><text:span text:style-name="T1661">"languages"</text:span><text:span text:style-name="T1662">: [</text:span></text:p>
      <text:p text:style-name="P1663"><text:span text:style-name="T1664"><text:s text:c="12"/></text:span><text:span text:style-name="T1665">"english"</text:span><text:span text:style-name="T1666">,</text:span></text:p>
      <text:p text:style-name="P1667"><text:span text:style-name="T1668"><text:s text:c="12"/></text:span><text:span text:style-name="T1669">"hindi"</text:span><text:span text:style-name="T1670">,</text:span></text:p>
      <text:p text:style-name="P1671"><text:span text:style-name="T1672"><text:s text:c="12"/></text:span><text:span text:style-name="T1673">"telugu"</text:span></text:p>
      <text:p text:style-name="P1674"><text:span text:style-name="T1675"><text:s text:c="8"/>],</text:span></text:p>
      <text:p text:style-name="P1676"><text:span text:style-name="T1677"><text:s text:c="8"/></text:span><text:span text:style-name="T1678">"author"</text:span><text:span text:style-name="T1679">: {</text:span></text:p>
      <text:p text:style-name="P1680"><text:span text:style-name="T1681"><text:s text:c="12"/></text:span><text:span text:style-name="T1682">"name"</text:span><text:span text:style-name="T1683">:<text:s/></text:span><text:span text:style-name="T1684">"Daniel IA Cohen"</text:span><text:span text:style-name="T1685">,</text:span></text:p>
      <text:p text:style-name="P1686"><text:span text:style-name="T1687"><text:s text:c="12"/></text:span><text:span text:style-name="T1688">"callname"</text:span><text:span text:style-name="T1689">:<text:s/></text:span><text:span text:style-name="T1690">"Dan"</text:span><text:span text:style-name="T1691">,</text:span></text:p>
      <text:p text:style-name="P1692"><text:span text:style-name="T1693"><text:s text:c="12"/></text:span><text:span text:style-name="T1694">"profile"</text:span><text:span text:style-name="T1695">: {</text:span></text:p>
      <text:p text:style-name="P1696"><text:span text:style-name="T1697"><text:s text:c="16"/></text:span><text:span text:style-name="T1698">"exp"</text:span><text:span text:style-name="T1699">:<text:s/></text:span><text:span text:style-name="T1700">8</text:span><text:span text:style-name="T1701">,</text:span></text:p>
      <text:p text:style-name="P1702"><text:span text:style-name="T1703"><text:s text:c="16"/></text:span><text:span text:style-name="T1704">"courses"</text:span><text:span text:style-name="T1705">:<text:s/></text:span><text:span text:style-name="T1706">7</text:span><text:span text:style-name="T1707">,</text:span></text:p>
      <text:p text:style-name="P1708"><text:span text:style-name="T1709"><text:s text:c="16"/></text:span><text:span text:style-name="T1710">"books"</text:span><text:span text:style-name="T1711">:<text:s/></text:span><text:span text:style-name="T1712">6</text:span></text:p>
      <text:p text:style-name="P1713"><text:span text:style-name="T1714"><text:s text:c="12"/>}</text:span></text:p>
      <text:p text:style-name="P1715"><text:span text:style-name="T1716"><text:s text:c="8"/>},</text:span></text:p>
      <text:p text:style-name="P1717"><text:span text:style-name="T1718"><text:s text:c="8"/></text:span><text:span text:style-name="T1719">"id"</text:span><text:span text:style-name="T1720">:<text:s/></text:span><text:span text:style-name="T1721">"1244fd3a-0c3d-4f8b-b7d4-eb8436522684"</text:span><text:span text:style-name="T1722">,</text:span></text:p>
      <text:p text:style-name="P1723"><text:span text:style-name="T1724"><text:s text:c="8"/></text:span><text:span text:style-name="T1725">"_rid"</text:span><text:span text:style-name="T1726">:<text:s/></text:span><text:span text:style-name="T1727">"dchmANwZKj4DAAAAAAAAAA=="</text:span><text:span text:style-name="T1728">,</text:span></text:p>
      <text:p text:style-name="P1729"><text:span text:style-name="T1730"><text:s text:c="8"/></text:span><text:span text:style-name="T1731">"_self"</text:span><text:span text:style-name="T1732">:<text:s/></text:span><text:span text:style-name="T1733">"dbs/dchmAA==/colls/dchmANwZKj4=/docs/dchmANwZKj4DAAAAAAAAAA==/"</text:span><text:span text:style-name="T1734">,</text:span></text:p>
      <text:p text:style-name="P1735"><text:span text:style-name="T1736"><text:s text:c="8"/></text:span><text:span text:style-name="T1737">"_etag"</text:span><text:span text:style-name="T1738">:<text:s/></text:span><text:span text:style-name="T1739">"\"0a02a8dc-0000-0700-0000-6419727a0000\""</text:span><text:span text:style-name="T1740">,</text:span></text:p>
      <text:p text:style-name="P1741"><text:span text:style-name="T1742"><text:s text:c="8"/></text:span><text:span text:style-name="T1743">"_attachments"</text:span><text:span text:style-name="T1744">:<text:s/></text:span><text:span text:style-name="T1745">"attachments/"</text:span><text:span text:style-name="T1746">,</text:span></text:p>
      <text:p text:style-name="P1747"><text:span text:style-name="T1748"><text:s text:c="8"/></text:span><text:span text:style-name="T1749">"_ts"</text:span><text:span text:style-name="T1750">:<text:s/></text:span><text:span text:style-name="T1751">1679389306</text:span></text:p>
      <text:p text:style-name="P1752"><text:span text:style-name="T1753"><text:s text:c="4"/>},</text:span></text:p>
      <text:p text:style-name="P1754"><text:span text:style-name="T1755"><text:s text:c="4"/>{</text:span></text:p>
      <text:p text:style-name="P1756"><text:span text:style-name="T1757"><text:s text:c="8"/></text:span><text:span text:style-name="T1758">"title"</text:span><text:span text:style-name="T1759">:<text:s/></text:span><text:span text:style-name="T1760">"Devops in simple way"</text:span><text:span text:style-name="T1761">,</text:span></text:p>
      <text:p text:style-name="P1762"><text:span text:style-name="T1763"><text:s text:c="8"/></text:span><text:span text:style-name="T1764">"isbn"</text:span><text:span text:style-name="T1765">:<text:s/></text:span><text:span text:style-name="T1766">6677</text:span><text:span text:style-name="T1767">,</text:span></text:p>
      <text:p text:style-name="P1768"><text:span text:style-name="T1769"><text:s text:c="8"/></text:span><text:span text:style-name="T1770">"downloadable"</text:span><text:span text:style-name="T1771">:<text:s/></text:span><text:span text:style-name="T1772">false</text:span><text:span text:style-name="T1773">,</text:span></text:p>
      <text:p text:style-name="P1774"><text:span text:style-name="T1775"><text:s text:c="8"/></text:span><text:span text:style-name="T1776">"no_of_reviews"</text:span><text:span text:style-name="T1777">:<text:s/></text:span><text:span text:style-name="T1778">3</text:span><text:span text:style-name="T1779">,</text:span></text:p>
      <text:p text:style-name="P1780"><text:span text:style-name="T1781"><text:s text:c="8"/></text:span><text:span text:style-name="T1782">"tags"</text:span><text:span text:style-name="T1783">: [</text:span></text:p>
      <text:p text:style-name="P1784"><text:span text:style-name="T1785"><text:s text:c="12"/></text:span><text:span text:style-name="T1786">"jenkins"</text:span><text:span text:style-name="T1787">,</text:span></text:p>
      <text:p text:style-name="P1788"><text:span text:style-name="T1789"><text:s text:c="12"/></text:span><text:span text:style-name="T1790">"git"</text:span><text:span text:style-name="T1791">,</text:span></text:p>
      <text:p text:style-name="P1792"><text:span text:style-name="T1793"><text:s text:c="12"/></text:span><text:span text:style-name="T1794">"cicd"</text:span></text:p>
      <text:p text:style-name="P1795"><text:span text:style-name="T1796"><text:s text:c="8"/>],</text:span></text:p>
      <text:p text:style-name="P1797"><text:span text:style-name="T1798"><text:s text:c="8"/></text:span><text:span text:style-name="T1799">"languages"</text:span><text:span text:style-name="T1800">: [</text:span></text:p>
      <text:p text:style-name="P1801"><text:span text:style-name="T1802"><text:s text:c="12"/></text:span><text:span text:style-name="T1803">"english"</text:span><text:span text:style-name="T1804">,</text:span></text:p>
      <text:p text:style-name="P1805"><text:span text:style-name="T1806"><text:s text:c="12"/></text:span><text:span text:style-name="T1807">"hindi"</text:span><text:span text:style-name="T1808">,</text:span></text:p>
      <text:p text:style-name="P1809"><text:span text:style-name="T1810"><text:s text:c="12"/></text:span><text:span text:style-name="T1811">"telugu"</text:span></text:p>
      <text:p text:style-name="P1812"><text:span text:style-name="T1813"><text:s text:c="8"/>],</text:span></text:p>
      <text:p text:style-name="P1814"><text:span text:style-name="T1815"><text:s text:c="8"/></text:span><text:span text:style-name="T1816">"author"</text:span><text:span text:style-name="T1817">: {</text:span></text:p>
      <text:p text:style-name="P1818"><text:span text:style-name="T1819"><text:s text:c="12"/></text:span><text:span text:style-name="T1820">"name"</text:span><text:span text:style-name="T1821">:<text:s/></text:span><text:span text:style-name="T1822">"Dhoni Chandra"</text:span><text:span text:style-name="T1823">,</text:span></text:p>
      <text:p text:style-name="P1824"><text:span text:style-name="T1825"><text:s text:c="12"/></text:span><text:span text:style-name="T1826">"callname"</text:span><text:span text:style-name="T1827">:<text:s/></text:span><text:span text:style-name="T1828">"Dhoni"</text:span><text:span text:style-name="T1829">,</text:span></text:p>
      <text:p text:style-name="P1830"><text:span text:style-name="T1831"><text:s text:c="12"/></text:span><text:span text:style-name="T1832">"profile"</text:span><text:span text:style-name="T1833">: {</text:span></text:p>
      <text:p text:style-name="P1834"><text:span text:style-name="T1835"><text:s text:c="16"/></text:span><text:span text:style-name="T1836">"exp"</text:span><text:span text:style-name="T1837">:<text:s/></text:span><text:span text:style-name="T1838">4</text:span><text:span text:style-name="T1839">,</text:span></text:p>
      <text:p text:style-name="P1840"><text:span text:style-name="T1841"><text:s text:c="16"/></text:span><text:span text:style-name="T1842">"courses"</text:span><text:span text:style-name="T1843">:<text:s/></text:span><text:span text:style-name="T1844">4</text:span><text:span text:style-name="T1845">,</text:span></text:p>
      <text:p text:style-name="P1846"><text:span text:style-name="T1847"><text:s text:c="16"/></text:span><text:span text:style-name="T1848">"books"</text:span><text:span text:style-name="T1849">:<text:s/></text:span><text:span text:style-name="T1850">4</text:span></text:p>
      <text:p text:style-name="P1851"><text:span text:style-name="T1852"><text:s text:c="12"/>}</text:span></text:p>
      <text:p text:style-name="P1853"><text:span text:style-name="T1854"><text:s text:c="8"/>},</text:span></text:p>
      <text:p text:style-name="P1855"><text:span text:style-name="T1856"><text:s text:c="8"/></text:span><text:span text:style-name="T1857">"id"</text:span><text:span text:style-name="T1858">:<text:s/></text:span><text:span text:style-name="T1859">"ca1ee662-b26e-4600-934a-bbcd59ea1f04"</text:span><text:span text:style-name="T1860">,</text:span></text:p>
      <text:p text:style-name="P1861"><text:span text:style-name="T1862"><text:s text:c="8"/></text:span><text:span text:style-name="T1863">"_rid"</text:span><text:span text:style-name="T1864">:<text:s/></text:span><text:span text:style-name="T1865">"dchmANwZKj4EAAAAAAAAAA=="</text:span><text:span text:style-name="T1866">,</text:span></text:p>
      <text:p text:style-name="P1867"><text:span text:style-name="T1868"><text:s text:c="8"/></text:span><text:span text:style-name="T1869">"_self"</text:span><text:span text:style-name="T1870">:<text:s/></text:span><text:span text:style-name="T1871">"dbs/dchmAA==/colls/dchmANwZKj4=/docs/dchmANwZKj4EAAAAAAAAAA==/"</text:span><text:span text:style-name="T1872">,</text:span></text:p>
      <text:p text:style-name="P1873"><text:span text:style-name="T1874"><text:s text:c="8"/></text:span><text:span text:style-name="T1875">"_etag"</text:span><text:span text:style-name="T1876">:<text:s/></text:span><text:span text:style-name="T1877">"\"0a02a9dc-0000-0700-0000-6419727a0000\""</text:span><text:span text:style-name="T1878">,</text:span></text:p>
      <text:p text:style-name="P1879"><text:span text:style-name="T1880"><text:s text:c="8"/></text:span><text:span text:style-name="T1881">"_attachments"</text:span><text:span text:style-name="T1882">:<text:s/></text:span><text:span text:style-name="T1883">"attachments/"</text:span><text:span text:style-name="T1884">,</text:span></text:p>
      <text:p text:style-name="P1885"><text:span text:style-name="T1886"><text:s text:c="8"/></text:span><text:span text:style-name="T1887">"_ts"</text:span><text:span text:style-name="T1888">:<text:s/></text:span><text:span text:style-name="T1889">1679389306</text:span></text:p>
      <text:p text:style-name="P1890"><text:span text:style-name="T1891"><text:s text:c="4"/>},</text:span></text:p>
      <text:p text:style-name="P1892"><text:span text:style-name="T1893"><text:s text:c="4"/>{</text:span></text:p>
      <text:p text:style-name="P1894"><text:span text:style-name="T1895"><text:s text:c="8"/></text:span><text:span text:style-name="T1896">"title"</text:span><text:span text:style-name="T1897">:<text:s/></text:span><text:span text:style-name="T1898">"MongoDB in simple way"</text:span><text:span text:style-name="T1899">,</text:span></text:p>
      <text:p text:style-name="P1900"><text:span text:style-name="T1901"><text:s text:c="8"/></text:span><text:span text:style-name="T1902">"isbn"</text:span><text:span text:style-name="T1903">:<text:s/></text:span><text:span text:style-name="T1904">6677</text:span><text:span text:style-name="T1905">,</text:span></text:p>
      <text:p text:style-name="P1906"><text:span text:style-name="T1907"><text:s text:c="8"/></text:span><text:span text:style-name="T1908">"downloadable"</text:span><text:span text:style-name="T1909">:<text:s/></text:span><text:span text:style-name="T1910">true</text:span><text:span text:style-name="T1911">,</text:span></text:p>
      <text:p text:style-name="P1912"><text:span text:style-name="T1913"><text:s text:c="8"/></text:span><text:span text:style-name="T1914">"no_of_reviews"</text:span><text:span text:style-name="T1915">:<text:s/></text:span><text:span text:style-name="T1916">4</text:span><text:span text:style-name="T1917">,</text:span></text:p>
      <text:p text:style-name="P1918"><text:span text:style-name="T1919"><text:s text:c="8"/></text:span><text:span text:style-name="T1920">"tags"</text:span><text:span text:style-name="T1921">: [</text:span></text:p>
      <text:p text:style-name="P1922"><text:span text:style-name="T1923"><text:s text:c="12"/></text:span><text:span text:style-name="T1924">"database"</text:span><text:span text:style-name="T1925">,</text:span></text:p>
      <text:p text:style-name="P1926"><text:span text:style-name="T1927"><text:s text:c="12"/></text:span><text:span text:style-name="T1928">"cloud"</text:span><text:span text:style-name="T1929">,</text:span></text:p>
      <text:p text:style-name="P1930"><text:span text:style-name="T1931"><text:s text:c="12"/></text:span><text:span text:style-name="T1932">"nosql"</text:span></text:p>
      <text:p text:style-name="P1933"><text:span text:style-name="T1934"><text:s text:c="8"/>],</text:span></text:p>
      <text:p text:style-name="P1935"><text:span text:style-name="T1936"><text:s text:c="8"/></text:span><text:span text:style-name="T1937">"languages"</text:span><text:span text:style-name="T1938">: [</text:span></text:p>
      <text:p text:style-name="P1939"><text:span text:style-name="T1940"><text:s text:c="12"/></text:span><text:span text:style-name="T1941">"english"</text:span><text:span text:style-name="T1942">,</text:span></text:p>
      <text:p text:style-name="P1943"><text:span text:style-name="T1944"><text:s text:c="12"/></text:span><text:span text:style-name="T1945">"hindi"</text:span><text:span text:style-name="T1946">,</text:span></text:p>
      <text:p text:style-name="P1947"><text:span text:style-name="T1948"><text:s text:c="12"/></text:span><text:span text:style-name="T1949">"telugu"</text:span></text:p>
      <text:p text:style-name="P1950"><text:span text:style-name="T1951"><text:s text:c="8"/>],</text:span></text:p>
      <text:p text:style-name="P1952"><text:span text:style-name="T1953"><text:s text:c="8"/></text:span><text:span text:style-name="T1954">"author"</text:span><text:span text:style-name="T1955">: {</text:span></text:p>
      <text:p text:style-name="P1956"><text:span text:style-name="T1957"><text:s text:c="12"/></text:span><text:span text:style-name="T1958">"name"</text:span><text:span text:style-name="T1959">:<text:s/></text:span><text:span text:style-name="T1960">"Sachin Tendulkar"</text:span><text:span text:style-name="T1961">,</text:span></text:p>
      <text:p text:style-name="P1962"><text:span text:style-name="T1963"><text:s text:c="12"/></text:span><text:span text:style-name="T1964">"callname"</text:span><text:span text:style-name="T1965">:<text:s/></text:span><text:span text:style-name="T1966">"Sachin"</text:span><text:span text:style-name="T1967">,</text:span></text:p>
      <text:p text:style-name="P1968"><text:span text:style-name="T1969"><text:s text:c="12"/></text:span><text:span text:style-name="T1970">"profile"</text:span><text:span text:style-name="T1971">: {</text:span></text:p>
      <text:p text:style-name="P1972"><text:span text:style-name="T1973"><text:s text:c="16"/></text:span><text:span text:style-name="T1974">"exp"</text:span><text:span text:style-name="T1975">:<text:s/></text:span><text:span text:style-name="T1976">6</text:span><text:span text:style-name="T1977">,</text:span></text:p>
      <text:p text:style-name="P1978"><text:span text:style-name="T1979"><text:s text:c="16"/></text:span><text:span text:style-name="T1980">"courses"</text:span><text:span text:style-name="T1981">:<text:s/></text:span><text:span text:style-name="T1982">7</text:span><text:span text:style-name="T1983">,</text:span></text:p>
      <text:p text:style-name="P1984"><text:span text:style-name="T1985"><text:s text:c="16"/></text:span><text:span text:style-name="T1986">"books"</text:span><text:span text:style-name="T1987">:<text:s/></text:span><text:span text:style-name="T1988">8</text:span></text:p>
      <text:p text:style-name="P1989"><text:span text:style-name="T1990"><text:s text:c="12"/>}</text:span></text:p>
      <text:p text:style-name="P1991"><text:span text:style-name="T1992"><text:s text:c="8"/>},</text:span></text:p>
      <text:p text:style-name="P1993"><text:span text:style-name="T1994"><text:s text:c="8"/></text:span><text:span text:style-name="T1995">"id"</text:span><text:span text:style-name="T1996">:<text:s/></text:span><text:span text:style-name="T1997">"e962fcd9-2774-4b05-93c9-9dd2b3125713"</text:span><text:span text:style-name="T1998">,</text:span></text:p>
      <text:p text:style-name="P1999"><text:span text:style-name="T2000"><text:s text:c="8"/></text:span><text:span text:style-name="T2001">"_rid"</text:span><text:span text:style-name="T2002">:<text:s/></text:span><text:span text:style-name="T2003">"dchmANwZKj4FAAAAAAAAAA=="</text:span><text:span text:style-name="T2004">,</text:span></text:p>
      <text:p text:style-name="P2005"><text:span text:style-name="T2006"><text:s text:c="8"/></text:span><text:span text:style-name="T2007">"_self"</text:span><text:span text:style-name="T2008">:<text:s/></text:span><text:span text:style-name="T2009">"dbs/dchmAA==/colls/dchmANwZKj4=/docs/dchmANwZKj4FAAAAAAAAAA==/"</text:span><text:span text:style-name="T2010">,</text:span></text:p>
      <text:p text:style-name="P2011"><text:span text:style-name="T2012"><text:s text:c="8"/></text:span><text:span text:style-name="T2013">"_etag"</text:span><text:span text:style-name="T2014">:<text:s/></text:span><text:span text:style-name="T2015">"\"0a02aadc-0000-0700-0000-6419727a0000\""</text:span><text:span text:style-name="T2016">,</text:span></text:p>
      <text:p text:style-name="P2017"><text:span text:style-name="T2018"><text:s text:c="8"/></text:span><text:span text:style-name="T2019">"_attachments"</text:span><text:span text:style-name="T2020">:<text:s/></text:span><text:span text:style-name="T2021">"attachments/"</text:span><text:span text:style-name="T2022">,</text:span></text:p>
      <text:p text:style-name="P2023"><text:span text:style-name="T2024"><text:s text:c="8"/></text:span><text:span text:style-name="T2025">"_ts"</text:span><text:span text:style-name="T2026">:<text:s/></text:span><text:span text:style-name="T2027">1679389306</text:span></text:p>
      <text:p text:style-name="P2028"><text:span text:style-name="T2029"><text:s text:c="4"/>},</text:span></text:p>
      <text:p text:style-name="P2030"><text:span text:style-name="T2031"><text:s text:c="4"/>{</text:span></text:p>
      <text:p text:style-name="P2032"><text:span text:style-name="T2033"><text:s text:c="8"/></text:span><text:span text:style-name="T2034">"title"</text:span><text:span text:style-name="T2035">:<text:s/></text:span><text:span text:style-name="T2036">"Oracle in simple way"</text:span><text:span text:style-name="T2037">,</text:span></text:p>
      <text:p text:style-name="P2038"><text:span text:style-name="T2039"><text:s text:c="8"/></text:span><text:span text:style-name="T2040">"isbn"</text:span><text:span text:style-name="T2041">:<text:s/></text:span><text:span text:style-name="T2042">6677</text:span><text:span text:style-name="T2043">,</text:span></text:p>
      <text:p text:style-name="P2044"><text:span text:style-name="T2045"><text:s text:c="8"/></text:span><text:span text:style-name="T2046">"downloadable"</text:span><text:span text:style-name="T2047">:<text:s/></text:span><text:span text:style-name="T2048">true</text:span><text:span text:style-name="T2049">,</text:span></text:p>
      <text:p text:style-name="P2050"><text:span text:style-name="T2051"><text:s text:c="8"/></text:span><text:span text:style-name="T2052">"no_of_reviews"</text:span><text:span text:style-name="T2053">:<text:s/></text:span><text:span text:style-name="T2054">3</text:span><text:span text:style-name="T2055">,</text:span></text:p>
      <text:p text:style-name="P2056"><text:span text:style-name="T2057"><text:s text:c="8"/></text:span><text:span text:style-name="T2058">"tags"</text:span><text:span text:style-name="T2059">: [</text:span></text:p>
      <text:p text:style-name="P2060"><text:span text:style-name="T2061"><text:s text:c="12"/></text:span><text:span text:style-name="T2062">"database"</text:span><text:span text:style-name="T2063">,</text:span></text:p>
      <text:p text:style-name="P2064"><text:span text:style-name="T2065"><text:s text:c="12"/></text:span><text:span text:style-name="T2066">"sql"</text:span><text:span text:style-name="T2067">,</text:span></text:p>
      <text:p text:style-name="P2068"><text:span text:style-name="T2069"><text:s text:c="12"/></text:span><text:span text:style-name="T2070">"relational"</text:span></text:p>
      <text:p text:style-name="P2071"><text:span text:style-name="T2072"><text:s text:c="8"/>],</text:span></text:p>
      <text:p text:style-name="P2073"><text:span text:style-name="T2074"><text:s text:c="8"/></text:span><text:span text:style-name="T2075">"languages"</text:span><text:span text:style-name="T2076">: [</text:span></text:p>
      <text:p text:style-name="P2077"><text:span text:style-name="T2078"><text:s text:c="12"/></text:span><text:span text:style-name="T2079">"english"</text:span><text:span text:style-name="T2080">,</text:span></text:p>
      <text:p text:style-name="P2081"><text:span text:style-name="T2082"><text:s text:c="12"/></text:span><text:span text:style-name="T2083">"hindi"</text:span><text:span text:style-name="T2084">,</text:span></text:p>
      <text:p text:style-name="P2085"><text:span text:style-name="T2086"><text:s text:c="12"/></text:span><text:span text:style-name="T2087">"telugu"</text:span></text:p>
      <text:p text:style-name="P2088"><text:span text:style-name="T2089"><text:s text:c="8"/>],</text:span></text:p>
      <text:p text:style-name="P2090"><text:span text:style-name="T2091"><text:s text:c="8"/></text:span><text:span text:style-name="T2092">"author"</text:span><text:span text:style-name="T2093">: {</text:span></text:p>
      <text:p text:style-name="P2094"><text:span text:style-name="T2095"><text:s text:c="12"/></text:span><text:span text:style-name="T2096">"name"</text:span><text:span text:style-name="T2097">:<text:s/></text:span><text:span text:style-name="T2098">"Virat Kohli"</text:span><text:span text:style-name="T2099">,</text:span></text:p>
      <text:p text:style-name="P2100"><text:span text:style-name="T2101"><text:s text:c="12"/></text:span><text:span text:style-name="T2102">"callname"</text:span><text:span text:style-name="T2103">:<text:s/></text:span><text:span text:style-name="T2104">"kohli"</text:span><text:span text:style-name="T2105">,</text:span></text:p>
      <text:p text:style-name="P2106"><text:span text:style-name="T2107"><text:s text:c="12"/></text:span><text:span text:style-name="T2108">"profile"</text:span><text:span text:style-name="T2109">: {</text:span></text:p>
      <text:p text:style-name="P2110"><text:span text:style-name="T2111"><text:s text:c="16"/></text:span><text:span text:style-name="T2112">"exp"</text:span><text:span text:style-name="T2113">:<text:s/></text:span><text:span text:style-name="T2114">2</text:span><text:span text:style-name="T2115">,</text:span></text:p>
      <text:p text:style-name="P2116"><text:span text:style-name="T2117"><text:s text:c="16"/></text:span><text:span text:style-name="T2118">"courses"</text:span><text:span text:style-name="T2119">:<text:s/></text:span><text:span text:style-name="T2120">2</text:span><text:span text:style-name="T2121">,</text:span></text:p>
      <text:p text:style-name="P2122"><text:span text:style-name="T2123"><text:s text:c="16"/></text:span><text:span text:style-name="T2124">"books"</text:span><text:span text:style-name="T2125">:<text:s/></text:span><text:span text:style-name="T2126">2</text:span></text:p>
      <text:p text:style-name="P2127"><text:span text:style-name="T2128"><text:s text:c="12"/>}</text:span></text:p>
      <text:p text:style-name="P2129"><text:span text:style-name="T2130"><text:s text:c="8"/>},</text:span></text:p>
      <text:p text:style-name="P2131"><text:span text:style-name="T2132"><text:s text:c="8"/></text:span><text:span text:style-name="T2133">"id"</text:span><text:span text:style-name="T2134">:<text:s/></text:span><text:span text:style-name="T2135">"28a72e5b-2e28-4b11-a46f-a61f71d04041"</text:span><text:span text:style-name="T2136">,</text:span></text:p>
      <text:p text:style-name="P2137"><text:span text:style-name="T2138"><text:s text:c="8"/></text:span><text:span text:style-name="T2139">"_rid"</text:span><text:span text:style-name="T2140">:<text:s/></text:span><text:span text:style-name="T2141">"dchmANwZKj4GAAAAAAAAAA=="</text:span><text:span text:style-name="T2142">,</text:span></text:p>
      <text:p text:style-name="P2143"><text:span text:style-name="T2144"><text:s text:c="8"/></text:span><text:span text:style-name="T2145">"_self"</text:span><text:span text:style-name="T2146">:<text:s/></text:span><text:span text:style-name="T2147">"dbs/dchmAA==/colls/dchmANwZKj4=/docs/dchmANwZKj4GAAAAAAAAAA==/"</text:span><text:span text:style-name="T2148">,</text:span></text:p>
      <text:p text:style-name="P2149"><text:span text:style-name="T2150"><text:s text:c="8"/></text:span><text:span text:style-name="T2151">"_etag"</text:span><text:span text:style-name="T2152">:<text:s/></text:span><text:span text:style-name="T2153">"\"0a02abdc-0000-0700-0000-6419727a0000\""</text:span><text:span text:style-name="T2154">,</text:span></text:p>
      <text:p text:style-name="P2155"><text:span text:style-name="T2156"><text:s text:c="8"/></text:span><text:span text:style-name="T2157">"_attachments"</text:span><text:span text:style-name="T2158">:<text:s/></text:span><text:span text:style-name="T2159">"attachments/"</text:span><text:span text:style-name="T2160">,</text:span></text:p>
      <text:p text:style-name="P2161"><text:span text:style-name="T2162"><text:s text:c="8"/></text:span><text:span text:style-name="T2163">"_ts"</text:span><text:span text:style-name="T2164">:<text:s/></text:span><text:span text:style-name="T2165">1679389306</text:span></text:p>
      <text:p text:style-name="P2166"><text:span text:style-name="T2167"><text:s text:c="4"/>}</text:span></text:p>
      <text:p text:style-name="P2168"><text:span text:style-name="T2169">]</text:span></text:p>
      <text:p text:style-name="P2170"/>
      <text:p text:style-name="P2171">6)</text:p>
      <text:p text:style-name="P2172">QUESTION:</text:p>
      <text:p text:style-name="P2173">Select all the documents</text:p>
      <text:p text:style-name="P2174"><text:span text:style-name="T2175">QUERY:</text:span></text:p>
      <text:p text:style-name="P2176"><text:span text:style-name="T2177">SELECT</text:span><text:span text:style-name="T2178"><text:s/></text:span><text:span text:style-name="T2179">*</text:span><text:span text:style-name="T2180"><text:s/></text:span><text:span text:style-name="T2181">FROM</text:span><text:span text:style-name="T2182"><text:s/>c</text:span></text:p>
      <text:p text:style-name="P2183">OUTPUT:</text:p>
      <text:p text:style-name="P2184"><text:span text:style-name="T2185">[</text:span></text:p>
      <text:p text:style-name="P2186"><text:span text:style-name="T2187"><text:s text:c="4"/>{</text:span></text:p>
      <text:p text:style-name="P2188"><text:span text:style-name="T2189"><text:s text:c="8"/></text:span><text:span text:style-name="T2190">"title"</text:span><text:span text:style-name="T2191">:<text:s/></text:span><text:span text:style-name="T2192">"Linux in simple way"</text:span><text:span text:style-name="T2193">,</text:span></text:p>
      <text:p text:style-name="P2194"><text:span text:style-name="T2195"><text:s text:c="8"/></text:span><text:span text:style-name="T2196">"isbn"</text:span><text:span text:style-name="T2197">:<text:s/></text:span><text:span text:style-name="T2198">6677</text:span><text:span text:style-name="T2199">,</text:span></text:p>
      <text:p text:style-name="P2200"><text:span text:style-name="T2201"><text:s text:c="8"/></text:span><text:span text:style-name="T2202">"downloadable"</text:span><text:span text:style-name="T2203">:<text:s/></text:span><text:span text:style-name="T2204">false</text:span><text:span text:style-name="T2205">,</text:span></text:p>
      <text:p text:style-name="P2206"><text:span text:style-name="T2207"><text:s text:c="8"/></text:span><text:span text:style-name="T2208">"no_of_reviews"</text:span><text:span text:style-name="T2209">:<text:s/></text:span><text:span text:style-name="T2210">1</text:span><text:span text:style-name="T2211">,</text:span></text:p>
      <text:p text:style-name="P2212"><text:span text:style-name="T2213"><text:s text:c="8"/></text:span><text:span text:style-name="T2214">"tags"</text:span><text:span text:style-name="T2215">: [</text:span></text:p>
      <text:p text:style-name="P2216"><text:span text:style-name="T2217"><text:s text:c="12"/></text:span><text:span text:style-name="T2218">"os"</text:span><text:span text:style-name="T2219">,</text:span></text:p>
      <text:p text:style-name="P2220"><text:span text:style-name="T2221"><text:s text:c="12"/></text:span><text:span text:style-name="T2222">"freeware"</text:span><text:span text:style-name="T2223">,</text:span></text:p>
      <text:p text:style-name="P2224"><text:span text:style-name="T2225"><text:s text:c="12"/></text:span><text:span text:style-name="T2226">"shell programming"</text:span></text:p>
      <text:p text:style-name="P2227"><text:span text:style-name="T2228"><text:s text:c="8"/>],</text:span></text:p>
      <text:p text:style-name="P2229"><text:span text:style-name="T2230"><text:s text:c="8"/></text:span><text:span text:style-name="T2231">"languages"</text:span><text:span text:style-name="T2232">: [</text:span></text:p>
      <text:p text:style-name="P2233"><text:span text:style-name="T2234"><text:s text:c="12"/></text:span><text:span text:style-name="T2235">"english"</text:span><text:span text:style-name="T2236">,</text:span></text:p>
      <text:p text:style-name="P2237"><text:span text:style-name="T2238"><text:s text:c="12"/></text:span><text:span text:style-name="T2239">"hindi"</text:span><text:span text:style-name="T2240">,</text:span></text:p>
      <text:p text:style-name="P2241"><text:span text:style-name="T2242"><text:s text:c="12"/></text:span><text:span text:style-name="T2243">"telugu"</text:span></text:p>
      <text:p text:style-name="P2244"><text:span text:style-name="T2245"><text:s text:c="8"/>],</text:span></text:p>
      <text:p text:style-name="P2246"><text:span text:style-name="T2247"><text:s text:c="8"/></text:span><text:span text:style-name="T2248">"author"</text:span><text:span text:style-name="T2249">: {</text:span></text:p>
      <text:p text:style-name="P2250"><text:span text:style-name="T2251"><text:s text:c="12"/></text:span><text:span text:style-name="T2252">"name"</text:span><text:span text:style-name="T2253">:<text:s/></text:span><text:span text:style-name="T2254">"Shiva Ramachandran"</text:span><text:span text:style-name="T2255">,</text:span></text:p>
      <text:p text:style-name="P2256"><text:span text:style-name="T2257"><text:s text:c="12"/></text:span><text:span text:style-name="T2258">"callname"</text:span><text:span text:style-name="T2259">:<text:s/></text:span><text:span text:style-name="T2260">"Shiv"</text:span><text:span text:style-name="T2261">,</text:span></text:p>
      <text:p text:style-name="P2262"><text:span text:style-name="T2263"><text:s text:c="12"/></text:span><text:span text:style-name="T2264">"profile"</text:span><text:span text:style-name="T2265">: {</text:span></text:p>
      <text:p text:style-name="P2266"><text:span text:style-name="T2267"><text:s text:c="16"/></text:span><text:span text:style-name="T2268">"exp"</text:span><text:span text:style-name="T2269">:<text:s/></text:span><text:span text:style-name="T2270">8</text:span><text:span text:style-name="T2271">,</text:span></text:p>
      <text:p text:style-name="P2272"><text:span text:style-name="T2273"><text:s text:c="16"/></text:span><text:span text:style-name="T2274">"courses"</text:span><text:span text:style-name="T2275">:<text:s/></text:span><text:span text:style-name="T2276">3</text:span><text:span text:style-name="T2277">,</text:span></text:p>
      <text:p text:style-name="P2278"><text:span text:style-name="T2279"><text:s text:c="16"/></text:span><text:span text:style-name="T2280">"books"</text:span><text:span text:style-name="T2281">:<text:s/></text:span><text:span text:style-name="T2282">2</text:span></text:p>
      <text:p text:style-name="P2283"><text:span text:style-name="T2284"><text:s text:c="12"/>}</text:span></text:p>
      <text:p text:style-name="P2285"><text:span text:style-name="T2286"><text:s text:c="8"/>},</text:span></text:p>
      <text:p text:style-name="P2287"><text:span text:style-name="T2288"><text:s text:c="8"/></text:span><text:span text:style-name="T2289">"id"</text:span><text:span text:style-name="T2290">:<text:s/></text:span><text:span text:style-name="T2291">"06c160bb-0ad7-451d-bb90-338a04be56e9"</text:span><text:span text:style-name="T2292">,</text:span></text:p>
      <text:p text:style-name="P2293"><text:span text:style-name="T2294"><text:s text:c="8"/></text:span><text:span text:style-name="T2295">"_rid"</text:span><text:span text:style-name="T2296">:<text:s/></text:span><text:span text:style-name="T2297">"dchmANwZKj4BAAAAAAAAAA=="</text:span><text:span text:style-name="T2298">,</text:span></text:p>
      <text:p text:style-name="P2299"><text:span text:style-name="T2300"><text:s text:c="8"/></text:span><text:span text:style-name="T2301">"_self"</text:span><text:span text:style-name="T2302">:<text:s/></text:span><text:span text:style-name="T2303">"dbs/dchmAA==/colls/dchmANwZKj4=/docs/dchmANwZKj4BAAAAAAAAAA==/"</text:span><text:span text:style-name="T2304">,</text:span></text:p>
      <text:p text:style-name="P2305"><text:span text:style-name="T2306"><text:s text:c="8"/></text:span><text:span text:style-name="T2307">"_etag"</text:span><text:span text:style-name="T2308">:<text:s/></text:span><text:span text:style-name="T2309">"\"0a02a6dc-0000-0700-0000-6419727a0000\""</text:span><text:span text:style-name="T2310">,</text:span></text:p>
      <text:p text:style-name="P2311"><text:span text:style-name="T2312"><text:s text:c="8"/></text:span><text:span text:style-name="T2313">"_attachments"</text:span><text:span text:style-name="T2314">:<text:s/></text:span><text:span text:style-name="T2315">"attachments/"</text:span><text:span text:style-name="T2316">,</text:span></text:p>
      <text:p text:style-name="P2317"><text:span text:style-name="T2318"><text:s text:c="8"/></text:span><text:span text:style-name="T2319">"_ts"</text:span><text:span text:style-name="T2320">:<text:s/></text:span><text:span text:style-name="T2321">1679389306</text:span></text:p>
      <text:p text:style-name="P2322"><text:span text:style-name="T2323"><text:s text:c="4"/>},</text:span></text:p>
      <text:p text:style-name="P2324"><text:span text:style-name="T2325"><text:s text:c="4"/>{</text:span></text:p>
      <text:p text:style-name="P2326"><text:span text:style-name="T2327"><text:s text:c="8"/></text:span><text:span text:style-name="T2328">"title"</text:span><text:span text:style-name="T2329">:<text:s/></text:span><text:span text:style-name="T2330">"Java in simple way"</text:span><text:span text:style-name="T2331">,</text:span></text:p>
      <text:p text:style-name="P2332"><text:span text:style-name="T2333"><text:s text:c="8"/></text:span><text:span text:style-name="T2334">"isbn"</text:span><text:span text:style-name="T2335">:<text:s/></text:span><text:span text:style-name="T2336">1122</text:span><text:span text:style-name="T2337">,</text:span></text:p>
      <text:p text:style-name="P2338"><text:span text:style-name="T2339"><text:s text:c="8"/></text:span><text:span text:style-name="T2340">"downloadable"</text:span><text:span text:style-name="T2341">:<text:s/></text:span><text:span text:style-name="T2342">true</text:span><text:span text:style-name="T2343">,</text:span></text:p>
      <text:p text:style-name="P2344"><text:span text:style-name="T2345"><text:s text:c="8"/></text:span><text:span text:style-name="T2346">"no_of_reviews"</text:span><text:span text:style-name="T2347">:<text:s/></text:span><text:span text:style-name="T2348">2</text:span><text:span text:style-name="T2349">,</text:span></text:p>
      <text:p text:style-name="P2350"><text:span text:style-name="T2351"><text:s text:c="8"/></text:span><text:span text:style-name="T2352">"tags"</text:span><text:span text:style-name="T2353">: [</text:span></text:p>
      <text:p text:style-name="P2354"><text:span text:style-name="T2355"><text:s text:c="12"/></text:span><text:span text:style-name="T2356">"language"</text:span><text:span text:style-name="T2357">,</text:span></text:p>
      <text:p text:style-name="P2358"><text:span text:style-name="T2359"><text:s text:c="12"/></text:span><text:span text:style-name="T2360">"freeware"</text:span><text:span text:style-name="T2361">,</text:span></text:p>
      <text:p text:style-name="P2362"><text:span text:style-name="T2363"><text:s text:c="12"/></text:span><text:span text:style-name="T2364">"programming"</text:span></text:p>
      <text:p text:style-name="P2365"><text:span text:style-name="T2366"><text:s text:c="8"/>],</text:span></text:p>
      <text:p text:style-name="P2367"><text:span text:style-name="T2368"><text:s text:c="8"/></text:span><text:span text:style-name="T2369">"languages"</text:span><text:span text:style-name="T2370">: [</text:span></text:p>
      <text:p text:style-name="P2371"><text:span text:style-name="T2372"><text:s text:c="12"/></text:span><text:span text:style-name="T2373">"english"</text:span><text:span text:style-name="T2374">,</text:span></text:p>
      <text:p text:style-name="P2375"><text:span text:style-name="T2376"><text:s text:c="12"/></text:span><text:span text:style-name="T2377">"hindi"</text:span><text:span text:style-name="T2378">,</text:span></text:p>
      <text:p text:style-name="P2379"><text:span text:style-name="T2380"><text:s text:c="12"/></text:span><text:span text:style-name="T2381">"telugu"</text:span></text:p>
      <text:p text:style-name="P2382"><text:span text:style-name="T2383"><text:s text:c="8"/>],</text:span></text:p>
      <text:p text:style-name="P2384"><text:span text:style-name="T2385"><text:s text:c="8"/></text:span><text:span text:style-name="T2386">"author"</text:span><text:span text:style-name="T2387">: {</text:span></text:p>
      <text:p text:style-name="P2388"><text:span text:style-name="T2389"><text:s text:c="12"/></text:span><text:span text:style-name="T2390">"name"</text:span><text:span text:style-name="T2391">:<text:s/></text:span><text:span text:style-name="T2392">"Karhik Ramachandran"</text:span><text:span text:style-name="T2393">,</text:span></text:p>
      <text:p text:style-name="P2394"><text:span text:style-name="T2395"><text:s text:c="12"/></text:span><text:span text:style-name="T2396">"callname"</text:span><text:span text:style-name="T2397">:<text:s/></text:span><text:span text:style-name="T2398">"Karthik"</text:span><text:span text:style-name="T2399">,</text:span></text:p>
      <text:p text:style-name="P2400"><text:span text:style-name="T2401"><text:s text:c="12"/></text:span><text:span text:style-name="T2402">"profile"</text:span><text:span text:style-name="T2403">: {</text:span></text:p>
      <text:p text:style-name="P2404"><text:span text:style-name="T2405"><text:s text:c="16"/></text:span><text:span text:style-name="T2406">"exp"</text:span><text:span text:style-name="T2407">:<text:s/></text:span><text:span text:style-name="T2408">1</text:span><text:span text:style-name="T2409">,</text:span></text:p>
      <text:p text:style-name="P2410"><text:span text:style-name="T2411"><text:s text:c="16"/></text:span><text:span text:style-name="T2412">"courses"</text:span><text:span text:style-name="T2413">:<text:s/></text:span><text:span text:style-name="T2414">2</text:span><text:span text:style-name="T2415">,</text:span></text:p>
      <text:p text:style-name="P2416"><text:span text:style-name="T2417"><text:s text:c="16"/></text:span><text:span text:style-name="T2418">"books"</text:span><text:span text:style-name="T2419">:<text:s/></text:span><text:span text:style-name="T2420">3</text:span></text:p>
      <text:p text:style-name="P2421"><text:span text:style-name="T2422"><text:s text:c="12"/>}</text:span></text:p>
      <text:p text:style-name="P2423"><text:span text:style-name="T2424"><text:s text:c="8"/>},</text:span></text:p>
      <text:p text:style-name="P2425"><text:span text:style-name="T2426"><text:s text:c="8"/></text:span><text:span text:style-name="T2427">"id"</text:span><text:span text:style-name="T2428">:<text:s/></text:span><text:span text:style-name="T2429">"981c76aa-7f8e-4ac3-aa00-6a155461a119"</text:span><text:span text:style-name="T2430">,</text:span></text:p>
      <text:p text:style-name="P2431"><text:span text:style-name="T2432"><text:s text:c="8"/></text:span><text:span text:style-name="T2433">"_rid"</text:span><text:span text:style-name="T2434">:<text:s/></text:span><text:span text:style-name="T2435">"dchmANwZKj4CAAAAAAAAAA=="</text:span><text:span text:style-name="T2436">,</text:span></text:p>
      <text:p text:style-name="P2437"><text:span text:style-name="T2438"><text:s text:c="8"/></text:span><text:span text:style-name="T2439">"_self"</text:span><text:span text:style-name="T2440">:<text:s/></text:span><text:span text:style-name="T2441">"dbs/dchmAA==/colls/dchmANwZKj4=/docs/dchmANwZKj4CAAAAAAAAAA==/"</text:span><text:span text:style-name="T2442">,</text:span></text:p>
      <text:p text:style-name="P2443"><text:span text:style-name="T2444"><text:s text:c="8"/></text:span><text:span text:style-name="T2445">"_etag"</text:span><text:span text:style-name="T2446">:<text:s/></text:span><text:span text:style-name="T2447">"\"0a02a7dc-0000-0700-0000-6419727a0000\""</text:span><text:span text:style-name="T2448">,</text:span></text:p>
      <text:p text:style-name="P2449"><text:span text:style-name="T2450"><text:s text:c="8"/></text:span><text:span text:style-name="T2451">"_attachments"</text:span><text:span text:style-name="T2452">:<text:s/></text:span><text:span text:style-name="T2453">"attachments/"</text:span><text:span text:style-name="T2454">,</text:span></text:p>
      <text:p text:style-name="P2455"><text:span text:style-name="T2456"><text:s text:c="8"/></text:span><text:span text:style-name="T2457">"_ts"</text:span><text:span text:style-name="T2458">:<text:s/></text:span><text:span text:style-name="T2459">1679389306</text:span></text:p>
      <text:p text:style-name="P2460"><text:span text:style-name="T2461"><text:s text:c="4"/>},</text:span></text:p>
      <text:p text:style-name="P2462"><text:span text:style-name="T2463"><text:s text:c="4"/>{</text:span></text:p>
      <text:p text:style-name="P2464"><text:span text:style-name="T2465"><text:s text:c="8"/></text:span><text:span text:style-name="T2466">"title"</text:span><text:span text:style-name="T2467">:<text:s/></text:span><text:span text:style-name="T2468">"Python in simple way"</text:span><text:span text:style-name="T2469">,</text:span></text:p>
      <text:p text:style-name="P2470"><text:span text:style-name="T2471"><text:s text:c="8"/></text:span><text:span text:style-name="T2472">"isbn"</text:span><text:span text:style-name="T2473">:<text:s/></text:span><text:span text:style-name="T2474">1234</text:span><text:span text:style-name="T2475">,</text:span></text:p>
      <text:p text:style-name="P2476"><text:span text:style-name="T2477"><text:s text:c="8"/></text:span><text:span text:style-name="T2478">"downloadable"</text:span><text:span text:style-name="T2479">:<text:s/></text:span><text:span text:style-name="T2480">false</text:span><text:span text:style-name="T2481">,</text:span></text:p>
      <text:p text:style-name="P2482"><text:span text:style-name="T2483"><text:s text:c="8"/></text:span><text:span text:style-name="T2484">"no_of_reviews"</text:span><text:span text:style-name="T2485">:<text:s/></text:span><text:span text:style-name="T2486">5</text:span><text:span text:style-name="T2487">,</text:span></text:p>
      <text:p text:style-name="P2488"><text:span text:style-name="T2489"><text:s text:c="8"/></text:span><text:span text:style-name="T2490">"tags"</text:span><text:span text:style-name="T2491">: [</text:span></text:p>
      <text:p text:style-name="P2492"><text:span text:style-name="T2493"><text:s text:c="12"/></text:span><text:span text:style-name="T2494">"language"</text:span><text:span text:style-name="T2495">,</text:span></text:p>
      <text:p text:style-name="P2496"><text:span text:style-name="T2497"><text:s text:c="12"/></text:span><text:span text:style-name="T2498">"freeware"</text:span><text:span text:style-name="T2499">,</text:span></text:p>
      <text:p text:style-name="P2500"><text:span text:style-name="T2501"><text:s text:c="12"/></text:span><text:span text:style-name="T2502">"programming"</text:span></text:p>
      <text:p text:style-name="P2503"><text:span text:style-name="T2504"><text:s text:c="8"/>],</text:span></text:p>
      <text:p text:style-name="P2505"><text:span text:style-name="T2506"><text:s text:c="8"/></text:span><text:span text:style-name="T2507">"languages"</text:span><text:span text:style-name="T2508">: [</text:span></text:p>
      <text:p text:style-name="P2509"><text:span text:style-name="T2510"><text:s text:c="12"/></text:span><text:span text:style-name="T2511">"english"</text:span><text:span text:style-name="T2512">,</text:span></text:p>
      <text:p text:style-name="P2513"><text:span text:style-name="T2514"><text:s text:c="12"/></text:span><text:span text:style-name="T2515">"hindi"</text:span><text:span text:style-name="T2516">,</text:span></text:p>
      <text:p text:style-name="P2517"><text:span text:style-name="T2518"><text:s text:c="12"/></text:span><text:span text:style-name="T2519">"telugu"</text:span></text:p>
      <text:p text:style-name="P2520"><text:span text:style-name="T2521"><text:s text:c="8"/>],</text:span></text:p>
      <text:p text:style-name="P2522"><text:span text:style-name="T2523"><text:s text:c="8"/></text:span><text:span text:style-name="T2524">"author"</text:span><text:span text:style-name="T2525">: {</text:span></text:p>
      <text:p text:style-name="P2526"><text:span text:style-name="T2527"><text:s text:c="12"/></text:span><text:span text:style-name="T2528">"name"</text:span><text:span text:style-name="T2529">:<text:s/></text:span><text:span text:style-name="T2530">"Daniel IA Cohen"</text:span><text:span text:style-name="T2531">,</text:span></text:p>
      <text:p text:style-name="P2532"><text:span text:style-name="T2533"><text:s text:c="12"/></text:span><text:span text:style-name="T2534">"callname"</text:span><text:span text:style-name="T2535">:<text:s/></text:span><text:span text:style-name="T2536">"Dan"</text:span><text:span text:style-name="T2537">,</text:span></text:p>
      <text:p text:style-name="P2538"><text:span text:style-name="T2539"><text:s text:c="12"/></text:span><text:span text:style-name="T2540">"profile"</text:span><text:span text:style-name="T2541">: {</text:span></text:p>
      <text:p text:style-name="P2542"><text:span text:style-name="T2543"><text:s text:c="16"/></text:span><text:span text:style-name="T2544">"exp"</text:span><text:span text:style-name="T2545">:<text:s/></text:span><text:span text:style-name="T2546">8</text:span><text:span text:style-name="T2547">,</text:span></text:p>
      <text:p text:style-name="P2548"><text:span text:style-name="T2549"><text:s text:c="16"/></text:span><text:span text:style-name="T2550">"courses"</text:span><text:span text:style-name="T2551">:<text:s/></text:span><text:span text:style-name="T2552">7</text:span><text:span text:style-name="T2553">,</text:span></text:p>
      <text:p text:style-name="P2554"><text:span text:style-name="T2555"><text:s text:c="16"/></text:span><text:span text:style-name="T2556">"books"</text:span><text:span text:style-name="T2557">:<text:s/></text:span><text:span text:style-name="T2558">6</text:span></text:p>
      <text:p text:style-name="P2559"><text:span text:style-name="T2560"><text:s text:c="12"/>}</text:span></text:p>
      <text:p text:style-name="P2561"><text:span text:style-name="T2562"><text:s text:c="8"/>},</text:span></text:p>
      <text:p text:style-name="P2563"><text:span text:style-name="T2564"><text:s text:c="8"/></text:span><text:span text:style-name="T2565">"id"</text:span><text:span text:style-name="T2566">:<text:s/></text:span><text:span text:style-name="T2567">"1244fd3a-0c3d-4f8b-b7d4-eb8436522684"</text:span><text:span text:style-name="T2568">,</text:span></text:p>
      <text:p text:style-name="P2569"><text:span text:style-name="T2570"><text:s text:c="8"/></text:span><text:span text:style-name="T2571">"_rid"</text:span><text:span text:style-name="T2572">:<text:s/></text:span><text:span text:style-name="T2573">"dchmANwZKj4DAAAAAAAAAA=="</text:span><text:span text:style-name="T2574">,</text:span></text:p>
      <text:p text:style-name="P2575"><text:span text:style-name="T2576"><text:s text:c="8"/></text:span><text:span text:style-name="T2577">"_self"</text:span><text:span text:style-name="T2578">:<text:s/></text:span><text:span text:style-name="T2579">"dbs/dchmAA==/colls/dchmANwZKj4=/docs/dchmANwZKj4DAAAAAAAAAA==/"</text:span><text:span text:style-name="T2580">,</text:span></text:p>
      <text:p text:style-name="P2581"><text:span text:style-name="T2582"><text:s text:c="8"/></text:span><text:span text:style-name="T2583">"_etag"</text:span><text:span text:style-name="T2584">:<text:s/></text:span><text:span text:style-name="T2585">"\"0a02a8dc-0000-0700-0000-6419727a0000\""</text:span><text:span text:style-name="T2586">,</text:span></text:p>
      <text:p text:style-name="P2587"><text:span text:style-name="T2588"><text:s text:c="8"/></text:span><text:span text:style-name="T2589">"_attachments"</text:span><text:span text:style-name="T2590">:<text:s/></text:span><text:span text:style-name="T2591">"attachments/"</text:span><text:span text:style-name="T2592">,</text:span></text:p>
      <text:p text:style-name="P2593"><text:span text:style-name="T2594"><text:s text:c="8"/></text:span><text:span text:style-name="T2595">"_ts"</text:span><text:span text:style-name="T2596">:<text:s/></text:span><text:span text:style-name="T2597">1679389306</text:span></text:p>
      <text:p text:style-name="P2598"><text:span text:style-name="T2599"><text:s text:c="4"/>},</text:span></text:p>
      <text:p text:style-name="P2600"><text:span text:style-name="T2601"><text:s text:c="4"/>{</text:span></text:p>
      <text:p text:style-name="P2602"><text:span text:style-name="T2603"><text:s text:c="8"/></text:span><text:span text:style-name="T2604">"title"</text:span><text:span text:style-name="T2605">:<text:s/></text:span><text:span text:style-name="T2606">"Devops in simple way"</text:span><text:span text:style-name="T2607">,</text:span></text:p>
      <text:p text:style-name="P2608"><text:span text:style-name="T2609"><text:s text:c="8"/></text:span><text:span text:style-name="T2610">"isbn"</text:span><text:span text:style-name="T2611">:<text:s/></text:span><text:span text:style-name="T2612">6677</text:span><text:span text:style-name="T2613">,</text:span></text:p>
      <text:p text:style-name="P2614"><text:span text:style-name="T2615"><text:s text:c="8"/></text:span><text:span text:style-name="T2616">"downloadable"</text:span><text:span text:style-name="T2617">:<text:s/></text:span><text:span text:style-name="T2618">false</text:span><text:span text:style-name="T2619">,</text:span></text:p>
      <text:p text:style-name="P2620"><text:span text:style-name="T2621"><text:s text:c="8"/></text:span><text:span text:style-name="T2622">"no_of_reviews"</text:span><text:span text:style-name="T2623">:<text:s/></text:span><text:span text:style-name="T2624">3</text:span><text:span text:style-name="T2625">,</text:span></text:p>
      <text:p text:style-name="P2626"><text:span text:style-name="T2627"><text:s text:c="8"/></text:span><text:span text:style-name="T2628">"tags"</text:span><text:span text:style-name="T2629">: [</text:span></text:p>
      <text:p text:style-name="P2630"><text:span text:style-name="T2631"><text:s text:c="12"/></text:span><text:span text:style-name="T2632">"jenkins"</text:span><text:span text:style-name="T2633">,</text:span></text:p>
      <text:p text:style-name="P2634"><text:span text:style-name="T2635"><text:s text:c="12"/></text:span><text:span text:style-name="T2636">"git"</text:span><text:span text:style-name="T2637">,</text:span></text:p>
      <text:p text:style-name="P2638"><text:span text:style-name="T2639"><text:s text:c="12"/></text:span><text:span text:style-name="T2640">"cicd"</text:span></text:p>
      <text:p text:style-name="P2641"><text:span text:style-name="T2642"><text:s text:c="8"/>],</text:span></text:p>
      <text:p text:style-name="P2643"><text:span text:style-name="T2644"><text:s text:c="8"/></text:span><text:span text:style-name="T2645">"languages"</text:span><text:span text:style-name="T2646">: [</text:span></text:p>
      <text:p text:style-name="P2647"><text:span text:style-name="T2648"><text:s text:c="12"/></text:span><text:span text:style-name="T2649">"english"</text:span><text:span text:style-name="T2650">,</text:span></text:p>
      <text:p text:style-name="P2651"><text:span text:style-name="T2652"><text:s text:c="12"/></text:span><text:span text:style-name="T2653">"hindi"</text:span><text:span text:style-name="T2654">,</text:span></text:p>
      <text:p text:style-name="P2655"><text:span text:style-name="T2656"><text:s text:c="12"/></text:span><text:span text:style-name="T2657">"telugu"</text:span></text:p>
      <text:p text:style-name="P2658"><text:span text:style-name="T2659"><text:s text:c="8"/>],</text:span></text:p>
      <text:p text:style-name="P2660"><text:span text:style-name="T2661"><text:s text:c="8"/></text:span><text:span text:style-name="T2662">"author"</text:span><text:span text:style-name="T2663">: {</text:span></text:p>
      <text:p text:style-name="P2664"><text:span text:style-name="T2665"><text:s text:c="12"/></text:span><text:span text:style-name="T2666">"name"</text:span><text:span text:style-name="T2667">:<text:s/></text:span><text:span text:style-name="T2668">"Dhoni Chandra"</text:span><text:span text:style-name="T2669">,</text:span></text:p>
      <text:p text:style-name="P2670"><text:span text:style-name="T2671"><text:s text:c="12"/></text:span><text:span text:style-name="T2672">"callname"</text:span><text:span text:style-name="T2673">:<text:s/></text:span><text:span text:style-name="T2674">"Dhoni"</text:span><text:span text:style-name="T2675">,</text:span></text:p>
      <text:p text:style-name="P2676"><text:span text:style-name="T2677"><text:s text:c="12"/></text:span><text:span text:style-name="T2678">"profile"</text:span><text:span text:style-name="T2679">: {</text:span></text:p>
      <text:p text:style-name="P2680"><text:span text:style-name="T2681"><text:s text:c="16"/></text:span><text:span text:style-name="T2682">"exp"</text:span><text:span text:style-name="T2683">:<text:s/></text:span><text:span text:style-name="T2684">4</text:span><text:span text:style-name="T2685">,</text:span></text:p>
      <text:p text:style-name="P2686"><text:span text:style-name="T2687"><text:s text:c="16"/></text:span><text:span text:style-name="T2688">"courses"</text:span><text:span text:style-name="T2689">:<text:s/></text:span><text:span text:style-name="T2690">4</text:span><text:span text:style-name="T2691">,</text:span></text:p>
      <text:p text:style-name="P2692"><text:span text:style-name="T2693"><text:s text:c="16"/></text:span><text:span text:style-name="T2694">"books"</text:span><text:span text:style-name="T2695">:<text:s/></text:span><text:span text:style-name="T2696">4</text:span></text:p>
      <text:p text:style-name="P2697"><text:span text:style-name="T2698"><text:s text:c="12"/>}</text:span></text:p>
      <text:p text:style-name="P2699"><text:span text:style-name="T2700"><text:s text:c="8"/>},</text:span></text:p>
      <text:p text:style-name="P2701"><text:span text:style-name="T2702"><text:s text:c="8"/></text:span><text:span text:style-name="T2703">"id"</text:span><text:span text:style-name="T2704">:<text:s/></text:span><text:span text:style-name="T2705">"ca1ee662-b26e-4600-934a-bbcd59ea1f04"</text:span><text:span text:style-name="T2706">,</text:span></text:p>
      <text:p text:style-name="P2707"><text:span text:style-name="T2708"><text:s text:c="8"/></text:span><text:span text:style-name="T2709">"_rid"</text:span><text:span text:style-name="T2710">:<text:s/></text:span><text:span text:style-name="T2711">"dchmANwZKj4EAAAAAAAAAA=="</text:span><text:span text:style-name="T2712">,</text:span></text:p>
      <text:p text:style-name="P2713"><text:span text:style-name="T2714"><text:s text:c="8"/></text:span><text:span text:style-name="T2715">"_self"</text:span><text:span text:style-name="T2716">:<text:s/></text:span><text:span text:style-name="T2717">"dbs/dchmAA==/colls/dchmANwZKj4=/docs/dchmANwZKj4EAAAAAAAAAA==/"</text:span><text:span text:style-name="T2718">,</text:span></text:p>
      <text:p text:style-name="P2719"><text:span text:style-name="T2720"><text:s text:c="8"/></text:span><text:span text:style-name="T2721">"_etag"</text:span><text:span text:style-name="T2722">:<text:s/></text:span><text:span text:style-name="T2723">"\"0a02a9dc-0000-0700-0000-6419727a0000\""</text:span><text:span text:style-name="T2724">,</text:span></text:p>
      <text:p text:style-name="P2725"><text:span text:style-name="T2726"><text:s text:c="8"/></text:span><text:span text:style-name="T2727">"_attachments"</text:span><text:span text:style-name="T2728">:<text:s/></text:span><text:span text:style-name="T2729">"attachments/"</text:span><text:span text:style-name="T2730">,</text:span></text:p>
      <text:p text:style-name="P2731"><text:span text:style-name="T2732"><text:s text:c="8"/></text:span><text:span text:style-name="T2733">"_ts"</text:span><text:span text:style-name="T2734">:<text:s/></text:span><text:span text:style-name="T2735">1679389306</text:span></text:p>
      <text:p text:style-name="P2736"><text:span text:style-name="T2737"><text:s text:c="4"/>},</text:span></text:p>
      <text:p text:style-name="P2738"><text:span text:style-name="T2739"><text:s text:c="4"/>{</text:span></text:p>
      <text:p text:style-name="P2740"><text:span text:style-name="T2741"><text:s text:c="8"/></text:span><text:span text:style-name="T2742">"title"</text:span><text:span text:style-name="T2743">:<text:s/></text:span><text:span text:style-name="T2744">"MongoDB in simple way"</text:span><text:span text:style-name="T2745">,</text:span></text:p>
      <text:p text:style-name="P2746"><text:span text:style-name="T2747"><text:s text:c="8"/></text:span><text:span text:style-name="T2748">"isbn"</text:span><text:span text:style-name="T2749">:<text:s/></text:span><text:span text:style-name="T2750">6677</text:span><text:span text:style-name="T2751">,</text:span></text:p>
      <text:p text:style-name="P2752"><text:span text:style-name="T2753"><text:s text:c="8"/></text:span><text:span text:style-name="T2754">"downloadable"</text:span><text:span text:style-name="T2755">:<text:s/></text:span><text:span text:style-name="T2756">true</text:span><text:span text:style-name="T2757">,</text:span></text:p>
      <text:p text:style-name="P2758"><text:span text:style-name="T2759"><text:s text:c="8"/></text:span><text:span text:style-name="T2760">"no_of_reviews"</text:span><text:span text:style-name="T2761">:<text:s/></text:span><text:span text:style-name="T2762">4</text:span><text:span text:style-name="T2763">,</text:span></text:p>
      <text:p text:style-name="P2764"><text:span text:style-name="T2765"><text:s text:c="8"/></text:span><text:span text:style-name="T2766">"tags"</text:span><text:span text:style-name="T2767">: [</text:span></text:p>
      <text:p text:style-name="P2768"><text:span text:style-name="T2769"><text:s text:c="12"/></text:span><text:span text:style-name="T2770">"database"</text:span><text:span text:style-name="T2771">,</text:span></text:p>
      <text:p text:style-name="P2772"><text:span text:style-name="T2773"><text:s text:c="12"/></text:span><text:span text:style-name="T2774">"cloud"</text:span><text:span text:style-name="T2775">,</text:span></text:p>
      <text:p text:style-name="P2776"><text:span text:style-name="T2777"><text:s text:c="12"/></text:span><text:span text:style-name="T2778">"nosql"</text:span></text:p>
      <text:p text:style-name="P2779"><text:span text:style-name="T2780"><text:s text:c="8"/>],</text:span></text:p>
      <text:p text:style-name="P2781"><text:span text:style-name="T2782"><text:s text:c="8"/></text:span><text:span text:style-name="T2783">"languages"</text:span><text:span text:style-name="T2784">: [</text:span></text:p>
      <text:p text:style-name="P2785"><text:span text:style-name="T2786"><text:s text:c="12"/></text:span><text:span text:style-name="T2787">"english"</text:span><text:span text:style-name="T2788">,</text:span></text:p>
      <text:p text:style-name="P2789"><text:span text:style-name="T2790"><text:s text:c="12"/></text:span><text:span text:style-name="T2791">"hindi"</text:span><text:span text:style-name="T2792">,</text:span></text:p>
      <text:p text:style-name="P2793"><text:span text:style-name="T2794"><text:s text:c="12"/></text:span><text:span text:style-name="T2795">"telugu"</text:span></text:p>
      <text:p text:style-name="P2796"><text:span text:style-name="T2797"><text:s text:c="8"/>],</text:span></text:p>
      <text:p text:style-name="P2798"><text:span text:style-name="T2799"><text:s text:c="8"/></text:span><text:span text:style-name="T2800">"author"</text:span><text:span text:style-name="T2801">: {</text:span></text:p>
      <text:p text:style-name="P2802"><text:span text:style-name="T2803"><text:s text:c="12"/></text:span><text:span text:style-name="T2804">"name"</text:span><text:span text:style-name="T2805">:<text:s/></text:span><text:span text:style-name="T2806">"Sachin Tendulkar"</text:span><text:span text:style-name="T2807">,</text:span></text:p>
      <text:p text:style-name="P2808"><text:span text:style-name="T2809"><text:s text:c="12"/></text:span><text:span text:style-name="T2810">"callname"</text:span><text:span text:style-name="T2811">:<text:s/></text:span><text:span text:style-name="T2812">"Sachin"</text:span><text:span text:style-name="T2813">,</text:span></text:p>
      <text:p text:style-name="P2814"><text:span text:style-name="T2815"><text:s text:c="12"/></text:span><text:span text:style-name="T2816">"profile"</text:span><text:span text:style-name="T2817">: {</text:span></text:p>
      <text:p text:style-name="P2818"><text:span text:style-name="T2819"><text:s text:c="16"/></text:span><text:span text:style-name="T2820">"exp"</text:span><text:span text:style-name="T2821">:<text:s/></text:span><text:span text:style-name="T2822">6</text:span><text:span text:style-name="T2823">,</text:span></text:p>
      <text:p text:style-name="P2824"><text:span text:style-name="T2825"><text:s text:c="16"/></text:span><text:span text:style-name="T2826">"courses"</text:span><text:span text:style-name="T2827">:<text:s/></text:span><text:span text:style-name="T2828">7</text:span><text:span text:style-name="T2829">,</text:span></text:p>
      <text:p text:style-name="P2830"><text:span text:style-name="T2831"><text:s text:c="16"/></text:span><text:span text:style-name="T2832">"books"</text:span><text:span text:style-name="T2833">:<text:s/></text:span><text:span text:style-name="T2834">8</text:span></text:p>
      <text:p text:style-name="P2835"><text:span text:style-name="T2836"><text:s text:c="12"/>}</text:span></text:p>
      <text:p text:style-name="P2837"><text:span text:style-name="T2838"><text:s text:c="8"/>},</text:span></text:p>
      <text:p text:style-name="P2839"><text:span text:style-name="T2840"><text:s text:c="8"/></text:span><text:span text:style-name="T2841">"id"</text:span><text:span text:style-name="T2842">:<text:s/></text:span><text:span text:style-name="T2843">"e962fcd9-2774-4b05-93c9-9dd2b3125713"</text:span><text:span text:style-name="T2844">,</text:span></text:p>
      <text:p text:style-name="P2845"><text:span text:style-name="T2846"><text:s text:c="8"/></text:span><text:span text:style-name="T2847">"_rid"</text:span><text:span text:style-name="T2848">:<text:s/></text:span><text:span text:style-name="T2849">"dchmANwZKj4FAAAAAAAAAA=="</text:span><text:span text:style-name="T2850">,</text:span></text:p>
      <text:p text:style-name="P2851"><text:span text:style-name="T2852"><text:s text:c="8"/></text:span><text:span text:style-name="T2853">"_self"</text:span><text:span text:style-name="T2854">:<text:s/></text:span><text:span text:style-name="T2855">"dbs/dchmAA==/colls/dchmANwZKj4=/docs/dchmANwZKj4FAAAAAAAAAA==/"</text:span><text:span text:style-name="T2856">,</text:span></text:p>
      <text:p text:style-name="P2857"><text:span text:style-name="T2858"><text:s text:c="8"/></text:span><text:span text:style-name="T2859">"_etag"</text:span><text:span text:style-name="T2860">:<text:s/></text:span><text:span text:style-name="T2861">"\"0a02aadc-0000-0700-0000-6419727a0000\""</text:span><text:span text:style-name="T2862">,</text:span></text:p>
      <text:p text:style-name="P2863"><text:span text:style-name="T2864"><text:s text:c="8"/></text:span><text:span text:style-name="T2865">"_attachments"</text:span><text:span text:style-name="T2866">:<text:s/></text:span><text:span text:style-name="T2867">"attachments/"</text:span><text:span text:style-name="T2868">,</text:span></text:p>
      <text:p text:style-name="P2869"><text:span text:style-name="T2870"><text:s text:c="8"/></text:span><text:span text:style-name="T2871">"_ts"</text:span><text:span text:style-name="T2872">:<text:s/></text:span><text:span text:style-name="T2873">1679389306</text:span></text:p>
      <text:p text:style-name="P2874"><text:span text:style-name="T2875"><text:s text:c="4"/>},</text:span></text:p>
      <text:p text:style-name="P2876"><text:span text:style-name="T2877"><text:s text:c="4"/>{</text:span></text:p>
      <text:p text:style-name="P2878"><text:span text:style-name="T2879"><text:s text:c="8"/></text:span><text:span text:style-name="T2880">"title"</text:span><text:span text:style-name="T2881">:<text:s/></text:span><text:span text:style-name="T2882">"Oracle in simple way"</text:span><text:span text:style-name="T2883">,</text:span></text:p>
      <text:p text:style-name="P2884"><text:span text:style-name="T2885"><text:s text:c="8"/></text:span><text:span text:style-name="T2886">"isbn"</text:span><text:span text:style-name="T2887">:<text:s/></text:span><text:span text:style-name="T2888">6677</text:span><text:span text:style-name="T2889">,</text:span></text:p>
      <text:p text:style-name="P2890"><text:span text:style-name="T2891"><text:s text:c="8"/></text:span><text:span text:style-name="T2892">"downloadable"</text:span><text:span text:style-name="T2893">:<text:s/></text:span><text:span text:style-name="T2894">true</text:span><text:span text:style-name="T2895">,</text:span></text:p>
      <text:p text:style-name="P2896"><text:span text:style-name="T2897"><text:s text:c="8"/></text:span><text:span text:style-name="T2898">"no_of_reviews"</text:span><text:span text:style-name="T2899">:<text:s/></text:span><text:span text:style-name="T2900">3</text:span><text:span text:style-name="T2901">,</text:span></text:p>
      <text:p text:style-name="P2902"><text:span text:style-name="T2903"><text:s text:c="8"/></text:span><text:span text:style-name="T2904">"tags"</text:span><text:span text:style-name="T2905">: [</text:span></text:p>
      <text:p text:style-name="P2906"><text:span text:style-name="T2907"><text:s text:c="12"/></text:span><text:span text:style-name="T2908">"database"</text:span><text:span text:style-name="T2909">,</text:span></text:p>
      <text:p text:style-name="P2910"><text:span text:style-name="T2911"><text:s text:c="12"/></text:span><text:span text:style-name="T2912">"sql"</text:span><text:span text:style-name="T2913">,</text:span></text:p>
      <text:p text:style-name="P2914"><text:span text:style-name="T2915"><text:s text:c="12"/></text:span><text:span text:style-name="T2916">"relational"</text:span></text:p>
      <text:p text:style-name="P2917"><text:span text:style-name="T2918"><text:s text:c="8"/>],</text:span></text:p>
      <text:p text:style-name="P2919"><text:span text:style-name="T2920"><text:s text:c="8"/></text:span><text:span text:style-name="T2921">"languages"</text:span><text:span text:style-name="T2922">: [</text:span></text:p>
      <text:p text:style-name="P2923"><text:span text:style-name="T2924"><text:s text:c="12"/></text:span><text:span text:style-name="T2925">"english"</text:span><text:span text:style-name="T2926">,</text:span></text:p>
      <text:p text:style-name="P2927"><text:span text:style-name="T2928"><text:s text:c="12"/></text:span><text:span text:style-name="T2929">"hindi"</text:span><text:span text:style-name="T2930">,</text:span></text:p>
      <text:p text:style-name="P2931"><text:span text:style-name="T2932"><text:s text:c="12"/></text:span><text:span text:style-name="T2933">"telugu"</text:span></text:p>
      <text:p text:style-name="P2934"><text:span text:style-name="T2935"><text:s text:c="8"/>],</text:span></text:p>
      <text:p text:style-name="P2936"><text:span text:style-name="T2937"><text:s text:c="8"/></text:span><text:span text:style-name="T2938">"author"</text:span><text:span text:style-name="T2939">: {</text:span></text:p>
      <text:p text:style-name="P2940"><text:span text:style-name="T2941"><text:s text:c="12"/></text:span><text:span text:style-name="T2942">"name"</text:span><text:span text:style-name="T2943">:<text:s/></text:span><text:span text:style-name="T2944">"Virat Kohli"</text:span><text:span text:style-name="T2945">,</text:span></text:p>
      <text:p text:style-name="P2946"><text:span text:style-name="T2947"><text:s text:c="12"/></text:span><text:span text:style-name="T2948">"callname"</text:span><text:span text:style-name="T2949">:<text:s/></text:span><text:span text:style-name="T2950">"kohli"</text:span><text:span text:style-name="T2951">,</text:span></text:p>
      <text:p text:style-name="P2952"><text:span text:style-name="T2953"><text:s text:c="12"/></text:span><text:span text:style-name="T2954">"profile"</text:span><text:span text:style-name="T2955">: {</text:span></text:p>
      <text:p text:style-name="P2956"><text:span text:style-name="T2957"><text:s text:c="16"/></text:span><text:span text:style-name="T2958">"exp"</text:span><text:span text:style-name="T2959">:<text:s/></text:span><text:span text:style-name="T2960">2</text:span><text:span text:style-name="T2961">,</text:span></text:p>
      <text:p text:style-name="P2962"><text:span text:style-name="T2963"><text:s text:c="16"/></text:span><text:span text:style-name="T2964">"courses"</text:span><text:span text:style-name="T2965">:<text:s/></text:span><text:span text:style-name="T2966">2</text:span><text:span text:style-name="T2967">,</text:span></text:p>
      <text:p text:style-name="P2968"><text:span text:style-name="T2969"><text:s text:c="16"/></text:span><text:span text:style-name="T2970">"books"</text:span><text:span text:style-name="T2971">:<text:s/></text:span><text:span text:style-name="T2972">2</text:span></text:p>
      <text:p text:style-name="P2973"><text:span text:style-name="T2974"><text:s text:c="12"/>}</text:span></text:p>
      <text:p text:style-name="P2975"><text:span text:style-name="T2976"><text:s text:c="8"/>},</text:span></text:p>
      <text:p text:style-name="P2977"><text:span text:style-name="T2978"><text:s text:c="8"/></text:span><text:span text:style-name="T2979">"id"</text:span><text:span text:style-name="T2980">:<text:s/></text:span><text:span text:style-name="T2981">"28a72e5b-2e28-4b11-a46f-a61f71d04041"</text:span><text:span text:style-name="T2982">,</text:span></text:p>
      <text:p text:style-name="P2983"><text:span text:style-name="T2984"><text:s text:c="8"/></text:span><text:span text:style-name="T2985">"_rid"</text:span><text:span text:style-name="T2986">:<text:s/></text:span><text:span text:style-name="T2987">"dchmANwZKj4GAAAAAAAAAA=="</text:span><text:span text:style-name="T2988">,</text:span></text:p>
      <text:p text:style-name="P2989"><text:span text:style-name="T2990"><text:s text:c="8"/></text:span><text:span text:style-name="T2991">"_self"</text:span><text:span text:style-name="T2992">:<text:s/></text:span><text:span text:style-name="T2993">"dbs/dchmAA==/colls/dchmANwZKj4=/docs/dchmANwZKj4GAAAAAAAAAA==/"</text:span><text:span text:style-name="T2994">,</text:span></text:p>
      <text:p text:style-name="P2995"><text:span text:style-name="T2996"><text:s text:c="8"/></text:span><text:span text:style-name="T2997">"_etag"</text:span><text:span text:style-name="T2998">:<text:s/></text:span><text:span text:style-name="T2999">"\"0a02abdc-0000-0700-0000-6419727a0000\""</text:span><text:span text:style-name="T3000">,</text:span></text:p>
      <text:p text:style-name="P3001"><text:span text:style-name="T3002"><text:s text:c="8"/></text:span><text:span text:style-name="T3003">"_attachments"</text:span><text:span text:style-name="T3004">:<text:s/></text:span><text:span text:style-name="T3005">"attachments/"</text:span><text:span text:style-name="T3006">,</text:span></text:p>
      <text:p text:style-name="P3007"><text:span text:style-name="T3008"><text:s text:c="8"/></text:span><text:span text:style-name="T3009">"_ts"</text:span><text:span text:style-name="T3010">:<text:s/></text:span><text:span text:style-name="T3011">1679389306</text:span></text:p>
      <text:p text:style-name="P3012"><text:span text:style-name="T3013"><text:s text:c="4"/>},</text:span></text:p>
      <text:p text:style-name="P3014"><text:span text:style-name="T3015"><text:s text:c="4"/>{</text:span></text:p>
      <text:p text:style-name="P3016"><text:span text:style-name="T3017"><text:s text:c="8"/></text:span><text:span text:style-name="T3018">"title"</text:span><text:span text:style-name="T3019">:<text:s/></text:span><text:span text:style-name="T3020">"Shell Scripting in simple way"</text:span><text:span text:style-name="T3021">,</text:span></text:p>
      <text:p text:style-name="P3022"><text:span text:style-name="T3023"><text:s text:c="8"/></text:span><text:span text:style-name="T3024">"isbn"</text:span><text:span text:style-name="T3025">:<text:s/></text:span><text:span text:style-name="T3026">9988</text:span><text:span text:style-name="T3027">,</text:span></text:p>
      <text:p text:style-name="P3028"><text:span text:style-name="T3029"><text:s text:c="8"/></text:span><text:span text:style-name="T3030">"downloadable"</text:span><text:span text:style-name="T3031">:<text:s/></text:span><text:span text:style-name="T3032">true</text:span><text:span text:style-name="T3033">,</text:span></text:p>
      <text:p text:style-name="P3034"><text:span text:style-name="T3035"><text:s text:c="8"/></text:span><text:span text:style-name="T3036">"no_of_reviews"</text:span><text:span text:style-name="T3037">:<text:s/></text:span><text:span text:style-name="T3038">1</text:span><text:span text:style-name="T3039">,</text:span></text:p>
      <text:p text:style-name="P3040"><text:span text:style-name="T3041"><text:s text:c="8"/></text:span><text:span text:style-name="T3042">"tags"</text:span><text:span text:style-name="T3043">: [</text:span></text:p>
      <text:p text:style-name="P3044"><text:span text:style-name="T3045"><text:s text:c="12"/></text:span><text:span text:style-name="T3046">"programming"</text:span></text:p>
      <text:p text:style-name="P3047"><text:span text:style-name="T3048"><text:s text:c="8"/>],</text:span></text:p>
      <text:p text:style-name="P3049"><text:span text:style-name="T3050"><text:s text:c="8"/></text:span><text:span text:style-name="T3051">"languages"</text:span><text:span text:style-name="T3052">: [</text:span></text:p>
      <text:p text:style-name="P3053"><text:span text:style-name="T3054"><text:s text:c="12"/></text:span><text:span text:style-name="T3055">"english"</text:span><text:span text:style-name="T3056">,</text:span></text:p>
      <text:p text:style-name="P3057"><text:span text:style-name="T3058"><text:s text:c="12"/></text:span><text:span text:style-name="T3059">"hindi"</text:span><text:span text:style-name="T3060">,</text:span></text:p>
      <text:p text:style-name="P3061"><text:span text:style-name="T3062"><text:s text:c="12"/></text:span><text:span text:style-name="T3063">"tamil"</text:span></text:p>
      <text:p text:style-name="P3064"><text:span text:style-name="T3065"><text:s text:c="8"/>],</text:span></text:p>
      <text:p text:style-name="P3066"><text:span text:style-name="T3067"><text:s text:c="8"/></text:span><text:span text:style-name="T3068">"author"</text:span><text:span text:style-name="T3069">: {</text:span></text:p>
      <text:p text:style-name="P3070"><text:span text:style-name="T3071"><text:s text:c="12"/></text:span><text:span text:style-name="T3072">"name"</text:span><text:span text:style-name="T3073">:<text:s/></text:span><text:span text:style-name="T3074">"Rama Ramachandran"</text:span><text:span text:style-name="T3075">,</text:span></text:p>
      <text:p text:style-name="P3076"><text:span text:style-name="T3077"><text:s text:c="12"/></text:span><text:span text:style-name="T3078">"callname"</text:span><text:span text:style-name="T3079">:<text:s/></text:span><text:span text:style-name="T3080">"Rama"</text:span><text:span text:style-name="T3081">,</text:span></text:p>
      <text:p text:style-name="P3082"><text:span text:style-name="T3083"><text:s text:c="12"/></text:span><text:span text:style-name="T3084">"profile"</text:span><text:span text:style-name="T3085">: {</text:span></text:p>
      <text:p text:style-name="P3086"><text:span text:style-name="T3087"><text:s text:c="16"/></text:span><text:span text:style-name="T3088">"exp"</text:span><text:span text:style-name="T3089">:<text:s/></text:span><text:span text:style-name="T3090">8</text:span><text:span text:style-name="T3091">,</text:span></text:p>
      <text:p text:style-name="P3092"><text:span text:style-name="T3093"><text:s text:c="16"/></text:span><text:span text:style-name="T3094">"courses"</text:span><text:span text:style-name="T3095">:<text:s/></text:span><text:span text:style-name="T3096">3</text:span><text:span text:style-name="T3097">,</text:span></text:p>
      <text:p text:style-name="P3098"><text:span text:style-name="T3099"><text:s text:c="16"/></text:span><text:span text:style-name="T3100">"books"</text:span><text:span text:style-name="T3101">:<text:s/></text:span><text:span text:style-name="T3102">2</text:span></text:p>
      <text:p text:style-name="P3103"><text:span text:style-name="T3104"><text:s text:c="12"/>}</text:span></text:p>
      <text:p text:style-name="P3105"><text:span text:style-name="T3106"><text:s text:c="8"/>},</text:span></text:p>
      <text:p text:style-name="P3107"><text:span text:style-name="T3108"><text:s text:c="8"/></text:span><text:span text:style-name="T3109">"id"</text:span><text:span text:style-name="T3110">:<text:s/></text:span><text:span text:style-name="T3111">"45aac395-ab93-4859-9fe4-b99705952a90"</text:span><text:span text:style-name="T3112">,</text:span></text:p>
      <text:p text:style-name="P3113"><text:span text:style-name="T3114"><text:s text:c="8"/></text:span><text:span text:style-name="T3115">"_rid"</text:span><text:span text:style-name="T3116">:<text:s/></text:span><text:span text:style-name="T3117">"dchmANwZKj4HAAAAAAAAAA=="</text:span><text:span text:style-name="T3118">,</text:span></text:p>
      <text:p text:style-name="P3119"><text:span text:style-name="T3120"><text:s text:c="8"/></text:span><text:span text:style-name="T3121">"_self"</text:span><text:span text:style-name="T3122">:<text:s/></text:span><text:span text:style-name="T3123">"dbs/dchmAA==/colls/dchmANwZKj4=/docs/dchmANwZKj4HAAAAAAAAAA==/"</text:span><text:span text:style-name="T3124">,</text:span></text:p>
      <text:p text:style-name="P3125"><text:span text:style-name="T3126"><text:s text:c="8"/></text:span><text:span text:style-name="T3127">"_etag"</text:span><text:span text:style-name="T3128">:<text:s/></text:span><text:span text:style-name="T3129">"\"0a02acdc-0000-0700-0000-6419727a0000\""</text:span><text:span text:style-name="T3130">,</text:span></text:p>
      <text:p text:style-name="P3131"><text:span text:style-name="T3132"><text:s text:c="8"/></text:span><text:span text:style-name="T3133">"_attachments"</text:span><text:span text:style-name="T3134">:<text:s/></text:span><text:span text:style-name="T3135">"attachments/"</text:span><text:span text:style-name="T3136">,</text:span></text:p>
      <text:p text:style-name="P3137"><text:span text:style-name="T3138"><text:s text:c="8"/></text:span><text:span text:style-name="T3139">"_ts"</text:span><text:span text:style-name="T3140">:<text:s/></text:span><text:span text:style-name="T3141">1679389306</text:span></text:p>
      <text:p text:style-name="P3142"><text:span text:style-name="T3143"><text:s text:c="4"/>}</text:span></text:p>
      <text:p text:style-name="P3144"><text:span text:style-name="T3145">]</text:span></text:p>
      <text:p text:style-name="P3146">7)</text:p>
      <text:p text:style-name="P3147"><text:span text:style-name="T3148">QUERY:</text:span></text:p>
      <text:p text:style-name="P3149"><text:span text:style-name="T3150">SELECT</text:span><text:span text:style-name="T3151"><text:s/></text:span><text:span text:style-name="T3152">count</text:span><text:span text:style-name="T3153">(c.isbn)<text:s/></text:span><text:span text:style-name="T3154">FROM</text:span><text:span text:style-name="T3155"><text:s/>c</text:span></text:p>
      <text:p text:style-name="P3156">OUTPUT:</text:p>
      <text:p text:style-name="P3157"><text:span text:style-name="T3158">[</text:span></text:p>
      <text:p text:style-name="P3159"><text:span text:style-name="T3160"><text:s text:c="4"/>{</text:span></text:p>
      <text:p text:style-name="P3161"><text:span text:style-name="T3162"><text:s text:c="8"/></text:span><text:span text:style-name="T3163">"$1"</text:span><text:span text:style-name="T3164">:<text:s/></text:span><text:span text:style-name="T3165">7</text:span></text:p>
      <text:p text:style-name="P3166"><text:span text:style-name="T3167"><text:s text:c="4"/>}</text:span></text:p>
      <text:p text:style-name="P3168"><text:span text:style-name="T3169">]</text:span></text:p>
      <text:p text:style-name="P3170">8)</text:p>
      <text:p text:style-name="P3171">QUESTION:</text:p>
      <text:p text:style-name="P3172">Select the top 1 document</text:p>
      <text:p text:style-name="P3173">QUERY:</text:p>
      <text:p text:style-name="P3174"><text:span text:style-name="T3175">SELECT</text:span><text:span text:style-name="T3176"><text:s/></text:span><text:span text:style-name="T3177">TOP</text:span><text:span text:style-name="T3178"><text:s/></text:span><text:span text:style-name="T3179">1</text:span><text:span text:style-name="T3180"><text:s/></text:span><text:span text:style-name="T3181">*</text:span><text:span text:style-name="T3182"><text:s/></text:span><text:span text:style-name="T3183">FROM</text:span><text:span text:style-name="T3184"><text:s/>c<text:s/></text:span></text:p>
      <text:p text:style-name="P3185"><text:span text:style-name="T3186">OUTPUT:</text:span></text:p>
      <text:p text:style-name="P3187"><text:span text:style-name="T3188">[</text:span></text:p>
      <text:p text:style-name="P3189"><text:span text:style-name="T3190"><text:s text:c="4"/>{</text:span></text:p>
      <text:p text:style-name="P3191"><text:span text:style-name="T3192"><text:s text:c="8"/></text:span><text:span text:style-name="T3193">"title"</text:span><text:span text:style-name="T3194">:<text:s/></text:span><text:span text:style-name="T3195">"Linux in simple way"</text:span><text:span text:style-name="T3196">,</text:span></text:p>
      <text:p text:style-name="P3197"><text:span text:style-name="T3198"><text:s text:c="8"/></text:span><text:span text:style-name="T3199">"isbn"</text:span><text:span text:style-name="T3200">:<text:s/></text:span><text:span text:style-name="T3201">6677</text:span><text:span text:style-name="T3202">,</text:span></text:p>
      <text:p text:style-name="P3203"><text:span text:style-name="T3204"><text:s text:c="8"/></text:span><text:span text:style-name="T3205">"downloadable"</text:span><text:span text:style-name="T3206">:<text:s/></text:span><text:span text:style-name="T3207">false</text:span><text:span text:style-name="T3208">,</text:span></text:p>
      <text:p text:style-name="P3209"><text:span text:style-name="T3210"><text:s text:c="8"/></text:span><text:span text:style-name="T3211">"no_of_reviews"</text:span><text:span text:style-name="T3212">:<text:s/></text:span><text:span text:style-name="T3213">1</text:span><text:span text:style-name="T3214">,</text:span></text:p>
      <text:p text:style-name="P3215"><text:span text:style-name="T3216"><text:s text:c="8"/></text:span><text:span text:style-name="T3217">"tags"</text:span><text:span text:style-name="T3218">: [</text:span></text:p>
      <text:p text:style-name="P3219"><text:span text:style-name="T3220"><text:s text:c="12"/></text:span><text:span text:style-name="T3221">"os"</text:span><text:span text:style-name="T3222">,</text:span></text:p>
      <text:p text:style-name="P3223"><text:span text:style-name="T3224"><text:s text:c="12"/></text:span><text:span text:style-name="T3225">"freeware"</text:span><text:span text:style-name="T3226">,</text:span></text:p>
      <text:p text:style-name="P3227"><text:span text:style-name="T3228"><text:s text:c="12"/></text:span><text:span text:style-name="T3229">"shell programming"</text:span></text:p>
      <text:p text:style-name="P3230"><text:span text:style-name="T3231"><text:s text:c="8"/>],</text:span></text:p>
      <text:p text:style-name="P3232"><text:span text:style-name="T3233"><text:s text:c="8"/></text:span><text:span text:style-name="T3234">"languages"</text:span><text:span text:style-name="T3235">: [</text:span></text:p>
      <text:p text:style-name="P3236"><text:span text:style-name="T3237"><text:s text:c="12"/></text:span><text:span text:style-name="T3238">"english"</text:span><text:span text:style-name="T3239">,</text:span></text:p>
      <text:p text:style-name="P3240"><text:span text:style-name="T3241"><text:s text:c="12"/></text:span><text:span text:style-name="T3242">"hindi"</text:span><text:span text:style-name="T3243">,</text:span></text:p>
      <text:p text:style-name="P3244"><text:span text:style-name="T3245"><text:s text:c="12"/></text:span><text:span text:style-name="T3246">"telugu"</text:span></text:p>
      <text:p text:style-name="P3247"><text:span text:style-name="T3248"><text:s text:c="8"/>],</text:span></text:p>
      <text:p text:style-name="P3249"><text:span text:style-name="T3250"><text:s text:c="8"/></text:span><text:span text:style-name="T3251">"author"</text:span><text:span text:style-name="T3252">: {</text:span></text:p>
      <text:p text:style-name="P3253"><text:span text:style-name="T3254"><text:s text:c="12"/></text:span><text:span text:style-name="T3255">"name"</text:span><text:span text:style-name="T3256">:<text:s/></text:span><text:span text:style-name="T3257">"Shiva Ramachandran"</text:span><text:span text:style-name="T3258">,</text:span></text:p>
      <text:p text:style-name="P3259"><text:span text:style-name="T3260"><text:s text:c="12"/></text:span><text:span text:style-name="T3261">"callname"</text:span><text:span text:style-name="T3262">:<text:s/></text:span><text:span text:style-name="T3263">"Shiv"</text:span><text:span text:style-name="T3264">,</text:span></text:p>
      <text:p text:style-name="P3265"><text:span text:style-name="T3266"><text:s text:c="12"/></text:span><text:span text:style-name="T3267">"profile"</text:span><text:span text:style-name="T3268">: {</text:span></text:p>
      <text:p text:style-name="P3269"><text:span text:style-name="T3270"><text:s text:c="16"/></text:span><text:span text:style-name="T3271">"exp"</text:span><text:span text:style-name="T3272">:<text:s/></text:span><text:span text:style-name="T3273">8</text:span><text:span text:style-name="T3274">,</text:span></text:p>
      <text:p text:style-name="P3275"><text:span text:style-name="T3276"><text:s text:c="16"/></text:span><text:span text:style-name="T3277">"courses"</text:span><text:span text:style-name="T3278">:<text:s/></text:span><text:span text:style-name="T3279">3</text:span><text:span text:style-name="T3280">,</text:span></text:p>
      <text:p text:style-name="P3281"><text:span text:style-name="T3282"><text:s text:c="16"/></text:span><text:span text:style-name="T3283">"books"</text:span><text:span text:style-name="T3284">:<text:s/></text:span><text:span text:style-name="T3285">2</text:span></text:p>
      <text:p text:style-name="P3286"><text:span text:style-name="T3287"><text:s text:c="12"/>}</text:span></text:p>
      <text:p text:style-name="P3288"><text:span text:style-name="T3289"><text:s text:c="8"/>},</text:span></text:p>
      <text:p text:style-name="P3290"><text:span text:style-name="T3291"><text:s text:c="8"/></text:span><text:span text:style-name="T3292">"id"</text:span><text:span text:style-name="T3293">:<text:s/></text:span><text:span text:style-name="T3294">"06c160bb-0ad7-451d-bb90-338a04be56e9"</text:span><text:span text:style-name="T3295">,</text:span></text:p>
      <text:p text:style-name="P3296"><text:span text:style-name="T3297"><text:s text:c="8"/></text:span><text:span text:style-name="T3298">"_rid"</text:span><text:span text:style-name="T3299">:<text:s/></text:span><text:span text:style-name="T3300">"dchmANwZKj4BAAAAAAAAAA=="</text:span><text:span text:style-name="T3301">,</text:span></text:p>
      <text:p text:style-name="P3302"><text:span text:style-name="T3303"><text:s text:c="8"/></text:span><text:span text:style-name="T3304">"_self"</text:span><text:span text:style-name="T3305">:<text:s/></text:span><text:span text:style-name="T3306">"dbs/dchmAA==/colls/dchmANwZKj4=/docs/dchmANwZKj4BAAAAAAAAAA==/"</text:span><text:span text:style-name="T3307">,</text:span></text:p>
      <text:p text:style-name="P3308"><text:span text:style-name="T3309"><text:s text:c="8"/></text:span><text:span text:style-name="T3310">"_etag"</text:span><text:span text:style-name="T3311">:<text:s/></text:span><text:span text:style-name="T3312">"\"0a02a6dc-0000-0700-0000-6419727a0000\""</text:span><text:span text:style-name="T3313">,</text:span></text:p>
      <text:p text:style-name="P3314"><text:span text:style-name="T3315"><text:s text:c="8"/></text:span><text:span text:style-name="T3316">"_attachments"</text:span><text:span text:style-name="T3317">:<text:s/></text:span><text:span text:style-name="T3318">"attachments/"</text:span><text:span text:style-name="T3319">,</text:span></text:p>
      <text:p text:style-name="P3320"><text:span text:style-name="T3321"><text:s text:c="8"/></text:span><text:span text:style-name="T3322">"_ts"</text:span><text:span text:style-name="T3323">:<text:s/></text:span><text:span text:style-name="T3324">1679389306</text:span></text:p>
      <text:p text:style-name="P3325"><text:span text:style-name="T3326"><text:s text:c="4"/>}</text:span></text:p>
      <text:p text:style-name="P3327"><text:span text:style-name="T3328">]</text:span></text:p>
      <text:p text:style-name="P3329"/>
      <text:p text:style-name="P3330">9)</text:p>
      <text:p text:style-name="P3331">QUESTION:</text:p>
      <text:p text:style-name="P3332">Select records in which number of reviews is greater than 3 or the tags contains programming</text:p>
      <text:p text:style-name="P3333">QUERY:</text:p>
      <text:p text:style-name="P3334"><text:span text:style-name="T3335">SELECT</text:span><text:span text:style-name="T3336"><text:s/></text:span><text:span text:style-name="T3337">*</text:span><text:span text:style-name="T3338"><text:s/></text:span><text:span text:style-name="T3339">FROM</text:span><text:span text:style-name="T3340"><text:s/>c<text:s/></text:span><text:span text:style-name="T3341">WHERE</text:span><text:span text:style-name="T3342"><text:s/>c.no_of_reviews<text:s/></text:span><text:span text:style-name="T3343">&gt;</text:span><text:span text:style-name="T3344"><text:s/></text:span><text:span text:style-name="T3345">3</text:span><text:span text:style-name="T3346"><text:s/></text:span><text:span text:style-name="T3347">or</text:span><text:span text:style-name="T3348"><text:s/>ARRAY_CONTAINS(c.tags,</text:span><text:span text:style-name="T3349">'programming'</text:span><text:span text:style-name="T3350">)</text:span></text:p>
      <text:p text:style-name="P3351">OUTPUT:</text:p>
      <text:p text:style-name="P3352"><text:span text:style-name="T3353">[</text:span></text:p>
      <text:p text:style-name="P3354"><text:span text:style-name="T3355"><text:s text:c="4"/>{</text:span></text:p>
      <text:p text:style-name="P3356"><text:span text:style-name="T3357"><text:s text:c="8"/></text:span><text:span text:style-name="T3358">"title"</text:span><text:span text:style-name="T3359">:<text:s/></text:span><text:span text:style-name="T3360">"Java in simple way"</text:span><text:span text:style-name="T3361">,</text:span></text:p>
      <text:p text:style-name="P3362"><text:span text:style-name="T3363"><text:s text:c="8"/></text:span><text:span text:style-name="T3364">"isbn"</text:span><text:span text:style-name="T3365">:<text:s/></text:span><text:span text:style-name="T3366">1122</text:span><text:span text:style-name="T3367">,</text:span></text:p>
      <text:p text:style-name="P3368"><text:span text:style-name="T3369"><text:s text:c="8"/></text:span><text:span text:style-name="T3370">"downloadable"</text:span><text:span text:style-name="T3371">:<text:s/></text:span><text:span text:style-name="T3372">true</text:span><text:span text:style-name="T3373">,</text:span></text:p>
      <text:p text:style-name="P3374"><text:span text:style-name="T3375"><text:s text:c="8"/></text:span><text:span text:style-name="T3376">"no_of_reviews"</text:span><text:span text:style-name="T3377">:<text:s/></text:span><text:span text:style-name="T3378">2</text:span><text:span text:style-name="T3379">,</text:span></text:p>
      <text:p text:style-name="P3380"><text:span text:style-name="T3381"><text:s text:c="8"/></text:span><text:span text:style-name="T3382">"tags"</text:span><text:span text:style-name="T3383">: [</text:span></text:p>
      <text:p text:style-name="P3384"><text:span text:style-name="T3385"><text:s text:c="12"/></text:span><text:span text:style-name="T3386">"language"</text:span><text:span text:style-name="T3387">,</text:span></text:p>
      <text:p text:style-name="P3388"><text:span text:style-name="T3389"><text:s text:c="12"/></text:span><text:span text:style-name="T3390">"freeware"</text:span><text:span text:style-name="T3391">,</text:span></text:p>
      <text:p text:style-name="P3392"><text:span text:style-name="T3393"><text:s text:c="12"/></text:span><text:span text:style-name="T3394">"programming"</text:span></text:p>
      <text:p text:style-name="P3395"><text:span text:style-name="T3396"><text:s text:c="8"/>],</text:span></text:p>
      <text:p text:style-name="P3397"><text:span text:style-name="T3398"><text:s text:c="8"/></text:span><text:span text:style-name="T3399">"languages"</text:span><text:span text:style-name="T3400">: [</text:span></text:p>
      <text:p text:style-name="P3401"><text:span text:style-name="T3402"><text:s text:c="12"/></text:span><text:span text:style-name="T3403">"english"</text:span><text:span text:style-name="T3404">,</text:span></text:p>
      <text:p text:style-name="P3405"><text:span text:style-name="T3406"><text:s text:c="12"/></text:span><text:span text:style-name="T3407">"hindi"</text:span><text:span text:style-name="T3408">,</text:span></text:p>
      <text:p text:style-name="P3409"><text:span text:style-name="T3410"><text:s text:c="12"/></text:span><text:span text:style-name="T3411">"telugu"</text:span></text:p>
      <text:p text:style-name="P3412"><text:span text:style-name="T3413"><text:s text:c="8"/>],</text:span></text:p>
      <text:p text:style-name="P3414"><text:span text:style-name="T3415"><text:s text:c="8"/></text:span><text:span text:style-name="T3416">"author"</text:span><text:span text:style-name="T3417">: {</text:span></text:p>
      <text:p text:style-name="P3418"><text:span text:style-name="T3419"><text:s text:c="12"/></text:span><text:span text:style-name="T3420">"name"</text:span><text:span text:style-name="T3421">:<text:s/></text:span><text:span text:style-name="T3422">"Karhik Ramachandran"</text:span><text:span text:style-name="T3423">,</text:span></text:p>
      <text:p text:style-name="P3424"><text:span text:style-name="T3425"><text:s text:c="12"/></text:span><text:span text:style-name="T3426">"callname"</text:span><text:span text:style-name="T3427">:<text:s/></text:span><text:span text:style-name="T3428">"Karthik"</text:span><text:span text:style-name="T3429">,</text:span></text:p>
      <text:p text:style-name="P3430"><text:span text:style-name="T3431"><text:s text:c="12"/></text:span><text:span text:style-name="T3432">"profile"</text:span><text:span text:style-name="T3433">: {</text:span></text:p>
      <text:p text:style-name="P3434"><text:span text:style-name="T3435"><text:s text:c="16"/></text:span><text:span text:style-name="T3436">"exp"</text:span><text:span text:style-name="T3437">:<text:s/></text:span><text:span text:style-name="T3438">1</text:span><text:span text:style-name="T3439">,</text:span></text:p>
      <text:p text:style-name="P3440"><text:span text:style-name="T3441"><text:s text:c="16"/></text:span><text:span text:style-name="T3442">"courses"</text:span><text:span text:style-name="T3443">:<text:s/></text:span><text:span text:style-name="T3444">2</text:span><text:span text:style-name="T3445">,</text:span></text:p>
      <text:p text:style-name="P3446"><text:span text:style-name="T3447"><text:s text:c="16"/></text:span><text:span text:style-name="T3448">"books"</text:span><text:span text:style-name="T3449">:<text:s/></text:span><text:span text:style-name="T3450">3</text:span></text:p>
      <text:p text:style-name="P3451"><text:span text:style-name="T3452"><text:s text:c="12"/>}</text:span></text:p>
      <text:p text:style-name="P3453"><text:span text:style-name="T3454"><text:s text:c="8"/>},</text:span></text:p>
      <text:p text:style-name="P3455"><text:span text:style-name="T3456"><text:s text:c="8"/></text:span><text:span text:style-name="T3457">"id"</text:span><text:span text:style-name="T3458">:<text:s/></text:span><text:span text:style-name="T3459">"981c76aa-7f8e-4ac3-aa00-6a155461a119"</text:span><text:span text:style-name="T3460">,</text:span></text:p>
      <text:p text:style-name="P3461"><text:span text:style-name="T3462"><text:s text:c="8"/></text:span><text:span text:style-name="T3463">"_rid"</text:span><text:span text:style-name="T3464">:<text:s/></text:span><text:span text:style-name="T3465">"dchmANwZKj4CAAAAAAAAAA=="</text:span><text:span text:style-name="T3466">,</text:span></text:p>
      <text:p text:style-name="P3467"><text:span text:style-name="T3468"><text:s text:c="8"/></text:span><text:span text:style-name="T3469">"_self"</text:span><text:span text:style-name="T3470">:<text:s/></text:span><text:span text:style-name="T3471">"dbs/dchmAA==/colls/dchmANwZKj4=/docs/dchmANwZKj4CAAAAAAAAAA==/"</text:span><text:span text:style-name="T3472">,</text:span></text:p>
      <text:p text:style-name="P3473"><text:span text:style-name="T3474"><text:s text:c="8"/></text:span><text:span text:style-name="T3475">"_etag"</text:span><text:span text:style-name="T3476">:<text:s/></text:span><text:span text:style-name="T3477">"\"0a02a7dc-0000-0700-0000-6419727a0000\""</text:span><text:span text:style-name="T3478">,</text:span></text:p>
      <text:p text:style-name="P3479"><text:span text:style-name="T3480"><text:s text:c="8"/></text:span><text:span text:style-name="T3481">"_attachments"</text:span><text:span text:style-name="T3482">:<text:s/></text:span><text:span text:style-name="T3483">"attachments/"</text:span><text:span text:style-name="T3484">,</text:span></text:p>
      <text:p text:style-name="P3485"><text:span text:style-name="T3486"><text:s text:c="8"/></text:span><text:span text:style-name="T3487">"_ts"</text:span><text:span text:style-name="T3488">:<text:s/></text:span><text:span text:style-name="T3489">1679389306</text:span></text:p>
      <text:p text:style-name="P3490"><text:span text:style-name="T3491"><text:s text:c="4"/>},</text:span></text:p>
      <text:p text:style-name="P3492"><text:span text:style-name="T3493"><text:s text:c="4"/>{</text:span></text:p>
      <text:p text:style-name="P3494"><text:span text:style-name="T3495"><text:s text:c="8"/></text:span><text:span text:style-name="T3496">"title"</text:span><text:span text:style-name="T3497">:<text:s/></text:span><text:span text:style-name="T3498">"Python in simple way"</text:span><text:span text:style-name="T3499">,</text:span></text:p>
      <text:p text:style-name="P3500"><text:span text:style-name="T3501"><text:s text:c="8"/></text:span><text:span text:style-name="T3502">"isbn"</text:span><text:span text:style-name="T3503">:<text:s/></text:span><text:span text:style-name="T3504">1234</text:span><text:span text:style-name="T3505">,</text:span></text:p>
      <text:p text:style-name="P3506"><text:span text:style-name="T3507"><text:s text:c="8"/></text:span><text:span text:style-name="T3508">"downloadable"</text:span><text:span text:style-name="T3509">:<text:s/></text:span><text:span text:style-name="T3510">false</text:span><text:span text:style-name="T3511">,</text:span></text:p>
      <text:p text:style-name="P3512"><text:span text:style-name="T3513"><text:s text:c="8"/></text:span><text:span text:style-name="T3514">"no_of_reviews"</text:span><text:span text:style-name="T3515">:<text:s/></text:span><text:span text:style-name="T3516">5</text:span><text:span text:style-name="T3517">,</text:span></text:p>
      <text:p text:style-name="P3518"><text:span text:style-name="T3519"><text:s text:c="8"/></text:span><text:span text:style-name="T3520">"tags"</text:span><text:span text:style-name="T3521">: [</text:span></text:p>
      <text:p text:style-name="P3522"><text:span text:style-name="T3523"><text:s text:c="12"/></text:span><text:span text:style-name="T3524">"language"</text:span><text:span text:style-name="T3525">,</text:span></text:p>
      <text:p text:style-name="P3526"><text:span text:style-name="T3527"><text:s text:c="12"/></text:span><text:span text:style-name="T3528">"freeware"</text:span><text:span text:style-name="T3529">,</text:span></text:p>
      <text:p text:style-name="P3530"><text:span text:style-name="T3531"><text:s text:c="12"/></text:span><text:span text:style-name="T3532">"programming"</text:span></text:p>
      <text:p text:style-name="P3533"><text:span text:style-name="T3534"><text:s text:c="8"/>],</text:span></text:p>
      <text:p text:style-name="P3535"><text:span text:style-name="T3536"><text:s text:c="8"/></text:span><text:span text:style-name="T3537">"languages"</text:span><text:span text:style-name="T3538">: [</text:span></text:p>
      <text:p text:style-name="P3539"><text:span text:style-name="T3540"><text:s text:c="12"/></text:span><text:span text:style-name="T3541">"english"</text:span><text:span text:style-name="T3542">,</text:span></text:p>
      <text:p text:style-name="P3543"><text:span text:style-name="T3544"><text:s text:c="12"/></text:span><text:span text:style-name="T3545">"hindi"</text:span><text:span text:style-name="T3546">,</text:span></text:p>
      <text:p text:style-name="P3547"><text:span text:style-name="T3548"><text:s text:c="12"/></text:span><text:span text:style-name="T3549">"telugu"</text:span></text:p>
      <text:p text:style-name="P3550"><text:span text:style-name="T3551"><text:s text:c="8"/>],</text:span></text:p>
      <text:p text:style-name="P3552"><text:span text:style-name="T3553"><text:s text:c="8"/></text:span><text:span text:style-name="T3554">"author"</text:span><text:span text:style-name="T3555">: {</text:span></text:p>
      <text:p text:style-name="P3556"><text:span text:style-name="T3557"><text:s text:c="12"/></text:span><text:span text:style-name="T3558">"name"</text:span><text:span text:style-name="T3559">:<text:s/></text:span><text:span text:style-name="T3560">"Daniel IA Cohen"</text:span><text:span text:style-name="T3561">,</text:span></text:p>
      <text:p text:style-name="P3562"><text:span text:style-name="T3563"><text:s text:c="12"/></text:span><text:span text:style-name="T3564">"callname"</text:span><text:span text:style-name="T3565">:<text:s/></text:span><text:span text:style-name="T3566">"Dan"</text:span><text:span text:style-name="T3567">,</text:span></text:p>
      <text:p text:style-name="P3568"><text:span text:style-name="T3569"><text:s text:c="12"/></text:span><text:span text:style-name="T3570">"profile"</text:span><text:span text:style-name="T3571">: {</text:span></text:p>
      <text:p text:style-name="P3572"><text:span text:style-name="T3573"><text:s text:c="16"/></text:span><text:span text:style-name="T3574">"exp"</text:span><text:span text:style-name="T3575">:<text:s/></text:span><text:span text:style-name="T3576">8</text:span><text:span text:style-name="T3577">,</text:span></text:p>
      <text:p text:style-name="P3578"><text:span text:style-name="T3579"><text:s text:c="16"/></text:span><text:span text:style-name="T3580">"courses"</text:span><text:span text:style-name="T3581">:<text:s/></text:span><text:span text:style-name="T3582">7</text:span><text:span text:style-name="T3583">,</text:span></text:p>
      <text:p text:style-name="P3584"><text:span text:style-name="T3585"><text:s text:c="16"/></text:span><text:span text:style-name="T3586">"books"</text:span><text:span text:style-name="T3587">:<text:s/></text:span><text:span text:style-name="T3588">6</text:span></text:p>
      <text:p text:style-name="P3589"><text:span text:style-name="T3590"><text:s text:c="12"/>}</text:span></text:p>
      <text:p text:style-name="P3591"><text:span text:style-name="T3592"><text:s text:c="8"/>},</text:span></text:p>
      <text:p text:style-name="P3593"><text:span text:style-name="T3594"><text:s text:c="8"/></text:span><text:span text:style-name="T3595">"id"</text:span><text:span text:style-name="T3596">:<text:s/></text:span><text:span text:style-name="T3597">"1244fd3a-0c3d-4f8b-b7d4-eb8436522684"</text:span><text:span text:style-name="T3598">,</text:span></text:p>
      <text:p text:style-name="P3599"><text:span text:style-name="T3600"><text:s text:c="8"/></text:span><text:span text:style-name="T3601">"_rid"</text:span><text:span text:style-name="T3602">:<text:s/></text:span><text:span text:style-name="T3603">"dchmANwZKj4DAAAAAAAAAA=="</text:span><text:span text:style-name="T3604">,</text:span></text:p>
      <text:p text:style-name="P3605"><text:span text:style-name="T3606"><text:s text:c="8"/></text:span><text:span text:style-name="T3607">"_self"</text:span><text:span text:style-name="T3608">:<text:s/></text:span><text:span text:style-name="T3609">"dbs/dchmAA==/colls/dchmANwZKj4=/docs/dchmANwZKj4DAAAAAAAAAA==/"</text:span><text:span text:style-name="T3610">,</text:span></text:p>
      <text:p text:style-name="P3611"><text:span text:style-name="T3612"><text:s text:c="8"/></text:span><text:span text:style-name="T3613">"_etag"</text:span><text:span text:style-name="T3614">:<text:s/></text:span><text:span text:style-name="T3615">"\"0a02a8dc-0000-0700-0000-6419727a0000\""</text:span><text:span text:style-name="T3616">,</text:span></text:p>
      <text:p text:style-name="P3617"><text:span text:style-name="T3618"><text:s text:c="8"/></text:span><text:span text:style-name="T3619">"_attachments"</text:span><text:span text:style-name="T3620">:<text:s/></text:span><text:span text:style-name="T3621">"attachments/"</text:span><text:span text:style-name="T3622">,</text:span></text:p>
      <text:p text:style-name="P3623"><text:span text:style-name="T3624"><text:s text:c="8"/></text:span><text:span text:style-name="T3625">"_ts"</text:span><text:span text:style-name="T3626">:<text:s/></text:span><text:span text:style-name="T3627">1679389306</text:span></text:p>
      <text:p text:style-name="P3628"><text:span text:style-name="T3629"><text:s text:c="4"/>},</text:span></text:p>
      <text:p text:style-name="P3630"><text:span text:style-name="T3631"><text:s text:c="4"/>{</text:span></text:p>
      <text:p text:style-name="P3632"><text:span text:style-name="T3633"><text:s text:c="8"/></text:span><text:span text:style-name="T3634">"title"</text:span><text:span text:style-name="T3635">:<text:s/></text:span><text:span text:style-name="T3636">"MongoDB in simple way"</text:span><text:span text:style-name="T3637">,</text:span></text:p>
      <text:p text:style-name="P3638"><text:span text:style-name="T3639"><text:s text:c="8"/></text:span><text:span text:style-name="T3640">"isbn"</text:span><text:span text:style-name="T3641">:<text:s/></text:span><text:span text:style-name="T3642">6677</text:span><text:span text:style-name="T3643">,</text:span></text:p>
      <text:p text:style-name="P3644"><text:span text:style-name="T3645"><text:s text:c="8"/></text:span><text:span text:style-name="T3646">"downloadable"</text:span><text:span text:style-name="T3647">:<text:s/></text:span><text:span text:style-name="T3648">true</text:span><text:span text:style-name="T3649">,</text:span></text:p>
      <text:p text:style-name="P3650"><text:span text:style-name="T3651"><text:s text:c="8"/></text:span><text:span text:style-name="T3652">"no_of_reviews"</text:span><text:span text:style-name="T3653">:<text:s/></text:span><text:span text:style-name="T3654">4</text:span><text:span text:style-name="T3655">,</text:span></text:p>
      <text:p text:style-name="P3656"><text:span text:style-name="T3657"><text:s text:c="8"/></text:span><text:span text:style-name="T3658">"tags"</text:span><text:span text:style-name="T3659">: [</text:span></text:p>
      <text:p text:style-name="P3660"><text:span text:style-name="T3661"><text:s text:c="12"/></text:span><text:span text:style-name="T3662">"database"</text:span><text:span text:style-name="T3663">,</text:span></text:p>
      <text:p text:style-name="P3664"><text:span text:style-name="T3665"><text:s text:c="12"/></text:span><text:span text:style-name="T3666">"cloud"</text:span><text:span text:style-name="T3667">,</text:span></text:p>
      <text:p text:style-name="P3668"><text:span text:style-name="T3669"><text:s text:c="12"/></text:span><text:span text:style-name="T3670">"nosql"</text:span></text:p>
      <text:p text:style-name="P3671"><text:span text:style-name="T3672"><text:s text:c="8"/>],</text:span></text:p>
      <text:p text:style-name="P3673"><text:span text:style-name="T3674"><text:s text:c="8"/></text:span><text:span text:style-name="T3675">"languages"</text:span><text:span text:style-name="T3676">: [</text:span></text:p>
      <text:p text:style-name="P3677"><text:span text:style-name="T3678"><text:s text:c="12"/></text:span><text:span text:style-name="T3679">"english"</text:span><text:span text:style-name="T3680">,</text:span></text:p>
      <text:p text:style-name="P3681"><text:span text:style-name="T3682"><text:s text:c="12"/></text:span><text:span text:style-name="T3683">"hindi"</text:span><text:span text:style-name="T3684">,</text:span></text:p>
      <text:p text:style-name="P3685"><text:span text:style-name="T3686"><text:s text:c="12"/></text:span><text:span text:style-name="T3687">"telugu"</text:span></text:p>
      <text:p text:style-name="P3688"><text:span text:style-name="T3689"><text:s text:c="8"/>],</text:span></text:p>
      <text:p text:style-name="P3690"><text:span text:style-name="T3691"><text:s text:c="8"/></text:span><text:span text:style-name="T3692">"author"</text:span><text:span text:style-name="T3693">: {</text:span></text:p>
      <text:p text:style-name="P3694"><text:span text:style-name="T3695"><text:s text:c="12"/></text:span><text:span text:style-name="T3696">"name"</text:span><text:span text:style-name="T3697">:<text:s/></text:span><text:span text:style-name="T3698">"Sachin Tendulkar"</text:span><text:span text:style-name="T3699">,</text:span></text:p>
      <text:p text:style-name="P3700"><text:span text:style-name="T3701"><text:s text:c="12"/></text:span><text:span text:style-name="T3702">"callname"</text:span><text:span text:style-name="T3703">:<text:s/></text:span><text:span text:style-name="T3704">"Sachin"</text:span><text:span text:style-name="T3705">,</text:span></text:p>
      <text:p text:style-name="P3706"><text:span text:style-name="T3707"><text:s text:c="12"/></text:span><text:span text:style-name="T3708">"profile"</text:span><text:span text:style-name="T3709">: {</text:span></text:p>
      <text:p text:style-name="P3710"><text:span text:style-name="T3711"><text:s text:c="16"/></text:span><text:span text:style-name="T3712">"exp"</text:span><text:span text:style-name="T3713">:<text:s/></text:span><text:span text:style-name="T3714">6</text:span><text:span text:style-name="T3715">,</text:span></text:p>
      <text:p text:style-name="P3716"><text:span text:style-name="T3717"><text:s text:c="16"/></text:span><text:span text:style-name="T3718">"courses"</text:span><text:span text:style-name="T3719">:<text:s/></text:span><text:span text:style-name="T3720">7</text:span><text:span text:style-name="T3721">,</text:span></text:p>
      <text:p text:style-name="P3722"><text:span text:style-name="T3723"><text:s text:c="16"/></text:span><text:span text:style-name="T3724">"books"</text:span><text:span text:style-name="T3725">:<text:s/></text:span><text:span text:style-name="T3726">8</text:span></text:p>
      <text:p text:style-name="P3727"><text:span text:style-name="T3728"><text:s text:c="12"/>}</text:span></text:p>
      <text:p text:style-name="P3729"><text:span text:style-name="T3730"><text:s text:c="8"/>},</text:span></text:p>
      <text:p text:style-name="P3731"><text:span text:style-name="T3732"><text:s text:c="8"/></text:span><text:span text:style-name="T3733">"id"</text:span><text:span text:style-name="T3734">:<text:s/></text:span><text:span text:style-name="T3735">"e962fcd9-2774-4b05-93c9-9dd2b3125713"</text:span><text:span text:style-name="T3736">,</text:span></text:p>
      <text:p text:style-name="P3737"><text:span text:style-name="T3738"><text:s text:c="8"/></text:span><text:span text:style-name="T3739">"_rid"</text:span><text:span text:style-name="T3740">:<text:s/></text:span><text:span text:style-name="T3741">"dchmANwZKj4FAAAAAAAAAA=="</text:span><text:span text:style-name="T3742">,</text:span></text:p>
      <text:p text:style-name="P3743"><text:span text:style-name="T3744"><text:s text:c="8"/></text:span><text:span text:style-name="T3745">"_self"</text:span><text:span text:style-name="T3746">:<text:s/></text:span><text:span text:style-name="T3747">"dbs/dchmAA==/colls/dchmANwZKj4=/docs/dchmANwZKj4FAAAAAAAAAA==/"</text:span><text:span text:style-name="T3748">,</text:span></text:p>
      <text:p text:style-name="P3749"><text:span text:style-name="T3750"><text:s text:c="8"/></text:span><text:span text:style-name="T3751">"_etag"</text:span><text:span text:style-name="T3752">:<text:s/></text:span><text:span text:style-name="T3753">"\"0a02aadc-0000-0700-0000-6419727a0000\""</text:span><text:span text:style-name="T3754">,</text:span></text:p>
      <text:p text:style-name="P3755"><text:span text:style-name="T3756"><text:s text:c="8"/></text:span><text:span text:style-name="T3757">"_attachments"</text:span><text:span text:style-name="T3758">:<text:s/></text:span><text:span text:style-name="T3759">"attachments/"</text:span><text:span text:style-name="T3760">,</text:span></text:p>
      <text:p text:style-name="P3761"><text:span text:style-name="T3762"><text:s text:c="8"/></text:span><text:span text:style-name="T3763">"_ts"</text:span><text:span text:style-name="T3764">:<text:s/></text:span><text:span text:style-name="T3765">1679389306</text:span></text:p>
      <text:p text:style-name="P3766"><text:span text:style-name="T3767"><text:s text:c="4"/>},</text:span></text:p>
      <text:p text:style-name="P3768"><text:span text:style-name="T3769"><text:s text:c="4"/>{</text:span></text:p>
      <text:p text:style-name="P3770"><text:span text:style-name="T3771"><text:s text:c="8"/></text:span><text:span text:style-name="T3772">"title"</text:span><text:span text:style-name="T3773">:<text:s/></text:span><text:span text:style-name="T3774">"Shell Scripting in simple way"</text:span><text:span text:style-name="T3775">,</text:span></text:p>
      <text:p text:style-name="P3776"><text:span text:style-name="T3777"><text:s text:c="8"/></text:span><text:span text:style-name="T3778">"isbn"</text:span><text:span text:style-name="T3779">:<text:s/></text:span><text:span text:style-name="T3780">9988</text:span><text:span text:style-name="T3781">,</text:span></text:p>
      <text:p text:style-name="P3782"><text:span text:style-name="T3783"><text:s text:c="8"/></text:span><text:span text:style-name="T3784">"downloadable"</text:span><text:span text:style-name="T3785">:<text:s/></text:span><text:span text:style-name="T3786">true</text:span><text:span text:style-name="T3787">,</text:span></text:p>
      <text:p text:style-name="P3788"><text:span text:style-name="T3789"><text:s text:c="8"/></text:span><text:span text:style-name="T3790">"no_of_reviews"</text:span><text:span text:style-name="T3791">:<text:s/></text:span><text:span text:style-name="T3792">1</text:span><text:span text:style-name="T3793">,</text:span></text:p>
      <text:p text:style-name="P3794"><text:span text:style-name="T3795"><text:s text:c="8"/></text:span><text:span text:style-name="T3796">"tags"</text:span><text:span text:style-name="T3797">: [</text:span></text:p>
      <text:p text:style-name="P3798"><text:span text:style-name="T3799"><text:s text:c="12"/></text:span><text:span text:style-name="T3800">"programming"</text:span></text:p>
      <text:p text:style-name="P3801"><text:span text:style-name="T3802"><text:s text:c="8"/>],</text:span></text:p>
      <text:p text:style-name="P3803"><text:span text:style-name="T3804"><text:s text:c="8"/></text:span><text:span text:style-name="T3805">"languages"</text:span><text:span text:style-name="T3806">: [</text:span></text:p>
      <text:p text:style-name="P3807"><text:span text:style-name="T3808"><text:s text:c="12"/></text:span><text:span text:style-name="T3809">"english"</text:span><text:span text:style-name="T3810">,</text:span></text:p>
      <text:p text:style-name="P3811"><text:span text:style-name="T3812"><text:s text:c="12"/></text:span><text:span text:style-name="T3813">"hindi"</text:span><text:span text:style-name="T3814">,</text:span></text:p>
      <text:p text:style-name="P3815"><text:span text:style-name="T3816"><text:s text:c="12"/></text:span><text:span text:style-name="T3817">"tamil"</text:span></text:p>
      <text:p text:style-name="P3818"><text:span text:style-name="T3819"><text:s text:c="8"/>],</text:span></text:p>
      <text:p text:style-name="P3820"><text:span text:style-name="T3821"><text:s text:c="8"/></text:span><text:span text:style-name="T3822">"author"</text:span><text:span text:style-name="T3823">: {</text:span></text:p>
      <text:p text:style-name="P3824"><text:span text:style-name="T3825"><text:s text:c="12"/></text:span><text:span text:style-name="T3826">"name"</text:span><text:span text:style-name="T3827">:<text:s/></text:span><text:span text:style-name="T3828">"Rama Ramachandran"</text:span><text:span text:style-name="T3829">,</text:span></text:p>
      <text:p text:style-name="P3830"><text:span text:style-name="T3831"><text:s text:c="12"/></text:span><text:span text:style-name="T3832">"callname"</text:span><text:span text:style-name="T3833">:<text:s/></text:span><text:span text:style-name="T3834">"Rama"</text:span><text:span text:style-name="T3835">,</text:span></text:p>
      <text:p text:style-name="P3836"><text:span text:style-name="T3837"><text:s text:c="12"/></text:span><text:span text:style-name="T3838">"profile"</text:span><text:span text:style-name="T3839">: {</text:span></text:p>
      <text:p text:style-name="P3840"><text:span text:style-name="T3841"><text:s text:c="16"/></text:span><text:span text:style-name="T3842">"exp"</text:span><text:span text:style-name="T3843">:<text:s/></text:span><text:span text:style-name="T3844">8</text:span><text:span text:style-name="T3845">,</text:span></text:p>
      <text:p text:style-name="P3846"><text:span text:style-name="T3847"><text:s text:c="16"/></text:span><text:span text:style-name="T3848">"courses"</text:span><text:span text:style-name="T3849">:<text:s/></text:span><text:span text:style-name="T3850">3</text:span><text:span text:style-name="T3851">,</text:span></text:p>
      <text:p text:style-name="P3852"><text:span text:style-name="T3853"><text:s text:c="16"/></text:span><text:span text:style-name="T3854">"books"</text:span><text:span text:style-name="T3855">:<text:s/></text:span><text:span text:style-name="T3856">2</text:span></text:p>
      <text:p text:style-name="P3857"><text:span text:style-name="T3858"><text:s text:c="12"/>}</text:span></text:p>
      <text:p text:style-name="P3859"><text:span text:style-name="T3860"><text:s text:c="8"/>},</text:span></text:p>
      <text:p text:style-name="P3861"><text:span text:style-name="T3862"><text:s text:c="8"/></text:span><text:span text:style-name="T3863">"id"</text:span><text:span text:style-name="T3864">:<text:s/></text:span><text:span text:style-name="T3865">"45aac395-ab93-4859-9fe4-b99705952a90"</text:span><text:span text:style-name="T3866">,</text:span></text:p>
      <text:p text:style-name="P3867"><text:span text:style-name="T3868"><text:s text:c="8"/></text:span><text:span text:style-name="T3869">"_rid"</text:span><text:span text:style-name="T3870">:<text:s/></text:span><text:span text:style-name="T3871">"dchmANwZKj4HAAAAAAAAAA=="</text:span><text:span text:style-name="T3872">,</text:span></text:p>
      <text:p text:style-name="P3873"><text:span text:style-name="T3874"><text:s text:c="8"/></text:span><text:span text:style-name="T3875">"_self"</text:span><text:span text:style-name="T3876">:<text:s/></text:span><text:span text:style-name="T3877">"dbs/dchmAA==/colls/dchmANwZKj4=/docs/dchmANwZKj4HAAAAAAAAAA==/"</text:span><text:span text:style-name="T3878">,</text:span></text:p>
      <text:p text:style-name="P3879"><text:span text:style-name="T3880"><text:s text:c="8"/></text:span><text:span text:style-name="T3881">"_etag"</text:span><text:span text:style-name="T3882">:<text:s/></text:span><text:span text:style-name="T3883">"\"0a02acdc-0000-0700-0000-6419727a0000\""</text:span><text:span text:style-name="T3884">,</text:span></text:p>
      <text:p text:style-name="P3885"><text:span text:style-name="T3886"><text:s text:c="8"/></text:span><text:span text:style-name="T3887">"_attachments"</text:span><text:span text:style-name="T3888">:<text:s/></text:span><text:span text:style-name="T3889">"attachments/"</text:span><text:span text:style-name="T3890">,</text:span></text:p>
      <text:p text:style-name="P3891"><text:span text:style-name="T3892"><text:s text:c="8"/></text:span><text:span text:style-name="T3893">"_ts"</text:span><text:span text:style-name="T3894">:<text:s/></text:span><text:span text:style-name="T3895">1679389306</text:span></text:p>
      <text:p text:style-name="P3896"><text:span text:style-name="T3897"><text:s text:c="4"/>}</text:span></text:p>
      <text:p text:style-name="P3898"><text:span text:style-name="T3899">]</text:span></text:p>
      <text:p text:style-name="P3900"/>
      <text:p text:style-name="P3901">10)</text:p>
      <text:p text:style-name="P3902">QUESTION:</text:p>
      <text:p text:style-name="P3903">Select records in which number of reviews is less than 3 or downloadable is true or the count of books is less than or equal to 2</text:p>
      <text:p text:style-name="P3904">QUERY:</text:p>
      <text:p text:style-name="P3905"><text:span text:style-name="T3906">SELECT</text:span><text:span text:style-name="T3907"><text:s/></text:span><text:span text:style-name="T3908">*</text:span><text:span text:style-name="T3909"><text:s/></text:span><text:span text:style-name="T3910">FROM</text:span><text:span text:style-name="T3911"><text:s/>c<text:s/></text:span><text:span text:style-name="T3912">WHERE</text:span><text:span text:style-name="T3913"><text:s/>c.no_of_reviews<text:s/></text:span><text:span text:style-name="T3914">&lt;</text:span><text:span text:style-name="T3915"><text:s/></text:span><text:span text:style-name="T3916">3</text:span><text:span text:style-name="T3917"><text:s/></text:span><text:span text:style-name="T3918">or</text:span><text:span text:style-name="T3919"><text:s/>c.downloadable<text:s/></text:span><text:span text:style-name="T3920">=</text:span><text:span text:style-name="T3921"><text:s/></text:span><text:span text:style-name="T3922">true</text:span><text:span text:style-name="T3923"><text:s/></text:span><text:span text:style-name="T3924">or</text:span><text:span text:style-name="T3925"><text:s/>c.author.</text:span><text:span text:style-name="T3926">profile</text:span><text:span text:style-name="T3927">.books<text:s/></text:span><text:span text:style-name="T3928">&lt;=</text:span><text:span text:style-name="T3929"><text:s/></text:span><text:span text:style-name="T3930">2</text:span></text:p>
      <text:p text:style-name="P3931">OUTPUT:</text:p>
      <text:p text:style-name="P3932"><text:span text:style-name="T3933">[</text:span></text:p>
      <text:p text:style-name="P3934"><text:span text:style-name="T3935"><text:s text:c="4"/>{</text:span></text:p>
      <text:p text:style-name="P3936"><text:span text:style-name="T3937"><text:s text:c="8"/></text:span><text:span text:style-name="T3938">"title"</text:span><text:span text:style-name="T3939">:<text:s/></text:span><text:span text:style-name="T3940">"Linux in simple way"</text:span><text:span text:style-name="T3941">,</text:span></text:p>
      <text:p text:style-name="P3942"><text:span text:style-name="T3943"><text:s text:c="8"/></text:span><text:span text:style-name="T3944">"isbn"</text:span><text:span text:style-name="T3945">:<text:s/></text:span><text:span text:style-name="T3946">6677</text:span><text:span text:style-name="T3947">,</text:span></text:p>
      <text:p text:style-name="P3948"><text:span text:style-name="T3949"><text:s text:c="8"/></text:span><text:span text:style-name="T3950">"downloadable"</text:span><text:span text:style-name="T3951">:<text:s/></text:span><text:span text:style-name="T3952">false</text:span><text:span text:style-name="T3953">,</text:span></text:p>
      <text:p text:style-name="P3954"><text:span text:style-name="T3955"><text:s text:c="8"/></text:span><text:span text:style-name="T3956">"no_of_reviews"</text:span><text:span text:style-name="T3957">:<text:s/></text:span><text:span text:style-name="T3958">1</text:span><text:span text:style-name="T3959">,</text:span></text:p>
      <text:p text:style-name="P3960"><text:span text:style-name="T3961"><text:s text:c="8"/></text:span><text:span text:style-name="T3962">"tags"</text:span><text:span text:style-name="T3963">: [</text:span></text:p>
      <text:p text:style-name="P3964"><text:span text:style-name="T3965"><text:s text:c="12"/></text:span><text:span text:style-name="T3966">"os"</text:span><text:span text:style-name="T3967">,</text:span></text:p>
      <text:p text:style-name="P3968"><text:span text:style-name="T3969"><text:s text:c="12"/></text:span><text:span text:style-name="T3970">"freeware"</text:span><text:span text:style-name="T3971">,</text:span></text:p>
      <text:p text:style-name="P3972"><text:span text:style-name="T3973"><text:s text:c="12"/></text:span><text:span text:style-name="T3974">"shell programming"</text:span></text:p>
      <text:p text:style-name="P3975"><text:span text:style-name="T3976"><text:s text:c="8"/>],</text:span></text:p>
      <text:p text:style-name="P3977"><text:span text:style-name="T3978"><text:s text:c="8"/></text:span><text:span text:style-name="T3979">"languages"</text:span><text:span text:style-name="T3980">: [</text:span></text:p>
      <text:p text:style-name="P3981"><text:span text:style-name="T3982"><text:s text:c="12"/></text:span><text:span text:style-name="T3983">"english"</text:span><text:span text:style-name="T3984">,</text:span></text:p>
      <text:p text:style-name="P3985"><text:span text:style-name="T3986"><text:s text:c="12"/></text:span><text:span text:style-name="T3987">"hindi"</text:span><text:span text:style-name="T3988">,</text:span></text:p>
      <text:p text:style-name="P3989"><text:span text:style-name="T3990"><text:s text:c="12"/></text:span><text:span text:style-name="T3991">"telugu"</text:span></text:p>
      <text:p text:style-name="P3992"><text:span text:style-name="T3993"><text:s text:c="8"/>],</text:span></text:p>
      <text:p text:style-name="P3994"><text:span text:style-name="T3995"><text:s text:c="8"/></text:span><text:span text:style-name="T3996">"author"</text:span><text:span text:style-name="T3997">: {</text:span></text:p>
      <text:p text:style-name="P3998"><text:span text:style-name="T3999"><text:s text:c="12"/></text:span><text:span text:style-name="T4000">"name"</text:span><text:span text:style-name="T4001">:<text:s/></text:span><text:span text:style-name="T4002">"Shiva Ramachandran"</text:span><text:span text:style-name="T4003">,</text:span></text:p>
      <text:p text:style-name="P4004"><text:span text:style-name="T4005"><text:s text:c="12"/></text:span><text:span text:style-name="T4006">"callname"</text:span><text:span text:style-name="T4007">:<text:s/></text:span><text:span text:style-name="T4008">"Shiv"</text:span><text:span text:style-name="T4009">,</text:span></text:p>
      <text:p text:style-name="P4010"><text:span text:style-name="T4011"><text:s text:c="12"/></text:span><text:span text:style-name="T4012">"profile"</text:span><text:span text:style-name="T4013">: {</text:span></text:p>
      <text:p text:style-name="P4014"><text:span text:style-name="T4015"><text:s text:c="16"/></text:span><text:span text:style-name="T4016">"exp"</text:span><text:span text:style-name="T4017">:<text:s/></text:span><text:span text:style-name="T4018">8</text:span><text:span text:style-name="T4019">,</text:span></text:p>
      <text:p text:style-name="P4020"><text:span text:style-name="T4021"><text:s text:c="16"/></text:span><text:span text:style-name="T4022">"courses"</text:span><text:span text:style-name="T4023">:<text:s/></text:span><text:span text:style-name="T4024">3</text:span><text:span text:style-name="T4025">,</text:span></text:p>
      <text:p text:style-name="P4026"><text:span text:style-name="T4027"><text:s text:c="16"/></text:span><text:span text:style-name="T4028">"books"</text:span><text:span text:style-name="T4029">:<text:s/></text:span><text:span text:style-name="T4030">2</text:span></text:p>
      <text:p text:style-name="P4031"><text:span text:style-name="T4032"><text:s text:c="12"/>}</text:span></text:p>
      <text:p text:style-name="P4033"><text:span text:style-name="T4034"><text:s text:c="8"/>},</text:span></text:p>
      <text:p text:style-name="P4035"><text:span text:style-name="T4036"><text:s text:c="8"/></text:span><text:span text:style-name="T4037">"id"</text:span><text:span text:style-name="T4038">:<text:s/></text:span><text:span text:style-name="T4039">"06c160bb-0ad7-451d-bb90-338a04be56e9"</text:span><text:span text:style-name="T4040">,</text:span></text:p>
      <text:p text:style-name="P4041"><text:span text:style-name="T4042"><text:s text:c="8"/></text:span><text:span text:style-name="T4043">"_rid"</text:span><text:span text:style-name="T4044">:<text:s/></text:span><text:span text:style-name="T4045">"dchmANwZKj4BAAAAAAAAAA=="</text:span><text:span text:style-name="T4046">,</text:span></text:p>
      <text:p text:style-name="P4047"><text:span text:style-name="T4048"><text:s text:c="8"/></text:span><text:span text:style-name="T4049">"_self"</text:span><text:span text:style-name="T4050">:<text:s/></text:span><text:span text:style-name="T4051">"dbs/dchmAA==/colls/dchmANwZKj4=/docs/dchmANwZKj4BAAAAAAAAAA==/"</text:span><text:span text:style-name="T4052">,</text:span></text:p>
      <text:p text:style-name="P4053"><text:span text:style-name="T4054"><text:s text:c="8"/></text:span><text:span text:style-name="T4055">"_etag"</text:span><text:span text:style-name="T4056">:<text:s/></text:span><text:span text:style-name="T4057">"\"0a02a6dc-0000-0700-0000-6419727a0000\""</text:span><text:span text:style-name="T4058">,</text:span></text:p>
      <text:p text:style-name="P4059"><text:span text:style-name="T4060"><text:s text:c="8"/></text:span><text:span text:style-name="T4061">"_attachments"</text:span><text:span text:style-name="T4062">:<text:s/></text:span><text:span text:style-name="T4063">"attachments/"</text:span><text:span text:style-name="T4064">,</text:span></text:p>
      <text:p text:style-name="P4065"><text:span text:style-name="T4066"><text:s text:c="8"/></text:span><text:span text:style-name="T4067">"_ts"</text:span><text:span text:style-name="T4068">:<text:s/></text:span><text:span text:style-name="T4069">1679389306</text:span></text:p>
      <text:p text:style-name="P4070"><text:span text:style-name="T4071"><text:s text:c="4"/>},</text:span></text:p>
      <text:p text:style-name="P4072"><text:span text:style-name="T4073"><text:s text:c="4"/>{</text:span></text:p>
      <text:p text:style-name="P4074"><text:span text:style-name="T4075"><text:s text:c="8"/></text:span><text:span text:style-name="T4076">"title"</text:span><text:span text:style-name="T4077">:<text:s/></text:span><text:span text:style-name="T4078">"Java in simple way"</text:span><text:span text:style-name="T4079">,</text:span></text:p>
      <text:p text:style-name="P4080"><text:span text:style-name="T4081"><text:s text:c="8"/></text:span><text:span text:style-name="T4082">"isbn"</text:span><text:span text:style-name="T4083">:<text:s/></text:span><text:span text:style-name="T4084">1122</text:span><text:span text:style-name="T4085">,</text:span></text:p>
      <text:p text:style-name="P4086"><text:span text:style-name="T4087"><text:s text:c="8"/></text:span><text:span text:style-name="T4088">"downloadable"</text:span><text:span text:style-name="T4089">:<text:s/></text:span><text:span text:style-name="T4090">true</text:span><text:span text:style-name="T4091">,</text:span></text:p>
      <text:p text:style-name="P4092"><text:span text:style-name="T4093"><text:s text:c="8"/></text:span><text:span text:style-name="T4094">"no_of_reviews"</text:span><text:span text:style-name="T4095">:<text:s/></text:span><text:span text:style-name="T4096">2</text:span><text:span text:style-name="T4097">,</text:span></text:p>
      <text:p text:style-name="P4098"><text:span text:style-name="T4099"><text:s text:c="8"/></text:span><text:span text:style-name="T4100">"tags"</text:span><text:span text:style-name="T4101">: [</text:span></text:p>
      <text:p text:style-name="P4102"><text:span text:style-name="T4103"><text:s text:c="12"/></text:span><text:span text:style-name="T4104">"language"</text:span><text:span text:style-name="T4105">,</text:span></text:p>
      <text:p text:style-name="P4106"><text:span text:style-name="T4107"><text:s text:c="12"/></text:span><text:span text:style-name="T4108">"freeware"</text:span><text:span text:style-name="T4109">,</text:span></text:p>
      <text:p text:style-name="P4110"><text:span text:style-name="T4111"><text:s text:c="12"/></text:span><text:span text:style-name="T4112">"programming"</text:span></text:p>
      <text:p text:style-name="P4113"><text:span text:style-name="T4114"><text:s text:c="8"/>],</text:span></text:p>
      <text:p text:style-name="P4115"><text:span text:style-name="T4116"><text:s text:c="8"/></text:span><text:span text:style-name="T4117">"languages"</text:span><text:span text:style-name="T4118">: [</text:span></text:p>
      <text:p text:style-name="P4119"><text:span text:style-name="T4120"><text:s text:c="12"/></text:span><text:span text:style-name="T4121">"english"</text:span><text:span text:style-name="T4122">,</text:span></text:p>
      <text:p text:style-name="P4123"><text:span text:style-name="T4124"><text:s text:c="12"/></text:span><text:span text:style-name="T4125">"hindi"</text:span><text:span text:style-name="T4126">,</text:span></text:p>
      <text:p text:style-name="P4127"><text:span text:style-name="T4128"><text:s text:c="12"/></text:span><text:span text:style-name="T4129">"telugu"</text:span></text:p>
      <text:p text:style-name="P4130"><text:span text:style-name="T4131"><text:s text:c="8"/>],</text:span></text:p>
      <text:p text:style-name="P4132"><text:span text:style-name="T4133"><text:s text:c="8"/></text:span><text:span text:style-name="T4134">"author"</text:span><text:span text:style-name="T4135">: {</text:span></text:p>
      <text:p text:style-name="P4136"><text:span text:style-name="T4137"><text:s text:c="12"/></text:span><text:span text:style-name="T4138">"name"</text:span><text:span text:style-name="T4139">:<text:s/></text:span><text:span text:style-name="T4140">"Karhik Ramachandran"</text:span><text:span text:style-name="T4141">,</text:span></text:p>
      <text:p text:style-name="P4142"><text:span text:style-name="T4143"><text:s text:c="12"/></text:span><text:span text:style-name="T4144">"callname"</text:span><text:span text:style-name="T4145">:<text:s/></text:span><text:span text:style-name="T4146">"Karthik"</text:span><text:span text:style-name="T4147">,</text:span></text:p>
      <text:p text:style-name="P4148"><text:span text:style-name="T4149"><text:s text:c="12"/></text:span><text:span text:style-name="T4150">"profile"</text:span><text:span text:style-name="T4151">: {</text:span></text:p>
      <text:p text:style-name="P4152"><text:span text:style-name="T4153"><text:s text:c="16"/></text:span><text:span text:style-name="T4154">"exp"</text:span><text:span text:style-name="T4155">:<text:s/></text:span><text:span text:style-name="T4156">1</text:span><text:span text:style-name="T4157">,</text:span></text:p>
      <text:p text:style-name="P4158"><text:span text:style-name="T4159"><text:s text:c="16"/></text:span><text:span text:style-name="T4160">"courses"</text:span><text:span text:style-name="T4161">:<text:s/></text:span><text:span text:style-name="T4162">2</text:span><text:span text:style-name="T4163">,</text:span></text:p>
      <text:p text:style-name="P4164"><text:span text:style-name="T4165"><text:s text:c="16"/></text:span><text:span text:style-name="T4166">"books"</text:span><text:span text:style-name="T4167">:<text:s/></text:span><text:span text:style-name="T4168">3</text:span></text:p>
      <text:p text:style-name="P4169"><text:span text:style-name="T4170"><text:s text:c="12"/>}</text:span></text:p>
      <text:p text:style-name="P4171"><text:span text:style-name="T4172"><text:s text:c="8"/>},</text:span></text:p>
      <text:p text:style-name="P4173"><text:span text:style-name="T4174"><text:s text:c="8"/></text:span><text:span text:style-name="T4175">"id"</text:span><text:span text:style-name="T4176">:<text:s/></text:span><text:span text:style-name="T4177">"981c76aa-7f8e-4ac3-aa00-6a155461a119"</text:span><text:span text:style-name="T4178">,</text:span></text:p>
      <text:p text:style-name="P4179"><text:span text:style-name="T4180"><text:s text:c="8"/></text:span><text:span text:style-name="T4181">"_rid"</text:span><text:span text:style-name="T4182">:<text:s/></text:span><text:span text:style-name="T4183">"dchmANwZKj4CAAAAAAAAAA=="</text:span><text:span text:style-name="T4184">,</text:span></text:p>
      <text:p text:style-name="P4185"><text:span text:style-name="T4186"><text:s text:c="8"/></text:span><text:span text:style-name="T4187">"_self"</text:span><text:span text:style-name="T4188">:<text:s/></text:span><text:span text:style-name="T4189">"dbs/dchmAA==/colls/dchmANwZKj4=/docs/dchmANwZKj4CAAAAAAAAAA==/"</text:span><text:span text:style-name="T4190">,</text:span></text:p>
      <text:p text:style-name="P4191"><text:span text:style-name="T4192"><text:s text:c="8"/></text:span><text:span text:style-name="T4193">"_etag"</text:span><text:span text:style-name="T4194">:<text:s/></text:span><text:span text:style-name="T4195">"\"0a02a7dc-0000-0700-0000-6419727a0000\""</text:span><text:span text:style-name="T4196">,</text:span></text:p>
      <text:p text:style-name="P4197"><text:span text:style-name="T4198"><text:s text:c="8"/></text:span><text:span text:style-name="T4199">"_attachments"</text:span><text:span text:style-name="T4200">:<text:s/></text:span><text:span text:style-name="T4201">"attachments/"</text:span><text:span text:style-name="T4202">,</text:span></text:p>
      <text:p text:style-name="P4203"><text:span text:style-name="T4204"><text:s text:c="8"/></text:span><text:span text:style-name="T4205">"_ts"</text:span><text:span text:style-name="T4206">:<text:s/></text:span><text:span text:style-name="T4207">1679389306</text:span></text:p>
      <text:p text:style-name="P4208"><text:span text:style-name="T4209"><text:s text:c="4"/>},</text:span></text:p>
      <text:p text:style-name="P4210"><text:span text:style-name="T4211"><text:s text:c="4"/>{</text:span></text:p>
      <text:p text:style-name="P4212"><text:span text:style-name="T4213"><text:s text:c="8"/></text:span><text:span text:style-name="T4214">"title"</text:span><text:span text:style-name="T4215">:<text:s/></text:span><text:span text:style-name="T4216">"MongoDB in simple way"</text:span><text:span text:style-name="T4217">,</text:span></text:p>
      <text:p text:style-name="P4218"><text:span text:style-name="T4219"><text:s text:c="8"/></text:span><text:span text:style-name="T4220">"isbn"</text:span><text:span text:style-name="T4221">:<text:s/></text:span><text:span text:style-name="T4222">6677</text:span><text:span text:style-name="T4223">,</text:span></text:p>
      <text:p text:style-name="P4224"><text:span text:style-name="T4225"><text:s text:c="8"/></text:span><text:span text:style-name="T4226">"downloadable"</text:span><text:span text:style-name="T4227">:<text:s/></text:span><text:span text:style-name="T4228">true</text:span><text:span text:style-name="T4229">,</text:span></text:p>
      <text:p text:style-name="P4230"><text:span text:style-name="T4231"><text:s text:c="8"/></text:span><text:span text:style-name="T4232">"no_of_reviews"</text:span><text:span text:style-name="T4233">:<text:s/></text:span><text:span text:style-name="T4234">4</text:span><text:span text:style-name="T4235">,</text:span></text:p>
      <text:p text:style-name="P4236"><text:span text:style-name="T4237"><text:s text:c="8"/></text:span><text:span text:style-name="T4238">"tags"</text:span><text:span text:style-name="T4239">: [</text:span></text:p>
      <text:p text:style-name="P4240"><text:span text:style-name="T4241"><text:s text:c="12"/></text:span><text:span text:style-name="T4242">"database"</text:span><text:span text:style-name="T4243">,</text:span></text:p>
      <text:p text:style-name="P4244"><text:span text:style-name="T4245"><text:s text:c="12"/></text:span><text:span text:style-name="T4246">"cloud"</text:span><text:span text:style-name="T4247">,</text:span></text:p>
      <text:p text:style-name="P4248"><text:span text:style-name="T4249"><text:s text:c="12"/></text:span><text:span text:style-name="T4250">"nosql"</text:span></text:p>
      <text:p text:style-name="P4251"><text:span text:style-name="T4252"><text:s text:c="8"/>],</text:span></text:p>
      <text:p text:style-name="P4253"><text:span text:style-name="T4254"><text:s text:c="8"/></text:span><text:span text:style-name="T4255">"languages"</text:span><text:span text:style-name="T4256">: [</text:span></text:p>
      <text:p text:style-name="P4257"><text:span text:style-name="T4258"><text:s text:c="12"/></text:span><text:span text:style-name="T4259">"english"</text:span><text:span text:style-name="T4260">,</text:span></text:p>
      <text:p text:style-name="P4261"><text:span text:style-name="T4262"><text:s text:c="12"/></text:span><text:span text:style-name="T4263">"hindi"</text:span><text:span text:style-name="T4264">,</text:span></text:p>
      <text:p text:style-name="P4265"><text:span text:style-name="T4266"><text:s text:c="12"/></text:span><text:span text:style-name="T4267">"telugu"</text:span></text:p>
      <text:p text:style-name="P4268"><text:span text:style-name="T4269"><text:s text:c="8"/>],</text:span></text:p>
      <text:p text:style-name="P4270"><text:span text:style-name="T4271"><text:s text:c="8"/></text:span><text:span text:style-name="T4272">"author"</text:span><text:span text:style-name="T4273">: {</text:span></text:p>
      <text:p text:style-name="P4274"><text:span text:style-name="T4275"><text:s text:c="12"/></text:span><text:span text:style-name="T4276">"name"</text:span><text:span text:style-name="T4277">:<text:s/></text:span><text:span text:style-name="T4278">"Sachin Tendulkar"</text:span><text:span text:style-name="T4279">,</text:span></text:p>
      <text:p text:style-name="P4280"><text:span text:style-name="T4281"><text:s text:c="12"/></text:span><text:span text:style-name="T4282">"callname"</text:span><text:span text:style-name="T4283">:<text:s/></text:span><text:span text:style-name="T4284">"Sachin"</text:span><text:span text:style-name="T4285">,</text:span></text:p>
      <text:p text:style-name="P4286"><text:span text:style-name="T4287"><text:s text:c="12"/></text:span><text:span text:style-name="T4288">"profile"</text:span><text:span text:style-name="T4289">: {</text:span></text:p>
      <text:p text:style-name="P4290"><text:span text:style-name="T4291"><text:s text:c="16"/></text:span><text:span text:style-name="T4292">"exp"</text:span><text:span text:style-name="T4293">:<text:s/></text:span><text:span text:style-name="T4294">6</text:span><text:span text:style-name="T4295">,</text:span></text:p>
      <text:p text:style-name="P4296"><text:span text:style-name="T4297"><text:s text:c="16"/></text:span><text:span text:style-name="T4298">"courses"</text:span><text:span text:style-name="T4299">:<text:s/></text:span><text:span text:style-name="T4300">7</text:span><text:span text:style-name="T4301">,</text:span></text:p>
      <text:p text:style-name="P4302"><text:span text:style-name="T4303"><text:s text:c="16"/></text:span><text:span text:style-name="T4304">"books"</text:span><text:span text:style-name="T4305">:<text:s/></text:span><text:span text:style-name="T4306">8</text:span></text:p>
      <text:p text:style-name="P4307"><text:span text:style-name="T4308"><text:s text:c="12"/>}</text:span></text:p>
      <text:p text:style-name="P4309"><text:span text:style-name="T4310"><text:s text:c="8"/>},</text:span></text:p>
      <text:p text:style-name="P4311"><text:span text:style-name="T4312"><text:s text:c="8"/></text:span><text:span text:style-name="T4313">"id"</text:span><text:span text:style-name="T4314">:<text:s/></text:span><text:span text:style-name="T4315">"e962fcd9-2774-4b05-93c9-9dd2b3125713"</text:span><text:span text:style-name="T4316">,</text:span></text:p>
      <text:p text:style-name="P4317"><text:span text:style-name="T4318"><text:s text:c="8"/></text:span><text:span text:style-name="T4319">"_rid"</text:span><text:span text:style-name="T4320">:<text:s/></text:span><text:span text:style-name="T4321">"dchmANwZKj4FAAAAAAAAAA=="</text:span><text:span text:style-name="T4322">,</text:span></text:p>
      <text:p text:style-name="P4323"><text:span text:style-name="T4324"><text:s text:c="8"/></text:span><text:span text:style-name="T4325">"_self"</text:span><text:span text:style-name="T4326">:<text:s/></text:span><text:span text:style-name="T4327">"dbs/dchmAA==/colls/dchmANwZKj4=/docs/dchmANwZKj4FAAAAAAAAAA==/"</text:span><text:span text:style-name="T4328">,</text:span></text:p>
      <text:p text:style-name="P4329"><text:span text:style-name="T4330"><text:s text:c="8"/></text:span><text:span text:style-name="T4331">"_etag"</text:span><text:span text:style-name="T4332">:<text:s/></text:span><text:span text:style-name="T4333">"\"0a02aadc-0000-0700-0000-6419727a0000\""</text:span><text:span text:style-name="T4334">,</text:span></text:p>
      <text:p text:style-name="P4335"><text:span text:style-name="T4336"><text:s text:c="8"/></text:span><text:span text:style-name="T4337">"_attachments"</text:span><text:span text:style-name="T4338">:<text:s/></text:span><text:span text:style-name="T4339">"attachments/"</text:span><text:span text:style-name="T4340">,</text:span></text:p>
      <text:p text:style-name="P4341"><text:span text:style-name="T4342"><text:s text:c="8"/></text:span><text:span text:style-name="T4343">"_ts"</text:span><text:span text:style-name="T4344">:<text:s/></text:span><text:span text:style-name="T4345">1679389306</text:span></text:p>
      <text:p text:style-name="P4346"><text:span text:style-name="T4347"><text:s text:c="4"/>},</text:span></text:p>
      <text:p text:style-name="P4348"><text:span text:style-name="T4349"><text:s text:c="4"/>{</text:span></text:p>
      <text:p text:style-name="P4350"><text:span text:style-name="T4351"><text:s text:c="8"/></text:span><text:span text:style-name="T4352">"title"</text:span><text:span text:style-name="T4353">:<text:s/></text:span><text:span text:style-name="T4354">"Oracle in simple way"</text:span><text:span text:style-name="T4355">,</text:span></text:p>
      <text:p text:style-name="P4356"><text:span text:style-name="T4357"><text:s text:c="8"/></text:span><text:span text:style-name="T4358">"isbn"</text:span><text:span text:style-name="T4359">:<text:s/></text:span><text:span text:style-name="T4360">6677</text:span><text:span text:style-name="T4361">,</text:span></text:p>
      <text:p text:style-name="P4362"><text:span text:style-name="T4363"><text:s text:c="8"/></text:span><text:span text:style-name="T4364">"downloadable"</text:span><text:span text:style-name="T4365">:<text:s/></text:span><text:span text:style-name="T4366">true</text:span><text:span text:style-name="T4367">,</text:span></text:p>
      <text:p text:style-name="P4368"><text:span text:style-name="T4369"><text:s text:c="8"/></text:span><text:span text:style-name="T4370">"no_of_reviews"</text:span><text:span text:style-name="T4371">:<text:s/></text:span><text:span text:style-name="T4372">3</text:span><text:span text:style-name="T4373">,</text:span></text:p>
      <text:p text:style-name="P4374"><text:span text:style-name="T4375"><text:s text:c="8"/></text:span><text:span text:style-name="T4376">"tags"</text:span><text:span text:style-name="T4377">: [</text:span></text:p>
      <text:p text:style-name="P4378"><text:span text:style-name="T4379"><text:s text:c="12"/></text:span><text:span text:style-name="T4380">"database"</text:span><text:span text:style-name="T4381">,</text:span></text:p>
      <text:p text:style-name="P4382"><text:span text:style-name="T4383"><text:s text:c="12"/></text:span><text:span text:style-name="T4384">"sql"</text:span><text:span text:style-name="T4385">,</text:span></text:p>
      <text:p text:style-name="P4386"><text:span text:style-name="T4387"><text:s text:c="12"/></text:span><text:span text:style-name="T4388">"relational"</text:span></text:p>
      <text:p text:style-name="P4389"><text:span text:style-name="T4390"><text:s text:c="8"/>],</text:span></text:p>
      <text:p text:style-name="P4391"><text:span text:style-name="T4392"><text:s text:c="8"/></text:span><text:span text:style-name="T4393">"languages"</text:span><text:span text:style-name="T4394">: [</text:span></text:p>
      <text:p text:style-name="P4395"><text:span text:style-name="T4396"><text:s text:c="12"/></text:span><text:span text:style-name="T4397">"english"</text:span><text:span text:style-name="T4398">,</text:span></text:p>
      <text:p text:style-name="P4399"><text:span text:style-name="T4400"><text:s text:c="12"/></text:span><text:span text:style-name="T4401">"hindi"</text:span><text:span text:style-name="T4402">,</text:span></text:p>
      <text:p text:style-name="P4403"><text:span text:style-name="T4404"><text:s text:c="12"/></text:span><text:span text:style-name="T4405">"telugu"</text:span></text:p>
      <text:p text:style-name="P4406"><text:span text:style-name="T4407"><text:s text:c="8"/>],</text:span></text:p>
      <text:p text:style-name="P4408"><text:span text:style-name="T4409"><text:s text:c="8"/></text:span><text:span text:style-name="T4410">"author"</text:span><text:span text:style-name="T4411">: {</text:span></text:p>
      <text:p text:style-name="P4412"><text:span text:style-name="T4413"><text:s text:c="12"/></text:span><text:span text:style-name="T4414">"name"</text:span><text:span text:style-name="T4415">:<text:s/></text:span><text:span text:style-name="T4416">"Virat Kohli"</text:span><text:span text:style-name="T4417">,</text:span></text:p>
      <text:p text:style-name="P4418"><text:span text:style-name="T4419"><text:s text:c="12"/></text:span><text:span text:style-name="T4420">"callname"</text:span><text:span text:style-name="T4421">:<text:s/></text:span><text:span text:style-name="T4422">"kohli"</text:span><text:span text:style-name="T4423">,</text:span></text:p>
      <text:p text:style-name="P4424"><text:span text:style-name="T4425"><text:s text:c="12"/></text:span><text:span text:style-name="T4426">"profile"</text:span><text:span text:style-name="T4427">: {</text:span></text:p>
      <text:p text:style-name="P4428"><text:span text:style-name="T4429"><text:s text:c="16"/></text:span><text:span text:style-name="T4430">"exp"</text:span><text:span text:style-name="T4431">:<text:s/></text:span><text:span text:style-name="T4432">2</text:span><text:span text:style-name="T4433">,</text:span></text:p>
      <text:p text:style-name="P4434"><text:span text:style-name="T4435"><text:s text:c="16"/></text:span><text:span text:style-name="T4436">"courses"</text:span><text:span text:style-name="T4437">:<text:s/></text:span><text:span text:style-name="T4438">2</text:span><text:span text:style-name="T4439">,</text:span></text:p>
      <text:p text:style-name="P4440"><text:span text:style-name="T4441"><text:s text:c="16"/></text:span><text:span text:style-name="T4442">"books"</text:span><text:span text:style-name="T4443">:<text:s/></text:span><text:span text:style-name="T4444">2</text:span></text:p>
      <text:p text:style-name="P4445"><text:span text:style-name="T4446"><text:s text:c="12"/>}</text:span></text:p>
      <text:p text:style-name="P4447"><text:span text:style-name="T4448"><text:s text:c="8"/>},</text:span></text:p>
      <text:p text:style-name="P4449"><text:span text:style-name="T4450"><text:s text:c="8"/></text:span><text:span text:style-name="T4451">"id"</text:span><text:span text:style-name="T4452">:<text:s/></text:span><text:span text:style-name="T4453">"28a72e5b-2e28-4b11-a46f-a61f71d04041"</text:span><text:span text:style-name="T4454">,</text:span></text:p>
      <text:p text:style-name="P4455"><text:span text:style-name="T4456"><text:s text:c="8"/></text:span><text:span text:style-name="T4457">"_rid"</text:span><text:span text:style-name="T4458">:<text:s/></text:span><text:span text:style-name="T4459">"dchmANwZKj4GAAAAAAAAAA=="</text:span><text:span text:style-name="T4460">,</text:span></text:p>
      <text:p text:style-name="P4461"><text:span text:style-name="T4462"><text:s text:c="8"/></text:span><text:span text:style-name="T4463">"_self"</text:span><text:span text:style-name="T4464">:<text:s/></text:span><text:span text:style-name="T4465">"dbs/dchmAA==/colls/dchmANwZKj4=/docs/dchmANwZKj4GAAAAAAAAAA==/"</text:span><text:span text:style-name="T4466">,</text:span></text:p>
      <text:p text:style-name="P4467"><text:span text:style-name="T4468"><text:s text:c="8"/></text:span><text:span text:style-name="T4469">"_etag"</text:span><text:span text:style-name="T4470">:<text:s/></text:span><text:span text:style-name="T4471">"\"0a02abdc-0000-0700-0000-6419727a0000\""</text:span><text:span text:style-name="T4472">,</text:span></text:p>
      <text:p text:style-name="P4473"><text:span text:style-name="T4474"><text:s text:c="8"/></text:span><text:span text:style-name="T4475">"_attachments"</text:span><text:span text:style-name="T4476">:<text:s/></text:span><text:span text:style-name="T4477">"attachments/"</text:span><text:span text:style-name="T4478">,</text:span></text:p>
      <text:p text:style-name="P4479"><text:span text:style-name="T4480"><text:s text:c="8"/></text:span><text:span text:style-name="T4481">"_ts"</text:span><text:span text:style-name="T4482">:<text:s/></text:span><text:span text:style-name="T4483">1679389306</text:span></text:p>
      <text:p text:style-name="P4484"><text:span text:style-name="T4485"><text:s text:c="4"/>},</text:span></text:p>
      <text:p text:style-name="P4486"><text:span text:style-name="T4487"><text:s text:c="4"/>{</text:span></text:p>
      <text:p text:style-name="P4488"><text:span text:style-name="T4489"><text:s text:c="8"/></text:span><text:span text:style-name="T4490">"title"</text:span><text:span text:style-name="T4491">:<text:s/></text:span><text:span text:style-name="T4492">"Shell Scripting in simple way"</text:span><text:span text:style-name="T4493">,</text:span></text:p>
      <text:p text:style-name="P4494"><text:span text:style-name="T4495"><text:s text:c="8"/></text:span><text:span text:style-name="T4496">"isbn"</text:span><text:span text:style-name="T4497">:<text:s/></text:span><text:span text:style-name="T4498">9988</text:span><text:span text:style-name="T4499">,</text:span></text:p>
      <text:p text:style-name="P4500"><text:span text:style-name="T4501"><text:s text:c="8"/></text:span><text:span text:style-name="T4502">"downloadable"</text:span><text:span text:style-name="T4503">:<text:s/></text:span><text:span text:style-name="T4504">true</text:span><text:span text:style-name="T4505">,</text:span></text:p>
      <text:p text:style-name="P4506"><text:span text:style-name="T4507"><text:s text:c="8"/></text:span><text:span text:style-name="T4508">"no_of_reviews"</text:span><text:span text:style-name="T4509">:<text:s/></text:span><text:span text:style-name="T4510">1</text:span><text:span text:style-name="T4511">,</text:span></text:p>
      <text:p text:style-name="P4512"><text:span text:style-name="T4513"><text:s text:c="8"/></text:span><text:span text:style-name="T4514">"tags"</text:span><text:span text:style-name="T4515">: [</text:span></text:p>
      <text:p text:style-name="P4516"><text:span text:style-name="T4517"><text:s text:c="12"/></text:span><text:span text:style-name="T4518">"programming"</text:span></text:p>
      <text:p text:style-name="P4519"><text:span text:style-name="T4520"><text:s text:c="8"/>],</text:span></text:p>
      <text:p text:style-name="P4521"><text:span text:style-name="T4522"><text:s text:c="8"/></text:span><text:span text:style-name="T4523">"languages"</text:span><text:span text:style-name="T4524">: [</text:span></text:p>
      <text:p text:style-name="P4525"><text:span text:style-name="T4526"><text:s text:c="12"/></text:span><text:span text:style-name="T4527">"english"</text:span><text:span text:style-name="T4528">,</text:span></text:p>
      <text:p text:style-name="P4529"><text:span text:style-name="T4530"><text:s text:c="12"/></text:span><text:span text:style-name="T4531">"hindi"</text:span><text:span text:style-name="T4532">,</text:span></text:p>
      <text:p text:style-name="P4533"><text:span text:style-name="T4534"><text:s text:c="12"/></text:span><text:span text:style-name="T4535">"tamil"</text:span></text:p>
      <text:p text:style-name="P4536"><text:span text:style-name="T4537"><text:s text:c="8"/>],</text:span></text:p>
      <text:p text:style-name="P4538"><text:span text:style-name="T4539"><text:s text:c="8"/></text:span><text:span text:style-name="T4540">"author"</text:span><text:span text:style-name="T4541">: {</text:span></text:p>
      <text:p text:style-name="P4542"><text:span text:style-name="T4543"><text:s text:c="12"/></text:span><text:span text:style-name="T4544">"name"</text:span><text:span text:style-name="T4545">:<text:s/></text:span><text:span text:style-name="T4546">"Rama Ramachandran"</text:span><text:span text:style-name="T4547">,</text:span></text:p>
      <text:p text:style-name="P4548"><text:span text:style-name="T4549"><text:s text:c="12"/></text:span><text:span text:style-name="T4550">"callname"</text:span><text:span text:style-name="T4551">:<text:s/></text:span><text:span text:style-name="T4552">"Rama"</text:span><text:span text:style-name="T4553">,</text:span></text:p>
      <text:p text:style-name="P4554"><text:span text:style-name="T4555"><text:s text:c="12"/></text:span><text:span text:style-name="T4556">"profile"</text:span><text:span text:style-name="T4557">: {</text:span></text:p>
      <text:p text:style-name="P4558"><text:span text:style-name="T4559"><text:s text:c="16"/></text:span><text:span text:style-name="T4560">"exp"</text:span><text:span text:style-name="T4561">:<text:s/></text:span><text:span text:style-name="T4562">8</text:span><text:span text:style-name="T4563">,</text:span></text:p>
      <text:p text:style-name="P4564"><text:span text:style-name="T4565"><text:s text:c="16"/></text:span><text:span text:style-name="T4566">"courses"</text:span><text:span text:style-name="T4567">:<text:s/></text:span><text:span text:style-name="T4568">3</text:span><text:span text:style-name="T4569">,</text:span></text:p>
      <text:p text:style-name="P4570"><text:span text:style-name="T4571"><text:s text:c="16"/></text:span><text:span text:style-name="T4572">"books"</text:span><text:span text:style-name="T4573">:<text:s/></text:span><text:span text:style-name="T4574">2</text:span></text:p>
      <text:p text:style-name="P4575"><text:span text:style-name="T4576"><text:s text:c="12"/>}</text:span></text:p>
      <text:p text:style-name="P4577"><text:span text:style-name="T4578"><text:s text:c="8"/>},</text:span></text:p>
      <text:p text:style-name="P4579"><text:span text:style-name="T4580"><text:s text:c="8"/></text:span><text:span text:style-name="T4581">"id"</text:span><text:span text:style-name="T4582">:<text:s/></text:span><text:span text:style-name="T4583">"45aac395-ab93-4859-9fe4-b99705952a90"</text:span><text:span text:style-name="T4584">,</text:span></text:p>
      <text:p text:style-name="P4585"><text:span text:style-name="T4586"><text:s text:c="8"/></text:span><text:span text:style-name="T4587">"_rid"</text:span><text:span text:style-name="T4588">:<text:s/></text:span><text:span text:style-name="T4589">"dchmANwZKj4HAAAAAAAAAA=="</text:span><text:span text:style-name="T4590">,</text:span></text:p>
      <text:p text:style-name="P4591"><text:span text:style-name="T4592"><text:s text:c="8"/></text:span><text:span text:style-name="T4593">"_self"</text:span><text:span text:style-name="T4594">:<text:s/></text:span><text:span text:style-name="T4595">"dbs/dchmAA==/colls/dchmANwZKj4=/docs/dchmANwZKj4HAAAAAAAAAA==/"</text:span><text:span text:style-name="T4596">,</text:span></text:p>
      <text:p text:style-name="P4597"><text:span text:style-name="T4598"><text:s text:c="8"/></text:span><text:span text:style-name="T4599">"_etag"</text:span><text:span text:style-name="T4600">:<text:s/></text:span><text:span text:style-name="T4601">"\"0a02acdc-0000-0700-0000-6419727a0000\""</text:span><text:span text:style-name="T4602">,</text:span></text:p>
      <text:p text:style-name="P4603"><text:span text:style-name="T4604"><text:s text:c="8"/></text:span><text:span text:style-name="T4605">"_attachments"</text:span><text:span text:style-name="T4606">:<text:s/></text:span><text:span text:style-name="T4607">"attachments/"</text:span><text:span text:style-name="T4608">,</text:span></text:p>
      <text:p text:style-name="P4609"><text:span text:style-name="T4610"><text:s text:c="8"/></text:span><text:span text:style-name="T4611">"_ts"</text:span><text:span text:style-name="T4612">:<text:s/></text:span><text:span text:style-name="T4613">1679389306</text:span></text:p>
      <text:p text:style-name="P4614"><text:span text:style-name="T4615"><text:s text:c="4"/>}</text:span></text:p>
      <text:p text:style-name="P4616"><text:span text:style-name="T4617">]</text:span></text:p>
      <text:p text:style-name="P4618">11)</text:p>
      <text:p text:style-name="P4619">QUESTION:</text:p>
      <text:p text:style-name="P4620">Select records where number of reviews is not equal to 3</text:p>
      <text:p text:style-name="P4621"><text:span text:style-name="T4622">QUERY:</text:span><text:line-break/></text:p>
      <text:p text:style-name="P4623"><text:span text:style-name="T4624">SELECT</text:span><text:span text:style-name="T4625"><text:s/></text:span><text:span text:style-name="T4626">*</text:span><text:span text:style-name="T4627"><text:s/></text:span><text:span text:style-name="T4628">FROM</text:span><text:span text:style-name="T4629"><text:s/>c<text:s/></text:span><text:span text:style-name="T4630">WHERE</text:span><text:span text:style-name="T4631"><text:s text:c="2"/>c.no_of_reviews<text:s/></text:span><text:span text:style-name="T4632">!=</text:span><text:span text:style-name="T4633"><text:s/></text:span><text:span text:style-name="T4634">3</text:span></text:p>
      <text:p text:style-name="P4635"/>
      <text:p text:style-name="P4636"><text:span text:style-name="T4637">OUTPUT:</text:span><text:line-break/></text:p>
      <text:p text:style-name="P4638"><text:span text:style-name="T4639">[</text:span></text:p>
      <text:p text:style-name="P4640"><text:span text:style-name="T4641"><text:s text:c="4"/>{</text:span></text:p>
      <text:p text:style-name="P4642"><text:span text:style-name="T4643"><text:s text:c="8"/></text:span><text:span text:style-name="T4644">"title"</text:span><text:span text:style-name="T4645">:<text:s/></text:span><text:span text:style-name="T4646">"Linux in simple way"</text:span><text:span text:style-name="T4647">,</text:span></text:p>
      <text:p text:style-name="P4648"><text:span text:style-name="T4649"><text:s text:c="8"/></text:span><text:span text:style-name="T4650">"isbn"</text:span><text:span text:style-name="T4651">:<text:s/></text:span><text:span text:style-name="T4652">6677</text:span><text:span text:style-name="T4653">,</text:span></text:p>
      <text:p text:style-name="P4654"><text:span text:style-name="T4655"><text:s text:c="8"/></text:span><text:span text:style-name="T4656">"downloadable"</text:span><text:span text:style-name="T4657">:<text:s/></text:span><text:span text:style-name="T4658">false</text:span><text:span text:style-name="T4659">,</text:span></text:p>
      <text:p text:style-name="P4660"><text:span text:style-name="T4661"><text:s text:c="8"/></text:span><text:span text:style-name="T4662">"no_of_reviews"</text:span><text:span text:style-name="T4663">:<text:s/></text:span><text:span text:style-name="T4664">1</text:span><text:span text:style-name="T4665">,</text:span></text:p>
      <text:p text:style-name="P4666"><text:span text:style-name="T4667"><text:s text:c="8"/></text:span><text:span text:style-name="T4668">"tags"</text:span><text:span text:style-name="T4669">: [</text:span></text:p>
      <text:p text:style-name="P4670"><text:span text:style-name="T4671"><text:s text:c="12"/></text:span><text:span text:style-name="T4672">"os"</text:span><text:span text:style-name="T4673">,</text:span></text:p>
      <text:p text:style-name="P4674"><text:span text:style-name="T4675"><text:s text:c="12"/></text:span><text:span text:style-name="T4676">"freeware"</text:span><text:span text:style-name="T4677">,</text:span></text:p>
      <text:p text:style-name="P4678"><text:span text:style-name="T4679"><text:s text:c="12"/></text:span><text:span text:style-name="T4680">"shell programming"</text:span></text:p>
      <text:p text:style-name="P4681"><text:span text:style-name="T4682"><text:s text:c="8"/>],</text:span></text:p>
      <text:p text:style-name="P4683"><text:span text:style-name="T4684"><text:s text:c="8"/></text:span><text:span text:style-name="T4685">"languages"</text:span><text:span text:style-name="T4686">: [</text:span></text:p>
      <text:p text:style-name="P4687"><text:span text:style-name="T4688"><text:s text:c="12"/></text:span><text:span text:style-name="T4689">"english"</text:span><text:span text:style-name="T4690">,</text:span></text:p>
      <text:p text:style-name="P4691"><text:span text:style-name="T4692"><text:s text:c="12"/></text:span><text:span text:style-name="T4693">"hindi"</text:span><text:span text:style-name="T4694">,</text:span></text:p>
      <text:p text:style-name="P4695"><text:span text:style-name="T4696"><text:s text:c="12"/></text:span><text:span text:style-name="T4697">"telugu"</text:span></text:p>
      <text:p text:style-name="P4698"><text:span text:style-name="T4699"><text:s text:c="8"/>],</text:span></text:p>
      <text:p text:style-name="P4700"><text:span text:style-name="T4701"><text:s text:c="8"/></text:span><text:span text:style-name="T4702">"author"</text:span><text:span text:style-name="T4703">: {</text:span></text:p>
      <text:p text:style-name="P4704"><text:span text:style-name="T4705"><text:s text:c="12"/></text:span><text:span text:style-name="T4706">"name"</text:span><text:span text:style-name="T4707">:<text:s/></text:span><text:span text:style-name="T4708">"Shiva Ramachandran"</text:span><text:span text:style-name="T4709">,</text:span></text:p>
      <text:p text:style-name="P4710"><text:span text:style-name="T4711"><text:s text:c="12"/></text:span><text:span text:style-name="T4712">"callname"</text:span><text:span text:style-name="T4713">:<text:s/></text:span><text:span text:style-name="T4714">"Shiv"</text:span><text:span text:style-name="T4715">,</text:span></text:p>
      <text:p text:style-name="P4716"><text:span text:style-name="T4717"><text:s text:c="12"/></text:span><text:span text:style-name="T4718">"profile"</text:span><text:span text:style-name="T4719">: {</text:span></text:p>
      <text:p text:style-name="P4720"><text:span text:style-name="T4721"><text:s text:c="16"/></text:span><text:span text:style-name="T4722">"exp"</text:span><text:span text:style-name="T4723">:<text:s/></text:span><text:span text:style-name="T4724">8</text:span><text:span text:style-name="T4725">,</text:span></text:p>
      <text:p text:style-name="P4726"><text:span text:style-name="T4727"><text:s text:c="16"/></text:span><text:span text:style-name="T4728">"courses"</text:span><text:span text:style-name="T4729">:<text:s/></text:span><text:span text:style-name="T4730">3</text:span><text:span text:style-name="T4731">,</text:span></text:p>
      <text:p text:style-name="P4732"><text:span text:style-name="T4733"><text:s text:c="16"/></text:span><text:span text:style-name="T4734">"books"</text:span><text:span text:style-name="T4735">:<text:s/></text:span><text:span text:style-name="T4736">2</text:span></text:p>
      <text:p text:style-name="P4737"><text:span text:style-name="T4738"><text:s text:c="12"/>}</text:span></text:p>
      <text:p text:style-name="P4739"><text:span text:style-name="T4740"><text:s text:c="8"/>},</text:span></text:p>
      <text:p text:style-name="P4741"><text:span text:style-name="T4742"><text:s text:c="8"/></text:span><text:span text:style-name="T4743">"id"</text:span><text:span text:style-name="T4744">:<text:s/></text:span><text:span text:style-name="T4745">"06c160bb-0ad7-451d-bb90-338a04be56e9"</text:span><text:span text:style-name="T4746">,</text:span></text:p>
      <text:p text:style-name="P4747"><text:span text:style-name="T4748"><text:s text:c="8"/></text:span><text:span text:style-name="T4749">"_rid"</text:span><text:span text:style-name="T4750">:<text:s/></text:span><text:span text:style-name="T4751">"dchmANwZKj4BAAAAAAAAAA=="</text:span><text:span text:style-name="T4752">,</text:span></text:p>
      <text:p text:style-name="P4753"><text:span text:style-name="T4754"><text:s text:c="8"/></text:span><text:span text:style-name="T4755">"_self"</text:span><text:span text:style-name="T4756">:<text:s/></text:span><text:span text:style-name="T4757">"dbs/dchmAA==/colls/dchmANwZKj4=/docs/dchmANwZKj4BAAAAAAAAAA==/"</text:span><text:span text:style-name="T4758">,</text:span></text:p>
      <text:p text:style-name="P4759"><text:span text:style-name="T4760"><text:s text:c="8"/></text:span><text:span text:style-name="T4761">"_etag"</text:span><text:span text:style-name="T4762">:<text:s/></text:span><text:span text:style-name="T4763">"\"0a02a6dc-0000-0700-0000-6419727a0000\""</text:span><text:span text:style-name="T4764">,</text:span></text:p>
      <text:p text:style-name="P4765"><text:span text:style-name="T4766"><text:s text:c="8"/></text:span><text:span text:style-name="T4767">"_attachments"</text:span><text:span text:style-name="T4768">:<text:s/></text:span><text:span text:style-name="T4769">"attachments/"</text:span><text:span text:style-name="T4770">,</text:span></text:p>
      <text:p text:style-name="P4771"><text:span text:style-name="T4772"><text:s text:c="8"/></text:span><text:span text:style-name="T4773">"_ts"</text:span><text:span text:style-name="T4774">:<text:s/></text:span><text:span text:style-name="T4775">1679389306</text:span></text:p>
      <text:p text:style-name="P4776"><text:span text:style-name="T4777"><text:s text:c="4"/>},</text:span></text:p>
      <text:p text:style-name="P4778"><text:span text:style-name="T4779"><text:s text:c="4"/>{</text:span></text:p>
      <text:p text:style-name="P4780"><text:span text:style-name="T4781"><text:s text:c="8"/></text:span><text:span text:style-name="T4782">"title"</text:span><text:span text:style-name="T4783">:<text:s/></text:span><text:span text:style-name="T4784">"Java in simple way"</text:span><text:span text:style-name="T4785">,</text:span></text:p>
      <text:p text:style-name="P4786"><text:span text:style-name="T4787"><text:s text:c="8"/></text:span><text:span text:style-name="T4788">"isbn"</text:span><text:span text:style-name="T4789">:<text:s/></text:span><text:span text:style-name="T4790">1122</text:span><text:span text:style-name="T4791">,</text:span></text:p>
      <text:p text:style-name="P4792"><text:span text:style-name="T4793"><text:s text:c="8"/></text:span><text:span text:style-name="T4794">"downloadable"</text:span><text:span text:style-name="T4795">:<text:s/></text:span><text:span text:style-name="T4796">true</text:span><text:span text:style-name="T4797">,</text:span></text:p>
      <text:p text:style-name="P4798"><text:span text:style-name="T4799"><text:s text:c="8"/></text:span><text:span text:style-name="T4800">"no_of_reviews"</text:span><text:span text:style-name="T4801">:<text:s/></text:span><text:span text:style-name="T4802">2</text:span><text:span text:style-name="T4803">,</text:span></text:p>
      <text:p text:style-name="P4804"><text:span text:style-name="T4805"><text:s text:c="8"/></text:span><text:span text:style-name="T4806">"tags"</text:span><text:span text:style-name="T4807">: [</text:span></text:p>
      <text:p text:style-name="P4808"><text:span text:style-name="T4809"><text:s text:c="12"/></text:span><text:span text:style-name="T4810">"language"</text:span><text:span text:style-name="T4811">,</text:span></text:p>
      <text:p text:style-name="P4812"><text:span text:style-name="T4813"><text:s text:c="12"/></text:span><text:span text:style-name="T4814">"freeware"</text:span><text:span text:style-name="T4815">,</text:span></text:p>
      <text:p text:style-name="P4816"><text:span text:style-name="T4817"><text:s text:c="12"/></text:span><text:span text:style-name="T4818">"programming"</text:span></text:p>
      <text:p text:style-name="P4819"><text:span text:style-name="T4820"><text:s text:c="8"/>],</text:span></text:p>
      <text:p text:style-name="P4821"><text:span text:style-name="T4822"><text:s text:c="8"/></text:span><text:span text:style-name="T4823">"languages"</text:span><text:span text:style-name="T4824">: [</text:span></text:p>
      <text:p text:style-name="P4825"><text:span text:style-name="T4826"><text:s text:c="12"/></text:span><text:span text:style-name="T4827">"english"</text:span><text:span text:style-name="T4828">,</text:span></text:p>
      <text:p text:style-name="P4829"><text:span text:style-name="T4830"><text:s text:c="12"/></text:span><text:span text:style-name="T4831">"hindi"</text:span><text:span text:style-name="T4832">,</text:span></text:p>
      <text:p text:style-name="P4833"><text:span text:style-name="T4834"><text:s text:c="12"/></text:span><text:span text:style-name="T4835">"telugu"</text:span></text:p>
      <text:p text:style-name="P4836"><text:span text:style-name="T4837"><text:s text:c="8"/>],</text:span></text:p>
      <text:p text:style-name="P4838"><text:span text:style-name="T4839"><text:s text:c="8"/></text:span><text:span text:style-name="T4840">"author"</text:span><text:span text:style-name="T4841">: {</text:span></text:p>
      <text:p text:style-name="P4842"><text:span text:style-name="T4843"><text:s text:c="12"/></text:span><text:span text:style-name="T4844">"name"</text:span><text:span text:style-name="T4845">:<text:s/></text:span><text:span text:style-name="T4846">"Karhik Ramachandran"</text:span><text:span text:style-name="T4847">,</text:span></text:p>
      <text:p text:style-name="P4848"><text:span text:style-name="T4849"><text:s text:c="12"/></text:span><text:span text:style-name="T4850">"callname"</text:span><text:span text:style-name="T4851">:<text:s/></text:span><text:span text:style-name="T4852">"Karthik"</text:span><text:span text:style-name="T4853">,</text:span></text:p>
      <text:p text:style-name="P4854"><text:span text:style-name="T4855"><text:s text:c="12"/></text:span><text:span text:style-name="T4856">"profile"</text:span><text:span text:style-name="T4857">: {</text:span></text:p>
      <text:p text:style-name="P4858"><text:span text:style-name="T4859"><text:s text:c="16"/></text:span><text:span text:style-name="T4860">"exp"</text:span><text:span text:style-name="T4861">:<text:s/></text:span><text:span text:style-name="T4862">1</text:span><text:span text:style-name="T4863">,</text:span></text:p>
      <text:p text:style-name="P4864"><text:span text:style-name="T4865"><text:s text:c="16"/></text:span><text:span text:style-name="T4866">"courses"</text:span><text:span text:style-name="T4867">:<text:s/></text:span><text:span text:style-name="T4868">2</text:span><text:span text:style-name="T4869">,</text:span></text:p>
      <text:p text:style-name="P4870"><text:span text:style-name="T4871"><text:s text:c="16"/></text:span><text:span text:style-name="T4872">"books"</text:span><text:span text:style-name="T4873">:<text:s/></text:span><text:span text:style-name="T4874">3</text:span></text:p>
      <text:p text:style-name="P4875"><text:span text:style-name="T4876"><text:s text:c="12"/>}</text:span></text:p>
      <text:p text:style-name="P4877"><text:span text:style-name="T4878"><text:s text:c="8"/>},</text:span></text:p>
      <text:p text:style-name="P4879"><text:span text:style-name="T4880"><text:s text:c="8"/></text:span><text:span text:style-name="T4881">"id"</text:span><text:span text:style-name="T4882">:<text:s/></text:span><text:span text:style-name="T4883">"981c76aa-7f8e-4ac3-aa00-6a155461a119"</text:span><text:span text:style-name="T4884">,</text:span></text:p>
      <text:p text:style-name="P4885"><text:span text:style-name="T4886"><text:s text:c="8"/></text:span><text:span text:style-name="T4887">"_rid"</text:span><text:span text:style-name="T4888">:<text:s/></text:span><text:span text:style-name="T4889">"dchmANwZKj4CAAAAAAAAAA=="</text:span><text:span text:style-name="T4890">,</text:span></text:p>
      <text:p text:style-name="P4891"><text:span text:style-name="T4892"><text:s text:c="8"/></text:span><text:span text:style-name="T4893">"_self"</text:span><text:span text:style-name="T4894">:<text:s/></text:span><text:span text:style-name="T4895">"dbs/dchmAA==/colls/dchmANwZKj4=/docs/dchmANwZKj4CAAAAAAAAAA==/"</text:span><text:span text:style-name="T4896">,</text:span></text:p>
      <text:p text:style-name="P4897"><text:span text:style-name="T4898"><text:s text:c="8"/></text:span><text:span text:style-name="T4899">"_etag"</text:span><text:span text:style-name="T4900">:<text:s/></text:span><text:span text:style-name="T4901">"\"0a02a7dc-0000-0700-0000-6419727a0000\""</text:span><text:span text:style-name="T4902">,</text:span></text:p>
      <text:p text:style-name="P4903"><text:span text:style-name="T4904"><text:s text:c="8"/></text:span><text:span text:style-name="T4905">"_attachments"</text:span><text:span text:style-name="T4906">:<text:s/></text:span><text:span text:style-name="T4907">"attachments/"</text:span><text:span text:style-name="T4908">,</text:span></text:p>
      <text:p text:style-name="P4909"><text:span text:style-name="T4910"><text:s text:c="8"/></text:span><text:span text:style-name="T4911">"_ts"</text:span><text:span text:style-name="T4912">:<text:s/></text:span><text:span text:style-name="T4913">1679389306</text:span></text:p>
      <text:p text:style-name="P4914"><text:span text:style-name="T4915"><text:s text:c="4"/>},</text:span></text:p>
      <text:p text:style-name="P4916"><text:span text:style-name="T4917"><text:s text:c="4"/>{</text:span></text:p>
      <text:p text:style-name="P4918"><text:span text:style-name="T4919"><text:s text:c="8"/></text:span><text:span text:style-name="T4920">"title"</text:span><text:span text:style-name="T4921">:<text:s/></text:span><text:span text:style-name="T4922">"Python in simple way"</text:span><text:span text:style-name="T4923">,</text:span></text:p>
      <text:p text:style-name="P4924"><text:span text:style-name="T4925"><text:s text:c="8"/></text:span><text:span text:style-name="T4926">"isbn"</text:span><text:span text:style-name="T4927">:<text:s/></text:span><text:span text:style-name="T4928">1234</text:span><text:span text:style-name="T4929">,</text:span></text:p>
      <text:p text:style-name="P4930"><text:span text:style-name="T4931"><text:s text:c="8"/></text:span><text:span text:style-name="T4932">"downloadable"</text:span><text:span text:style-name="T4933">:<text:s/></text:span><text:span text:style-name="T4934">false</text:span><text:span text:style-name="T4935">,</text:span></text:p>
      <text:p text:style-name="P4936"><text:span text:style-name="T4937"><text:s text:c="8"/></text:span><text:span text:style-name="T4938">"no_of_reviews"</text:span><text:span text:style-name="T4939">:<text:s/></text:span><text:span text:style-name="T4940">5</text:span><text:span text:style-name="T4941">,</text:span></text:p>
      <text:p text:style-name="P4942"><text:span text:style-name="T4943"><text:s text:c="8"/></text:span><text:span text:style-name="T4944">"tags"</text:span><text:span text:style-name="T4945">: [</text:span></text:p>
      <text:p text:style-name="P4946"><text:span text:style-name="T4947"><text:s text:c="12"/></text:span><text:span text:style-name="T4948">"language"</text:span><text:span text:style-name="T4949">,</text:span></text:p>
      <text:p text:style-name="P4950"><text:span text:style-name="T4951"><text:s text:c="12"/></text:span><text:span text:style-name="T4952">"freeware"</text:span><text:span text:style-name="T4953">,</text:span></text:p>
      <text:p text:style-name="P4954"><text:span text:style-name="T4955"><text:s text:c="12"/></text:span><text:span text:style-name="T4956">"programming"</text:span></text:p>
      <text:p text:style-name="P4957"><text:span text:style-name="T4958"><text:s text:c="8"/>],</text:span></text:p>
      <text:p text:style-name="P4959"><text:span text:style-name="T4960"><text:s text:c="8"/></text:span><text:span text:style-name="T4961">"languages"</text:span><text:span text:style-name="T4962">: [</text:span></text:p>
      <text:p text:style-name="P4963"><text:span text:style-name="T4964"><text:s text:c="12"/></text:span><text:span text:style-name="T4965">"english"</text:span><text:span text:style-name="T4966">,</text:span></text:p>
      <text:p text:style-name="P4967"><text:span text:style-name="T4968"><text:s text:c="12"/></text:span><text:span text:style-name="T4969">"hindi"</text:span><text:span text:style-name="T4970">,</text:span></text:p>
      <text:p text:style-name="P4971"><text:span text:style-name="T4972"><text:s text:c="12"/></text:span><text:span text:style-name="T4973">"telugu"</text:span></text:p>
      <text:p text:style-name="P4974"><text:span text:style-name="T4975"><text:s text:c="8"/>],</text:span></text:p>
      <text:p text:style-name="P4976"><text:span text:style-name="T4977"><text:s text:c="8"/></text:span><text:span text:style-name="T4978">"author"</text:span><text:span text:style-name="T4979">: {</text:span></text:p>
      <text:p text:style-name="P4980"><text:span text:style-name="T4981"><text:s text:c="12"/></text:span><text:span text:style-name="T4982">"name"</text:span><text:span text:style-name="T4983">:<text:s/></text:span><text:span text:style-name="T4984">"Daniel IA Cohen"</text:span><text:span text:style-name="T4985">,</text:span></text:p>
      <text:p text:style-name="P4986"><text:span text:style-name="T4987"><text:s text:c="12"/></text:span><text:span text:style-name="T4988">"callname"</text:span><text:span text:style-name="T4989">:<text:s/></text:span><text:span text:style-name="T4990">"Dan"</text:span><text:span text:style-name="T4991">,</text:span></text:p>
      <text:p text:style-name="P4992"><text:span text:style-name="T4993"><text:s text:c="12"/></text:span><text:span text:style-name="T4994">"profile"</text:span><text:span text:style-name="T4995">: {</text:span></text:p>
      <text:p text:style-name="P4996"><text:span text:style-name="T4997"><text:s text:c="16"/></text:span><text:span text:style-name="T4998">"exp"</text:span><text:span text:style-name="T4999">:<text:s/></text:span><text:span text:style-name="T5000">8</text:span><text:span text:style-name="T5001">,</text:span></text:p>
      <text:p text:style-name="P5002"><text:span text:style-name="T5003"><text:s text:c="16"/></text:span><text:span text:style-name="T5004">"courses"</text:span><text:span text:style-name="T5005">:<text:s/></text:span><text:span text:style-name="T5006">7</text:span><text:span text:style-name="T5007">,</text:span></text:p>
      <text:p text:style-name="P5008"><text:span text:style-name="T5009"><text:s text:c="16"/></text:span><text:span text:style-name="T5010">"books"</text:span><text:span text:style-name="T5011">:<text:s/></text:span><text:span text:style-name="T5012">6</text:span></text:p>
      <text:p text:style-name="P5013"><text:span text:style-name="T5014"><text:s text:c="12"/>}</text:span></text:p>
      <text:p text:style-name="P5015"><text:span text:style-name="T5016"><text:s text:c="8"/>},</text:span></text:p>
      <text:p text:style-name="P5017"><text:span text:style-name="T5018"><text:s text:c="8"/></text:span><text:span text:style-name="T5019">"id"</text:span><text:span text:style-name="T5020">:<text:s/></text:span><text:span text:style-name="T5021">"1244fd3a-0c3d-4f8b-b7d4-eb8436522684"</text:span><text:span text:style-name="T5022">,</text:span></text:p>
      <text:p text:style-name="P5023"><text:span text:style-name="T5024"><text:s text:c="8"/></text:span><text:span text:style-name="T5025">"_rid"</text:span><text:span text:style-name="T5026">:<text:s/></text:span><text:span text:style-name="T5027">"dchmANwZKj4DAAAAAAAAAA=="</text:span><text:span text:style-name="T5028">,</text:span></text:p>
      <text:p text:style-name="P5029"><text:span text:style-name="T5030"><text:s text:c="8"/></text:span><text:span text:style-name="T5031">"_self"</text:span><text:span text:style-name="T5032">:<text:s/></text:span><text:span text:style-name="T5033">"dbs/dchmAA==/colls/dchmANwZKj4=/docs/dchmANwZKj4DAAAAAAAAAA==/"</text:span><text:span text:style-name="T5034">,</text:span></text:p>
      <text:p text:style-name="P5035"><text:span text:style-name="T5036"><text:s text:c="8"/></text:span><text:span text:style-name="T5037">"_etag"</text:span><text:span text:style-name="T5038">:<text:s/></text:span><text:span text:style-name="T5039">"\"0a02a8dc-0000-0700-0000-6419727a0000\""</text:span><text:span text:style-name="T5040">,</text:span></text:p>
      <text:p text:style-name="P5041"><text:span text:style-name="T5042"><text:s text:c="8"/></text:span><text:span text:style-name="T5043">"_attachments"</text:span><text:span text:style-name="T5044">:<text:s/></text:span><text:span text:style-name="T5045">"attachments/"</text:span><text:span text:style-name="T5046">,</text:span></text:p>
      <text:p text:style-name="P5047"><text:span text:style-name="T5048"><text:s text:c="8"/></text:span><text:span text:style-name="T5049">"_ts"</text:span><text:span text:style-name="T5050">:<text:s/></text:span><text:span text:style-name="T5051">1679389306</text:span></text:p>
      <text:p text:style-name="P5052"><text:span text:style-name="T5053"><text:s text:c="4"/>},</text:span></text:p>
      <text:p text:style-name="P5054"><text:span text:style-name="T5055"><text:s text:c="4"/>{</text:span></text:p>
      <text:p text:style-name="P5056"><text:span text:style-name="T5057"><text:s text:c="8"/></text:span><text:span text:style-name="T5058">"title"</text:span><text:span text:style-name="T5059">:<text:s/></text:span><text:span text:style-name="T5060">"MongoDB in simple way"</text:span><text:span text:style-name="T5061">,</text:span></text:p>
      <text:p text:style-name="P5062"><text:span text:style-name="T5063"><text:s text:c="8"/></text:span><text:span text:style-name="T5064">"isbn"</text:span><text:span text:style-name="T5065">:<text:s/></text:span><text:span text:style-name="T5066">6677</text:span><text:span text:style-name="T5067">,</text:span></text:p>
      <text:p text:style-name="P5068"><text:span text:style-name="T5069"><text:s text:c="8"/></text:span><text:span text:style-name="T5070">"downloadable"</text:span><text:span text:style-name="T5071">:<text:s/></text:span><text:span text:style-name="T5072">true</text:span><text:span text:style-name="T5073">,</text:span></text:p>
      <text:p text:style-name="P5074"><text:span text:style-name="T5075"><text:s text:c="8"/></text:span><text:span text:style-name="T5076">"no_of_reviews"</text:span><text:span text:style-name="T5077">:<text:s/></text:span><text:span text:style-name="T5078">4</text:span><text:span text:style-name="T5079">,</text:span></text:p>
      <text:p text:style-name="P5080"><text:span text:style-name="T5081"><text:s text:c="8"/></text:span><text:span text:style-name="T5082">"tags"</text:span><text:span text:style-name="T5083">: [</text:span></text:p>
      <text:p text:style-name="P5084"><text:span text:style-name="T5085"><text:s text:c="12"/></text:span><text:span text:style-name="T5086">"database"</text:span><text:span text:style-name="T5087">,</text:span></text:p>
      <text:p text:style-name="P5088"><text:span text:style-name="T5089"><text:s text:c="12"/></text:span><text:span text:style-name="T5090">"cloud"</text:span><text:span text:style-name="T5091">,</text:span></text:p>
      <text:p text:style-name="P5092"><text:span text:style-name="T5093"><text:s text:c="12"/></text:span><text:span text:style-name="T5094">"nosql"</text:span></text:p>
      <text:p text:style-name="P5095"><text:span text:style-name="T5096"><text:s text:c="8"/>],</text:span></text:p>
      <text:p text:style-name="P5097"><text:span text:style-name="T5098"><text:s text:c="8"/></text:span><text:span text:style-name="T5099">"languages"</text:span><text:span text:style-name="T5100">: [</text:span></text:p>
      <text:p text:style-name="P5101"><text:span text:style-name="T5102"><text:s text:c="12"/></text:span><text:span text:style-name="T5103">"english"</text:span><text:span text:style-name="T5104">,</text:span></text:p>
      <text:p text:style-name="P5105"><text:span text:style-name="T5106"><text:s text:c="12"/></text:span><text:span text:style-name="T5107">"hindi"</text:span><text:span text:style-name="T5108">,</text:span></text:p>
      <text:p text:style-name="P5109"><text:span text:style-name="T5110"><text:s text:c="12"/></text:span><text:span text:style-name="T5111">"telugu"</text:span></text:p>
      <text:p text:style-name="P5112"><text:span text:style-name="T5113"><text:s text:c="8"/>],</text:span></text:p>
      <text:p text:style-name="P5114"><text:span text:style-name="T5115"><text:s text:c="8"/></text:span><text:span text:style-name="T5116">"author"</text:span><text:span text:style-name="T5117">: {</text:span></text:p>
      <text:p text:style-name="P5118"><text:span text:style-name="T5119"><text:s text:c="12"/></text:span><text:span text:style-name="T5120">"name"</text:span><text:span text:style-name="T5121">:<text:s/></text:span><text:span text:style-name="T5122">"Sachin Tendulkar"</text:span><text:span text:style-name="T5123">,</text:span></text:p>
      <text:p text:style-name="P5124"><text:span text:style-name="T5125"><text:s text:c="12"/></text:span><text:span text:style-name="T5126">"callname"</text:span><text:span text:style-name="T5127">:<text:s/></text:span><text:span text:style-name="T5128">"Sachin"</text:span><text:span text:style-name="T5129">,</text:span></text:p>
      <text:p text:style-name="P5130"><text:span text:style-name="T5131"><text:s text:c="12"/></text:span><text:span text:style-name="T5132">"profile"</text:span><text:span text:style-name="T5133">: {</text:span></text:p>
      <text:p text:style-name="P5134"><text:span text:style-name="T5135"><text:s text:c="16"/></text:span><text:span text:style-name="T5136">"exp"</text:span><text:span text:style-name="T5137">:<text:s/></text:span><text:span text:style-name="T5138">6</text:span><text:span text:style-name="T5139">,</text:span></text:p>
      <text:p text:style-name="P5140"><text:span text:style-name="T5141"><text:s text:c="16"/></text:span><text:span text:style-name="T5142">"courses"</text:span><text:span text:style-name="T5143">:<text:s/></text:span><text:span text:style-name="T5144">7</text:span><text:span text:style-name="T5145">,</text:span></text:p>
      <text:p text:style-name="P5146"><text:span text:style-name="T5147"><text:s text:c="16"/></text:span><text:span text:style-name="T5148">"books"</text:span><text:span text:style-name="T5149">:<text:s/></text:span><text:span text:style-name="T5150">8</text:span></text:p>
      <text:p text:style-name="P5151"><text:span text:style-name="T5152"><text:s text:c="12"/>}</text:span></text:p>
      <text:p text:style-name="P5153"><text:span text:style-name="T5154"><text:s text:c="8"/>},</text:span></text:p>
      <text:p text:style-name="P5155"><text:span text:style-name="T5156"><text:s text:c="8"/></text:span><text:span text:style-name="T5157">"id"</text:span><text:span text:style-name="T5158">:<text:s/></text:span><text:span text:style-name="T5159">"e962fcd9-2774-4b05-93c9-9dd2b3125713"</text:span><text:span text:style-name="T5160">,</text:span></text:p>
      <text:p text:style-name="P5161"><text:span text:style-name="T5162"><text:s text:c="8"/></text:span><text:span text:style-name="T5163">"_rid"</text:span><text:span text:style-name="T5164">:<text:s/></text:span><text:span text:style-name="T5165">"dchmANwZKj4FAAAAAAAAAA=="</text:span><text:span text:style-name="T5166">,</text:span></text:p>
      <text:p text:style-name="P5167"><text:span text:style-name="T5168"><text:s text:c="8"/></text:span><text:span text:style-name="T5169">"_self"</text:span><text:span text:style-name="T5170">:<text:s/></text:span><text:span text:style-name="T5171">"dbs/dchmAA==/colls/dchmANwZKj4=/docs/dchmANwZKj4FAAAAAAAAAA==/"</text:span><text:span text:style-name="T5172">,</text:span></text:p>
      <text:p text:style-name="P5173"><text:span text:style-name="T5174"><text:s text:c="8"/></text:span><text:span text:style-name="T5175">"_etag"</text:span><text:span text:style-name="T5176">:<text:s/></text:span><text:span text:style-name="T5177">"\"0a02aadc-0000-0700-0000-6419727a0000\""</text:span><text:span text:style-name="T5178">,</text:span></text:p>
      <text:p text:style-name="P5179"><text:span text:style-name="T5180"><text:s text:c="8"/></text:span><text:span text:style-name="T5181">"_attachments"</text:span><text:span text:style-name="T5182">:<text:s/></text:span><text:span text:style-name="T5183">"attachments/"</text:span><text:span text:style-name="T5184">,</text:span></text:p>
      <text:p text:style-name="P5185"><text:span text:style-name="T5186"><text:s text:c="8"/></text:span><text:span text:style-name="T5187">"_ts"</text:span><text:span text:style-name="T5188">:<text:s/></text:span><text:span text:style-name="T5189">1679389306</text:span></text:p>
      <text:p text:style-name="P5190"><text:span text:style-name="T5191"><text:s text:c="4"/>},</text:span></text:p>
      <text:p text:style-name="P5192"><text:span text:style-name="T5193"><text:s text:c="4"/>{</text:span></text:p>
      <text:p text:style-name="P5194"><text:span text:style-name="T5195"><text:s text:c="8"/></text:span><text:span text:style-name="T5196">"title"</text:span><text:span text:style-name="T5197">:<text:s/></text:span><text:span text:style-name="T5198">"Shell Scripting in simple way"</text:span><text:span text:style-name="T5199">,</text:span></text:p>
      <text:p text:style-name="P5200"><text:span text:style-name="T5201"><text:s text:c="8"/></text:span><text:span text:style-name="T5202">"isbn"</text:span><text:span text:style-name="T5203">:<text:s/></text:span><text:span text:style-name="T5204">9988</text:span><text:span text:style-name="T5205">,</text:span></text:p>
      <text:p text:style-name="P5206"><text:span text:style-name="T5207"><text:s text:c="8"/></text:span><text:span text:style-name="T5208">"downloadable"</text:span><text:span text:style-name="T5209">:<text:s/></text:span><text:span text:style-name="T5210">true</text:span><text:span text:style-name="T5211">,</text:span></text:p>
      <text:p text:style-name="P5212"><text:span text:style-name="T5213"><text:s text:c="8"/></text:span><text:span text:style-name="T5214">"no_of_reviews"</text:span><text:span text:style-name="T5215">:<text:s/></text:span><text:span text:style-name="T5216">1</text:span><text:span text:style-name="T5217">,</text:span></text:p>
      <text:p text:style-name="P5218"><text:span text:style-name="T5219"><text:s text:c="8"/></text:span><text:span text:style-name="T5220">"tags"</text:span><text:span text:style-name="T5221">: [</text:span></text:p>
      <text:p text:style-name="P5222"><text:span text:style-name="T5223"><text:s text:c="12"/></text:span><text:span text:style-name="T5224">"programming"</text:span></text:p>
      <text:p text:style-name="P5225"><text:span text:style-name="T5226"><text:s text:c="8"/>],</text:span></text:p>
      <text:p text:style-name="P5227"><text:span text:style-name="T5228"><text:s text:c="8"/></text:span><text:span text:style-name="T5229">"languages"</text:span><text:span text:style-name="T5230">: [</text:span></text:p>
      <text:p text:style-name="P5231"><text:span text:style-name="T5232"><text:s text:c="12"/></text:span><text:span text:style-name="T5233">"english"</text:span><text:span text:style-name="T5234">,</text:span></text:p>
      <text:p text:style-name="P5235"><text:span text:style-name="T5236"><text:s text:c="12"/></text:span><text:span text:style-name="T5237">"hindi"</text:span><text:span text:style-name="T5238">,</text:span></text:p>
      <text:p text:style-name="P5239"><text:span text:style-name="T5240"><text:s text:c="12"/></text:span><text:span text:style-name="T5241">"tamil"</text:span></text:p>
      <text:p text:style-name="P5242"><text:span text:style-name="T5243"><text:s text:c="8"/>],</text:span></text:p>
      <text:p text:style-name="P5244"><text:span text:style-name="T5245"><text:s text:c="8"/></text:span><text:span text:style-name="T5246">"author"</text:span><text:span text:style-name="T5247">: {</text:span></text:p>
      <text:p text:style-name="P5248"><text:span text:style-name="T5249"><text:s text:c="12"/></text:span><text:span text:style-name="T5250">"name"</text:span><text:span text:style-name="T5251">:<text:s/></text:span><text:span text:style-name="T5252">"Rama Ramachandran"</text:span><text:span text:style-name="T5253">,</text:span></text:p>
      <text:p text:style-name="P5254"><text:span text:style-name="T5255"><text:s text:c="12"/></text:span><text:span text:style-name="T5256">"callname"</text:span><text:span text:style-name="T5257">:<text:s/></text:span><text:span text:style-name="T5258">"Rama"</text:span><text:span text:style-name="T5259">,</text:span></text:p>
      <text:p text:style-name="P5260"><text:span text:style-name="T5261"><text:s text:c="12"/></text:span><text:span text:style-name="T5262">"profile"</text:span><text:span text:style-name="T5263">: {</text:span></text:p>
      <text:p text:style-name="P5264"><text:span text:style-name="T5265"><text:s text:c="16"/></text:span><text:span text:style-name="T5266">"exp"</text:span><text:span text:style-name="T5267">:<text:s/></text:span><text:span text:style-name="T5268">8</text:span><text:span text:style-name="T5269">,</text:span></text:p>
      <text:p text:style-name="P5270"><text:span text:style-name="T5271"><text:s text:c="16"/></text:span><text:span text:style-name="T5272">"courses"</text:span><text:span text:style-name="T5273">:<text:s/></text:span><text:span text:style-name="T5274">3</text:span><text:span text:style-name="T5275">,</text:span></text:p>
      <text:p text:style-name="P5276"><text:span text:style-name="T5277"><text:s text:c="16"/></text:span><text:span text:style-name="T5278">"books"</text:span><text:span text:style-name="T5279">:<text:s/></text:span><text:span text:style-name="T5280">2</text:span></text:p>
      <text:p text:style-name="P5281"><text:span text:style-name="T5282"><text:s text:c="12"/>}</text:span></text:p>
      <text:p text:style-name="P5283"><text:span text:style-name="T5284"><text:s text:c="8"/>},</text:span></text:p>
      <text:p text:style-name="P5285"><text:span text:style-name="T5286"><text:s text:c="8"/></text:span><text:span text:style-name="T5287">"id"</text:span><text:span text:style-name="T5288">:<text:s/></text:span><text:span text:style-name="T5289">"45aac395-ab93-4859-9fe4-b99705952a90"</text:span><text:span text:style-name="T5290">,</text:span></text:p>
      <text:p text:style-name="P5291"><text:span text:style-name="T5292"><text:s text:c="8"/></text:span><text:span text:style-name="T5293">"_rid"</text:span><text:span text:style-name="T5294">:<text:s/></text:span><text:span text:style-name="T5295">"dchmANwZKj4HAAAAAAAAAA=="</text:span><text:span text:style-name="T5296">,</text:span></text:p>
      <text:p text:style-name="P5297"><text:span text:style-name="T5298"><text:s text:c="8"/></text:span><text:span text:style-name="T5299">"_self"</text:span><text:span text:style-name="T5300">:<text:s/></text:span><text:span text:style-name="T5301">"dbs/dchmAA==/colls/dchmANwZKj4=/docs/dchmANwZKj4HAAAAAAAAAA==/"</text:span><text:span text:style-name="T5302">,</text:span></text:p>
      <text:p text:style-name="P5303"><text:span text:style-name="T5304"><text:s text:c="8"/></text:span><text:span text:style-name="T5305">"_etag"</text:span><text:span text:style-name="T5306">:<text:s/></text:span><text:span text:style-name="T5307">"\"0a02acdc-0000-0700-0000-6419727a0000\""</text:span><text:span text:style-name="T5308">,</text:span></text:p>
      <text:p text:style-name="P5309"><text:span text:style-name="T5310"><text:s text:c="8"/></text:span><text:span text:style-name="T5311">"_attachments"</text:span><text:span text:style-name="T5312">:<text:s/></text:span><text:span text:style-name="T5313">"attachments/"</text:span><text:span text:style-name="T5314">,</text:span></text:p>
      <text:p text:style-name="P5315"><text:span text:style-name="T5316"><text:s text:c="8"/></text:span><text:span text:style-name="T5317">"_ts"</text:span><text:span text:style-name="T5318">:<text:s/></text:span><text:span text:style-name="T5319">1679389306</text:span></text:p>
      <text:p text:style-name="P5320"><text:span text:style-name="T5321"><text:s text:c="4"/>}</text:span></text:p>
      <text:p text:style-name="P5322"><text:span text:style-name="T5323">]</text:span></text:p>
      <text:p text:style-name="P5324"/>
      <text:p text:style-name="P5325">12)</text:p>
      <text:p text:style-name="P5326">QUESTION:</text:p>
      <text:p text:style-name="P5327">Select records where number of reviews is less than 3</text:p>
      <text:p text:style-name="P5328"><text:span text:style-name="T5329">QUERY:</text:span></text:p>
      <text:p text:style-name="P5330"><text:span text:style-name="T5331">SELECT</text:span><text:span text:style-name="T5332"><text:s/></text:span><text:span text:style-name="T5333">*</text:span><text:span text:style-name="T5334"><text:s/></text:span><text:span text:style-name="T5335">FROM</text:span><text:span text:style-name="T5336"><text:s/>c<text:s/></text:span><text:span text:style-name="T5337">WHERE</text:span><text:span text:style-name="T5338"><text:s text:c="2"/>c.no_of_reviews<text:s/></text:span><text:span text:style-name="T5339">&lt;</text:span><text:span text:style-name="T5340"><text:s/></text:span><text:span text:style-name="T5341">3</text:span></text:p>
      <text:p text:style-name="P5342"><text:span text:style-name="T5343">OUTPUT:</text:span><text:line-break/></text:p>
      <text:p text:style-name="P5344"><text:span text:style-name="T5345">[</text:span></text:p>
      <text:p text:style-name="P5346"><text:span text:style-name="T5347"><text:s text:c="4"/>{</text:span></text:p>
      <text:p text:style-name="P5348"><text:span text:style-name="T5349"><text:s text:c="8"/></text:span><text:span text:style-name="T5350">"title"</text:span><text:span text:style-name="T5351">:<text:s/></text:span><text:span text:style-name="T5352">"Linux in simple way"</text:span><text:span text:style-name="T5353">,</text:span></text:p>
      <text:p text:style-name="P5354"><text:span text:style-name="T5355"><text:s text:c="8"/></text:span><text:span text:style-name="T5356">"isbn"</text:span><text:span text:style-name="T5357">:<text:s/></text:span><text:span text:style-name="T5358">6677</text:span><text:span text:style-name="T5359">,</text:span></text:p>
      <text:p text:style-name="P5360"><text:span text:style-name="T5361"><text:s text:c="8"/></text:span><text:span text:style-name="T5362">"downloadable"</text:span><text:span text:style-name="T5363">:<text:s/></text:span><text:span text:style-name="T5364">false</text:span><text:span text:style-name="T5365">,</text:span></text:p>
      <text:p text:style-name="P5366"><text:span text:style-name="T5367"><text:s text:c="8"/></text:span><text:span text:style-name="T5368">"no_of_reviews"</text:span><text:span text:style-name="T5369">:<text:s/></text:span><text:span text:style-name="T5370">1</text:span><text:span text:style-name="T5371">,</text:span></text:p>
      <text:p text:style-name="P5372"><text:span text:style-name="T5373"><text:s text:c="8"/></text:span><text:span text:style-name="T5374">"tags"</text:span><text:span text:style-name="T5375">: [</text:span></text:p>
      <text:p text:style-name="P5376"><text:span text:style-name="T5377"><text:s text:c="12"/></text:span><text:span text:style-name="T5378">"os"</text:span><text:span text:style-name="T5379">,</text:span></text:p>
      <text:p text:style-name="P5380"><text:span text:style-name="T5381"><text:s text:c="12"/></text:span><text:span text:style-name="T5382">"freeware"</text:span><text:span text:style-name="T5383">,</text:span></text:p>
      <text:p text:style-name="P5384"><text:span text:style-name="T5385"><text:s text:c="12"/></text:span><text:span text:style-name="T5386">"shell programming"</text:span></text:p>
      <text:p text:style-name="P5387"><text:span text:style-name="T5388"><text:s text:c="8"/>],</text:span></text:p>
      <text:p text:style-name="P5389"><text:span text:style-name="T5390"><text:s text:c="8"/></text:span><text:span text:style-name="T5391">"languages"</text:span><text:span text:style-name="T5392">: [</text:span></text:p>
      <text:p text:style-name="P5393"><text:span text:style-name="T5394"><text:s text:c="12"/></text:span><text:span text:style-name="T5395">"english"</text:span><text:span text:style-name="T5396">,</text:span></text:p>
      <text:p text:style-name="P5397"><text:span text:style-name="T5398"><text:s text:c="12"/></text:span><text:span text:style-name="T5399">"hindi"</text:span><text:span text:style-name="T5400">,</text:span></text:p>
      <text:p text:style-name="P5401"><text:span text:style-name="T5402"><text:s text:c="12"/></text:span><text:span text:style-name="T5403">"telugu"</text:span></text:p>
      <text:p text:style-name="P5404"><text:span text:style-name="T5405"><text:s text:c="8"/>],</text:span></text:p>
      <text:p text:style-name="P5406"><text:span text:style-name="T5407"><text:s text:c="8"/></text:span><text:span text:style-name="T5408">"author"</text:span><text:span text:style-name="T5409">: {</text:span></text:p>
      <text:p text:style-name="P5410"><text:span text:style-name="T5411"><text:s text:c="12"/></text:span><text:span text:style-name="T5412">"name"</text:span><text:span text:style-name="T5413">:<text:s/></text:span><text:span text:style-name="T5414">"Shiva Ramachandran"</text:span><text:span text:style-name="T5415">,</text:span></text:p>
      <text:p text:style-name="P5416"><text:span text:style-name="T5417"><text:s text:c="12"/></text:span><text:span text:style-name="T5418">"callname"</text:span><text:span text:style-name="T5419">:<text:s/></text:span><text:span text:style-name="T5420">"Shiv"</text:span><text:span text:style-name="T5421">,</text:span></text:p>
      <text:p text:style-name="P5422"><text:span text:style-name="T5423"><text:s text:c="12"/></text:span><text:span text:style-name="T5424">"profile"</text:span><text:span text:style-name="T5425">: {</text:span></text:p>
      <text:p text:style-name="P5426"><text:span text:style-name="T5427"><text:s text:c="16"/></text:span><text:span text:style-name="T5428">"exp"</text:span><text:span text:style-name="T5429">:<text:s/></text:span><text:span text:style-name="T5430">8</text:span><text:span text:style-name="T5431">,</text:span></text:p>
      <text:p text:style-name="P5432"><text:span text:style-name="T5433"><text:s text:c="16"/></text:span><text:span text:style-name="T5434">"courses"</text:span><text:span text:style-name="T5435">:<text:s/></text:span><text:span text:style-name="T5436">3</text:span><text:span text:style-name="T5437">,</text:span></text:p>
      <text:p text:style-name="P5438"><text:span text:style-name="T5439"><text:s text:c="16"/></text:span><text:span text:style-name="T5440">"books"</text:span><text:span text:style-name="T5441">:<text:s/></text:span><text:span text:style-name="T5442">2</text:span></text:p>
      <text:p text:style-name="P5443"><text:span text:style-name="T5444"><text:s text:c="12"/>}</text:span></text:p>
      <text:p text:style-name="P5445"><text:span text:style-name="T5446"><text:s text:c="8"/>},</text:span></text:p>
      <text:p text:style-name="P5447"><text:span text:style-name="T5448"><text:s text:c="8"/></text:span><text:span text:style-name="T5449">"id"</text:span><text:span text:style-name="T5450">:<text:s/></text:span><text:span text:style-name="T5451">"06c160bb-0ad7-451d-bb90-338a04be56e9"</text:span><text:span text:style-name="T5452">,</text:span></text:p>
      <text:p text:style-name="P5453"><text:span text:style-name="T5454"><text:s text:c="8"/></text:span><text:span text:style-name="T5455">"_rid"</text:span><text:span text:style-name="T5456">:<text:s/></text:span><text:span text:style-name="T5457">"dchmANwZKj4BAAAAAAAAAA=="</text:span><text:span text:style-name="T5458">,</text:span></text:p>
      <text:p text:style-name="P5459"><text:span text:style-name="T5460"><text:s text:c="8"/></text:span><text:span text:style-name="T5461">"_self"</text:span><text:span text:style-name="T5462">:<text:s/></text:span><text:span text:style-name="T5463">"dbs/dchmAA==/colls/dchmANwZKj4=/docs/dchmANwZKj4BAAAAAAAAAA==/"</text:span><text:span text:style-name="T5464">,</text:span></text:p>
      <text:p text:style-name="P5465"><text:span text:style-name="T5466"><text:s text:c="8"/></text:span><text:span text:style-name="T5467">"_etag"</text:span><text:span text:style-name="T5468">:<text:s/></text:span><text:span text:style-name="T5469">"\"0a02a6dc-0000-0700-0000-6419727a0000\""</text:span><text:span text:style-name="T5470">,</text:span></text:p>
      <text:p text:style-name="P5471"><text:span text:style-name="T5472"><text:s text:c="8"/></text:span><text:span text:style-name="T5473">"_attachments"</text:span><text:span text:style-name="T5474">:<text:s/></text:span><text:span text:style-name="T5475">"attachments/"</text:span><text:span text:style-name="T5476">,</text:span></text:p>
      <text:p text:style-name="P5477"><text:span text:style-name="T5478"><text:s text:c="8"/></text:span><text:span text:style-name="T5479">"_ts"</text:span><text:span text:style-name="T5480">:<text:s/></text:span><text:span text:style-name="T5481">1679389306</text:span></text:p>
      <text:p text:style-name="P5482"><text:span text:style-name="T5483"><text:s text:c="4"/>},</text:span></text:p>
      <text:p text:style-name="P5484"><text:span text:style-name="T5485"><text:s text:c="4"/>{</text:span></text:p>
      <text:p text:style-name="P5486"><text:span text:style-name="T5487"><text:s text:c="8"/></text:span><text:span text:style-name="T5488">"title"</text:span><text:span text:style-name="T5489">:<text:s/></text:span><text:span text:style-name="T5490">"Java in simple way"</text:span><text:span text:style-name="T5491">,</text:span></text:p>
      <text:p text:style-name="P5492"><text:span text:style-name="T5493"><text:s text:c="8"/></text:span><text:span text:style-name="T5494">"isbn"</text:span><text:span text:style-name="T5495">:<text:s/></text:span><text:span text:style-name="T5496">1122</text:span><text:span text:style-name="T5497">,</text:span></text:p>
      <text:p text:style-name="P5498"><text:span text:style-name="T5499"><text:s text:c="8"/></text:span><text:span text:style-name="T5500">"downloadable"</text:span><text:span text:style-name="T5501">:<text:s/></text:span><text:span text:style-name="T5502">true</text:span><text:span text:style-name="T5503">,</text:span></text:p>
      <text:p text:style-name="P5504"><text:span text:style-name="T5505"><text:s text:c="8"/></text:span><text:span text:style-name="T5506">"no_of_reviews"</text:span><text:span text:style-name="T5507">:<text:s/></text:span><text:span text:style-name="T5508">2</text:span><text:span text:style-name="T5509">,</text:span></text:p>
      <text:p text:style-name="P5510"><text:span text:style-name="T5511"><text:s text:c="8"/></text:span><text:span text:style-name="T5512">"tags"</text:span><text:span text:style-name="T5513">: [</text:span></text:p>
      <text:p text:style-name="P5514"><text:span text:style-name="T5515"><text:s text:c="12"/></text:span><text:span text:style-name="T5516">"language"</text:span><text:span text:style-name="T5517">,</text:span></text:p>
      <text:p text:style-name="P5518"><text:span text:style-name="T5519"><text:s text:c="12"/></text:span><text:span text:style-name="T5520">"freeware"</text:span><text:span text:style-name="T5521">,</text:span></text:p>
      <text:p text:style-name="P5522"><text:span text:style-name="T5523"><text:s text:c="12"/></text:span><text:span text:style-name="T5524">"programming"</text:span></text:p>
      <text:p text:style-name="P5525"><text:span text:style-name="T5526"><text:s text:c="8"/>],</text:span></text:p>
      <text:p text:style-name="P5527"><text:span text:style-name="T5528"><text:s text:c="8"/></text:span><text:span text:style-name="T5529">"languages"</text:span><text:span text:style-name="T5530">: [</text:span></text:p>
      <text:p text:style-name="P5531"><text:span text:style-name="T5532"><text:s text:c="12"/></text:span><text:span text:style-name="T5533">"english"</text:span><text:span text:style-name="T5534">,</text:span></text:p>
      <text:p text:style-name="P5535"><text:span text:style-name="T5536"><text:s text:c="12"/></text:span><text:span text:style-name="T5537">"hindi"</text:span><text:span text:style-name="T5538">,</text:span></text:p>
      <text:p text:style-name="P5539"><text:span text:style-name="T5540"><text:s text:c="12"/></text:span><text:span text:style-name="T5541">"telugu"</text:span></text:p>
      <text:p text:style-name="P5542"><text:span text:style-name="T5543"><text:s text:c="8"/>],</text:span></text:p>
      <text:p text:style-name="P5544"><text:span text:style-name="T5545"><text:s text:c="8"/></text:span><text:span text:style-name="T5546">"author"</text:span><text:span text:style-name="T5547">: {</text:span></text:p>
      <text:p text:style-name="P5548"><text:span text:style-name="T5549"><text:s text:c="12"/></text:span><text:span text:style-name="T5550">"name"</text:span><text:span text:style-name="T5551">:<text:s/></text:span><text:span text:style-name="T5552">"Karhik Ramachandran"</text:span><text:span text:style-name="T5553">,</text:span></text:p>
      <text:p text:style-name="P5554"><text:span text:style-name="T5555"><text:s text:c="12"/></text:span><text:span text:style-name="T5556">"callname"</text:span><text:span text:style-name="T5557">:<text:s/></text:span><text:span text:style-name="T5558">"Karthik"</text:span><text:span text:style-name="T5559">,</text:span></text:p>
      <text:p text:style-name="P5560"><text:span text:style-name="T5561"><text:s text:c="12"/></text:span><text:span text:style-name="T5562">"profile"</text:span><text:span text:style-name="T5563">: {</text:span></text:p>
      <text:p text:style-name="P5564"><text:span text:style-name="T5565"><text:s text:c="16"/></text:span><text:span text:style-name="T5566">"exp"</text:span><text:span text:style-name="T5567">:<text:s/></text:span><text:span text:style-name="T5568">1</text:span><text:span text:style-name="T5569">,</text:span></text:p>
      <text:p text:style-name="P5570"><text:span text:style-name="T5571"><text:s text:c="16"/></text:span><text:span text:style-name="T5572">"courses"</text:span><text:span text:style-name="T5573">:<text:s/></text:span><text:span text:style-name="T5574">2</text:span><text:span text:style-name="T5575">,</text:span></text:p>
      <text:p text:style-name="P5576"><text:span text:style-name="T5577"><text:s text:c="16"/></text:span><text:span text:style-name="T5578">"books"</text:span><text:span text:style-name="T5579">:<text:s/></text:span><text:span text:style-name="T5580">3</text:span></text:p>
      <text:p text:style-name="P5581"><text:span text:style-name="T5582"><text:s text:c="12"/>}</text:span></text:p>
      <text:p text:style-name="P5583"><text:span text:style-name="T5584"><text:s text:c="8"/>},</text:span></text:p>
      <text:p text:style-name="P5585"><text:span text:style-name="T5586"><text:s text:c="8"/></text:span><text:span text:style-name="T5587">"id"</text:span><text:span text:style-name="T5588">:<text:s/></text:span><text:span text:style-name="T5589">"981c76aa-7f8e-4ac3-aa00-6a155461a119"</text:span><text:span text:style-name="T5590">,</text:span></text:p>
      <text:p text:style-name="P5591"><text:span text:style-name="T5592"><text:s text:c="8"/></text:span><text:span text:style-name="T5593">"_rid"</text:span><text:span text:style-name="T5594">:<text:s/></text:span><text:span text:style-name="T5595">"dchmANwZKj4CAAAAAAAAAA=="</text:span><text:span text:style-name="T5596">,</text:span></text:p>
      <text:p text:style-name="P5597"><text:span text:style-name="T5598"><text:s text:c="8"/></text:span><text:span text:style-name="T5599">"_self"</text:span><text:span text:style-name="T5600">:<text:s/></text:span><text:span text:style-name="T5601">"dbs/dchmAA==/colls/dchmANwZKj4=/docs/dchmANwZKj4CAAAAAAAAAA==/"</text:span><text:span text:style-name="T5602">,</text:span></text:p>
      <text:p text:style-name="P5603"><text:span text:style-name="T5604"><text:s text:c="8"/></text:span><text:span text:style-name="T5605">"_etag"</text:span><text:span text:style-name="T5606">:<text:s/></text:span><text:span text:style-name="T5607">"\"0a02a7dc-0000-0700-0000-6419727a0000\""</text:span><text:span text:style-name="T5608">,</text:span></text:p>
      <text:p text:style-name="P5609"><text:span text:style-name="T5610"><text:s text:c="8"/></text:span><text:span text:style-name="T5611">"_attachments"</text:span><text:span text:style-name="T5612">:<text:s/></text:span><text:span text:style-name="T5613">"attachments/"</text:span><text:span text:style-name="T5614">,</text:span></text:p>
      <text:p text:style-name="P5615"><text:span text:style-name="T5616"><text:s text:c="8"/></text:span><text:span text:style-name="T5617">"_ts"</text:span><text:span text:style-name="T5618">:<text:s/></text:span><text:span text:style-name="T5619">1679389306</text:span></text:p>
      <text:p text:style-name="P5620"><text:span text:style-name="T5621"><text:s text:c="4"/>},</text:span></text:p>
      <text:p text:style-name="P5622"><text:span text:style-name="T5623"><text:s text:c="4"/>{</text:span></text:p>
      <text:p text:style-name="P5624"><text:span text:style-name="T5625"><text:s text:c="8"/></text:span><text:span text:style-name="T5626">"title"</text:span><text:span text:style-name="T5627">:<text:s/></text:span><text:span text:style-name="T5628">"Shell Scripting in simple way"</text:span><text:span text:style-name="T5629">,</text:span></text:p>
      <text:p text:style-name="P5630"><text:span text:style-name="T5631"><text:s text:c="8"/></text:span><text:span text:style-name="T5632">"isbn"</text:span><text:span text:style-name="T5633">:<text:s/></text:span><text:span text:style-name="T5634">9988</text:span><text:span text:style-name="T5635">,</text:span></text:p>
      <text:p text:style-name="P5636"><text:span text:style-name="T5637"><text:s text:c="8"/></text:span><text:span text:style-name="T5638">"downloadable"</text:span><text:span text:style-name="T5639">:<text:s/></text:span><text:span text:style-name="T5640">true</text:span><text:span text:style-name="T5641">,</text:span></text:p>
      <text:p text:style-name="P5642"><text:span text:style-name="T5643"><text:s text:c="8"/></text:span><text:span text:style-name="T5644">"no_of_reviews"</text:span><text:span text:style-name="T5645">:<text:s/></text:span><text:span text:style-name="T5646">1</text:span><text:span text:style-name="T5647">,</text:span></text:p>
      <text:p text:style-name="P5648"><text:span text:style-name="T5649"><text:s text:c="8"/></text:span><text:span text:style-name="T5650">"tags"</text:span><text:span text:style-name="T5651">: [</text:span></text:p>
      <text:p text:style-name="P5652"><text:span text:style-name="T5653"><text:s text:c="12"/></text:span><text:span text:style-name="T5654">"programming"</text:span></text:p>
      <text:p text:style-name="P5655"><text:span text:style-name="T5656"><text:s text:c="8"/>],</text:span></text:p>
      <text:p text:style-name="P5657"><text:span text:style-name="T5658"><text:s text:c="8"/></text:span><text:span text:style-name="T5659">"languages"</text:span><text:span text:style-name="T5660">: [</text:span></text:p>
      <text:p text:style-name="P5661"><text:span text:style-name="T5662"><text:s text:c="12"/></text:span><text:span text:style-name="T5663">"english"</text:span><text:span text:style-name="T5664">,</text:span></text:p>
      <text:p text:style-name="P5665"><text:span text:style-name="T5666"><text:s text:c="12"/></text:span><text:span text:style-name="T5667">"hindi"</text:span><text:span text:style-name="T5668">,</text:span></text:p>
      <text:p text:style-name="P5669"><text:span text:style-name="T5670"><text:s text:c="12"/></text:span><text:span text:style-name="T5671">"tamil"</text:span></text:p>
      <text:p text:style-name="P5672"><text:span text:style-name="T5673"><text:s text:c="8"/>],</text:span></text:p>
      <text:p text:style-name="P5674"><text:span text:style-name="T5675"><text:s text:c="8"/></text:span><text:span text:style-name="T5676">"author"</text:span><text:span text:style-name="T5677">: {</text:span></text:p>
      <text:p text:style-name="P5678"><text:span text:style-name="T5679"><text:s text:c="12"/></text:span><text:span text:style-name="T5680">"name"</text:span><text:span text:style-name="T5681">:<text:s/></text:span><text:span text:style-name="T5682">"Rama Ramachandran"</text:span><text:span text:style-name="T5683">,</text:span></text:p>
      <text:p text:style-name="P5684"><text:span text:style-name="T5685"><text:s text:c="12"/></text:span><text:span text:style-name="T5686">"callname"</text:span><text:span text:style-name="T5687">:<text:s/></text:span><text:span text:style-name="T5688">"Rama"</text:span><text:span text:style-name="T5689">,</text:span></text:p>
      <text:p text:style-name="P5690"><text:span text:style-name="T5691"><text:s text:c="12"/></text:span><text:span text:style-name="T5692">"profile"</text:span><text:span text:style-name="T5693">: {</text:span></text:p>
      <text:p text:style-name="P5694"><text:span text:style-name="T5695"><text:s text:c="16"/></text:span><text:span text:style-name="T5696">"exp"</text:span><text:span text:style-name="T5697">:<text:s/></text:span><text:span text:style-name="T5698">8</text:span><text:span text:style-name="T5699">,</text:span></text:p>
      <text:p text:style-name="P5700"><text:span text:style-name="T5701"><text:s text:c="16"/></text:span><text:span text:style-name="T5702">"courses"</text:span><text:span text:style-name="T5703">:<text:s/></text:span><text:span text:style-name="T5704">3</text:span><text:span text:style-name="T5705">,</text:span></text:p>
      <text:p text:style-name="P5706"><text:span text:style-name="T5707"><text:s text:c="16"/></text:span><text:span text:style-name="T5708">"books"</text:span><text:span text:style-name="T5709">:<text:s/></text:span><text:span text:style-name="T5710">2</text:span></text:p>
      <text:p text:style-name="P5711"><text:span text:style-name="T5712"><text:s text:c="12"/>}</text:span></text:p>
      <text:p text:style-name="P5713"><text:span text:style-name="T5714"><text:s text:c="8"/>},</text:span></text:p>
      <text:p text:style-name="P5715"><text:span text:style-name="T5716"><text:s text:c="8"/></text:span><text:span text:style-name="T5717">"id"</text:span><text:span text:style-name="T5718">:<text:s/></text:span><text:span text:style-name="T5719">"45aac395-ab93-4859-9fe4-b99705952a90"</text:span><text:span text:style-name="T5720">,</text:span></text:p>
      <text:p text:style-name="P5721"><text:span text:style-name="T5722"><text:s text:c="8"/></text:span><text:span text:style-name="T5723">"_rid"</text:span><text:span text:style-name="T5724">:<text:s/></text:span><text:span text:style-name="T5725">"dchmANwZKj4HAAAAAAAAAA=="</text:span><text:span text:style-name="T5726">,</text:span></text:p>
      <text:p text:style-name="P5727"><text:span text:style-name="T5728"><text:s text:c="8"/></text:span><text:span text:style-name="T5729">"_self"</text:span><text:span text:style-name="T5730">:<text:s/></text:span><text:span text:style-name="T5731">"dbs/dchmAA==/colls/dchmANwZKj4=/docs/dchmANwZKj4HAAAAAAAAAA==/"</text:span><text:span text:style-name="T5732">,</text:span></text:p>
      <text:p text:style-name="P5733"><text:span text:style-name="T5734"><text:s text:c="8"/></text:span><text:span text:style-name="T5735">"_etag"</text:span><text:span text:style-name="T5736">:<text:s/></text:span><text:span text:style-name="T5737">"\"0a02acdc-0000-0700-0000-6419727a0000\""</text:span><text:span text:style-name="T5738">,</text:span></text:p>
      <text:p text:style-name="P5739"><text:span text:style-name="T5740"><text:s text:c="8"/></text:span><text:span text:style-name="T5741">"_attachments"</text:span><text:span text:style-name="T5742">:<text:s/></text:span><text:span text:style-name="T5743">"attachments/"</text:span><text:span text:style-name="T5744">,</text:span></text:p>
      <text:p text:style-name="P5745"><text:span text:style-name="T5746"><text:s text:c="8"/></text:span><text:span text:style-name="T5747">"_ts"</text:span><text:span text:style-name="T5748">:<text:s/></text:span><text:span text:style-name="T5749">1679389306</text:span></text:p>
      <text:p text:style-name="P5750"><text:span text:style-name="T5751"><text:s text:c="4"/>}</text:span></text:p>
      <text:p text:style-name="P5752"><text:span text:style-name="T5753">]</text:span></text:p>
      <text:p text:style-name="P5754"/>
      <text:p text:style-name="P5755">13)</text:p>
      <text:p text:style-name="P5756">QUESTION:</text:p>
      <text:p text:style-name="P5757">Select records in which the number of reviews &gt; 3 or downloadable is true</text:p>
      <text:p text:style-name="P5758"><text:span text:style-name="T5759">QUERY:</text:span><text:line-break/></text:p>
      <text:p text:style-name="P5760"><text:span text:style-name="T5761">SELECT</text:span><text:span text:style-name="T5762"><text:s/></text:span><text:span text:style-name="T5763">*</text:span><text:span text:style-name="T5764"><text:s/></text:span><text:span text:style-name="T5765">FROM</text:span><text:span text:style-name="T5766"><text:s/>c<text:s/></text:span><text:span text:style-name="T5767">WHERE</text:span><text:span text:style-name="T5768"><text:s text:c="2"/>c.no_of_reviews<text:s/></text:span><text:span text:style-name="T5769">&gt;</text:span><text:span text:style-name="T5770"><text:s/></text:span><text:span text:style-name="T5771">3</text:span><text:span text:style-name="T5772"><text:s/></text:span><text:span text:style-name="T5773">or</text:span><text:span text:style-name="T5774"><text:s/>c.downloadable<text:s/></text:span><text:span text:style-name="T5775">=</text:span><text:span text:style-name="T5776"><text:s/></text:span><text:span text:style-name="T5777">true</text:span></text:p>
      <text:p text:style-name="P5778"/>
      <text:p text:style-name="P5779">OUTPUT:</text:p>
      <text:p text:style-name="P5780"><text:span text:style-name="T5781">[</text:span></text:p>
      <text:p text:style-name="P5782"><text:span text:style-name="T5783"><text:s text:c="4"/>{</text:span></text:p>
      <text:p text:style-name="P5784"><text:span text:style-name="T5785"><text:s text:c="8"/></text:span><text:span text:style-name="T5786">"title"</text:span><text:span text:style-name="T5787">:<text:s/></text:span><text:span text:style-name="T5788">"Java in simple way"</text:span><text:span text:style-name="T5789">,</text:span></text:p>
      <text:p text:style-name="P5790"><text:span text:style-name="T5791"><text:s text:c="8"/></text:span><text:span text:style-name="T5792">"isbn"</text:span><text:span text:style-name="T5793">:<text:s/></text:span><text:span text:style-name="T5794">1122</text:span><text:span text:style-name="T5795">,</text:span></text:p>
      <text:p text:style-name="P5796"><text:span text:style-name="T5797"><text:s text:c="8"/></text:span><text:span text:style-name="T5798">"downloadable"</text:span><text:span text:style-name="T5799">:<text:s/></text:span><text:span text:style-name="T5800">true</text:span><text:span text:style-name="T5801">,</text:span></text:p>
      <text:p text:style-name="P5802"><text:span text:style-name="T5803"><text:s text:c="8"/></text:span><text:span text:style-name="T5804">"no_of_reviews"</text:span><text:span text:style-name="T5805">:<text:s/></text:span><text:span text:style-name="T5806">2</text:span><text:span text:style-name="T5807">,</text:span></text:p>
      <text:p text:style-name="P5808"><text:span text:style-name="T5809"><text:s text:c="8"/></text:span><text:span text:style-name="T5810">"tags"</text:span><text:span text:style-name="T5811">: [</text:span></text:p>
      <text:p text:style-name="P5812"><text:span text:style-name="T5813"><text:s text:c="12"/></text:span><text:span text:style-name="T5814">"language"</text:span><text:span text:style-name="T5815">,</text:span></text:p>
      <text:p text:style-name="P5816"><text:span text:style-name="T5817"><text:s text:c="12"/></text:span><text:span text:style-name="T5818">"freeware"</text:span><text:span text:style-name="T5819">,</text:span></text:p>
      <text:p text:style-name="P5820"><text:span text:style-name="T5821"><text:s text:c="12"/></text:span><text:span text:style-name="T5822">"programming"</text:span></text:p>
      <text:p text:style-name="P5823"><text:span text:style-name="T5824"><text:s text:c="8"/>],</text:span></text:p>
      <text:p text:style-name="P5825"><text:span text:style-name="T5826"><text:s text:c="8"/></text:span><text:span text:style-name="T5827">"languages"</text:span><text:span text:style-name="T5828">: [</text:span></text:p>
      <text:p text:style-name="P5829"><text:span text:style-name="T5830"><text:s text:c="12"/></text:span><text:span text:style-name="T5831">"english"</text:span><text:span text:style-name="T5832">,</text:span></text:p>
      <text:p text:style-name="P5833"><text:span text:style-name="T5834"><text:s text:c="12"/></text:span><text:span text:style-name="T5835">"hindi"</text:span><text:span text:style-name="T5836">,</text:span></text:p>
      <text:p text:style-name="P5837"><text:span text:style-name="T5838"><text:s text:c="12"/></text:span><text:span text:style-name="T5839">"telugu"</text:span></text:p>
      <text:p text:style-name="P5840"><text:span text:style-name="T5841"><text:s text:c="8"/>],</text:span></text:p>
      <text:p text:style-name="P5842"><text:span text:style-name="T5843"><text:s text:c="8"/></text:span><text:span text:style-name="T5844">"author"</text:span><text:span text:style-name="T5845">: {</text:span></text:p>
      <text:p text:style-name="P5846"><text:span text:style-name="T5847"><text:s text:c="12"/></text:span><text:span text:style-name="T5848">"name"</text:span><text:span text:style-name="T5849">:<text:s/></text:span><text:span text:style-name="T5850">"Karhik Ramachandran"</text:span><text:span text:style-name="T5851">,</text:span></text:p>
      <text:p text:style-name="P5852"><text:span text:style-name="T5853"><text:s text:c="12"/></text:span><text:span text:style-name="T5854">"callname"</text:span><text:span text:style-name="T5855">:<text:s/></text:span><text:span text:style-name="T5856">"Karthik"</text:span><text:span text:style-name="T5857">,</text:span></text:p>
      <text:p text:style-name="P5858"><text:span text:style-name="T5859"><text:s text:c="12"/></text:span><text:span text:style-name="T5860">"profile"</text:span><text:span text:style-name="T5861">: {</text:span></text:p>
      <text:p text:style-name="P5862"><text:span text:style-name="T5863"><text:s text:c="16"/></text:span><text:span text:style-name="T5864">"exp"</text:span><text:span text:style-name="T5865">:<text:s/></text:span><text:span text:style-name="T5866">1</text:span><text:span text:style-name="T5867">,</text:span></text:p>
      <text:p text:style-name="P5868"><text:span text:style-name="T5869"><text:s text:c="16"/></text:span><text:span text:style-name="T5870">"courses"</text:span><text:span text:style-name="T5871">:<text:s/></text:span><text:span text:style-name="T5872">2</text:span><text:span text:style-name="T5873">,</text:span></text:p>
      <text:p text:style-name="P5874"><text:span text:style-name="T5875"><text:s text:c="16"/></text:span><text:span text:style-name="T5876">"books"</text:span><text:span text:style-name="T5877">:<text:s/></text:span><text:span text:style-name="T5878">3</text:span></text:p>
      <text:p text:style-name="P5879"><text:span text:style-name="T5880"><text:s text:c="12"/>}</text:span></text:p>
      <text:p text:style-name="P5881"><text:span text:style-name="T5882"><text:s text:c="8"/>},</text:span></text:p>
      <text:p text:style-name="P5883"><text:span text:style-name="T5884"><text:s text:c="8"/></text:span><text:span text:style-name="T5885">"id"</text:span><text:span text:style-name="T5886">:<text:s/></text:span><text:span text:style-name="T5887">"981c76aa-7f8e-4ac3-aa00-6a155461a119"</text:span><text:span text:style-name="T5888">,</text:span></text:p>
      <text:p text:style-name="P5889"><text:span text:style-name="T5890"><text:s text:c="8"/></text:span><text:span text:style-name="T5891">"_rid"</text:span><text:span text:style-name="T5892">:<text:s/></text:span><text:span text:style-name="T5893">"dchmANwZKj4CAAAAAAAAAA=="</text:span><text:span text:style-name="T5894">,</text:span></text:p>
      <text:p text:style-name="P5895"><text:span text:style-name="T5896"><text:s text:c="8"/></text:span><text:span text:style-name="T5897">"_self"</text:span><text:span text:style-name="T5898">:<text:s/></text:span><text:span text:style-name="T5899">"dbs/dchmAA==/colls/dchmANwZKj4=/docs/dchmANwZKj4CAAAAAAAAAA==/"</text:span><text:span text:style-name="T5900">,</text:span></text:p>
      <text:p text:style-name="P5901"><text:span text:style-name="T5902"><text:s text:c="8"/></text:span><text:span text:style-name="T5903">"_etag"</text:span><text:span text:style-name="T5904">:<text:s/></text:span><text:span text:style-name="T5905">"\"0a02a7dc-0000-0700-0000-6419727a0000\""</text:span><text:span text:style-name="T5906">,</text:span></text:p>
      <text:p text:style-name="P5907"><text:span text:style-name="T5908"><text:s text:c="8"/></text:span><text:span text:style-name="T5909">"_attachments"</text:span><text:span text:style-name="T5910">:<text:s/></text:span><text:span text:style-name="T5911">"attachments/"</text:span><text:span text:style-name="T5912">,</text:span></text:p>
      <text:p text:style-name="P5913"><text:span text:style-name="T5914"><text:s text:c="8"/></text:span><text:span text:style-name="T5915">"_ts"</text:span><text:span text:style-name="T5916">:<text:s/></text:span><text:span text:style-name="T5917">1679389306</text:span></text:p>
      <text:p text:style-name="P5918"><text:span text:style-name="T5919"><text:s text:c="4"/>},</text:span></text:p>
      <text:p text:style-name="P5920"><text:span text:style-name="T5921"><text:s text:c="4"/>{</text:span></text:p>
      <text:p text:style-name="P5922"><text:span text:style-name="T5923"><text:s text:c="8"/></text:span><text:span text:style-name="T5924">"title"</text:span><text:span text:style-name="T5925">:<text:s/></text:span><text:span text:style-name="T5926">"Python in simple way"</text:span><text:span text:style-name="T5927">,</text:span></text:p>
      <text:p text:style-name="P5928"><text:span text:style-name="T5929"><text:s text:c="8"/></text:span><text:span text:style-name="T5930">"isbn"</text:span><text:span text:style-name="T5931">:<text:s/></text:span><text:span text:style-name="T5932">1234</text:span><text:span text:style-name="T5933">,</text:span></text:p>
      <text:p text:style-name="P5934"><text:span text:style-name="T5935"><text:s text:c="8"/></text:span><text:span text:style-name="T5936">"downloadable"</text:span><text:span text:style-name="T5937">:<text:s/></text:span><text:span text:style-name="T5938">false</text:span><text:span text:style-name="T5939">,</text:span></text:p>
      <text:p text:style-name="P5940"><text:span text:style-name="T5941"><text:s text:c="8"/></text:span><text:span text:style-name="T5942">"no_of_reviews"</text:span><text:span text:style-name="T5943">:<text:s/></text:span><text:span text:style-name="T5944">5</text:span><text:span text:style-name="T5945">,</text:span></text:p>
      <text:p text:style-name="P5946"><text:span text:style-name="T5947"><text:s text:c="8"/></text:span><text:span text:style-name="T5948">"tags"</text:span><text:span text:style-name="T5949">: [</text:span></text:p>
      <text:p text:style-name="P5950"><text:span text:style-name="T5951"><text:s text:c="12"/></text:span><text:span text:style-name="T5952">"language"</text:span><text:span text:style-name="T5953">,</text:span></text:p>
      <text:p text:style-name="P5954"><text:span text:style-name="T5955"><text:s text:c="12"/></text:span><text:span text:style-name="T5956">"freeware"</text:span><text:span text:style-name="T5957">,</text:span></text:p>
      <text:p text:style-name="P5958"><text:span text:style-name="T5959"><text:s text:c="12"/></text:span><text:span text:style-name="T5960">"programming"</text:span></text:p>
      <text:p text:style-name="P5961"><text:span text:style-name="T5962"><text:s text:c="8"/>],</text:span></text:p>
      <text:p text:style-name="P5963"><text:span text:style-name="T5964"><text:s text:c="8"/></text:span><text:span text:style-name="T5965">"languages"</text:span><text:span text:style-name="T5966">: [</text:span></text:p>
      <text:p text:style-name="P5967"><text:span text:style-name="T5968"><text:s text:c="12"/></text:span><text:span text:style-name="T5969">"english"</text:span><text:span text:style-name="T5970">,</text:span></text:p>
      <text:p text:style-name="P5971"><text:span text:style-name="T5972"><text:s text:c="12"/></text:span><text:span text:style-name="T5973">"hindi"</text:span><text:span text:style-name="T5974">,</text:span></text:p>
      <text:p text:style-name="P5975"><text:span text:style-name="T5976"><text:s text:c="12"/></text:span><text:span text:style-name="T5977">"telugu"</text:span></text:p>
      <text:p text:style-name="P5978"><text:span text:style-name="T5979"><text:s text:c="8"/>],</text:span></text:p>
      <text:p text:style-name="P5980"><text:span text:style-name="T5981"><text:s text:c="8"/></text:span><text:span text:style-name="T5982">"author"</text:span><text:span text:style-name="T5983">: {</text:span></text:p>
      <text:p text:style-name="P5984"><text:span text:style-name="T5985"><text:s text:c="12"/></text:span><text:span text:style-name="T5986">"name"</text:span><text:span text:style-name="T5987">:<text:s/></text:span><text:span text:style-name="T5988">"Daniel IA Cohen"</text:span><text:span text:style-name="T5989">,</text:span></text:p>
      <text:p text:style-name="P5990"><text:span text:style-name="T5991"><text:s text:c="12"/></text:span><text:span text:style-name="T5992">"callname"</text:span><text:span text:style-name="T5993">:<text:s/></text:span><text:span text:style-name="T5994">"Dan"</text:span><text:span text:style-name="T5995">,</text:span></text:p>
      <text:p text:style-name="P5996"><text:span text:style-name="T5997"><text:s text:c="12"/></text:span><text:span text:style-name="T5998">"profile"</text:span><text:span text:style-name="T5999">: {</text:span></text:p>
      <text:p text:style-name="P6000"><text:span text:style-name="T6001"><text:s text:c="16"/></text:span><text:span text:style-name="T6002">"exp"</text:span><text:span text:style-name="T6003">:<text:s/></text:span><text:span text:style-name="T6004">8</text:span><text:span text:style-name="T6005">,</text:span></text:p>
      <text:p text:style-name="P6006"><text:span text:style-name="T6007"><text:s text:c="16"/></text:span><text:span text:style-name="T6008">"courses"</text:span><text:span text:style-name="T6009">:<text:s/></text:span><text:span text:style-name="T6010">7</text:span><text:span text:style-name="T6011">,</text:span></text:p>
      <text:p text:style-name="P6012"><text:span text:style-name="T6013"><text:s text:c="16"/></text:span><text:span text:style-name="T6014">"books"</text:span><text:span text:style-name="T6015">:<text:s/></text:span><text:span text:style-name="T6016">6</text:span></text:p>
      <text:p text:style-name="P6017"><text:span text:style-name="T6018"><text:s text:c="12"/>}</text:span></text:p>
      <text:p text:style-name="P6019"><text:span text:style-name="T6020"><text:s text:c="8"/>},</text:span></text:p>
      <text:p text:style-name="P6021"><text:span text:style-name="T6022"><text:s text:c="8"/></text:span><text:span text:style-name="T6023">"id"</text:span><text:span text:style-name="T6024">:<text:s/></text:span><text:span text:style-name="T6025">"1244fd3a-0c3d-4f8b-b7d4-eb8436522684"</text:span><text:span text:style-name="T6026">,</text:span></text:p>
      <text:p text:style-name="P6027"><text:span text:style-name="T6028"><text:s text:c="8"/></text:span><text:span text:style-name="T6029">"_rid"</text:span><text:span text:style-name="T6030">:<text:s/></text:span><text:span text:style-name="T6031">"dchmANwZKj4DAAAAAAAAAA=="</text:span><text:span text:style-name="T6032">,</text:span></text:p>
      <text:p text:style-name="P6033"><text:span text:style-name="T6034"><text:s text:c="8"/></text:span><text:span text:style-name="T6035">"_self"</text:span><text:span text:style-name="T6036">:<text:s/></text:span><text:span text:style-name="T6037">"dbs/dchmAA==/colls/dchmANwZKj4=/docs/dchmANwZKj4DAAAAAAAAAA==/"</text:span><text:span text:style-name="T6038">,</text:span></text:p>
      <text:p text:style-name="P6039"><text:span text:style-name="T6040"><text:s text:c="8"/></text:span><text:span text:style-name="T6041">"_etag"</text:span><text:span text:style-name="T6042">:<text:s/></text:span><text:span text:style-name="T6043">"\"0a02a8dc-0000-0700-0000-6419727a0000\""</text:span><text:span text:style-name="T6044">,</text:span></text:p>
      <text:p text:style-name="P6045"><text:span text:style-name="T6046"><text:s text:c="8"/></text:span><text:span text:style-name="T6047">"_attachments"</text:span><text:span text:style-name="T6048">:<text:s/></text:span><text:span text:style-name="T6049">"attachments/"</text:span><text:span text:style-name="T6050">,</text:span></text:p>
      <text:p text:style-name="P6051"><text:span text:style-name="T6052"><text:s text:c="8"/></text:span><text:span text:style-name="T6053">"_ts"</text:span><text:span text:style-name="T6054">:<text:s/></text:span><text:span text:style-name="T6055">1679389306</text:span></text:p>
      <text:p text:style-name="P6056"><text:span text:style-name="T6057"><text:s text:c="4"/>},</text:span></text:p>
      <text:p text:style-name="P6058"><text:span text:style-name="T6059"><text:s text:c="4"/>{</text:span></text:p>
      <text:p text:style-name="P6060"><text:span text:style-name="T6061"><text:s text:c="8"/></text:span><text:span text:style-name="T6062">"title"</text:span><text:span text:style-name="T6063">:<text:s/></text:span><text:span text:style-name="T6064">"MongoDB in simple way"</text:span><text:span text:style-name="T6065">,</text:span></text:p>
      <text:p text:style-name="P6066"><text:span text:style-name="T6067"><text:s text:c="8"/></text:span><text:span text:style-name="T6068">"isbn"</text:span><text:span text:style-name="T6069">:<text:s/></text:span><text:span text:style-name="T6070">6677</text:span><text:span text:style-name="T6071">,</text:span></text:p>
      <text:p text:style-name="P6072"><text:span text:style-name="T6073"><text:s text:c="8"/></text:span><text:span text:style-name="T6074">"downloadable"</text:span><text:span text:style-name="T6075">:<text:s/></text:span><text:span text:style-name="T6076">true</text:span><text:span text:style-name="T6077">,</text:span></text:p>
      <text:p text:style-name="P6078"><text:span text:style-name="T6079"><text:s text:c="8"/></text:span><text:span text:style-name="T6080">"no_of_reviews"</text:span><text:span text:style-name="T6081">:<text:s/></text:span><text:span text:style-name="T6082">4</text:span><text:span text:style-name="T6083">,</text:span></text:p>
      <text:p text:style-name="P6084"><text:span text:style-name="T6085"><text:s text:c="8"/></text:span><text:span text:style-name="T6086">"tags"</text:span><text:span text:style-name="T6087">: [</text:span></text:p>
      <text:p text:style-name="P6088"><text:span text:style-name="T6089"><text:s text:c="12"/></text:span><text:span text:style-name="T6090">"database"</text:span><text:span text:style-name="T6091">,</text:span></text:p>
      <text:p text:style-name="P6092"><text:span text:style-name="T6093"><text:s text:c="12"/></text:span><text:span text:style-name="T6094">"cloud"</text:span><text:span text:style-name="T6095">,</text:span></text:p>
      <text:p text:style-name="P6096"><text:span text:style-name="T6097"><text:s text:c="12"/></text:span><text:span text:style-name="T6098">"nosql"</text:span></text:p>
      <text:p text:style-name="P6099"><text:span text:style-name="T6100"><text:s text:c="8"/>],</text:span></text:p>
      <text:p text:style-name="P6101"><text:span text:style-name="T6102"><text:s text:c="8"/></text:span><text:span text:style-name="T6103">"languages"</text:span><text:span text:style-name="T6104">: [</text:span></text:p>
      <text:p text:style-name="P6105"><text:span text:style-name="T6106"><text:s text:c="12"/></text:span><text:span text:style-name="T6107">"english"</text:span><text:span text:style-name="T6108">,</text:span></text:p>
      <text:p text:style-name="P6109"><text:span text:style-name="T6110"><text:s text:c="12"/></text:span><text:span text:style-name="T6111">"hindi"</text:span><text:span text:style-name="T6112">,</text:span></text:p>
      <text:p text:style-name="P6113"><text:span text:style-name="T6114"><text:s text:c="12"/></text:span><text:span text:style-name="T6115">"telugu"</text:span></text:p>
      <text:p text:style-name="P6116"><text:span text:style-name="T6117"><text:s text:c="8"/>],</text:span></text:p>
      <text:p text:style-name="P6118"><text:span text:style-name="T6119"><text:s text:c="8"/></text:span><text:span text:style-name="T6120">"author"</text:span><text:span text:style-name="T6121">: {</text:span></text:p>
      <text:p text:style-name="P6122"><text:span text:style-name="T6123"><text:s text:c="12"/></text:span><text:span text:style-name="T6124">"name"</text:span><text:span text:style-name="T6125">:<text:s/></text:span><text:span text:style-name="T6126">"Sachin Tendulkar"</text:span><text:span text:style-name="T6127">,</text:span></text:p>
      <text:p text:style-name="P6128"><text:span text:style-name="T6129"><text:s text:c="12"/></text:span><text:span text:style-name="T6130">"callname"</text:span><text:span text:style-name="T6131">:<text:s/></text:span><text:span text:style-name="T6132">"Sachin"</text:span><text:span text:style-name="T6133">,</text:span></text:p>
      <text:p text:style-name="P6134"><text:span text:style-name="T6135"><text:s text:c="12"/></text:span><text:span text:style-name="T6136">"profile"</text:span><text:span text:style-name="T6137">: {</text:span></text:p>
      <text:p text:style-name="P6138"><text:span text:style-name="T6139"><text:s text:c="16"/></text:span><text:span text:style-name="T6140">"exp"</text:span><text:span text:style-name="T6141">:<text:s/></text:span><text:span text:style-name="T6142">6</text:span><text:span text:style-name="T6143">,</text:span></text:p>
      <text:p text:style-name="P6144"><text:span text:style-name="T6145"><text:s text:c="16"/></text:span><text:span text:style-name="T6146">"courses"</text:span><text:span text:style-name="T6147">:<text:s/></text:span><text:span text:style-name="T6148">7</text:span><text:span text:style-name="T6149">,</text:span></text:p>
      <text:p text:style-name="P6150"><text:span text:style-name="T6151"><text:s text:c="16"/></text:span><text:span text:style-name="T6152">"books"</text:span><text:span text:style-name="T6153">:<text:s/></text:span><text:span text:style-name="T6154">8</text:span></text:p>
      <text:p text:style-name="P6155"><text:span text:style-name="T6156"><text:s text:c="12"/>}</text:span></text:p>
      <text:p text:style-name="P6157"><text:span text:style-name="T6158"><text:s text:c="8"/>},</text:span></text:p>
      <text:p text:style-name="P6159"><text:span text:style-name="T6160"><text:s text:c="8"/></text:span><text:span text:style-name="T6161">"id"</text:span><text:span text:style-name="T6162">:<text:s/></text:span><text:span text:style-name="T6163">"e962fcd9-2774-4b05-93c9-9dd2b3125713"</text:span><text:span text:style-name="T6164">,</text:span></text:p>
      <text:p text:style-name="P6165"><text:span text:style-name="T6166"><text:s text:c="8"/></text:span><text:span text:style-name="T6167">"_rid"</text:span><text:span text:style-name="T6168">:<text:s/></text:span><text:span text:style-name="T6169">"dchmANwZKj4FAAAAAAAAAA=="</text:span><text:span text:style-name="T6170">,</text:span></text:p>
      <text:p text:style-name="P6171"><text:span text:style-name="T6172"><text:s text:c="8"/></text:span><text:span text:style-name="T6173">"_self"</text:span><text:span text:style-name="T6174">:<text:s/></text:span><text:span text:style-name="T6175">"dbs/dchmAA==/colls/dchmANwZKj4=/docs/dchmANwZKj4FAAAAAAAAAA==/"</text:span><text:span text:style-name="T6176">,</text:span></text:p>
      <text:p text:style-name="P6177"><text:span text:style-name="T6178"><text:s text:c="8"/></text:span><text:span text:style-name="T6179">"_etag"</text:span><text:span text:style-name="T6180">:<text:s/></text:span><text:span text:style-name="T6181">"\"0a02aadc-0000-0700-0000-6419727a0000\""</text:span><text:span text:style-name="T6182">,</text:span></text:p>
      <text:p text:style-name="P6183"><text:span text:style-name="T6184"><text:s text:c="8"/></text:span><text:span text:style-name="T6185">"_attachments"</text:span><text:span text:style-name="T6186">:<text:s/></text:span><text:span text:style-name="T6187">"attachments/"</text:span><text:span text:style-name="T6188">,</text:span></text:p>
      <text:p text:style-name="P6189"><text:span text:style-name="T6190"><text:s text:c="8"/></text:span><text:span text:style-name="T6191">"_ts"</text:span><text:span text:style-name="T6192">:<text:s/></text:span><text:span text:style-name="T6193">1679389306</text:span></text:p>
      <text:p text:style-name="P6194"><text:span text:style-name="T6195"><text:s text:c="4"/>},</text:span></text:p>
      <text:p text:style-name="P6196"><text:span text:style-name="T6197"><text:s text:c="4"/>{</text:span></text:p>
      <text:p text:style-name="P6198"><text:span text:style-name="T6199"><text:s text:c="8"/></text:span><text:span text:style-name="T6200">"title"</text:span><text:span text:style-name="T6201">:<text:s/></text:span><text:span text:style-name="T6202">"Oracle in simple way"</text:span><text:span text:style-name="T6203">,</text:span></text:p>
      <text:p text:style-name="P6204"><text:span text:style-name="T6205"><text:s text:c="8"/></text:span><text:span text:style-name="T6206">"isbn"</text:span><text:span text:style-name="T6207">:<text:s/></text:span><text:span text:style-name="T6208">6677</text:span><text:span text:style-name="T6209">,</text:span></text:p>
      <text:p text:style-name="P6210"><text:span text:style-name="T6211"><text:s text:c="8"/></text:span><text:span text:style-name="T6212">"downloadable"</text:span><text:span text:style-name="T6213">:<text:s/></text:span><text:span text:style-name="T6214">true</text:span><text:span text:style-name="T6215">,</text:span></text:p>
      <text:p text:style-name="P6216"><text:span text:style-name="T6217"><text:s text:c="8"/></text:span><text:span text:style-name="T6218">"no_of_reviews"</text:span><text:span text:style-name="T6219">:<text:s/></text:span><text:span text:style-name="T6220">3</text:span><text:span text:style-name="T6221">,</text:span></text:p>
      <text:p text:style-name="P6222"><text:span text:style-name="T6223"><text:s text:c="8"/></text:span><text:span text:style-name="T6224">"tags"</text:span><text:span text:style-name="T6225">: [</text:span></text:p>
      <text:p text:style-name="P6226"><text:span text:style-name="T6227"><text:s text:c="12"/></text:span><text:span text:style-name="T6228">"database"</text:span><text:span text:style-name="T6229">,</text:span></text:p>
      <text:p text:style-name="P6230"><text:span text:style-name="T6231"><text:s text:c="12"/></text:span><text:span text:style-name="T6232">"sql"</text:span><text:span text:style-name="T6233">,</text:span></text:p>
      <text:p text:style-name="P6234"><text:span text:style-name="T6235"><text:s text:c="12"/></text:span><text:span text:style-name="T6236">"relational"</text:span></text:p>
      <text:p text:style-name="P6237"><text:span text:style-name="T6238"><text:s text:c="8"/>],</text:span></text:p>
      <text:p text:style-name="P6239"><text:span text:style-name="T6240"><text:s text:c="8"/></text:span><text:span text:style-name="T6241">"languages"</text:span><text:span text:style-name="T6242">: [</text:span></text:p>
      <text:p text:style-name="P6243"><text:span text:style-name="T6244"><text:s text:c="12"/></text:span><text:span text:style-name="T6245">"english"</text:span><text:span text:style-name="T6246">,</text:span></text:p>
      <text:p text:style-name="P6247"><text:span text:style-name="T6248"><text:s text:c="12"/></text:span><text:span text:style-name="T6249">"hindi"</text:span><text:span text:style-name="T6250">,</text:span></text:p>
      <text:p text:style-name="P6251"><text:span text:style-name="T6252"><text:s text:c="12"/></text:span><text:span text:style-name="T6253">"telugu"</text:span></text:p>
      <text:p text:style-name="P6254"><text:span text:style-name="T6255"><text:s text:c="8"/>],</text:span></text:p>
      <text:p text:style-name="P6256"><text:span text:style-name="T6257"><text:s text:c="8"/></text:span><text:span text:style-name="T6258">"author"</text:span><text:span text:style-name="T6259">: {</text:span></text:p>
      <text:p text:style-name="P6260"><text:span text:style-name="T6261"><text:s text:c="12"/></text:span><text:span text:style-name="T6262">"name"</text:span><text:span text:style-name="T6263">:<text:s/></text:span><text:span text:style-name="T6264">"Virat Kohli"</text:span><text:span text:style-name="T6265">,</text:span></text:p>
      <text:p text:style-name="P6266"><text:span text:style-name="T6267"><text:s text:c="12"/></text:span><text:span text:style-name="T6268">"callname"</text:span><text:span text:style-name="T6269">:<text:s/></text:span><text:span text:style-name="T6270">"kohli"</text:span><text:span text:style-name="T6271">,</text:span></text:p>
      <text:p text:style-name="P6272"><text:span text:style-name="T6273"><text:s text:c="12"/></text:span><text:span text:style-name="T6274">"profile"</text:span><text:span text:style-name="T6275">: {</text:span></text:p>
      <text:p text:style-name="P6276"><text:span text:style-name="T6277"><text:s text:c="16"/></text:span><text:span text:style-name="T6278">"exp"</text:span><text:span text:style-name="T6279">:<text:s/></text:span><text:span text:style-name="T6280">2</text:span><text:span text:style-name="T6281">,</text:span></text:p>
      <text:p text:style-name="P6282"><text:span text:style-name="T6283"><text:s text:c="16"/></text:span><text:span text:style-name="T6284">"courses"</text:span><text:span text:style-name="T6285">:<text:s/></text:span><text:span text:style-name="T6286">2</text:span><text:span text:style-name="T6287">,</text:span></text:p>
      <text:p text:style-name="P6288"><text:span text:style-name="T6289"><text:s text:c="16"/></text:span><text:span text:style-name="T6290">"books"</text:span><text:span text:style-name="T6291">:<text:s/></text:span><text:span text:style-name="T6292">2</text:span></text:p>
      <text:p text:style-name="P6293"><text:span text:style-name="T6294"><text:s text:c="12"/>}</text:span></text:p>
      <text:p text:style-name="P6295"><text:span text:style-name="T6296"><text:s text:c="8"/>},</text:span></text:p>
      <text:p text:style-name="P6297"><text:span text:style-name="T6298"><text:s text:c="8"/></text:span><text:span text:style-name="T6299">"id"</text:span><text:span text:style-name="T6300">:<text:s/></text:span><text:span text:style-name="T6301">"28a72e5b-2e28-4b11-a46f-a61f71d04041"</text:span><text:span text:style-name="T6302">,</text:span></text:p>
      <text:p text:style-name="P6303"><text:span text:style-name="T6304"><text:s text:c="8"/></text:span><text:span text:style-name="T6305">"_rid"</text:span><text:span text:style-name="T6306">:<text:s/></text:span><text:span text:style-name="T6307">"dchmANwZKj4GAAAAAAAAAA=="</text:span><text:span text:style-name="T6308">,</text:span></text:p>
      <text:p text:style-name="P6309"><text:span text:style-name="T6310"><text:s text:c="8"/></text:span><text:span text:style-name="T6311">"_self"</text:span><text:span text:style-name="T6312">:<text:s/></text:span><text:span text:style-name="T6313">"dbs/dchmAA==/colls/dchmANwZKj4=/docs/dchmANwZKj4GAAAAAAAAAA==/"</text:span><text:span text:style-name="T6314">,</text:span></text:p>
      <text:p text:style-name="P6315"><text:span text:style-name="T6316"><text:s text:c="8"/></text:span><text:span text:style-name="T6317">"_etag"</text:span><text:span text:style-name="T6318">:<text:s/></text:span><text:span text:style-name="T6319">"\"0a02abdc-0000-0700-0000-6419727a0000\""</text:span><text:span text:style-name="T6320">,</text:span></text:p>
      <text:p text:style-name="P6321"><text:span text:style-name="T6322"><text:s text:c="8"/></text:span><text:span text:style-name="T6323">"_attachments"</text:span><text:span text:style-name="T6324">:<text:s/></text:span><text:span text:style-name="T6325">"attachments/"</text:span><text:span text:style-name="T6326">,</text:span></text:p>
      <text:p text:style-name="P6327"><text:span text:style-name="T6328"><text:s text:c="8"/></text:span><text:span text:style-name="T6329">"_ts"</text:span><text:span text:style-name="T6330">:<text:s/></text:span><text:span text:style-name="T6331">1679389306</text:span></text:p>
      <text:p text:style-name="P6332"><text:span text:style-name="T6333"><text:s text:c="4"/>},</text:span></text:p>
      <text:p text:style-name="P6334"><text:span text:style-name="T6335"><text:s text:c="4"/>{</text:span></text:p>
      <text:p text:style-name="P6336"><text:span text:style-name="T6337"><text:s text:c="8"/></text:span><text:span text:style-name="T6338">"title"</text:span><text:span text:style-name="T6339">:<text:s/></text:span><text:span text:style-name="T6340">"Shell Scripting in simple way"</text:span><text:span text:style-name="T6341">,</text:span></text:p>
      <text:p text:style-name="P6342"><text:span text:style-name="T6343"><text:s text:c="8"/></text:span><text:span text:style-name="T6344">"isbn"</text:span><text:span text:style-name="T6345">:<text:s/></text:span><text:span text:style-name="T6346">9988</text:span><text:span text:style-name="T6347">,</text:span></text:p>
      <text:p text:style-name="P6348"><text:span text:style-name="T6349"><text:s text:c="8"/></text:span><text:span text:style-name="T6350">"downloadable"</text:span><text:span text:style-name="T6351">:<text:s/></text:span><text:span text:style-name="T6352">true</text:span><text:span text:style-name="T6353">,</text:span></text:p>
      <text:p text:style-name="P6354"><text:span text:style-name="T6355"><text:s text:c="8"/></text:span><text:span text:style-name="T6356">"no_of_reviews"</text:span><text:span text:style-name="T6357">:<text:s/></text:span><text:span text:style-name="T6358">1</text:span><text:span text:style-name="T6359">,</text:span></text:p>
      <text:p text:style-name="P6360"><text:span text:style-name="T6361"><text:s text:c="8"/></text:span><text:span text:style-name="T6362">"tags"</text:span><text:span text:style-name="T6363">: [</text:span></text:p>
      <text:p text:style-name="P6364"><text:span text:style-name="T6365"><text:s text:c="12"/></text:span><text:span text:style-name="T6366">"programming"</text:span></text:p>
      <text:p text:style-name="P6367"><text:span text:style-name="T6368"><text:s text:c="8"/>],</text:span></text:p>
      <text:p text:style-name="P6369"><text:span text:style-name="T6370"><text:s text:c="8"/></text:span><text:span text:style-name="T6371">"languages"</text:span><text:span text:style-name="T6372">: [</text:span></text:p>
      <text:p text:style-name="P6373"><text:span text:style-name="T6374"><text:s text:c="12"/></text:span><text:span text:style-name="T6375">"english"</text:span><text:span text:style-name="T6376">,</text:span></text:p>
      <text:p text:style-name="P6377"><text:span text:style-name="T6378"><text:s text:c="12"/></text:span><text:span text:style-name="T6379">"hindi"</text:span><text:span text:style-name="T6380">,</text:span></text:p>
      <text:p text:style-name="P6381"><text:span text:style-name="T6382"><text:s text:c="12"/></text:span><text:span text:style-name="T6383">"tamil"</text:span></text:p>
      <text:p text:style-name="P6384"><text:span text:style-name="T6385"><text:s text:c="8"/>],</text:span></text:p>
      <text:p text:style-name="P6386"><text:span text:style-name="T6387"><text:s text:c="8"/></text:span><text:span text:style-name="T6388">"author"</text:span><text:span text:style-name="T6389">: {</text:span></text:p>
      <text:p text:style-name="P6390"><text:span text:style-name="T6391"><text:s text:c="12"/></text:span><text:span text:style-name="T6392">"name"</text:span><text:span text:style-name="T6393">:<text:s/></text:span><text:span text:style-name="T6394">"Rama Ramachandran"</text:span><text:span text:style-name="T6395">,</text:span></text:p>
      <text:p text:style-name="P6396"><text:span text:style-name="T6397"><text:s text:c="12"/></text:span><text:span text:style-name="T6398">"callname"</text:span><text:span text:style-name="T6399">:<text:s/></text:span><text:span text:style-name="T6400">"Rama"</text:span><text:span text:style-name="T6401">,</text:span></text:p>
      <text:p text:style-name="P6402"><text:span text:style-name="T6403"><text:s text:c="12"/></text:span><text:span text:style-name="T6404">"profile"</text:span><text:span text:style-name="T6405">: {</text:span></text:p>
      <text:p text:style-name="P6406"><text:span text:style-name="T6407"><text:s text:c="16"/></text:span><text:span text:style-name="T6408">"exp"</text:span><text:span text:style-name="T6409">:<text:s/></text:span><text:span text:style-name="T6410">8</text:span><text:span text:style-name="T6411">,</text:span></text:p>
      <text:p text:style-name="P6412"><text:span text:style-name="T6413"><text:s text:c="16"/></text:span><text:span text:style-name="T6414">"courses"</text:span><text:span text:style-name="T6415">:<text:s/></text:span><text:span text:style-name="T6416">3</text:span><text:span text:style-name="T6417">,</text:span></text:p>
      <text:p text:style-name="P6418"><text:span text:style-name="T6419"><text:s text:c="16"/></text:span><text:span text:style-name="T6420">"books"</text:span><text:span text:style-name="T6421">:<text:s/></text:span><text:span text:style-name="T6422">2</text:span></text:p>
      <text:p text:style-name="P6423"><text:span text:style-name="T6424"><text:s text:c="12"/>}</text:span></text:p>
      <text:p text:style-name="P6425"><text:span text:style-name="T6426"><text:s text:c="8"/>},</text:span></text:p>
      <text:p text:style-name="P6427"><text:span text:style-name="T6428"><text:s text:c="8"/></text:span><text:span text:style-name="T6429">"id"</text:span><text:span text:style-name="T6430">:<text:s/></text:span><text:span text:style-name="T6431">"45aac395-ab93-4859-9fe4-b99705952a90"</text:span><text:span text:style-name="T6432">,</text:span></text:p>
      <text:p text:style-name="P6433"><text:span text:style-name="T6434"><text:s text:c="8"/></text:span><text:span text:style-name="T6435">"_rid"</text:span><text:span text:style-name="T6436">:<text:s/></text:span><text:span text:style-name="T6437">"dchmANwZKj4HAAAAAAAAAA=="</text:span><text:span text:style-name="T6438">,</text:span></text:p>
      <text:p text:style-name="P6439"><text:span text:style-name="T6440"><text:s text:c="8"/></text:span><text:span text:style-name="T6441">"_self"</text:span><text:span text:style-name="T6442">:<text:s/></text:span><text:span text:style-name="T6443">"dbs/dchmAA==/colls/dchmANwZKj4=/docs/dchmANwZKj4HAAAAAAAAAA==/"</text:span><text:span text:style-name="T6444">,</text:span></text:p>
      <text:p text:style-name="P6445"><text:span text:style-name="T6446"><text:s text:c="8"/></text:span><text:span text:style-name="T6447">"_etag"</text:span><text:span text:style-name="T6448">:<text:s/></text:span><text:span text:style-name="T6449">"\"0a02acdc-0000-0700-0000-6419727a0000\""</text:span><text:span text:style-name="T6450">,</text:span></text:p>
      <text:p text:style-name="P6451"><text:span text:style-name="T6452"><text:s text:c="8"/></text:span><text:span text:style-name="T6453">"_attachments"</text:span><text:span text:style-name="T6454">:<text:s/></text:span><text:span text:style-name="T6455">"attachments/"</text:span><text:span text:style-name="T6456">,</text:span></text:p>
      <text:p text:style-name="P6457"><text:span text:style-name="T6458"><text:s text:c="8"/></text:span><text:span text:style-name="T6459">"_ts"</text:span><text:span text:style-name="T6460">:<text:s/></text:span><text:span text:style-name="T6461">1679389306</text:span></text:p>
      <text:p text:style-name="P6462"><text:span text:style-name="T6463"><text:s text:c="4"/>}</text:span></text:p>
      <text:p text:style-name="P6464"><text:span text:style-name="T6465">]</text:span></text:p>
      <text:p text:style-name="P6466"/>
      <text:p text:style-name="P6467">14)</text:p>
      <text:p text:style-name="P6468">QUESTION:</text:p>
      <text:p text:style-name="P6469">Select records in which tags contains either database or programming<text:s/></text:p>
      <text:p text:style-name="P6470">QUERY:</text:p>
      <text:p text:style-name="P6471"><text:span text:style-name="T6472">SELECT</text:span><text:span text:style-name="T6473"><text:s/></text:span><text:span text:style-name="T6474">*</text:span><text:span text:style-name="T6475"><text:s/></text:span><text:span text:style-name="T6476">FROM</text:span><text:span text:style-name="T6477"><text:s/>c<text:s/></text:span><text:span text:style-name="T6478">WHERE</text:span><text:span text:style-name="T6479"><text:s text:c="2"/>ARRAY_CONTAINS(c.tags,</text:span><text:span text:style-name="T6480">'database'</text:span><text:span text:style-name="T6481">)<text:s/></text:span><text:span text:style-name="T6482">or</text:span><text:span text:style-name="T6483"><text:s/>ARRAY_CONTAINS(c.tags,</text:span><text:span text:style-name="T6484">'programming'</text:span><text:span text:style-name="T6485">)</text:span></text:p>
      <text:p text:style-name="P6486">OUTPUT:</text:p>
      <text:p text:style-name="P6487"><text:span text:style-name="T6488">[</text:span></text:p>
      <text:p text:style-name="P6489"><text:span text:style-name="T6490"><text:s text:c="4"/>{</text:span></text:p>
      <text:p text:style-name="P6491"><text:span text:style-name="T6492"><text:s text:c="8"/></text:span><text:span text:style-name="T6493">"title"</text:span><text:span text:style-name="T6494">:<text:s/></text:span><text:span text:style-name="T6495">"Java in simple way"</text:span><text:span text:style-name="T6496">,</text:span></text:p>
      <text:p text:style-name="P6497"><text:span text:style-name="T6498"><text:s text:c="8"/></text:span><text:span text:style-name="T6499">"isbn"</text:span><text:span text:style-name="T6500">:<text:s/></text:span><text:span text:style-name="T6501">1122</text:span><text:span text:style-name="T6502">,</text:span></text:p>
      <text:p text:style-name="P6503"><text:span text:style-name="T6504"><text:s text:c="8"/></text:span><text:span text:style-name="T6505">"downloadable"</text:span><text:span text:style-name="T6506">:<text:s/></text:span><text:span text:style-name="T6507">true</text:span><text:span text:style-name="T6508">,</text:span></text:p>
      <text:p text:style-name="P6509"><text:span text:style-name="T6510"><text:s text:c="8"/></text:span><text:span text:style-name="T6511">"no_of_reviews"</text:span><text:span text:style-name="T6512">:<text:s/></text:span><text:span text:style-name="T6513">2</text:span><text:span text:style-name="T6514">,</text:span></text:p>
      <text:p text:style-name="P6515"><text:span text:style-name="T6516"><text:s text:c="8"/></text:span><text:span text:style-name="T6517">"tags"</text:span><text:span text:style-name="T6518">: [</text:span></text:p>
      <text:p text:style-name="P6519"><text:span text:style-name="T6520"><text:s text:c="12"/></text:span><text:span text:style-name="T6521">"language"</text:span><text:span text:style-name="T6522">,</text:span></text:p>
      <text:p text:style-name="P6523"><text:span text:style-name="T6524"><text:s text:c="12"/></text:span><text:span text:style-name="T6525">"freeware"</text:span><text:span text:style-name="T6526">,</text:span></text:p>
      <text:p text:style-name="P6527"><text:span text:style-name="T6528"><text:s text:c="12"/></text:span><text:span text:style-name="T6529">"programming"</text:span></text:p>
      <text:p text:style-name="P6530"><text:span text:style-name="T6531"><text:s text:c="8"/>],</text:span></text:p>
      <text:p text:style-name="P6532"><text:span text:style-name="T6533"><text:s text:c="8"/></text:span><text:span text:style-name="T6534">"languages"</text:span><text:span text:style-name="T6535">: [</text:span></text:p>
      <text:p text:style-name="P6536"><text:span text:style-name="T6537"><text:s text:c="12"/></text:span><text:span text:style-name="T6538">"english"</text:span><text:span text:style-name="T6539">,</text:span></text:p>
      <text:p text:style-name="P6540"><text:span text:style-name="T6541"><text:s text:c="12"/></text:span><text:span text:style-name="T6542">"hindi"</text:span><text:span text:style-name="T6543">,</text:span></text:p>
      <text:p text:style-name="P6544"><text:span text:style-name="T6545"><text:s text:c="12"/></text:span><text:span text:style-name="T6546">"telugu"</text:span></text:p>
      <text:p text:style-name="P6547"><text:span text:style-name="T6548"><text:s text:c="8"/>],</text:span></text:p>
      <text:p text:style-name="P6549"><text:span text:style-name="T6550"><text:s text:c="8"/></text:span><text:span text:style-name="T6551">"author"</text:span><text:span text:style-name="T6552">: {</text:span></text:p>
      <text:p text:style-name="P6553"><text:span text:style-name="T6554"><text:s text:c="12"/></text:span><text:span text:style-name="T6555">"name"</text:span><text:span text:style-name="T6556">:<text:s/></text:span><text:span text:style-name="T6557">"Karhik Ramachandran"</text:span><text:span text:style-name="T6558">,</text:span></text:p>
      <text:p text:style-name="P6559"><text:span text:style-name="T6560"><text:s text:c="12"/></text:span><text:span text:style-name="T6561">"callname"</text:span><text:span text:style-name="T6562">:<text:s/></text:span><text:span text:style-name="T6563">"Karthik"</text:span><text:span text:style-name="T6564">,</text:span></text:p>
      <text:p text:style-name="P6565"><text:span text:style-name="T6566"><text:s text:c="12"/></text:span><text:span text:style-name="T6567">"profile"</text:span><text:span text:style-name="T6568">: {</text:span></text:p>
      <text:p text:style-name="P6569"><text:span text:style-name="T6570"><text:s text:c="16"/></text:span><text:span text:style-name="T6571">"exp"</text:span><text:span text:style-name="T6572">:<text:s/></text:span><text:span text:style-name="T6573">1</text:span><text:span text:style-name="T6574">,</text:span></text:p>
      <text:p text:style-name="P6575"><text:span text:style-name="T6576"><text:s text:c="16"/></text:span><text:span text:style-name="T6577">"courses"</text:span><text:span text:style-name="T6578">:<text:s/></text:span><text:span text:style-name="T6579">2</text:span><text:span text:style-name="T6580">,</text:span></text:p>
      <text:p text:style-name="P6581"><text:span text:style-name="T6582"><text:s text:c="16"/></text:span><text:span text:style-name="T6583">"books"</text:span><text:span text:style-name="T6584">:<text:s/></text:span><text:span text:style-name="T6585">3</text:span></text:p>
      <text:p text:style-name="P6586"><text:span text:style-name="T6587"><text:s text:c="12"/>}</text:span></text:p>
      <text:p text:style-name="P6588"><text:span text:style-name="T6589"><text:s text:c="8"/>},</text:span></text:p>
      <text:p text:style-name="P6590"><text:span text:style-name="T6591"><text:s text:c="8"/></text:span><text:span text:style-name="T6592">"id"</text:span><text:span text:style-name="T6593">:<text:s/></text:span><text:span text:style-name="T6594">"981c76aa-7f8e-4ac3-aa00-6a155461a119"</text:span><text:span text:style-name="T6595">,</text:span></text:p>
      <text:p text:style-name="P6596"><text:span text:style-name="T6597"><text:s text:c="8"/></text:span><text:span text:style-name="T6598">"_rid"</text:span><text:span text:style-name="T6599">:<text:s/></text:span><text:span text:style-name="T6600">"dchmANwZKj4CAAAAAAAAAA=="</text:span><text:span text:style-name="T6601">,</text:span></text:p>
      <text:p text:style-name="P6602"><text:span text:style-name="T6603"><text:s text:c="8"/></text:span><text:span text:style-name="T6604">"_self"</text:span><text:span text:style-name="T6605">:<text:s/></text:span><text:span text:style-name="T6606">"dbs/dchmAA==/colls/dchmANwZKj4=/docs/dchmANwZKj4CAAAAAAAAAA==/"</text:span><text:span text:style-name="T6607">,</text:span></text:p>
      <text:p text:style-name="P6608"><text:span text:style-name="T6609"><text:s text:c="8"/></text:span><text:span text:style-name="T6610">"_etag"</text:span><text:span text:style-name="T6611">:<text:s/></text:span><text:span text:style-name="T6612">"\"0a02a7dc-0000-0700-0000-6419727a0000\""</text:span><text:span text:style-name="T6613">,</text:span></text:p>
      <text:p text:style-name="P6614"><text:span text:style-name="T6615"><text:s text:c="8"/></text:span><text:span text:style-name="T6616">"_attachments"</text:span><text:span text:style-name="T6617">:<text:s/></text:span><text:span text:style-name="T6618">"attachments/"</text:span><text:span text:style-name="T6619">,</text:span></text:p>
      <text:p text:style-name="P6620"><text:span text:style-name="T6621"><text:s text:c="8"/></text:span><text:span text:style-name="T6622">"_ts"</text:span><text:span text:style-name="T6623">:<text:s/></text:span><text:span text:style-name="T6624">1679389306</text:span></text:p>
      <text:p text:style-name="P6625"><text:span text:style-name="T6626"><text:s text:c="4"/>},</text:span></text:p>
      <text:p text:style-name="P6627"><text:span text:style-name="T6628"><text:s text:c="4"/>{</text:span></text:p>
      <text:p text:style-name="P6629"><text:span text:style-name="T6630"><text:s text:c="8"/></text:span><text:span text:style-name="T6631">"title"</text:span><text:span text:style-name="T6632">:<text:s/></text:span><text:span text:style-name="T6633">"Python in simple way"</text:span><text:span text:style-name="T6634">,</text:span></text:p>
      <text:p text:style-name="P6635"><text:span text:style-name="T6636"><text:s text:c="8"/></text:span><text:span text:style-name="T6637">"isbn"</text:span><text:span text:style-name="T6638">:<text:s/></text:span><text:span text:style-name="T6639">1234</text:span><text:span text:style-name="T6640">,</text:span></text:p>
      <text:p text:style-name="P6641"><text:span text:style-name="T6642"><text:s text:c="8"/></text:span><text:span text:style-name="T6643">"downloadable"</text:span><text:span text:style-name="T6644">:<text:s/></text:span><text:span text:style-name="T6645">false</text:span><text:span text:style-name="T6646">,</text:span></text:p>
      <text:p text:style-name="P6647"><text:span text:style-name="T6648"><text:s text:c="8"/></text:span><text:span text:style-name="T6649">"no_of_reviews"</text:span><text:span text:style-name="T6650">:<text:s/></text:span><text:span text:style-name="T6651">5</text:span><text:span text:style-name="T6652">,</text:span></text:p>
      <text:p text:style-name="P6653"><text:span text:style-name="T6654"><text:s text:c="8"/></text:span><text:span text:style-name="T6655">"tags"</text:span><text:span text:style-name="T6656">: [</text:span></text:p>
      <text:p text:style-name="P6657"><text:span text:style-name="T6658"><text:s text:c="12"/></text:span><text:span text:style-name="T6659">"language"</text:span><text:span text:style-name="T6660">,</text:span></text:p>
      <text:p text:style-name="P6661"><text:span text:style-name="T6662"><text:s text:c="12"/></text:span><text:span text:style-name="T6663">"freeware"</text:span><text:span text:style-name="T6664">,</text:span></text:p>
      <text:p text:style-name="P6665"><text:span text:style-name="T6666"><text:s text:c="12"/></text:span><text:span text:style-name="T6667">"programming"</text:span></text:p>
      <text:p text:style-name="P6668"><text:span text:style-name="T6669"><text:s text:c="8"/>],</text:span></text:p>
      <text:p text:style-name="P6670"><text:span text:style-name="T6671"><text:s text:c="8"/></text:span><text:span text:style-name="T6672">"languages"</text:span><text:span text:style-name="T6673">: [</text:span></text:p>
      <text:p text:style-name="P6674"><text:span text:style-name="T6675"><text:s text:c="12"/></text:span><text:span text:style-name="T6676">"english"</text:span><text:span text:style-name="T6677">,</text:span></text:p>
      <text:p text:style-name="P6678"><text:span text:style-name="T6679"><text:s text:c="12"/></text:span><text:span text:style-name="T6680">"hindi"</text:span><text:span text:style-name="T6681">,</text:span></text:p>
      <text:p text:style-name="P6682"><text:span text:style-name="T6683"><text:s text:c="12"/></text:span><text:span text:style-name="T6684">"telugu"</text:span></text:p>
      <text:p text:style-name="P6685"><text:span text:style-name="T6686"><text:s text:c="8"/>],</text:span></text:p>
      <text:p text:style-name="P6687"><text:span text:style-name="T6688"><text:s text:c="8"/></text:span><text:span text:style-name="T6689">"author"</text:span><text:span text:style-name="T6690">: {</text:span></text:p>
      <text:p text:style-name="P6691"><text:span text:style-name="T6692"><text:s text:c="12"/></text:span><text:span text:style-name="T6693">"name"</text:span><text:span text:style-name="T6694">:<text:s/></text:span><text:span text:style-name="T6695">"Daniel IA Cohen"</text:span><text:span text:style-name="T6696">,</text:span></text:p>
      <text:p text:style-name="P6697"><text:span text:style-name="T6698"><text:s text:c="12"/></text:span><text:span text:style-name="T6699">"callname"</text:span><text:span text:style-name="T6700">:<text:s/></text:span><text:span text:style-name="T6701">"Dan"</text:span><text:span text:style-name="T6702">,</text:span></text:p>
      <text:p text:style-name="P6703"><text:span text:style-name="T6704"><text:s text:c="12"/></text:span><text:span text:style-name="T6705">"profile"</text:span><text:span text:style-name="T6706">: {</text:span></text:p>
      <text:p text:style-name="P6707"><text:span text:style-name="T6708"><text:s text:c="16"/></text:span><text:span text:style-name="T6709">"exp"</text:span><text:span text:style-name="T6710">:<text:s/></text:span><text:span text:style-name="T6711">8</text:span><text:span text:style-name="T6712">,</text:span></text:p>
      <text:p text:style-name="P6713"><text:span text:style-name="T6714"><text:s text:c="16"/></text:span><text:span text:style-name="T6715">"courses"</text:span><text:span text:style-name="T6716">:<text:s/></text:span><text:span text:style-name="T6717">7</text:span><text:span text:style-name="T6718">,</text:span></text:p>
      <text:p text:style-name="P6719"><text:span text:style-name="T6720"><text:s text:c="16"/></text:span><text:span text:style-name="T6721">"books"</text:span><text:span text:style-name="T6722">:<text:s/></text:span><text:span text:style-name="T6723">6</text:span></text:p>
      <text:p text:style-name="P6724"><text:span text:style-name="T6725"><text:s text:c="12"/>}</text:span></text:p>
      <text:p text:style-name="P6726"><text:span text:style-name="T6727"><text:s text:c="8"/>},</text:span></text:p>
      <text:p text:style-name="P6728"><text:span text:style-name="T6729"><text:s text:c="8"/></text:span><text:span text:style-name="T6730">"id"</text:span><text:span text:style-name="T6731">:<text:s/></text:span><text:span text:style-name="T6732">"1244fd3a-0c3d-4f8b-b7d4-eb8436522684"</text:span><text:span text:style-name="T6733">,</text:span></text:p>
      <text:p text:style-name="P6734"><text:span text:style-name="T6735"><text:s text:c="8"/></text:span><text:span text:style-name="T6736">"_rid"</text:span><text:span text:style-name="T6737">:<text:s/></text:span><text:span text:style-name="T6738">"dchmANwZKj4DAAAAAAAAAA=="</text:span><text:span text:style-name="T6739">,</text:span></text:p>
      <text:p text:style-name="P6740"><text:span text:style-name="T6741"><text:s text:c="8"/></text:span><text:span text:style-name="T6742">"_self"</text:span><text:span text:style-name="T6743">:<text:s/></text:span><text:span text:style-name="T6744">"dbs/dchmAA==/colls/dchmANwZKj4=/docs/dchmANwZKj4DAAAAAAAAAA==/"</text:span><text:span text:style-name="T6745">,</text:span></text:p>
      <text:p text:style-name="P6746"><text:span text:style-name="T6747"><text:s text:c="8"/></text:span><text:span text:style-name="T6748">"_etag"</text:span><text:span text:style-name="T6749">:<text:s/></text:span><text:span text:style-name="T6750">"\"0a02a8dc-0000-0700-0000-6419727a0000\""</text:span><text:span text:style-name="T6751">,</text:span></text:p>
      <text:p text:style-name="P6752"><text:span text:style-name="T6753"><text:s text:c="8"/></text:span><text:span text:style-name="T6754">"_attachments"</text:span><text:span text:style-name="T6755">:<text:s/></text:span><text:span text:style-name="T6756">"attachments/"</text:span><text:span text:style-name="T6757">,</text:span></text:p>
      <text:p text:style-name="P6758"><text:span text:style-name="T6759"><text:s text:c="8"/></text:span><text:span text:style-name="T6760">"_ts"</text:span><text:span text:style-name="T6761">:<text:s/></text:span><text:span text:style-name="T6762">1679389306</text:span></text:p>
      <text:p text:style-name="P6763"><text:span text:style-name="T6764"><text:s text:c="4"/>},</text:span></text:p>
      <text:p text:style-name="P6765"><text:span text:style-name="T6766"><text:s text:c="4"/>{</text:span></text:p>
      <text:p text:style-name="P6767"><text:span text:style-name="T6768"><text:s text:c="8"/></text:span><text:span text:style-name="T6769">"title"</text:span><text:span text:style-name="T6770">:<text:s/></text:span><text:span text:style-name="T6771">"MongoDB in simple way"</text:span><text:span text:style-name="T6772">,</text:span></text:p>
      <text:p text:style-name="P6773"><text:span text:style-name="T6774"><text:s text:c="8"/></text:span><text:span text:style-name="T6775">"isbn"</text:span><text:span text:style-name="T6776">:<text:s/></text:span><text:span text:style-name="T6777">6677</text:span><text:span text:style-name="T6778">,</text:span></text:p>
      <text:p text:style-name="P6779"><text:span text:style-name="T6780"><text:s text:c="8"/></text:span><text:span text:style-name="T6781">"downloadable"</text:span><text:span text:style-name="T6782">:<text:s/></text:span><text:span text:style-name="T6783">true</text:span><text:span text:style-name="T6784">,</text:span></text:p>
      <text:p text:style-name="P6785"><text:span text:style-name="T6786"><text:s text:c="8"/></text:span><text:span text:style-name="T6787">"no_of_reviews"</text:span><text:span text:style-name="T6788">:<text:s/></text:span><text:span text:style-name="T6789">4</text:span><text:span text:style-name="T6790">,</text:span></text:p>
      <text:p text:style-name="P6791"><text:span text:style-name="T6792"><text:s text:c="8"/></text:span><text:span text:style-name="T6793">"tags"</text:span><text:span text:style-name="T6794">: [</text:span></text:p>
      <text:p text:style-name="P6795"><text:span text:style-name="T6796"><text:s text:c="12"/></text:span><text:span text:style-name="T6797">"database"</text:span><text:span text:style-name="T6798">,</text:span></text:p>
      <text:p text:style-name="P6799"><text:span text:style-name="T6800"><text:s text:c="12"/></text:span><text:span text:style-name="T6801">"cloud"</text:span><text:span text:style-name="T6802">,</text:span></text:p>
      <text:p text:style-name="P6803"><text:span text:style-name="T6804"><text:s text:c="12"/></text:span><text:span text:style-name="T6805">"nosql"</text:span></text:p>
      <text:p text:style-name="P6806"><text:span text:style-name="T6807"><text:s text:c="8"/>],</text:span></text:p>
      <text:p text:style-name="P6808"><text:span text:style-name="T6809"><text:s text:c="8"/></text:span><text:span text:style-name="T6810">"languages"</text:span><text:span text:style-name="T6811">: [</text:span></text:p>
      <text:p text:style-name="P6812"><text:span text:style-name="T6813"><text:s text:c="12"/></text:span><text:span text:style-name="T6814">"english"</text:span><text:span text:style-name="T6815">,</text:span></text:p>
      <text:p text:style-name="P6816"><text:span text:style-name="T6817"><text:s text:c="12"/></text:span><text:span text:style-name="T6818">"hindi"</text:span><text:span text:style-name="T6819">,</text:span></text:p>
      <text:p text:style-name="P6820"><text:span text:style-name="T6821"><text:s text:c="12"/></text:span><text:span text:style-name="T6822">"telugu"</text:span></text:p>
      <text:p text:style-name="P6823"><text:span text:style-name="T6824"><text:s text:c="8"/>],</text:span></text:p>
      <text:p text:style-name="P6825"><text:span text:style-name="T6826"><text:s text:c="8"/></text:span><text:span text:style-name="T6827">"author"</text:span><text:span text:style-name="T6828">: {</text:span></text:p>
      <text:p text:style-name="P6829"><text:span text:style-name="T6830"><text:s text:c="12"/></text:span><text:span text:style-name="T6831">"name"</text:span><text:span text:style-name="T6832">:<text:s/></text:span><text:span text:style-name="T6833">"Sachin Tendulkar"</text:span><text:span text:style-name="T6834">,</text:span></text:p>
      <text:p text:style-name="P6835"><text:span text:style-name="T6836"><text:s text:c="12"/></text:span><text:span text:style-name="T6837">"callname"</text:span><text:span text:style-name="T6838">:<text:s/></text:span><text:span text:style-name="T6839">"Sachin"</text:span><text:span text:style-name="T6840">,</text:span></text:p>
      <text:p text:style-name="P6841"><text:span text:style-name="T6842"><text:s text:c="12"/></text:span><text:span text:style-name="T6843">"profile"</text:span><text:span text:style-name="T6844">: {</text:span></text:p>
      <text:p text:style-name="P6845"><text:span text:style-name="T6846"><text:s text:c="16"/></text:span><text:span text:style-name="T6847">"exp"</text:span><text:span text:style-name="T6848">:<text:s/></text:span><text:span text:style-name="T6849">6</text:span><text:span text:style-name="T6850">,</text:span></text:p>
      <text:p text:style-name="P6851"><text:span text:style-name="T6852"><text:s text:c="16"/></text:span><text:span text:style-name="T6853">"courses"</text:span><text:span text:style-name="T6854">:<text:s/></text:span><text:span text:style-name="T6855">7</text:span><text:span text:style-name="T6856">,</text:span></text:p>
      <text:p text:style-name="P6857"><text:span text:style-name="T6858"><text:s text:c="16"/></text:span><text:span text:style-name="T6859">"books"</text:span><text:span text:style-name="T6860">:<text:s/></text:span><text:span text:style-name="T6861">8</text:span></text:p>
      <text:p text:style-name="P6862"><text:span text:style-name="T6863"><text:s text:c="12"/>}</text:span></text:p>
      <text:p text:style-name="P6864"><text:span text:style-name="T6865"><text:s text:c="8"/>},</text:span></text:p>
      <text:p text:style-name="P6866"><text:span text:style-name="T6867"><text:s text:c="8"/></text:span><text:span text:style-name="T6868">"id"</text:span><text:span text:style-name="T6869">:<text:s/></text:span><text:span text:style-name="T6870">"e962fcd9-2774-4b05-93c9-9dd2b3125713"</text:span><text:span text:style-name="T6871">,</text:span></text:p>
      <text:p text:style-name="P6872"><text:span text:style-name="T6873"><text:s text:c="8"/></text:span><text:span text:style-name="T6874">"_rid"</text:span><text:span text:style-name="T6875">:<text:s/></text:span><text:span text:style-name="T6876">"dchmANwZKj4FAAAAAAAAAA=="</text:span><text:span text:style-name="T6877">,</text:span></text:p>
      <text:p text:style-name="P6878"><text:span text:style-name="T6879"><text:s text:c="8"/></text:span><text:span text:style-name="T6880">"_self"</text:span><text:span text:style-name="T6881">:<text:s/></text:span><text:span text:style-name="T6882">"dbs/dchmAA==/colls/dchmANwZKj4=/docs/dchmANwZKj4FAAAAAAAAAA==/"</text:span><text:span text:style-name="T6883">,</text:span></text:p>
      <text:p text:style-name="P6884"><text:span text:style-name="T6885"><text:s text:c="8"/></text:span><text:span text:style-name="T6886">"_etag"</text:span><text:span text:style-name="T6887">:<text:s/></text:span><text:span text:style-name="T6888">"\"0a02aadc-0000-0700-0000-6419727a0000\""</text:span><text:span text:style-name="T6889">,</text:span></text:p>
      <text:p text:style-name="P6890"><text:span text:style-name="T6891"><text:s text:c="8"/></text:span><text:span text:style-name="T6892">"_attachments"</text:span><text:span text:style-name="T6893">:<text:s/></text:span><text:span text:style-name="T6894">"attachments/"</text:span><text:span text:style-name="T6895">,</text:span></text:p>
      <text:p text:style-name="P6896"><text:span text:style-name="T6897"><text:s text:c="8"/></text:span><text:span text:style-name="T6898">"_ts"</text:span><text:span text:style-name="T6899">:<text:s/></text:span><text:span text:style-name="T6900">1679389306</text:span></text:p>
      <text:p text:style-name="P6901"><text:span text:style-name="T6902"><text:s text:c="4"/>},</text:span></text:p>
      <text:p text:style-name="P6903"><text:span text:style-name="T6904"><text:s text:c="4"/>{</text:span></text:p>
      <text:p text:style-name="P6905"><text:span text:style-name="T6906"><text:s text:c="8"/></text:span><text:span text:style-name="T6907">"title"</text:span><text:span text:style-name="T6908">:<text:s/></text:span><text:span text:style-name="T6909">"Oracle in simple way"</text:span><text:span text:style-name="T6910">,</text:span></text:p>
      <text:p text:style-name="P6911"><text:span text:style-name="T6912"><text:s text:c="8"/></text:span><text:span text:style-name="T6913">"isbn"</text:span><text:span text:style-name="T6914">:<text:s/></text:span><text:span text:style-name="T6915">6677</text:span><text:span text:style-name="T6916">,</text:span></text:p>
      <text:p text:style-name="P6917"><text:span text:style-name="T6918"><text:s text:c="8"/></text:span><text:span text:style-name="T6919">"downloadable"</text:span><text:span text:style-name="T6920">:<text:s/></text:span><text:span text:style-name="T6921">true</text:span><text:span text:style-name="T6922">,</text:span></text:p>
      <text:p text:style-name="P6923"><text:span text:style-name="T6924"><text:s text:c="8"/></text:span><text:span text:style-name="T6925">"no_of_reviews"</text:span><text:span text:style-name="T6926">:<text:s/></text:span><text:span text:style-name="T6927">3</text:span><text:span text:style-name="T6928">,</text:span></text:p>
      <text:p text:style-name="P6929"><text:span text:style-name="T6930"><text:s text:c="8"/></text:span><text:span text:style-name="T6931">"tags"</text:span><text:span text:style-name="T6932">: [</text:span></text:p>
      <text:p text:style-name="P6933"><text:span text:style-name="T6934"><text:s text:c="12"/></text:span><text:span text:style-name="T6935">"database"</text:span><text:span text:style-name="T6936">,</text:span></text:p>
      <text:p text:style-name="P6937"><text:span text:style-name="T6938"><text:s text:c="12"/></text:span><text:span text:style-name="T6939">"sql"</text:span><text:span text:style-name="T6940">,</text:span></text:p>
      <text:p text:style-name="P6941"><text:span text:style-name="T6942"><text:s text:c="12"/></text:span><text:span text:style-name="T6943">"relational"</text:span></text:p>
      <text:p text:style-name="P6944"><text:span text:style-name="T6945"><text:s text:c="8"/>],</text:span></text:p>
      <text:p text:style-name="P6946"><text:span text:style-name="T6947"><text:s text:c="8"/></text:span><text:span text:style-name="T6948">"languages"</text:span><text:span text:style-name="T6949">: [</text:span></text:p>
      <text:p text:style-name="P6950"><text:span text:style-name="T6951"><text:s text:c="12"/></text:span><text:span text:style-name="T6952">"english"</text:span><text:span text:style-name="T6953">,</text:span></text:p>
      <text:p text:style-name="P6954"><text:span text:style-name="T6955"><text:s text:c="12"/></text:span><text:span text:style-name="T6956">"hindi"</text:span><text:span text:style-name="T6957">,</text:span></text:p>
      <text:p text:style-name="P6958"><text:span text:style-name="T6959"><text:s text:c="12"/></text:span><text:span text:style-name="T6960">"telugu"</text:span></text:p>
      <text:p text:style-name="P6961"><text:span text:style-name="T6962"><text:s text:c="8"/>],</text:span></text:p>
      <text:p text:style-name="P6963"><text:span text:style-name="T6964"><text:s text:c="8"/></text:span><text:span text:style-name="T6965">"author"</text:span><text:span text:style-name="T6966">: {</text:span></text:p>
      <text:p text:style-name="P6967"><text:span text:style-name="T6968"><text:s text:c="12"/></text:span><text:span text:style-name="T6969">"name"</text:span><text:span text:style-name="T6970">:<text:s/></text:span><text:span text:style-name="T6971">"Virat Kohli"</text:span><text:span text:style-name="T6972">,</text:span></text:p>
      <text:p text:style-name="P6973"><text:span text:style-name="T6974"><text:s text:c="12"/></text:span><text:span text:style-name="T6975">"callname"</text:span><text:span text:style-name="T6976">:<text:s/></text:span><text:span text:style-name="T6977">"kohli"</text:span><text:span text:style-name="T6978">,</text:span></text:p>
      <text:p text:style-name="P6979"><text:span text:style-name="T6980"><text:s text:c="12"/></text:span><text:span text:style-name="T6981">"profile"</text:span><text:span text:style-name="T6982">: {</text:span></text:p>
      <text:p text:style-name="P6983"><text:span text:style-name="T6984"><text:s text:c="16"/></text:span><text:span text:style-name="T6985">"exp"</text:span><text:span text:style-name="T6986">:<text:s/></text:span><text:span text:style-name="T6987">2</text:span><text:span text:style-name="T6988">,</text:span></text:p>
      <text:p text:style-name="P6989"><text:span text:style-name="T6990"><text:s text:c="16"/></text:span><text:span text:style-name="T6991">"courses"</text:span><text:span text:style-name="T6992">:<text:s/></text:span><text:span text:style-name="T6993">2</text:span><text:span text:style-name="T6994">,</text:span></text:p>
      <text:p text:style-name="P6995"><text:span text:style-name="T6996"><text:s text:c="16"/></text:span><text:span text:style-name="T6997">"books"</text:span><text:span text:style-name="T6998">:<text:s/></text:span><text:span text:style-name="T6999">2</text:span></text:p>
      <text:p text:style-name="P7000"><text:span text:style-name="T7001"><text:s text:c="12"/>}</text:span></text:p>
      <text:p text:style-name="P7002"><text:span text:style-name="T7003"><text:s text:c="8"/>},</text:span></text:p>
      <text:p text:style-name="P7004"><text:span text:style-name="T7005"><text:s text:c="8"/></text:span><text:span text:style-name="T7006">"id"</text:span><text:span text:style-name="T7007">:<text:s/></text:span><text:span text:style-name="T7008">"28a72e5b-2e28-4b11-a46f-a61f71d04041"</text:span><text:span text:style-name="T7009">,</text:span></text:p>
      <text:p text:style-name="P7010"><text:span text:style-name="T7011"><text:s text:c="8"/></text:span><text:span text:style-name="T7012">"_rid"</text:span><text:span text:style-name="T7013">:<text:s/></text:span><text:span text:style-name="T7014">"dchmANwZKj4GAAAAAAAAAA=="</text:span><text:span text:style-name="T7015">,</text:span></text:p>
      <text:p text:style-name="P7016"><text:span text:style-name="T7017"><text:s text:c="8"/></text:span><text:span text:style-name="T7018">"_self"</text:span><text:span text:style-name="T7019">:<text:s/></text:span><text:span text:style-name="T7020">"dbs/dchmAA==/colls/dchmANwZKj4=/docs/dchmANwZKj4GAAAAAAAAAA==/"</text:span><text:span text:style-name="T7021">,</text:span></text:p>
      <text:p text:style-name="P7022"><text:span text:style-name="T7023"><text:s text:c="8"/></text:span><text:span text:style-name="T7024">"_etag"</text:span><text:span text:style-name="T7025">:<text:s/></text:span><text:span text:style-name="T7026">"\"0a02abdc-0000-0700-0000-6419727a0000\""</text:span><text:span text:style-name="T7027">,</text:span></text:p>
      <text:p text:style-name="P7028"><text:span text:style-name="T7029"><text:s text:c="8"/></text:span><text:span text:style-name="T7030">"_attachments"</text:span><text:span text:style-name="T7031">:<text:s/></text:span><text:span text:style-name="T7032">"attachments/"</text:span><text:span text:style-name="T7033">,</text:span></text:p>
      <text:p text:style-name="P7034"><text:span text:style-name="T7035"><text:s text:c="8"/></text:span><text:span text:style-name="T7036">"_ts"</text:span><text:span text:style-name="T7037">:<text:s/></text:span><text:span text:style-name="T7038">1679389306</text:span></text:p>
      <text:p text:style-name="P7039"><text:span text:style-name="T7040"><text:s text:c="4"/>},</text:span></text:p>
      <text:p text:style-name="P7041"><text:span text:style-name="T7042"><text:s text:c="4"/>{</text:span></text:p>
      <text:p text:style-name="P7043"><text:span text:style-name="T7044"><text:s text:c="8"/></text:span><text:span text:style-name="T7045">"title"</text:span><text:span text:style-name="T7046">:<text:s/></text:span><text:span text:style-name="T7047">"Shell Scripting in simple way"</text:span><text:span text:style-name="T7048">,</text:span></text:p>
      <text:p text:style-name="P7049"><text:span text:style-name="T7050"><text:s text:c="8"/></text:span><text:span text:style-name="T7051">"isbn"</text:span><text:span text:style-name="T7052">:<text:s/></text:span><text:span text:style-name="T7053">9988</text:span><text:span text:style-name="T7054">,</text:span></text:p>
      <text:p text:style-name="P7055"><text:span text:style-name="T7056"><text:s text:c="8"/></text:span><text:span text:style-name="T7057">"downloadable"</text:span><text:span text:style-name="T7058">:<text:s/></text:span><text:span text:style-name="T7059">true</text:span><text:span text:style-name="T7060">,</text:span></text:p>
      <text:p text:style-name="P7061"><text:span text:style-name="T7062"><text:s text:c="8"/></text:span><text:span text:style-name="T7063">"no_of_reviews"</text:span><text:span text:style-name="T7064">:<text:s/></text:span><text:span text:style-name="T7065">1</text:span><text:span text:style-name="T7066">,</text:span></text:p>
      <text:p text:style-name="P7067"><text:span text:style-name="T7068"><text:s text:c="8"/></text:span><text:span text:style-name="T7069">"tags"</text:span><text:span text:style-name="T7070">: [</text:span></text:p>
      <text:p text:style-name="P7071"><text:span text:style-name="T7072"><text:s text:c="12"/></text:span><text:span text:style-name="T7073">"programming"</text:span></text:p>
      <text:p text:style-name="P7074"><text:span text:style-name="T7075"><text:s text:c="8"/>],</text:span></text:p>
      <text:p text:style-name="P7076"><text:span text:style-name="T7077"><text:s text:c="8"/></text:span><text:span text:style-name="T7078">"languages"</text:span><text:span text:style-name="T7079">: [</text:span></text:p>
      <text:p text:style-name="P7080"><text:span text:style-name="T7081"><text:s text:c="12"/></text:span><text:span text:style-name="T7082">"english"</text:span><text:span text:style-name="T7083">,</text:span></text:p>
      <text:p text:style-name="P7084"><text:span text:style-name="T7085"><text:s text:c="12"/></text:span><text:span text:style-name="T7086">"hindi"</text:span><text:span text:style-name="T7087">,</text:span></text:p>
      <text:p text:style-name="P7088"><text:span text:style-name="T7089"><text:s text:c="12"/></text:span><text:span text:style-name="T7090">"tamil"</text:span></text:p>
      <text:p text:style-name="P7091"><text:span text:style-name="T7092"><text:s text:c="8"/>],</text:span></text:p>
      <text:p text:style-name="P7093"><text:span text:style-name="T7094"><text:s text:c="8"/></text:span><text:span text:style-name="T7095">"author"</text:span><text:span text:style-name="T7096">: {</text:span></text:p>
      <text:p text:style-name="P7097"><text:span text:style-name="T7098"><text:s text:c="12"/></text:span><text:span text:style-name="T7099">"name"</text:span><text:span text:style-name="T7100">:<text:s/></text:span><text:span text:style-name="T7101">"Rama Ramachandran"</text:span><text:span text:style-name="T7102">,</text:span></text:p>
      <text:p text:style-name="P7103"><text:span text:style-name="T7104"><text:s text:c="12"/></text:span><text:span text:style-name="T7105">"callname"</text:span><text:span text:style-name="T7106">:<text:s/></text:span><text:span text:style-name="T7107">"Rama"</text:span><text:span text:style-name="T7108">,</text:span></text:p>
      <text:p text:style-name="P7109"><text:span text:style-name="T7110"><text:s text:c="12"/></text:span><text:span text:style-name="T7111">"profile"</text:span><text:span text:style-name="T7112">: {</text:span></text:p>
      <text:p text:style-name="P7113"><text:span text:style-name="T7114"><text:s text:c="16"/></text:span><text:span text:style-name="T7115">"exp"</text:span><text:span text:style-name="T7116">:<text:s/></text:span><text:span text:style-name="T7117">8</text:span><text:span text:style-name="T7118">,</text:span></text:p>
      <text:p text:style-name="P7119"><text:span text:style-name="T7120"><text:s text:c="16"/></text:span><text:span text:style-name="T7121">"courses"</text:span><text:span text:style-name="T7122">:<text:s/></text:span><text:span text:style-name="T7123">3</text:span><text:span text:style-name="T7124">,</text:span></text:p>
      <text:p text:style-name="P7125"><text:span text:style-name="T7126"><text:s text:c="16"/></text:span><text:span text:style-name="T7127">"books"</text:span><text:span text:style-name="T7128">:<text:s/></text:span><text:span text:style-name="T7129">2</text:span></text:p>
      <text:p text:style-name="P7130"><text:span text:style-name="T7131"><text:s text:c="12"/>}</text:span></text:p>
      <text:p text:style-name="P7132"><text:span text:style-name="T7133"><text:s text:c="8"/>},</text:span></text:p>
      <text:p text:style-name="P7134"><text:span text:style-name="T7135"><text:s text:c="8"/></text:span><text:span text:style-name="T7136">"id"</text:span><text:span text:style-name="T7137">:<text:s/></text:span><text:span text:style-name="T7138">"45aac395-ab93-4859-9fe4-b99705952a90"</text:span><text:span text:style-name="T7139">,</text:span></text:p>
      <text:p text:style-name="P7140"><text:span text:style-name="T7141"><text:s text:c="8"/></text:span><text:span text:style-name="T7142">"_rid"</text:span><text:span text:style-name="T7143">:<text:s/></text:span><text:span text:style-name="T7144">"dchmANwZKj4HAAAAAAAAAA=="</text:span><text:span text:style-name="T7145">,</text:span></text:p>
      <text:p text:style-name="P7146"><text:span text:style-name="T7147"><text:s text:c="8"/></text:span><text:span text:style-name="T7148">"_self"</text:span><text:span text:style-name="T7149">:<text:s/></text:span><text:span text:style-name="T7150">"dbs/dchmAA==/colls/dchmANwZKj4=/docs/dchmANwZKj4HAAAAAAAAAA==/"</text:span><text:span text:style-name="T7151">,</text:span></text:p>
      <text:p text:style-name="P7152"><text:span text:style-name="T7153"><text:s text:c="8"/></text:span><text:span text:style-name="T7154">"_etag"</text:span><text:span text:style-name="T7155">:<text:s/></text:span><text:span text:style-name="T7156">"\"0a02acdc-0000-0700-0000-6419727a0000\""</text:span><text:span text:style-name="T7157">,</text:span></text:p>
      <text:p text:style-name="P7158"><text:span text:style-name="T7159"><text:s text:c="8"/></text:span><text:span text:style-name="T7160">"_attachments"</text:span><text:span text:style-name="T7161">:<text:s/></text:span><text:span text:style-name="T7162">"attachments/"</text:span><text:span text:style-name="T7163">,</text:span></text:p>
      <text:p text:style-name="P7164"><text:span text:style-name="T7165"><text:s text:c="8"/></text:span><text:span text:style-name="T7166">"_ts"</text:span><text:span text:style-name="T7167">:<text:s/></text:span><text:span text:style-name="T7168">1679389306</text:span></text:p>
      <text:p text:style-name="P7169"><text:span text:style-name="T7170"><text:s text:c="4"/>}</text:span></text:p>
      <text:p text:style-name="P7171"><text:span text:style-name="T7172">]</text:span></text:p>
      <text:p text:style-name="P7173"/>
      <text:p text:style-name="P7174"/>
      <text:p text:style-name="P7175"><text:line-break/></text:p>
      <text:p text:style-name="P7176"><text:line-break/></text:p>
      <text:p text:style-name="P7177"/>
      <text:p text:style-name="P717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urya R</meta:initial-creator>
    <dc:creator>Surya R</dc:creator>
    <meta:creation-date>2023-03-21T10:04:00Z</meta:creation-date>
    <dc:date>2023-03-21T10:04:00Z</dc:date>
    <meta:template xlink:href="Normal.dotm" xlink:type="simple"/>
    <meta:editing-cycles>2</meta:editing-cycles>
    <meta:editing-duration>PT0S</meta:editing-duration>
    <meta:document-statistic meta:page-count="1" meta:paragraph-count="90" meta:word-count="6742" meta:character-count="45085" meta:row-count="320" meta:non-whitespace-character-count="38433"/>
  </office:meta>
</office:document-meta>
</file>